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7/styles.xml" manifest:media-type="text/xml"/>
  <manifest:file-entry manifest:full-path="Object 37/content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47/meta.xml" manifest:media-type="text/xml"/>
  <manifest:file-entry manifest:full-path="Object 47/styles.xml" manifest:media-type="text/xml"/>
  <manifest:file-entry manifest:full-path="Object 47/content.xml" manifest:media-type="text/xml"/>
  <manifest:file-entry manifest:full-path="Object 47/" manifest:media-type="application/vnd.oasis.opendocument.chart"/>
  <manifest:file-entry manifest:full-path="Object 22/styles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7/styles.xml" manifest:media-type="text/xml"/>
  <manifest:file-entry manifest:full-path="Object 27/meta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50/styles.xml" manifest:media-type="text/xml"/>
  <manifest:file-entry manifest:full-path="Object 50/meta.xml" manifest:media-type="text/xml"/>
  <manifest:file-entry manifest:full-path="Object 50/content.xml" manifest:media-type="text/xml"/>
  <manifest:file-entry manifest:full-path="Object 50/" manifest:media-type="application/vnd.oasis.opendocument.chart"/>
  <manifest:file-entry manifest:full-path="Object 40/styles.xml" manifest:media-type="text/xml"/>
  <manifest:file-entry manifest:full-path="Object 40/meta.xml" manifest:media-type="text/xml"/>
  <manifest:file-entry manifest:full-path="Object 40/content.xml" manifest:media-type="text/xml"/>
  <manifest:file-entry manifest:full-path="Object 40/" manifest:media-type="application/vnd.oasis.opendocument.chart"/>
  <manifest:file-entry manifest:full-path="Object 30/styles.xml" manifest:media-type="text/xml"/>
  <manifest:file-entry manifest:full-path="Object 30/content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51/content.xml" manifest:media-type="text/xml"/>
  <manifest:file-entry manifest:full-path="Object 51/meta.xml" manifest:media-type="text/xml"/>
  <manifest:file-entry manifest:full-path="Object 51/styles.xml" manifest:media-type="text/xml"/>
  <manifest:file-entry manifest:full-path="Object 51/" manifest:media-type="application/vnd.oasis.opendocument.chart"/>
  <manifest:file-entry manifest:full-path="Object 31/styles.xml" manifest:media-type="text/xml"/>
  <manifest:file-entry manifest:full-path="Object 31/content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41/content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tyles.xml" manifest:media-type="text/xml"/>
  <manifest:file-entry manifest:full-path="Object 42/meta.xml" manifest:media-type="text/xml"/>
  <manifest:file-entry manifest:full-path="Object 42/content.xml" manifest:media-type="text/xml"/>
  <manifest:file-entry manifest:full-path="Object 42/" manifest:media-type="application/vnd.oasis.opendocument.chart"/>
  <manifest:file-entry manifest:full-path="Object 32/content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52/styles.xml" manifest:media-type="text/xml"/>
  <manifest:file-entry manifest:full-path="Object 52/content.xml" manifest:media-type="text/xml"/>
  <manifest:file-entry manifest:full-path="Object 52/meta.xml" manifest:media-type="text/xml"/>
  <manifest:file-entry manifest:full-path="Object 52/" manifest:media-type="application/vnd.oasis.opendocument.chart"/>
  <manifest:file-entry manifest:full-path="Object 34/styles.xml" manifest:media-type="text/xml"/>
  <manifest:file-entry manifest:full-path="Object 34/meta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44/meta.xml" manifest:media-type="text/xml"/>
  <manifest:file-entry manifest:full-path="Object 44/content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Object 26/styles.xml" manifest:media-type="text/xml"/>
  <manifest:file-entry manifest:full-path="Object 26/meta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46/content.xml" manifest:media-type="text/xml"/>
  <manifest:file-entry manifest:full-path="Object 46/styles.xml" manifest:media-type="text/xml"/>
  <manifest:file-entry manifest:full-path="Object 46/meta.xml" manifest:media-type="text/xml"/>
  <manifest:file-entry manifest:full-path="Object 46/" manifest:media-type="application/vnd.oasis.opendocument.chart"/>
  <manifest:file-entry manifest:full-path="Object 36/styles.xml" manifest:media-type="text/xml"/>
  <manifest:file-entry manifest:full-path="Object 36/meta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9/content.xml" manifest:media-type="text/xml"/>
  <manifest:file-entry manifest:full-path="Object 29/meta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49/content.xml" manifest:media-type="text/xml"/>
  <manifest:file-entry manifest:full-path="Object 49/meta.xml" manifest:media-type="text/xml"/>
  <manifest:file-entry manifest:full-path="Object 49/styles.xml" manifest:media-type="text/xml"/>
  <manifest:file-entry manifest:full-path="Object 49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39/styles.xml" manifest:media-type="text/xml"/>
  <manifest:file-entry manifest:full-path="Object 39/content.xml" manifest:media-type="text/xml"/>
  <manifest:file-entry manifest:full-path="Object 39/meta.xml" manifest:media-type="text/xml"/>
  <manifest:file-entry manifest:full-path="Object 39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45/meta.xml" manifest:media-type="text/xml"/>
  <manifest:file-entry manifest:full-path="Object 45/content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38/content.xml" manifest:media-type="text/xml"/>
  <manifest:file-entry manifest:full-path="Object 38/meta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43/meta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Object 48/content.xml" manifest:media-type="text/xml"/>
  <manifest:file-entry manifest:full-path="Object 48/styles.xml" manifest:media-type="text/xml"/>
  <manifest:file-entry manifest:full-path="Object 48/meta.xml" manifest:media-type="text/xml"/>
  <manifest:file-entry manifest:full-path="Object 48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64mm"/>
    </style:style>
    <style:style style:name="co2" style:family="table-column">
      <style:table-column-properties fo:break-before="auto" style:column-width="57.03mm"/>
    </style:style>
    <style:style style:name="co20" style:family="table-column">
      <style:table-column-properties fo:break-before="auto" style:column-width="38.95mm"/>
    </style:style>
    <style:style style:name="co4" style:family="table-column">
      <style:table-column-properties fo:break-before="auto" style:column-width="41.65mm"/>
    </style:style>
    <style:style style:name="co5" style:family="table-column">
      <style:table-column-properties fo:break-before="auto" style:column-width="39.72mm"/>
    </style:style>
    <style:style style:name="co6" style:family="table-column">
      <style:table-column-properties fo:break-before="auto" style:column-width="40.36mm"/>
    </style:style>
    <style:style style:name="co7" style:family="table-column">
      <style:table-column-properties fo:break-before="auto" style:column-width="42.28mm"/>
    </style:style>
    <style:style style:name="co8" style:family="table-column">
      <style:table-column-properties fo:break-before="auto" style:column-width="38.75mm"/>
    </style:style>
    <style:style style:name="co9" style:family="table-column">
      <style:table-column-properties fo:break-before="auto" style:column-width="39.41mm"/>
    </style:style>
    <style:style style:name="co10" style:family="table-column">
      <style:table-column-properties fo:break-before="auto" style:column-width="42.6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1.01mm"/>
    </style:style>
    <style:style style:name="co13" style:family="table-column">
      <style:table-column-properties fo:break-before="auto" style:column-width="40.04mm"/>
    </style:style>
    <style:style style:name="co14" style:family="table-column">
      <style:table-column-properties fo:break-before="auto" style:column-width="33.64mm"/>
    </style:style>
    <style:style style:name="co15" style:family="table-column">
      <style:table-column-properties fo:break-before="auto" style:column-width="31.71mm"/>
    </style:style>
    <style:style style:name="co16" style:family="table-column">
      <style:table-column-properties fo:break-before="auto" style:column-width="32.03mm"/>
    </style:style>
    <style:style style:name="co17" style:family="table-column">
      <style:table-column-properties fo:break-before="auto" style:column-width="33.32mm"/>
    </style:style>
    <style:style style:name="co18" style:family="table-column">
      <style:table-column-properties fo:break-before="auto" style:column-width="30.11mm"/>
    </style:style>
    <style:style style:name="co19" style:family="table-column">
      <style:table-column-properties fo:break-before="auto" style:column-width="27.55mm"/>
    </style:style>
    <style:style style:name="co21" style:family="table-column">
      <style:table-column-properties fo:break-before="auto" style:column-width="47.82mm"/>
    </style:style>
    <style:style style:name="co22" style:family="table-column">
      <style:table-column-properties fo:break-before="auto" style:column-width="82.96mm"/>
    </style:style>
    <style:style style:name="co23" style:family="table-column">
      <style:table-column-properties fo:break-before="auto" style:column-width="51.9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9.9mm" fo:break-before="auto" style:use-optimal-row-height="true"/>
    </style:style>
    <style:style style:name="ro4" style:family="table-row">
      <style:table-row-properties style:row-height="14.8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transparent" fo:border="0.74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order="0.99pt solid #000000"/>
      <style:text-properties fo:font-size="12pt" style:font-size-asian="12pt" style:font-size-complex="12pt"/>
    </style:style>
    <style:style style:name="ce17" style:family="table-cell" style:parent-style-name="Default" style:data-style-name="N111">
      <style:table-cell-properties fo:border-bottom="none" fo:border-left="0.74pt solid #000000" fo:border-right="none" fo:border-top="none"/>
      <style:text-properties fo:font-size="12pt" style:font-size-asian="12pt" style:font-size-complex="12pt"/>
    </style:style>
    <style:style style:name="ce18" style:family="table-cell" style:parent-style-name="Default" style:data-style-name="N132">
      <style:table-cell-properties fo:background-color="transparent" fo:border="0.74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20" style:family="table-cell" style:parent-style-name="Default" style:data-style-name="N111">
      <style:table-cell-properties fo:border="none"/>
      <style:text-properties fo:font-size="12pt" style:font-size-asian="12pt" style:font-size-complex="12pt"/>
    </style:style>
    <style:style style:name="ce21" style:family="table-cell" style:parent-style-name="Default" style:data-style-name="N111">
      <style:table-cell-properties fo:border="0.74pt solid #000000"/>
      <style:text-properties fo:font-size="12pt" style:font-size-asian="12pt" style:font-size-complex="12pt"/>
    </style:style>
    <style:style style:name="ce22" style:family="table-cell" style:parent-style-name="Default" style:data-style-name="N123">
      <style:table-cell-properties fo:background-color="transparent" fo:border="0.74pt solid #000000"/>
      <style:text-properties fo:font-size="12pt" style:font-size-asian="12pt" style:font-size-complex="12pt"/>
    </style:style>
    <style:style style:name="ce24" style:family="table-cell" style:parent-style-name="Default" style:data-style-name="N61">
      <style:table-cell-properties fo:background-color="transparent" fo:border="0.74pt solid #000000"/>
      <style:text-properties fo:font-size="12pt" style:font-size-asian="12pt" style:font-size-complex="12pt"/>
    </style:style>
    <style:style style:name="ce25" style:family="table-cell" style:parent-style-name="Default" style:data-style-name="N61">
      <style:table-cell-properties fo:background-color="transparent" fo:border="0.74pt solid #000000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9" style:family="table-cell" style:parent-style-name="Default" style:data-style-name="N0">
      <style:table-cell-properties fo:background-color="transparent" fo:border="0.74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fo:font-size="12pt" style:font-size-asian="12pt" style:font-size-complex="12pt"/>
    </style:style>
    <style:style style:name="ce32" style:family="table-cell" style:parent-style-name="Default" style:data-style-name="N2">
      <style:table-cell-properties fo:background-color="transparent" fo:border="0.74pt solid #000000"/>
      <style:text-properties fo:font-size="12pt" style:font-size-asian="12pt" style:font-size-complex="12pt"/>
    </style:style>
    <style:style style:name="ce33" style:family="table-cell" style:parent-style-name="Default" style:data-style-name="N111">
      <style:text-properties fo:font-size="12pt" style:font-size-asian="12pt" style:font-size-complex="12pt"/>
    </style:style>
    <style:style style:name="ce34" style:family="table-cell" style:parent-style-name="Default" style:data-style-name="N111">
      <style:table-cell-properties fo:background-color="transparent"/>
      <style:text-properties fo:font-size="12pt" style:font-size-asian="12pt" style:font-size-complex="12pt"/>
    </style:style>
    <style:style style:name="ce35" style:family="table-cell" style:parent-style-name="Default" style:data-style-name="N111">
      <style:table-cell-properties fo:border-bottom="none" fo:background-color="transparent" fo:border-left="none" fo:border-right="0.74pt solid #000000" fo:border-top="none"/>
      <style:text-properties fo:font-size="12pt" style:font-size-asian="12pt" style:font-size-complex="12pt"/>
    </style:style>
    <style:style style:name="ce36" style:family="table-cell" style:parent-style-name="Default" style:data-style-name="N61">
      <style:table-cell-properties fo:background-color="#66ff99" fo:border="0.74pt solid #000000"/>
      <style:text-properties fo:font-size="12pt" style:font-size-asian="12pt" style:font-size-complex="12pt"/>
    </style:style>
    <style:style style:name="ce37" style:family="table-cell" style:parent-style-name="Default" style:data-style-name="N111">
      <style:table-cell-properties fo:background-color="transparent" fo:border="none"/>
      <style:text-properties fo:font-size="12pt" style:font-size-asian="12pt" style:font-size-complex="12pt"/>
    </style:style>
    <style:style style:name="ce38" style:family="table-cell" style:parent-style-name="Default" style:data-style-name="N111">
      <style:table-cell-properties fo:border-bottom="none" fo:border-left="none" fo:border-right="0.74pt solid #000000" fo:border-top="none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41" style:family="table-cell" style:parent-style-name="Default" style:data-style-name="N61">
      <style:table-cell-properties fo:background-color="transparent" fo:border="0.06pt solid #000000"/>
      <style:text-properties fo:font-size="12pt" style:font-size-asian="12pt" style:font-size-complex="12pt"/>
    </style:style>
    <style:style style:name="ce42" style:family="table-cell" style:parent-style-name="Default" style:data-style-name="N61">
      <style:table-cell-properties fo:background-color="#ff6666" fo:border="0.06pt solid #000000"/>
      <style:text-properties fo:font-size="12pt" style:font-size-asian="12pt" style:font-size-complex="12pt"/>
    </style:style>
    <style:style style:name="ce43" style:family="table-cell" style:parent-style-name="Default" style:data-style-name="N2">
      <style:table-cell-properties fo:background-color="transparent" fo:border="0.74pt solid #000000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44" style:family="table-cell" style:parent-style-name="Default" style:data-style-name="N61">
      <style:table-cell-properties fo:background-color="transparent" fo:border="0.06pt solid #000000"/>
      <style:text-properties fo:color="#000000" fo:font-size="12pt" style:font-size-asian="12pt" style:font-size-complex="12pt"/>
    </style:style>
    <style:style style:name="ce45" style:family="table-cell" style:parent-style-name="Default" style:data-style-name="N106">
      <style:table-cell-properties fo:background-color="transparent" fo:border="0.74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5" style:family="table-cell" style:parent-style-name="Default" style:data-style-name="N132">
      <style:table-cell-properties fo:background-color="transparent" fo:border="0.06pt solid #000000"/>
      <style:text-properties fo:font-size="12pt" style:font-size-asian="12pt" style:font-size-complex="12pt"/>
    </style:style>
    <style:style style:name="ce16" style:family="table-cell" style:parent-style-name="Default" style:data-style-name="N132">
      <style:table-cell-properties fo:background-color="#ff6666" fo:border="0.06pt solid #000000"/>
      <style:text-properties fo:font-size="12pt" style:font-size-asian="12pt" style:font-size-complex="12pt"/>
    </style:style>
    <style:style style:name="ce19" style:family="table-cell" style:parent-style-name="Default" style:data-style-name="N132">
      <style:table-cell-properties fo:background-color="#66ff99" fo:border="0.74pt solid #000000"/>
      <style:text-properties fo:font-size="12pt" style:font-size-asian="12pt" style:font-size-complex="12pt"/>
    </style:style>
    <style:style style:name="ce23" style:family="table-cell" style:parent-style-name="Default" style:data-style-name="N111">
      <style:table-cell-properties fo:background-color="transparent" fo:border="0.74pt solid #000000"/>
      <style:text-properties fo:font-size="12pt" style:font-size-asian="12pt" style:font-size-complex="12pt"/>
    </style:style>
    <style:style style:name="ce26" style:family="table-cell" style:parent-style-name="Default" style:data-style-name="N123">
      <style:table-cell-properties fo:background-color="transparent" fo:border="0.74pt solid #000000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7" style:family="table-cell" style:parent-style-name="Default" style:data-style-name="N61">
      <style:table-cell-properties fo:background-color="transparent" fo:border="none"/>
      <style:text-properties fo:font-size="12pt" style:font-size-asian="12pt" style:font-size-complex="12pt"/>
    </style:style>
    <style:style style:name="ce28" style:family="table-cell" style:parent-style-name="Default" style:data-style-name="N61">
      <style:text-properties fo:font-size="12pt" style:font-size-asian="12pt" style:font-size-complex="12pt"/>
    </style:style>
    <style:style style:name="ce30" style:family="table-cell" style:parent-style-name="Default" style:data-style-name="N137">
      <style:table-cell-properties fo:background-color="transparent" fo:border="0.74pt solid #000000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31" style:family="table-cell" style:parent-style-name="Default" style:data-style-name="N0">
      <style:table-cell-properties fo:background-color="transparent" fo:border="0.74pt solid #000000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87" style:family="table-cell" style:parent-style-name="Default">
      <style:table-cell-properties fo:background-color="#729fcf" fo:border="0.74pt solid #000000"/>
      <style:text-properties fo:font-size="12pt" style:font-size-asian="12pt" style:font-size-complex="12pt"/>
    </style:style>
    <style:style style:name="ce96" style:family="table-cell" style:parent-style-name="Default">
      <style:table-cell-properties fo:background-color="#fff200" fo:border="0.74pt solid #000000"/>
      <style:text-properties fo:font-size="12pt" style:font-size-asian="12pt" style:font-size-complex="12pt"/>
    </style:style>
    <style:style style:name="ce100" style:family="table-cell" style:parent-style-name="Default">
      <style:text-properties fo:font-size="12pt" style:font-size-asian="12pt" style:font-size-complex="12pt"/>
    </style:style>
    <style:style style:name="ce10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02" style:family="table-cell" style:parent-style-name="Default">
      <style:table-cell-properties fo:border="none"/>
      <style:text-properties fo:font-size="12pt" style:font-size-asian="12pt" style:font-size-complex="12pt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  <style:style style:name="ce10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08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09" style:family="table-cell" style:parent-style-name="Default">
      <style:table-cell-properties fo:background-color="transparent" fo:border="0.74pt solid #000000"/>
      <style:text-properties fo:font-size="12pt" style:font-size-asian="12pt" style:font-size-complex="12pt"/>
    </style:style>
    <style:style style:name="ce110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mm"/>
      <style:text-properties fo:font-size="12pt" style:font-size-asian="12pt" style:font-size-complex="12pt"/>
    </style:style>
    <style:style style:name="ce1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13" style:family="table-cell" style:parent-style-name="Default">
      <style:table-cell-properties fo:border="0.99pt solid #000000"/>
      <style:text-properties fo:font-size="12pt" style:font-size-asian="12pt" style:font-size-complex="12pt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116" style:family="table-cell" style:parent-style-name="Default" style:data-style-name="N132">
      <style:table-cell-properties fo:background-color="transparent" fo:border="0.06pt solid #000000"/>
      <style:text-properties fo:font-size="12pt" style:font-size-asian="12pt" style:font-size-complex="12pt"/>
    </style:style>
    <style:style style:name="ce117" style:family="table-cell" style:parent-style-name="Default" style:data-style-name="N132">
      <style:table-cell-properties fo:background-color="#ff6666" fo:border="0.06pt solid #000000"/>
      <style:text-properties fo:font-size="12pt" style:font-size-asian="12pt" style:font-size-complex="12pt"/>
    </style:style>
    <style:style style:name="ce118" style:family="table-cell" style:parent-style-name="Default" style:data-style-name="N111">
      <style:table-cell-properties fo:border-bottom="none" fo:border-left="0.74pt solid #000000" fo:border-right="none" fo:border-top="none"/>
      <style:text-properties fo:font-size="12pt" style:font-size-asian="12pt" style:font-size-complex="12pt"/>
    </style:style>
    <style:style style:name="ce119" style:family="table-cell" style:parent-style-name="Default" style:data-style-name="N132">
      <style:table-cell-properties fo:background-color="transparent" fo:border="0.74pt solid #000000"/>
      <style:text-properties fo:font-size="12pt" style:font-size-asian="12pt" style:font-size-complex="12pt"/>
    </style:style>
    <style:style style:name="ce120" style:family="table-cell" style:parent-style-name="Default" style:data-style-name="N132">
      <style:table-cell-properties fo:background-color="#66ff99" fo:border="0.74pt solid #000000"/>
      <style:text-properties fo:font-size="12pt" style:font-size-asian="12pt" style:font-size-complex="12pt"/>
    </style:style>
    <style:style style:name="ce121" style:family="table-cell" style:parent-style-name="Default" style:data-style-name="N111">
      <style:table-cell-properties fo:border="none"/>
      <style:text-properties fo:font-size="12pt" style:font-size-asian="12pt" style:font-size-complex="12pt"/>
    </style:style>
    <style:style style:name="ce122" style:family="table-cell" style:parent-style-name="Default" style:data-style-name="N111">
      <style:table-cell-properties fo:border="0.74pt solid #000000"/>
      <style:text-properties fo:font-size="12pt" style:font-size-asian="12pt" style:font-size-complex="12pt"/>
    </style:style>
    <style:style style:name="ce123" style:family="table-cell" style:parent-style-name="Default" style:data-style-name="N123">
      <style:table-cell-properties fo:background-color="transparent" fo:border="0.74pt solid #000000"/>
      <style:text-properties fo:font-size="12pt" style:font-size-asian="12pt" style:font-size-complex="12pt"/>
    </style:style>
    <style:style style:name="ce124" style:family="table-cell" style:parent-style-name="Default" style:data-style-name="N111">
      <style:table-cell-properties fo:background-color="transparent" fo:border="0.74pt solid #000000"/>
      <style:text-properties fo:font-size="12pt" style:font-size-asian="12pt" style:font-size-complex="12pt"/>
    </style:style>
    <style:style style:name="ce125" style:family="table-cell" style:parent-style-name="Default" style:data-style-name="N61">
      <style:text-properties fo:font-size="12pt" style:font-size-asian="12pt" style:font-size-complex="12pt"/>
    </style:style>
    <style:style style:name="ce126" style:family="table-cell" style:parent-style-name="Default" style:data-style-name="N61">
      <style:table-cell-properties fo:background-color="transparent" fo:border="0.74pt solid #000000"/>
      <style:text-properties fo:font-size="12pt" style:font-size-asian="12pt" style:font-size-complex="12pt"/>
    </style:style>
    <style:style style:name="ce127" style:family="table-cell" style:parent-style-name="Default" style:data-style-name="N61">
      <style:table-cell-properties fo:background-color="transparent" fo:border="0.74pt solid #000000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28" style:family="table-cell" style:parent-style-name="Default" style:data-style-name="N123">
      <style:table-cell-properties fo:background-color="transparent" fo:border="0.74pt solid #000000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29" style:family="table-cell" style:parent-style-name="Default" style:data-style-name="N61">
      <style:table-cell-properties fo:background-color="transparent" fo:border="none"/>
      <style:text-properties fo:font-size="12pt" style:font-size-asian="12pt" style:font-size-complex="12pt"/>
    </style:style>
    <style:style style:name="ce76" style:family="table-cell" style:parent-style-name="Default">
      <style:table-cell-properties fo:background-color="#ffff38" fo:border="0.74pt solid #000000"/>
      <style:text-properties fo:font-size="12pt" style:font-size-asian="12pt" style:font-size-complex="12pt"/>
    </style:style>
    <style:style style:name="ce131" style:family="table-cell" style:parent-style-name="Default" style:data-style-name="N0">
      <style:table-cell-properties fo:background-color="transparent" fo:border="0.74pt solid #000000"/>
      <style:text-properties fo:font-size="12pt" style:font-size-asian="12pt" style:font-size-complex="12pt"/>
    </style:style>
    <style:style style:name="ce132" style:family="table-cell" style:parent-style-name="Default" style:data-style-name="N137">
      <style:table-cell-properties fo:background-color="transparent" fo:border="0.74pt solid #000000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33" style:family="table-cell" style:parent-style-name="Default" style:data-style-name="N0">
      <style:table-cell-properties fo:background-color="transparent" fo:border="0.74pt solid #000000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34" style:family="table-cell" style:parent-style-name="Default" style:data-style-name="N2">
      <style:table-cell-properties fo:background-color="transparent" fo:border="0.74pt solid #000000"/>
      <style:text-properties fo:font-size="12pt" style:font-size-asian="12pt" style:font-size-complex="12pt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36" style:family="table-cell" style:parent-style-name="Default" style:data-style-name="N111">
      <style:text-properties fo:font-size="12pt" style:font-size-asian="12pt" style:font-size-complex="12pt"/>
    </style:style>
    <style:style style:name="ce137" style:family="table-cell" style:parent-style-name="Default" style:data-style-name="N111">
      <style:table-cell-properties fo:background-color="transparent"/>
      <style:text-properties fo:font-size="12pt" style:font-size-asian="12pt" style:font-size-complex="12pt"/>
    </style:style>
    <style:style style:name="ce138" style:family="table-cell" style:parent-style-name="Default" style:data-style-name="N111">
      <style:table-cell-properties fo:border-bottom="none" fo:background-color="transparent" fo:border-left="none" fo:border-right="0.74pt solid #000000" fo:border-top="none"/>
      <style:text-properties fo:font-size="12pt" style:font-size-asian="12pt" style:font-size-complex="12pt"/>
    </style:style>
    <style:style style:name="ce139" style:family="table-cell" style:parent-style-name="Default" style:data-style-name="N61">
      <style:table-cell-properties fo:background-color="#66ff99" fo:border="0.74pt solid #000000"/>
      <style:text-properties fo:font-size="12pt" style:font-size-asian="12pt" style:font-size-complex="12pt"/>
    </style:style>
    <style:style style:name="ce140" style:family="table-cell" style:parent-style-name="Default" style:data-style-name="N111">
      <style:table-cell-properties fo:background-color="transparent" fo:border="none"/>
      <style:text-properties fo:font-size="12pt" style:font-size-asian="12pt" style:font-size-complex="12pt"/>
    </style:style>
    <style:style style:name="ce141" style:family="table-cell" style:parent-style-name="Default">
      <style:table-cell-properties fo:background-color="#729fcf" fo:border="0.74pt solid #000000"/>
      <style:text-properties fo:font-size="12pt" style:font-size-asian="12pt" style:font-size-complex="12pt"/>
    </style:style>
    <style:style style:name="ce142" style:family="table-cell" style:parent-style-name="Default" style:data-style-name="N111">
      <style:table-cell-properties fo:border-bottom="none" fo:border-left="none" fo:border-right="0.74pt solid #000000" fo:border-top="none"/>
      <style:text-properties fo:font-size="12pt" style:font-size-asian="12pt" style:font-size-complex="12pt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4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145" style:family="table-cell" style:parent-style-name="Default" style:data-style-name="N61">
      <style:table-cell-properties fo:background-color="transparent" fo:border="0.06pt solid #000000"/>
      <style:text-properties fo:font-size="12pt" style:font-size-asian="12pt" style:font-size-complex="12pt"/>
    </style:style>
    <style:style style:name="ce146" style:family="table-cell" style:parent-style-name="Default" style:data-style-name="N61">
      <style:table-cell-properties fo:background-color="#ff6666" fo:border="0.06pt solid #000000"/>
      <style:text-properties fo:font-size="12pt" style:font-size-asian="12pt" style:font-size-complex="12pt"/>
    </style:style>
    <style:style style:name="ce147" style:family="table-cell" style:parent-style-name="Default" style:data-style-name="N2">
      <style:table-cell-properties fo:background-color="transparent" fo:border="0.74pt solid #000000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48" style:family="table-cell" style:parent-style-name="Default" style:data-style-name="N61">
      <style:table-cell-properties fo:background-color="transparent" fo:border="0.06pt solid #000000"/>
      <style:text-properties fo:color="#000000" fo:font-size="12pt" style:font-size-asian="12pt" style:font-size-complex="12pt"/>
    </style:style>
    <style:style style:name="ce149" style:family="table-cell" style:parent-style-name="Default" style:data-style-name="N106">
      <style:table-cell-properties fo:background-color="transparent" fo:border="0.74pt solid #000000"/>
      <style:text-properties fo:font-size="12pt" style:font-size-asian="12pt" style:font-size-complex="12pt"/>
    </style:style>
    <style:style style:name="ce150" style:family="table-cell" style:parent-style-name="Default">
      <style:table-cell-properties fo:background-color="#fff200" fo:border="0.74pt solid #000000"/>
      <style:text-properties fo:font-size="12pt" style:font-size-asian="12pt" style:font-size-complex="12pt"/>
    </style:style>
    <style:style style:name="gr8" style:family="graphic">
      <style:graphic-properties draw:marker-start="Arrowhead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63.2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_20_1" draw:marker-start-width="2mm" draw:marker-start-center="false" draw:fill="solid" draw:fill-color="#ffffc0" draw:auto-grow-height="true" draw:auto-grow-width="false" fo:min-height="47.41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none" draw:fill="none" draw:textarea-horizontal-align="center" draw:textarea-vertical-align="middle" draw:ole-draw-aspect="1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ata_nominal" table:style-name="ta1">
        <table:table-column table:style-name="co1" table:default-cell-style-name="ce100"/>
        <table:table-column table:style-name="co2" table:default-cell-style-name="ce100"/>
        <table:table-column table:style-name="co23" table:default-cell-style-name="ce100"/>
        <table:table-column table:style-name="co4" table:default-cell-style-name="ce100"/>
        <table:table-column table:style-name="co5" table:default-cell-style-name="ce100"/>
        <table:table-column table:style-name="co6" table:default-cell-style-name="ce100"/>
        <table:table-column table:style-name="co7" table:default-cell-style-name="ce100"/>
        <table:table-column table:style-name="co4" table:default-cell-style-name="ce100"/>
        <table:table-column table:style-name="co8" table:default-cell-style-name="ce100"/>
        <table:table-column table:style-name="co9" table:default-cell-style-name="ce100"/>
        <table:table-column table:style-name="co10" table:default-cell-style-name="ce100"/>
        <table:table-column table:style-name="co4" table:default-cell-style-name="ce100"/>
        <table:table-column table:style-name="co11" table:number-columns-repeated="3" table:default-cell-style-name="ce100"/>
        <table:table-column table:style-name="co2" table:default-cell-style-name="ce100"/>
        <table:table-column table:style-name="co12" table:default-cell-style-name="ce100"/>
        <table:table-column table:style-name="co9" table:default-cell-style-name="ce100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7" table:default-cell-style-name="ce100"/>
        <table:table-column table:style-name="co18" table:default-cell-style-name="ce100"/>
        <table:table-column table:style-name="co19" table:default-cell-style-name="ce100"/>
        <table:table-column table:style-name="co11" table:number-columns-repeated="999" table:default-cell-style-name="ce100"/>
        <table:table-row table:style-name="ro1">
          <table:table-cell/>
          <table:table-cell office:value-type="string" calcext:value-type="string">
            <text:p>Transiente=18ns</text:p>
          </table:table-cell>
          <table:table-cell table:number-columns-repeated="12"/>
          <table:table-cell table:style-name="ce143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Vdd=0.7</text:p>
          </table:table-cell>
          <table:table-cell table:style-name="ce106" office:value-type="string" calcext:value-type="string">
            <text:p>Wn=32n</text:p>
          </table:table-cell>
          <table:table-cell table:style-name="ce106" office:value-type="string" calcext:value-type="string">
            <text:p>Wp=64n</text:p>
          </table:table-cell>
          <table:table-cell table:style-name="ce101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eríodo=4ns</text:p>
          </table:table-cell>
          <table:table-cell table:number-columns-repeated="1022"/>
        </table:table-row>
        <table:table-row table:style-name="ro1">
          <table:table-cell/>
          <table:table-cell table:style-name="ce102" table:number-columns-repeated="2"/>
          <table:table-cell table:style-name="ce109" office:value-type="string" calcext:value-type="string">
            <text:p>XOR V1</text:p>
          </table:table-cell>
          <table:table-cell table:style-name="ce109" office:value-type="string" calcext:value-type="string">
            <text:p>XOR V2</text:p>
          </table:table-cell>
          <table:table-cell table:style-name="ce109" office:value-type="string" calcext:value-type="string">
            <text:p>XOR V3</text:p>
          </table:table-cell>
          <table:table-cell table:style-name="ce109" office:value-type="string" calcext:value-type="string">
            <text:p>XOR V4</text:p>
          </table:table-cell>
          <table:table-cell table:style-name="ce109" office:value-type="string" calcext:value-type="string">
            <text:p>XOR V5</text:p>
          </table:table-cell>
          <table:table-cell table:style-name="ce109" office:value-type="string" calcext:value-type="string">
            <text:p>XOR V6</text:p>
          </table:table-cell>
          <table:table-cell table:style-name="ce109" office:value-type="string" calcext:value-type="string">
            <text:p>XOR V7</text:p>
          </table:table-cell>
          <table:table-cell table:style-name="ce109" office:value-type="string" calcext:value-type="string">
            <text:p>XOR V8</text:p>
          </table:table-cell>
          <table:table-cell table:style-name="ce109" office:value-type="string" calcext:value-type="string">
            <text:p>XOR V9</text:p>
          </table:table-cell>
          <table:table-cell table:number-columns-repeated="1012"/>
        </table:table-row>
        <table:table-row table:style-name="ro1">
          <table:table-cell/>
          <table:table-cell table:style-name="ce103" office:value-type="string" calcext:value-type="string">
            <text:p>11 → 10</text:p>
          </table:table-cell>
          <table:table-cell table:style-name="ce107" office:value-type="string" calcext:value-type="string">
            <text:p>tplh_1B</text:p>
          </table:table-cell>
          <table:table-cell table:style-name="ce116" office:value-type="float" office:value="0.00000000001653" calcext:value-type="float">
            <text:p>16,53E-12</text:p>
          </table:table-cell>
          <table:table-cell table:style-name="ce116" office:value-type="float" office:value="0.00000000002346" calcext:value-type="float">
            <text:p>23,46E-12</text:p>
          </table:table-cell>
          <table:table-cell table:style-name="ce116" office:value-type="float" office:value="0.00000000001707" calcext:value-type="float">
            <text:p>17,07E-12</text:p>
          </table:table-cell>
          <table:table-cell table:style-name="ce116" office:value-type="float" office:value="0.00000000003758" calcext:value-type="float">
            <text:p>37,58E-12</text:p>
          </table:table-cell>
          <table:table-cell table:style-name="ce116" office:value-type="float" office:value="0.00000000001501" calcext:value-type="float">
            <text:p>15,01E-12</text:p>
          </table:table-cell>
          <table:table-cell table:style-name="ce116" office:value-type="float" office:value="0.00000000001834" calcext:value-type="float">
            <text:p>18,34E-12</text:p>
          </table:table-cell>
          <table:table-cell table:style-name="ce116" office:value-type="float" office:value="0.0000000000156" calcext:value-type="float">
            <text:p>15,60E-12</text:p>
          </table:table-cell>
          <table:table-cell table:style-name="ce116" office:value-type="float" office:value="0.00000000001368" calcext:value-type="float">
            <text:p>13,68E-12</text:p>
          </table:table-cell>
          <table:table-cell table:style-name="ce116" office:value-type="float" office:value="0.0000000000199" calcext:value-type="float">
            <text:p>19,90E-12</text:p>
          </table:table-cell>
          <table:table-cell table:number-columns-repeated="1012"/>
        </table:table-row>
        <table:table-row table:style-name="ro1">
          <table:table-cell/>
          <table:table-cell table:style-name="ce103" office:value-type="string" calcext:value-type="string">
            <text:p>10 → 00</text:p>
          </table:table-cell>
          <table:table-cell table:style-name="ce107" office:value-type="string" calcext:value-type="string">
            <text:p>tphl_A0</text:p>
          </table:table-cell>
          <table:table-cell table:style-name="ce117" office:value-type="float" office:value="0.00000000002563" calcext:value-type="float">
            <text:p>25,63E-12</text:p>
          </table:table-cell>
          <table:table-cell table:style-name="ce116" office:value-type="float" office:value="0.00000000002337" calcext:value-type="float">
            <text:p>23,37E-12</text:p>
          </table:table-cell>
          <table:table-cell table:style-name="ce117" office:value-type="float" office:value="0.00000000002417" calcext:value-type="float">
            <text:p>24,17E-12</text:p>
          </table:table-cell>
          <table:table-cell table:style-name="ce116" office:value-type="float" office:value="0.00000000002171" calcext:value-type="float">
            <text:p>21,71E-12</text:p>
          </table:table-cell>
          <table:table-cell table:style-name="ce116" office:value-type="float" office:value="0.00000000001211" calcext:value-type="float">
            <text:p>12,11E-12</text:p>
          </table:table-cell>
          <table:table-cell table:style-name="ce116" office:value-type="float" office:value="0.0000000000216" calcext:value-type="float">
            <text:p>21,60E-12</text:p>
          </table:table-cell>
          <table:table-cell table:style-name="ce116" office:value-type="float" office:value="0.00000000001791" calcext:value-type="float">
            <text:p>17,91E-12</text:p>
          </table:table-cell>
          <table:table-cell table:style-name="ce116" office:value-type="float" office:value="0.00000000001045" calcext:value-type="float">
            <text:p>10,45E-12</text:p>
          </table:table-cell>
          <table:table-cell table:style-name="ce116" office:value-type="float" office:value="0.00000000001976" calcext:value-type="float">
            <text:p>19,76E-12</text:p>
          </table:table-cell>
          <table:table-cell table:number-columns-repeated="1012"/>
        </table:table-row>
        <table:table-row table:style-name="ro1">
          <table:table-cell/>
          <table:table-cell table:style-name="ce103" office:value-type="string" calcext:value-type="string">
            <text:p>00 → 01</text:p>
          </table:table-cell>
          <table:table-cell table:style-name="ce107" office:value-type="string" calcext:value-type="string">
            <text:p>tplh_0B</text:p>
          </table:table-cell>
          <table:table-cell table:style-name="ce116" office:value-type="float" office:value="0.00000000002063" calcext:value-type="float">
            <text:p>20,63E-12</text:p>
          </table:table-cell>
          <table:table-cell table:style-name="ce116" office:value-type="float" office:value="0.0000000000205" calcext:value-type="float">
            <text:p>20,50E-12</text:p>
          </table:table-cell>
          <table:table-cell table:style-name="ce116" office:value-type="float" office:value="0.00000000001762" calcext:value-type="float">
            <text:p>17,62E-12</text:p>
          </table:table-cell>
          <table:table-cell table:style-name="ce116" office:value-type="float" office:value="0.00000000001517" calcext:value-type="float">
            <text:p>15,17E-12</text:p>
          </table:table-cell>
          <table:table-cell table:style-name="ce116" office:value-type="float" office:value="0.00000000001674" calcext:value-type="float">
            <text:p>16,74E-12</text:p>
          </table:table-cell>
          <table:table-cell table:style-name="ce116" office:value-type="float" office:value="0.00000000001711" calcext:value-type="float">
            <text:p>17,11E-12</text:p>
          </table:table-cell>
          <table:table-cell table:style-name="ce116" office:value-type="float" office:value="0.00000000001608" calcext:value-type="float">
            <text:p>16,08E-12</text:p>
          </table:table-cell>
          <table:table-cell table:style-name="ce116" office:value-type="float" office:value="0.00000000001707" calcext:value-type="float">
            <text:p>17,07E-12</text:p>
          </table:table-cell>
          <table:table-cell table:style-name="ce116" office:value-type="float" office:value="0.00000000001558" calcext:value-type="float">
            <text:p>15,58E-12</text:p>
          </table:table-cell>
          <table:table-cell table:number-columns-repeated="1012"/>
        </table:table-row>
        <table:table-row table:style-name="ro1">
          <table:table-cell/>
          <table:table-cell table:style-name="ce103" office:value-type="string" calcext:value-type="string">
            <text:p>01 → 11</text:p>
          </table:table-cell>
          <table:table-cell table:style-name="ce107" office:value-type="string" calcext:value-type="string">
            <text:p>tphl_A1</text:p>
          </table:table-cell>
          <table:table-cell table:style-name="ce116" office:value-type="float" office:value="0.0000000000226" calcext:value-type="float">
            <text:p>22,60E-12</text:p>
          </table:table-cell>
          <table:table-cell table:style-name="ce117" office:value-type="float" office:value="0.00000000002593" calcext:value-type="float">
            <text:p>25,93E-12</text:p>
          </table:table-cell>
          <table:table-cell table:style-name="ce116" office:value-type="float" office:value="0.00000000001071" calcext:value-type="float">
            <text:p>10,71E-12</text:p>
          </table:table-cell>
          <table:table-cell table:style-name="ce116" office:value-type="float" office:value="0.00000000001694" calcext:value-type="float">
            <text:p>16,94E-12</text:p>
          </table:table-cell>
          <table:table-cell table:style-name="ce117" office:value-type="float" office:value="0.0000000000178" calcext:value-type="float">
            <text:p>17,80E-12</text:p>
          </table:table-cell>
          <table:table-cell table:style-name="ce116" office:value-type="float" office:value="0.0000000000171" calcext:value-type="float">
            <text:p>17,10E-12</text:p>
          </table:table-cell>
          <table:table-cell table:style-name="ce116" office:value-type="float" office:value="0.00000000001926" calcext:value-type="float">
            <text:p>19,26E-12</text:p>
          </table:table-cell>
          <table:table-cell table:style-name="ce116" office:value-type="float" office:value="0.00000000001804" calcext:value-type="float">
            <text:p>18,04E-12</text:p>
          </table:table-cell>
          <table:table-cell table:style-name="ce116" office:value-type="float" office:value="0.00000000001609" calcext:value-type="float">
            <text:p>16,09E-12</text:p>
          </table:table-cell>
          <table:table-cell table:number-columns-repeated="1012"/>
        </table:table-row>
        <table:table-row table:style-name="ro1">
          <table:table-cell/>
          <table:table-cell table:style-name="ce103" office:value-type="string" calcext:value-type="string">
            <text:p>11 → 01</text:p>
          </table:table-cell>
          <table:table-cell table:style-name="ce107" office:value-type="string" calcext:value-type="string">
            <text:p>tplh_A1</text:p>
          </table:table-cell>
          <table:table-cell table:style-name="ce116" office:value-type="float" office:value="0.00000000001967" calcext:value-type="float">
            <text:p>19,67E-12</text:p>
          </table:table-cell>
          <table:table-cell table:style-name="ce116" office:value-type="float" office:value="0.0000000000226" calcext:value-type="float">
            <text:p>22,60E-12</text:p>
          </table:table-cell>
          <table:table-cell table:style-name="ce116" office:value-type="float" office:value="0.00000000001704" calcext:value-type="float">
            <text:p>17,04E-12</text:p>
          </table:table-cell>
          <table:table-cell table:style-name="ce116" office:value-type="float" office:value="0.00000000001577" calcext:value-type="float">
            <text:p>15,77E-12</text:p>
          </table:table-cell>
          <table:table-cell table:style-name="ce116" office:value-type="float" office:value="0.00000000001654" calcext:value-type="float">
            <text:p>16,54E-12</text:p>
          </table:table-cell>
          <table:table-cell table:style-name="ce116" office:value-type="float" office:value="0.00000000001502" calcext:value-type="float">
            <text:p>15,02E-12</text:p>
          </table:table-cell>
          <table:table-cell table:style-name="ce116" office:value-type="float" office:value="0.00000000001672" calcext:value-type="float">
            <text:p>16,72E-12</text:p>
          </table:table-cell>
          <table:table-cell table:style-name="ce116" office:value-type="float" office:value="0.00000000001645" calcext:value-type="float">
            <text:p>16,45E-12</text:p>
          </table:table-cell>
          <table:table-cell table:style-name="ce116" office:value-type="float" office:value="0.00000000001392" calcext:value-type="float">
            <text:p>13,92E-12</text:p>
          </table:table-cell>
          <table:table-cell table:number-columns-repeated="1012"/>
        </table:table-row>
        <table:table-row table:style-name="ro1">
          <table:table-cell/>
          <table:table-cell table:style-name="ce103" office:value-type="string" calcext:value-type="string">
            <text:p>01 → 00</text:p>
          </table:table-cell>
          <table:table-cell table:style-name="ce107" office:value-type="string" calcext:value-type="string">
            <text:p>tphl_0B</text:p>
          </table:table-cell>
          <table:table-cell table:style-name="ce116" office:value-type="float" office:value="0.00000000002254" calcext:value-type="float">
            <text:p>22,54E-12</text:p>
          </table:table-cell>
          <table:table-cell table:style-name="ce116" office:value-type="float" office:value="0.00000000002046" calcext:value-type="float">
            <text:p>20,46E-12</text:p>
          </table:table-cell>
          <table:table-cell table:style-name="ce116" office:value-type="float" office:value="0.00000000002238" calcext:value-type="float">
            <text:p>22,38E-12</text:p>
          </table:table-cell>
          <table:table-cell table:style-name="ce116" office:value-type="float" office:value="0.00000000002252" calcext:value-type="float">
            <text:p>22,52E-12</text:p>
          </table:table-cell>
          <table:table-cell table:style-name="ce116" office:value-type="float" office:value="0.00000000001546" calcext:value-type="float">
            <text:p>15,46E-12</text:p>
          </table:table-cell>
          <table:table-cell table:style-name="ce116" office:value-type="float" office:value="0.00000000001898" calcext:value-type="float">
            <text:p>18,98E-12</text:p>
          </table:table-cell>
          <table:table-cell table:style-name="ce117" office:value-type="float" office:value="0.00000000002227" calcext:value-type="float">
            <text:p>22,27E-12</text:p>
          </table:table-cell>
          <table:table-cell table:style-name="ce116" office:value-type="float" office:value="0.0000000000115" calcext:value-type="float">
            <text:p>11,50E-12</text:p>
          </table:table-cell>
          <table:table-cell table:style-name="ce117" office:value-type="float" office:value="0.00000000002311" calcext:value-type="float">
            <text:p>23,11E-12</text:p>
          </table:table-cell>
          <table:table-cell table:number-columns-repeated="1012"/>
        </table:table-row>
        <table:table-row table:style-name="ro1">
          <table:table-cell/>
          <table:table-cell table:style-name="ce103" office:value-type="string" calcext:value-type="string">
            <text:p>00 → 10</text:p>
          </table:table-cell>
          <table:table-cell table:style-name="ce107" office:value-type="string" calcext:value-type="string">
            <text:p>tplh_A0</text:p>
          </table:table-cell>
          <table:table-cell table:style-name="ce116" office:value-type="float" office:value="0.00000000002421" calcext:value-type="float">
            <text:p>24,21E-12</text:p>
          </table:table-cell>
          <table:table-cell table:style-name="ce116" office:value-type="float" office:value="0.00000000002302" calcext:value-type="float">
            <text:p>23,02E-12</text:p>
          </table:table-cell>
          <table:table-cell table:style-name="ce116" office:value-type="float" office:value="0.00000000001788" calcext:value-type="float">
            <text:p>17,88E-12</text:p>
          </table:table-cell>
          <table:table-cell table:style-name="ce117" office:value-type="float" office:value="0.00000000004003" calcext:value-type="float">
            <text:p>40,03E-12</text:p>
          </table:table-cell>
          <table:table-cell table:style-name="ce116" office:value-type="float" office:value="0.00000000001208" calcext:value-type="float">
            <text:p>12,08E-12</text:p>
          </table:table-cell>
          <table:table-cell table:style-name="ce116" office:value-type="float" office:value="0.00000000002092" calcext:value-type="float">
            <text:p>20,92E-12</text:p>
          </table:table-cell>
          <table:table-cell table:style-name="ce116" office:value-type="float" office:value="0.00000000002048" calcext:value-type="float">
            <text:p>20,48E-12</text:p>
          </table:table-cell>
          <table:table-cell table:style-name="ce116" office:value-type="float" office:value="0.00000000001052" calcext:value-type="float">
            <text:p>10,52E-12</text:p>
          </table:table-cell>
          <table:table-cell table:style-name="ce116" office:value-type="float" office:value="0.00000000001849" calcext:value-type="float">
            <text:p>18,49E-12</text:p>
          </table:table-cell>
          <table:table-cell table:number-columns-repeated="1012"/>
        </table:table-row>
        <table:table-row table:style-name="ro1">
          <table:table-cell/>
          <table:table-cell table:style-name="ce103" office:value-type="string" calcext:value-type="string">
            <text:p>10 → 11</text:p>
          </table:table-cell>
          <table:table-cell table:style-name="ce107" office:value-type="string" calcext:value-type="string">
            <text:p>tphl_1B</text:p>
          </table:table-cell>
          <table:table-cell table:style-name="ce116" office:value-type="float" office:value="0.00000000001869" calcext:value-type="float">
            <text:p>18,69E-12</text:p>
          </table:table-cell>
          <table:table-cell table:style-name="ce116" office:value-type="float" office:value="0.00000000002387" calcext:value-type="float">
            <text:p>23,87E-12</text:p>
          </table:table-cell>
          <table:table-cell table:style-name="ce116" office:value-type="float" office:value="0.00000000001044" calcext:value-type="float">
            <text:p>10,44E-12</text:p>
          </table:table-cell>
          <table:table-cell table:style-name="ce116" office:value-type="float" office:value="0.00000000001134" calcext:value-type="float">
            <text:p>11,34E-12</text:p>
          </table:table-cell>
          <table:table-cell table:style-name="ce116" office:value-type="float" office:value="0.00000000001563" calcext:value-type="float">
            <text:p>15,63E-12</text:p>
          </table:table-cell>
          <table:table-cell table:style-name="ce117" office:value-type="float" office:value="0.00000000002207" calcext:value-type="float">
            <text:p>22,07E-12</text:p>
          </table:table-cell>
          <table:table-cell table:style-name="ce116" office:value-type="float" office:value="0.00000000001941" calcext:value-type="float">
            <text:p>19,41E-12</text:p>
          </table:table-cell>
          <table:table-cell table:style-name="ce117" office:value-type="float" office:value="0.00000000002187" calcext:value-type="float">
            <text:p>21,87E-12</text:p>
          </table:table-cell>
          <table:table-cell table:style-name="ce116" office:value-type="float" office:value="0.00000000001996" calcext:value-type="float">
            <text:p>19,96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02"/>
          <table:table-cell table:style-name="ce118"/>
          <table:table-cell table:style-name="ce136"/>
          <table:table-cell table:style-name="ce137"/>
          <table:table-cell table:style-name="ce138"/>
          <table:table-cell table:style-name="ce118"/>
          <table:table-cell table:style-name="ce136" table:number-columns-repeated="3"/>
          <table:table-cell table:style-name="ce142"/>
          <table:table-cell table:number-columns-repeated="1012"/>
        </table:table-row>
        <table:table-row table:style-name="ro1">
          <table:table-cell/>
          <table:table-cell table:style-name="ce104" office:value-type="string" calcext:value-type="string">
            <text:p>CMOS:</text:p>
          </table:table-cell>
          <table:table-cell table:style-name="ce108" office:value-type="string" calcext:value-type="string">
            <text:p>Energia vdd1</text:p>
          </table:table-cell>
          <table:table-cell table:style-name="ce119" office:value-type="float" office:value="-4.2E-015" calcext:value-type="float">
            <text:p>-04,20E-15</text:p>
          </table:table-cell>
          <table:table-cell table:style-name="ce119" office:value-type="float" office:value="-2.88E-015" calcext:value-type="float">
            <text:p>-02,88E-15</text:p>
          </table:table-cell>
          <table:table-cell table:style-name="ce119" office:value-type="float" office:value="-2.76E-015" calcext:value-type="float">
            <text:p>-02,76E-15</text:p>
          </table:table-cell>
          <table:table-cell table:style-name="ce119" office:value-type="float" office:value="-2.68E-015" calcext:value-type="float">
            <text:p>-02,68E-15</text:p>
          </table:table-cell>
          <table:table-cell table:style-name="ce119" office:value-type="float" office:value="-6.75E-015" calcext:value-type="float">
            <text:p>-06,75E-15</text:p>
          </table:table-cell>
          <table:table-cell table:style-name="ce119" office:value-type="float" office:value="-5.75E-015" calcext:value-type="float">
            <text:p>-05,75E-15</text:p>
          </table:table-cell>
          <table:table-cell table:style-name="ce119" office:value-type="float" office:value="-5.72E-015" calcext:value-type="float">
            <text:p>-05,72E-15</text:p>
          </table:table-cell>
          <table:table-cell table:style-name="ce119" office:value-type="float" office:value="-5.39E-015" calcext:value-type="float">
            <text:p>-05,39E-15</text:p>
          </table:table-cell>
          <table:table-cell table:style-name="ce119" office:value-type="float" office:value="-5.01E-015" calcext:value-type="float">
            <text:p>-05,01E-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08" office:value-type="string" calcext:value-type="string">
            <text:p>Energia vdd2</text:p>
          </table:table-cell>
          <table:table-cell table:style-name="ce120" office:value-type="float" office:value="-2.57E-015" calcext:value-type="float">
            <text:p>-02,57E-15</text:p>
          </table:table-cell>
          <table:table-cell table:style-name="ce120" office:value-type="float" office:value="-4.37E-015" calcext:value-type="float">
            <text:p>-04,37E-15</text:p>
          </table:table-cell>
          <table:table-cell table:style-name="ce120" office:value-type="float" office:value="-4.08E-015" calcext:value-type="float">
            <text:p>-04,08E-15</text:p>
          </table:table-cell>
          <table:table-cell table:style-name="ce120" office:value-type="float" office:value="-3.31E-015" calcext:value-type="float">
            <text:p>-03,31E-15</text:p>
          </table:table-cell>
          <table:table-cell table:style-name="ce126" office:value-type="float" office:value="1.65E-019" calcext:value-type="float">
            <text:p>1,65E-19</text:p>
          </table:table-cell>
          <table:table-cell table:style-name="ce119" office:value-type="float" office:value="-2.07E-015" calcext:value-type="float">
            <text:p>-02,07E-15</text:p>
          </table:table-cell>
          <table:table-cell table:style-name="ce119" office:value-type="float" office:value="-2.06E-015" calcext:value-type="float">
            <text:p>-02,06E-15</text:p>
          </table:table-cell>
          <table:table-cell table:style-name="ce123" office:value-type="float" office:value="-7.25E-016" calcext:value-type="float">
            <text:p>-07,25E-16</text:p>
          </table:table-cell>
          <table:table-cell table:style-name="ce119" office:value-type="float" office:value="-2.04E-015" calcext:value-type="float">
            <text:p>-02,04E-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08" office:value-type="string" calcext:value-type="string">
            <text:p>Energia vdd3</text:p>
          </table:table-cell>
          <table:table-cell table:style-name="ce119" office:value-type="float" office:value="-4.32E-015" calcext:value-type="float">
            <text:p>-04,32E-15</text:p>
          </table:table-cell>
          <table:table-cell table:style-name="ce119" office:value-type="float" office:value="-3.95E-015" calcext:value-type="float">
            <text:p>-03,95E-15</text:p>
          </table:table-cell>
          <table:table-cell table:style-name="ce119" office:value-type="float" office:value="-4.05E-015" calcext:value-type="float">
            <text:p>-04,05E-15</text:p>
          </table:table-cell>
          <table:table-cell table:style-name="ce119" office:value-type="float" office:value="-4.63E-015" calcext:value-type="float">
            <text:p>-04,63E-15</text:p>
          </table:table-cell>
          <table:table-cell table:style-name="ce119" office:value-type="float" office:value="-4.18E-015" calcext:value-type="float">
            <text:p>-04,18E-15</text:p>
          </table:table-cell>
          <table:table-cell table:style-name="ce119" office:value-type="float" office:value="-3.82E-015" calcext:value-type="float">
            <text:p>-03,82E-15</text:p>
          </table:table-cell>
          <table:table-cell table:style-name="ce119" office:value-type="float" office:value="-3.74E-015" calcext:value-type="float">
            <text:p>-03,74E-15</text:p>
          </table:table-cell>
          <table:table-cell table:style-name="ce119" office:value-type="float" office:value="-4.15E-015" calcext:value-type="float">
            <text:p>-04,15E-15</text:p>
          </table:table-cell>
          <table:table-cell table:style-name="ce119" office:value-type="float" office:value="-3.71E-015" calcext:value-type="float">
            <text:p>-03,71E-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02"/>
          <table:table-cell table:style-name="ce121"/>
          <table:table-cell table:style-name="ce136" table:number-columns-repeated="2"/>
          <table:table-cell table:style-name="ce121" table:number-columns-repeated="2"/>
          <table:table-cell table:style-name="ce136" table:number-columns-repeated="3"/>
          <table:table-cell table:style-name="ce121"/>
          <table:table-cell table:number-columns-repeated="1012"/>
        </table:table-row>
        <table:table-row table:style-name="ro1">
          <table:table-cell/>
          <table:table-cell table:style-name="ce104" office:value-type="string" calcext:value-type="string">
            <office:annotation draw:style-name="gr1" draw:text-style-name="P2" svg:width="28.99mm" svg:height="41.51mm" svg:x="71.66mm" svg:y="74.95mm" draw:caption-point-x="-6.1mm" draw:caption-point-y="15.1mm">
              <dc:date>2018-11-12T00:00:00</dc:date>
              <text:p text:style-name="P1"><text:span text:style-name="T1">Para circuitos PTL eu somo o vdd da porta xor (vdd2) com o vdd do circuito anterior (vdd1) para ter o real valor do vdd utilizado pela porta</text:span></text:p>
            </office:annotation>
            <text:p>PTL:</text:p>
          </table:table-cell>
          <table:table-cell table:style-name="ce108" office:value-type="string" calcext:value-type="string">
            <text:p>Energia</text:p>
          </table:table-cell>
          <table:table-cell table:style-name="ce122" office:value-type="string" calcext:value-type="string">
            <text:p>-----------------------</text:p>
          </table:table-cell>
          <table:table-cell table:style-name="ce122" office:value-type="string" calcext:value-type="string">
            <text:p>----------------------</text:p>
          </table:table-cell>
          <table:table-cell table:number-columns-repeated="2" table:style-name="ce122" office:value-type="string" calcext:value-type="string">
            <text:p>-----------------------</text:p>
          </table:table-cell>
          <table:table-cell table:style-name="ce139" table:formula="of:=SUM([.H14:.H15])" office:value-type="float" office:value="-6.749835E-015" calcext:value-type="float">
            <text:p>-6,75E-15</text:p>
          </table:table-cell>
          <table:table-cell table:style-name="ce139" table:formula="of:=SUM([.I14:.I15])" office:value-type="float" office:value="-7.82E-015" calcext:value-type="float">
            <text:p>-7,82E-15</text:p>
          </table:table-cell>
          <table:table-cell table:style-name="ce139" table:formula="of:=SUM([.J14:.J15])" office:value-type="float" office:value="-7.78E-015" calcext:value-type="float">
            <text:p>-7,78E-15</text:p>
          </table:table-cell>
          <table:table-cell table:style-name="ce139" table:formula="of:=SUM([.K14:.K15])" office:value-type="float" office:value="-6.115E-015" calcext:value-type="float">
            <text:p>-6,12E-15</text:p>
          </table:table-cell>
          <table:table-cell table:style-name="ce139" table:formula="of:=SUM([.L14:.L15])" office:value-type="float" office:value="-7.05E-015" calcext:value-type="float">
            <text:p>-7,05E-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02"/>
          <table:table-cell table:style-name="ce121"/>
          <table:table-cell table:style-name="ce136" table:number-columns-repeated="2"/>
          <table:table-cell table:style-name="ce121"/>
          <table:table-cell table:style-name="ce140"/>
          <table:table-cell table:style-name="ce137" table:number-columns-repeated="3"/>
          <table:table-cell table:style-name="ce140"/>
          <table:table-cell table:number-columns-repeated="1012"/>
        </table:table-row>
        <table:table-row table:style-name="ro1">
          <table:table-cell table:number-columns-repeated="2"/>
          <table:table-cell table:style-name="ce108" office:value-type="string" calcext:value-type="string">
            <text:p>Atraso crítico</text:p>
          </table:table-cell>
          <table:table-cell table:style-name="ce123" table:formula="of:=LARGE([.D5:.D12];1)" office:value-type="float" office:value="0.00000000002563" calcext:value-type="float">
            <text:p>25,63E-12</text:p>
          </table:table-cell>
          <table:table-cell table:style-name="ce123" table:formula="of:=LARGE([.E5:.E12];1)" office:value-type="float" office:value="0.00000000002593" calcext:value-type="float">
            <text:p>25,93E-12</text:p>
          </table:table-cell>
          <table:table-cell table:style-name="ce123" table:formula="of:=LARGE([.F5:.F12];1)" office:value-type="float" office:value="0.00000000002417" calcext:value-type="float">
            <text:p>24,17E-12</text:p>
          </table:table-cell>
          <table:table-cell table:style-name="ce123" table:formula="of:=LARGE([.G5:.G12];1)" office:value-type="float" office:value="0.00000000004003" calcext:value-type="float">
            <text:p>40,03E-12</text:p>
          </table:table-cell>
          <table:table-cell table:style-name="ce123" table:formula="of:=LARGE([.H5:.H12];1)" office:value-type="float" office:value="0.0000000000178" calcext:value-type="float">
            <text:p>17,80E-12</text:p>
          </table:table-cell>
          <table:table-cell table:style-name="ce123" table:formula="of:=LARGE([.I5:.I12];1)" office:value-type="float" office:value="0.00000000002207" calcext:value-type="float">
            <text:p>22,07E-12</text:p>
          </table:table-cell>
          <table:table-cell table:style-name="ce123" table:formula="of:=LARGE([.J5:.J12];1)" office:value-type="float" office:value="0.00000000002227" calcext:value-type="float">
            <text:p>22,27E-12</text:p>
          </table:table-cell>
          <table:table-cell table:style-name="ce123" table:formula="of:=LARGE([.K5:.K12];1)" office:value-type="float" office:value="0.00000000002187" calcext:value-type="float">
            <text:p>21,87E-12</text:p>
          </table:table-cell>
          <table:table-cell table:style-name="ce123" table:formula="of:=LARGE([.L5:.L12];1)" office:value-type="float" office:value="0.00000000002311" calcext:value-type="float">
            <text:p>23,11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08" office:value-type="string" calcext:value-type="string">
            <text:p>EDP</text:p>
          </table:table-cell>
          <table:table-cell table:style-name="ce124" table:formula="of:=[.D15]*[.D20]" office:value-type="float" office:value="-6.58691E-026" calcext:value-type="float">
            <text:p>-6,586910E-26</text:p>
          </table:table-cell>
          <table:table-cell table:style-name="ce124" table:formula="of:=[.E15]*[.E20]" office:value-type="float" office:value="-1.133141E-025" calcext:value-type="float">
            <text:p>-1,133141E-25</text:p>
          </table:table-cell>
          <table:table-cell table:style-name="ce124" table:formula="of:=[.F15]*[.F20]" office:value-type="float" office:value="-9.86136E-026" calcext:value-type="float">
            <text:p>-9,861360E-26</text:p>
          </table:table-cell>
          <table:table-cell table:style-name="ce124" table:formula="of:=[.G15]*[.G20]" office:value-type="float" office:value="-1.324993E-025" calcext:value-type="float">
            <text:p>-1,324993E-25</text:p>
          </table:table-cell>
          <table:table-cell table:style-name="ce124" table:formula="of:=[.H18]*[.H20]" office:value-type="float" office:value="-1.20147063E-025" calcext:value-type="float">
            <text:p>-1,201471E-25</text:p>
          </table:table-cell>
          <table:table-cell table:style-name="ce124" table:formula="of:=[.I18]*[.I20]" office:value-type="float" office:value="-1.725874E-025" calcext:value-type="float">
            <text:p>-1,725874E-25</text:p>
          </table:table-cell>
          <table:table-cell table:style-name="ce124" table:formula="of:=[.J18]*[.J20]" office:value-type="float" office:value="-1.732606E-025" calcext:value-type="float">
            <text:p>-1,732606E-25</text:p>
          </table:table-cell>
          <table:table-cell table:style-name="ce124" table:formula="of:=[.K18]*[.K20]" office:value-type="float" office:value="-1.3373505E-025" calcext:value-type="float">
            <text:p>-1,337351E-25</text:p>
          </table:table-cell>
          <table:table-cell table:style-name="ce124" table:formula="of:=[.L18]*[.L20]" office:value-type="float" office:value="-1.629255E-025" calcext:value-type="float">
            <text:p>-1,629255E-2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office:annotation draw:style-name="gr9" draw:text-style-name="P2" svg:width="28.99mm" svg:height="13.86mm" svg:x="123.58mm" svg:y="96.12mm" draw:caption-point-x="-6.1mm" draw:caption-point-y="15.1mm">
              <dc:date>2018-11-21T00:00:00</dc:date>
              <text:p text:style-name="P1"><text:span text:style-name="T1"/></text:p>
              <text:p text:style-name="P1"><text:span text:style-name="T1">P = V. (vdd/t)</text:span></text:p>
              <text:p text:style-name="P1"><text:span text:style-name="T1"/></text:p>
            </office:annotation>
            <text:p>PDP</text:p>
          </table:table-cell>
          <table:table-cell table:style-name="ce125" table:formula="of:=0.7*(ABS([.D15])/0.000000018)" office:value-type="float" office:value="0.0000000999444444444445" calcext:value-type="float">
            <text:p>9,99E-08</text:p>
          </table:table-cell>
          <table:table-cell table:style-name="ce125" table:formula="of:=0.7*(ABS([.E15])/0.000000018)" office:value-type="float" office:value="0.000000169944444444444" calcext:value-type="float">
            <text:p>1,70E-07</text:p>
          </table:table-cell>
          <table:table-cell table:style-name="ce125" table:formula="of:=0.7*(ABS([.F15])/0.000000018)" office:value-type="float" office:value="0.000000158666666666667" calcext:value-type="float">
            <text:p>1,59E-07</text:p>
          </table:table-cell>
          <table:table-cell table:style-name="ce125" table:formula="of:=0.7*(ABS([.G15])/0.000000018)" office:value-type="float" office:value="0.000000128722222222222" calcext:value-type="float">
            <text:p>1,29E-07</text:p>
          </table:table-cell>
          <table:table-cell table:style-name="ce125" table:formula="of:=0.7*(ABS([.H18])/0.000000018)" office:value-type="float" office:value="0.000000262493583333333" calcext:value-type="float">
            <text:p>2,62E-07</text:p>
          </table:table-cell>
          <table:table-cell table:style-name="ce125" table:formula="of:=0.7*(ABS([.I18])/0.000000018)" office:value-type="float" office:value="0.000000304111111111111" calcext:value-type="float">
            <text:p>3,04E-07</text:p>
          </table:table-cell>
          <table:table-cell table:style-name="ce125" table:formula="of:=0.7*(ABS([.J18])/0.000000018)" office:value-type="float" office:value="0.000000302555555555556" calcext:value-type="float">
            <text:p>3,03E-07</text:p>
          </table:table-cell>
          <table:table-cell table:style-name="ce125" table:formula="of:=0.7*(ABS([.K18])/0.000000018)" office:value-type="float" office:value="0.000000237805555555556" calcext:value-type="float">
            <text:p>2,38E-07</text:p>
          </table:table-cell>
          <table:table-cell table:style-name="ce125" table:formula="of:=0.7*(ABS([.L18])/0.000000018)" office:value-type="float" office:value="0.000000274166666666667" calcext:value-type="float">
            <text:p>2,74E-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01" table:number-columns-repeated="2"/>
          <table:table-cell table:style-name="ce109"/>
          <table:table-cell table:style-name="ce109" office:value-type="string" calcext:value-type="string">
            <text:p>XOR V1</text:p>
          </table:table-cell>
          <table:table-cell table:style-name="ce109" office:value-type="string" calcext:value-type="string">
            <text:p>XOR V2</text:p>
          </table:table-cell>
          <table:table-cell table:style-name="ce109" office:value-type="string" calcext:value-type="string">
            <text:p>XOR V3</text:p>
          </table:table-cell>
          <table:table-cell table:style-name="ce109" office:value-type="string" calcext:value-type="string">
            <text:p>XOR V4</text:p>
          </table:table-cell>
          <table:table-cell table:style-name="ce109" office:value-type="string" calcext:value-type="string">
            <text:p>XOR V5</text:p>
          </table:table-cell>
          <table:table-cell table:style-name="ce109" office:value-type="string" calcext:value-type="string">
            <text:p>XOR V6</text:p>
          </table:table-cell>
          <table:table-cell table:style-name="ce109" office:value-type="string" calcext:value-type="string">
            <text:p>XOR V7</text:p>
          </table:table-cell>
          <table:table-cell table:style-name="ce109" office:value-type="string" calcext:value-type="string">
            <text:p>XOR V8</text:p>
          </table:table-cell>
          <table:table-cell table:style-name="ce109" office:value-type="string" calcext:value-type="string">
            <text:p>XOR V9</text:p>
          </table:table-cell>
          <table:table-cell/>
          <table:table-cell table:style-name="ce101"/>
          <table:table-cell table:number-columns-repeated="1010"/>
        </table:table-row>
        <table:table-row table:style-name="ro1">
          <table:table-cell table:style-name="ce101" table:number-columns-repeated="2"/>
          <table:table-cell table:style-name="ce109" office:value-type="string" calcext:value-type="string">
            <text:p>Energia</text:p>
          </table:table-cell>
          <table:table-cell table:style-name="ce126" table:formula="of:=ABS([.D15])" office:value-type="float" office:value="2.57E-015" calcext:value-type="float">
            <text:p>2,57E-15</text:p>
          </table:table-cell>
          <table:table-cell table:style-name="ce126" table:formula="of:=ABS([.E15])" office:value-type="float" office:value="4.37E-015" calcext:value-type="float">
            <text:p>4,37E-15</text:p>
          </table:table-cell>
          <table:table-cell table:style-name="ce126" table:formula="of:=ABS([.F15])" office:value-type="float" office:value="4.08E-015" calcext:value-type="float">
            <text:p>4,08E-15</text:p>
          </table:table-cell>
          <table:table-cell table:style-name="ce126" table:formula="of:=ABS([.G15])" office:value-type="float" office:value="3.31E-015" calcext:value-type="float">
            <text:p>3,31E-15</text:p>
          </table:table-cell>
          <table:table-cell table:style-name="ce126" table:formula="of:=ABS([.H18])" office:value-type="float" office:value="6.749835E-015" calcext:value-type="float">
            <text:p>6,75E-15</text:p>
          </table:table-cell>
          <table:table-cell table:style-name="ce126" table:formula="of:=ABS([.I18])" office:value-type="float" office:value="7.82E-015" calcext:value-type="float">
            <text:p>7,82E-15</text:p>
          </table:table-cell>
          <table:table-cell table:style-name="ce126" table:formula="of:=ABS([.J18])" office:value-type="float" office:value="7.78E-015" calcext:value-type="float">
            <text:p>7,78E-15</text:p>
          </table:table-cell>
          <table:table-cell table:style-name="ce126" table:formula="of:=ABS([.K18])" office:value-type="float" office:value="6.115E-015" calcext:value-type="float">
            <text:p>6,12E-15</text:p>
          </table:table-cell>
          <table:table-cell table:style-name="ce126" table:formula="of:=ABS([.L18])" office:value-type="float" office:value="7.05E-015" calcext:value-type="float">
            <text:p>7,05E-15</text:p>
          </table:table-cell>
          <table:table-cell/>
          <table:table-cell table:style-name="ce101"/>
          <table:table-cell table:number-columns-repeated="1010"/>
        </table:table-row>
        <table:table-row table:style-name="ro1">
          <table:table-cell table:style-name="ce101" table:number-columns-repeated="2"/>
          <table:table-cell table:style-name="ce109" office:value-type="string" calcext:value-type="string">
            <text:p>EDP</text:p>
          </table:table-cell>
          <table:table-cell table:style-name="ce127" table:formula="of:=[.D21]*-1" office:value-type="float" office:value="6.58691E-026" calcext:value-type="float">
            <text:p>6,59E-26</text:p>
          </table:table-cell>
          <table:table-cell table:style-name="ce127" table:formula="of:=[.E21]*-1" office:value-type="float" office:value="1.133141E-025" calcext:value-type="float">
            <text:p>1,13E-25</text:p>
          </table:table-cell>
          <table:table-cell table:style-name="ce127" table:formula="of:=[.F21]*-1" office:value-type="float" office:value="9.86136E-026" calcext:value-type="float">
            <text:p>9,86E-26</text:p>
          </table:table-cell>
          <table:table-cell table:style-name="ce127" table:formula="of:=[.G21]*-1" office:value-type="float" office:value="1.324993E-025" calcext:value-type="float">
            <text:p>1,32E-25</text:p>
          </table:table-cell>
          <table:table-cell table:style-name="ce127" table:formula="of:=[.H21]*-1" office:value-type="float" office:value="1.20147063E-025" calcext:value-type="float">
            <text:p>1,20E-25</text:p>
          </table:table-cell>
          <table:table-cell table:style-name="ce127" table:formula="of:=[.I21]*-1" office:value-type="float" office:value="1.725874E-025" calcext:value-type="float">
            <text:p>1,73E-25</text:p>
          </table:table-cell>
          <table:table-cell table:style-name="ce127" table:formula="of:=[.J21]*-1" office:value-type="float" office:value="1.732606E-025" calcext:value-type="float">
            <text:p>1,73E-25</text:p>
          </table:table-cell>
          <table:table-cell table:style-name="ce127" table:formula="of:=[.K21]*-1" office:value-type="float" office:value="1.3373505E-025" calcext:value-type="float">
            <text:p>1,34E-25</text:p>
          </table:table-cell>
          <table:table-cell table:style-name="ce127" table:formula="of:=[.L21]*-1" office:value-type="float" office:value="1.629255E-025" calcext:value-type="float">
            <text:p>1,63E-25</text:p>
          </table:table-cell>
          <table:table-cell/>
          <table:table-cell table:style-name="ce101"/>
          <table:table-cell table:number-columns-repeated="1010"/>
        </table:table-row>
        <table:table-row table:style-name="ro1">
          <table:table-cell table:style-name="ce101" table:number-columns-repeated="2"/>
          <table:table-cell table:style-name="ce109" office:value-type="string" calcext:value-type="string">
            <text:p>Atraso crítico</text:p>
          </table:table-cell>
          <table:table-cell table:style-name="ce128" table:formula="of:=[.D20]" office:value-type="float" office:value="0.00000000002563" calcext:value-type="float">
            <text:p>25,63E-12</text:p>
          </table:table-cell>
          <table:table-cell table:style-name="ce128" table:formula="of:=[.E20]" office:value-type="float" office:value="0.00000000002593" calcext:value-type="float">
            <text:p>25,93E-12</text:p>
          </table:table-cell>
          <table:table-cell table:style-name="ce128" table:formula="of:=[.F20]" office:value-type="float" office:value="0.00000000002417" calcext:value-type="float">
            <text:p>24,17E-12</text:p>
          </table:table-cell>
          <table:table-cell table:style-name="ce128" table:formula="of:=[.G20]" office:value-type="float" office:value="0.00000000004003" calcext:value-type="float">
            <text:p>40,03E-12</text:p>
          </table:table-cell>
          <table:table-cell table:style-name="ce128" table:formula="of:=[.H20]" office:value-type="float" office:value="0.0000000000178" calcext:value-type="float">
            <text:p>17,80E-12</text:p>
          </table:table-cell>
          <table:table-cell table:style-name="ce128" table:formula="of:=[.I20]" office:value-type="float" office:value="0.00000000002207" calcext:value-type="float">
            <text:p>22,07E-12</text:p>
          </table:table-cell>
          <table:table-cell table:style-name="ce128" table:formula="of:=[.J20]" office:value-type="float" office:value="0.00000000002227" calcext:value-type="float">
            <text:p>22,27E-12</text:p>
          </table:table-cell>
          <table:table-cell table:style-name="ce128" table:formula="of:=[.K20]" office:value-type="float" office:value="0.00000000002187" calcext:value-type="float">
            <text:p>21,87E-12</text:p>
          </table:table-cell>
          <table:table-cell table:style-name="ce128" table:formula="of:=[.L20]" office:value-type="float" office:value="0.00000000002311" calcext:value-type="float">
            <text:p>23,11E-12</text:p>
          </table:table-cell>
          <table:table-cell/>
          <table:table-cell table:style-name="ce101"/>
          <table:table-cell table:number-columns-repeated="1010"/>
        </table:table-row>
        <table:table-row table:style-name="ro1">
          <table:table-cell table:style-name="ce101" table:number-columns-repeated="2"/>
          <table:table-cell table:style-name="ce109" office:value-type="string" calcext:value-type="string">
            <text:p>media</text:p>
          </table:table-cell>
          <table:table-cell table:style-name="ce126" table:formula="of:=SUM([.D5:.D12])/8" office:value-type="float" office:value="0.0000000000213125" calcext:value-type="float">
            <text:p>2,13E-11</text:p>
          </table:table-cell>
          <table:table-cell table:style-name="ce126" table:formula="of:=SUM([.E5:.E12])/8" office:value-type="float" office:value="0.00000000002290125" calcext:value-type="float">
            <text:p>2,29E-11</text:p>
          </table:table-cell>
          <table:table-cell table:style-name="ce126" table:formula="of:=SUM([.F5:.F12])/8" office:value-type="float" office:value="0.00000000001716375" calcext:value-type="float">
            <text:p>1,72E-11</text:p>
          </table:table-cell>
          <table:table-cell table:style-name="ce126" table:formula="of:=SUM([.G5:.G12])/8" office:value-type="float" office:value="0.0000000000226325" calcext:value-type="float">
            <text:p>2,26E-11</text:p>
          </table:table-cell>
          <table:table-cell table:style-name="ce126" table:formula="of:=SUM([.H5:.H12])/8" office:value-type="float" office:value="0.00000000001517125" calcext:value-type="float">
            <text:p>1,52E-11</text:p>
          </table:table-cell>
          <table:table-cell table:style-name="ce126" table:formula="of:=SUM([.I5:.I12])/8" office:value-type="float" office:value="0.0000000000188925" calcext:value-type="float">
            <text:p>1,89E-11</text:p>
          </table:table-cell>
          <table:table-cell table:style-name="ce126" table:formula="of:=SUM([.J5:.J12])/8" office:value-type="float" office:value="0.00000000001846625" calcext:value-type="float">
            <text:p>1,85E-11</text:p>
          </table:table-cell>
          <table:table-cell table:style-name="ce126" table:formula="of:=SUM([.K5:.K12])/8" office:value-type="float" office:value="0.0000000000149475" calcext:value-type="float">
            <text:p>1,49E-11</text:p>
          </table:table-cell>
          <table:table-cell table:style-name="ce126" table:formula="of:=SUM([.L5:.L12])/8" office:value-type="float" office:value="0.00000000001835125" calcext:value-type="float">
            <text:p>1,84E-11</text:p>
          </table:table-cell>
          <table:table-cell/>
          <table:table-cell table:style-name="ce101"/>
          <table:table-cell table:number-columns-repeated="1010"/>
        </table:table-row>
        <table:table-row table:style-name="ro1">
          <table:table-cell table:style-name="ce101" table:number-columns-repeated="2"/>
          <table:table-cell table:style-name="ce109" office:value-type="string" calcext:value-type="string">
            <text:p>Potencia</text:p>
          </table:table-cell>
          <table:table-cell table:style-name="ce126" table:number-columns-repeated="9"/>
          <table:table-cell/>
          <table:table-cell table:style-name="ce101"/>
          <table:table-cell table:number-columns-repeated="1010"/>
        </table:table-row>
        <table:table-row table:style-name="ro1">
          <table:table-cell table:style-name="ce101" table:number-columns-repeated="2"/>
          <table:table-cell table:style-name="ce110"/>
          <table:table-cell table:style-name="ce129" table:number-columns-repeated="9"/>
          <table:table-cell table:number-columns-repeated="1012"/>
        </table:table-row>
        <table:table-row table:style-name="ro1">
          <table:table-cell table:number-columns-repeated="3"/>
          <table:table-cell table:style-name="ce125"/>
          <table:table-cell table:number-columns-repeated="1020"/>
        </table:table-row>
        <table:table-row table:style-name="ro1">
          <table:table-cell table:number-columns-repeated="2"/>
          <table:table-cell table:style-name="ce109"/>
          <table:table-cell table:style-name="ce76" office:value-type="string" calcext:value-type="string">
            <text:p>XOR V1</text:p>
          </table:table-cell>
          <table:table-cell table:style-name="ce76" office:value-type="string" calcext:value-type="string">
            <text:p>XOR V2</text:p>
          </table:table-cell>
          <table:table-cell table:style-name="ce76" office:value-type="string" calcext:value-type="string">
            <text:p>XOR V3</text:p>
          </table:table-cell>
          <table:table-cell table:style-name="ce76" office:value-type="string" calcext:value-type="string">
            <text:p>XOR V4</text:p>
          </table:table-cell>
          <table:table-cell table:style-name="ce141" office:value-type="string" calcext:value-type="string">
            <text:p>XOR V5</text:p>
          </table:table-cell>
          <table:table-cell table:style-name="ce141" office:value-type="string" calcext:value-type="string">
            <text:p>XOR V6</text:p>
          </table:table-cell>
          <table:table-cell table:style-name="ce141" office:value-type="string" calcext:value-type="string">
            <text:p>XOR V7</text:p>
          </table:table-cell>
          <table:table-cell table:style-name="ce141" office:value-type="string" calcext:value-type="string">
            <text:p>XOR V8</text:p>
          </table:table-cell>
          <table:table-cell table:style-name="ce141" office:value-type="string" calcext:value-type="string">
            <text:p>XOR V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J(-15)</text:p>
          </table:table-cell>
          <table:table-cell table:style-name="ce111" office:value-type="string" calcext:value-type="string">
            <office:annotation draw:style-name="gr3" draw:text-style-name="P2" svg:width="28.99mm" svg:height="21.76mm" svg:x="123.58mm" svg:y="153.15mm" draw:caption-point-x="-6.1mm" draw:caption-point-y="16.28mm">
              <dc:date>2018-11-12T00:00:00</dc:date>
              <text:p text:style-name="P1"><text:span text:style-name="T1">Fento= e-15</text:span></text:p>
              <text:p text:style-name="P1"><text:span text:style-name="T1"/></text:p>
              <text:p text:style-name="P1"><text:span text:style-name="T1">Dividi os valores por 1e-15 para simplificar</text:span></text:p>
            </office:annotation>
            <text:p>Energia nominal</text:p>
          </table:table-cell>
          <table:table-cell table:style-name="ce131" table:formula="of:=[.D15]/1E-015" office:value-type="float" office:value="-2.57" calcext:value-type="float">
            <text:p>-2,57</text:p>
          </table:table-cell>
          <table:table-cell table:style-name="ce131" table:formula="of:=[.E15]/1E-015" office:value-type="float" office:value="-4.37" calcext:value-type="float">
            <text:p>-4,37</text:p>
          </table:table-cell>
          <table:table-cell table:style-name="ce131" table:formula="of:=[.F15]/1E-015" office:value-type="float" office:value="-4.08" calcext:value-type="float">
            <text:p>-4,08</text:p>
          </table:table-cell>
          <table:table-cell table:style-name="ce131" table:formula="of:=[.G15]/1E-015" office:value-type="float" office:value="-3.31" calcext:value-type="float">
            <text:p>-3,31</text:p>
          </table:table-cell>
          <table:table-cell table:style-name="ce134" table:formula="of:=[.H18]/1E-015" office:value-type="float" office:value="-6.749835" calcext:value-type="float">
            <text:p>-6,75</text:p>
          </table:table-cell>
          <table:table-cell table:style-name="ce131" table:formula="of:=[.I18]/1E-015" office:value-type="float" office:value="-7.82" calcext:value-type="float">
            <text:p>-7,82</text:p>
          </table:table-cell>
          <table:table-cell table:style-name="ce131" table:formula="of:=[.J18]/1E-015" office:value-type="float" office:value="-7.78" calcext:value-type="float">
            <text:p>-7,78</text:p>
          </table:table-cell>
          <table:table-cell table:style-name="ce134" table:formula="of:=[.K18]/1E-015" office:value-type="float" office:value="-6.115" calcext:value-type="float">
            <text:p>-6,12</text:p>
          </table:table-cell>
          <table:table-cell table:style-name="ce131" table:formula="of:=[.L18]/1E-015" office:value-type="float" office:value="-7.05" calcext:value-type="float">
            <text:p>-7,0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y(-24)</text:p>
          </table:table-cell>
          <table:table-cell table:style-name="ce112" office:value-type="string" calcext:value-type="string">
            <office:annotation draw:style-name="gr4" draw:text-style-name="P2" svg:width="28.99mm" svg:height="65.21mm" svg:x="123.58mm" svg:y="158.44mm" draw:caption-point-x="-6.1mm" draw:caption-point-y="16.28mm">
              <dc:date>2018-11-12T00:00:00</dc:date>
              <text:p text:style-name="P1"><text:span text:style-name="T1">Yocto = e-24</text:span></text:p>
              <text:p text:style-name="P1"><text:span text:style-name="T1"/></text:p>
              <text:p text:style-name="P1"><text:span text:style-name="T1">EDP = energy delay product</text:span></text:p>
              <text:p text:style-name="P1"><text:span text:style-name="T1"/></text:p>
              <text:p text:style-name="P1"><text:span text:style-name="T1">PDP = power delay product</text:span></text:p>
              <text:p text:style-name="P1"><text:span text:style-name="T1"/></text:p>
              <text:p text:style-name="P1"><text:span text:style-name="T1">EDP = vdd * atraso crítico</text:span></text:p>
              <text:p text:style-name="P1"><text:span text:style-name="T1"/></text:p>
              <text:p text:style-name="P1"><text:span text:style-name="T1">Dividi todos os valores por 1e-24 para simplificar os resultados</text:span></text:p>
            </office:annotation>
            <text:p>EDP nominal</text:p>
          </table:table-cell>
          <table:table-cell table:style-name="ce132" table:formula="of:=[.D26]/1E-024" office:value-type="float" office:value="0.0658691" calcext:value-type="float">
            <text:p>0,0659</text:p>
          </table:table-cell>
          <table:table-cell table:style-name="ce132" table:formula="of:=[.E26]/1E-024" office:value-type="float" office:value="0.1133141" calcext:value-type="float">
            <text:p>0,1133</text:p>
          </table:table-cell>
          <table:table-cell table:style-name="ce132" table:formula="of:=[.F26]/1E-024" office:value-type="float" office:value="0.0986136" calcext:value-type="float">
            <text:p>0,0986</text:p>
          </table:table-cell>
          <table:table-cell table:style-name="ce132" table:formula="of:=[.G26]/1E-024" office:value-type="float" office:value="0.1324993" calcext:value-type="float">
            <text:p>0,1325</text:p>
          </table:table-cell>
          <table:table-cell table:style-name="ce132" table:formula="of:=[.H26]/1E-024" office:value-type="float" office:value="0.120147063" calcext:value-type="float">
            <text:p>0,1201</text:p>
          </table:table-cell>
          <table:table-cell table:style-name="ce132" table:formula="of:=[.I26]/1E-024" office:value-type="float" office:value="0.1725874" calcext:value-type="float">
            <text:p>0,1726</text:p>
          </table:table-cell>
          <table:table-cell table:style-name="ce132" table:formula="of:=[.J26]/1E-024" office:value-type="float" office:value="0.1732606" calcext:value-type="float">
            <text:p>0,1733</text:p>
          </table:table-cell>
          <table:table-cell table:style-name="ce132" table:formula="of:=[.K26]/1E-024" office:value-type="float" office:value="0.13373505" calcext:value-type="float">
            <text:p>0,1337</text:p>
          </table:table-cell>
          <table:table-cell table:style-name="ce132" table:formula="of:=[.L26]/1E-024" office:value-type="float" office:value="0.1629255" calcext:value-type="float">
            <text:p>0,16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s(-12)</text:p>
          </table:table-cell>
          <table:table-cell table:style-name="ce111" office:value-type="string" calcext:value-type="string">
            <office:annotation draw:style-name="gr5" draw:text-style-name="P2" svg:width="28.99mm" svg:height="29.66mm" svg:x="123.58mm" svg:y="162.61mm" draw:caption-point-x="-6.1mm" draw:caption-point-y="17.4mm">
              <dc:date>2018-11-12T00:00:00</dc:date>
              <text:p text:style-name="P1"><text:span text:style-name="T1">Pico = e-12</text:span></text:p>
              <text:p text:style-name="P1"><text:span text:style-name="T1"/></text:p>
              <text:p text:style-name="P1"><text:span text:style-name="T1">Dividi todos os valores por 1e-12 para simplificar os resultados</text:span></text:p>
            </office:annotation>
            <text:p>Atraso crítico nominal</text:p>
          </table:table-cell>
          <table:table-cell table:style-name="ce133" table:formula="of:=[.D20]/0.000000000001" office:value-type="float" office:value="25.63" calcext:value-type="float">
            <text:p>25,63</text:p>
          </table:table-cell>
          <table:table-cell table:style-name="ce133" table:formula="of:=[.E20]/0.000000000001" office:value-type="float" office:value="25.93" calcext:value-type="float">
            <text:p>25,93</text:p>
          </table:table-cell>
          <table:table-cell table:style-name="ce133" table:formula="of:=[.F20]/0.000000000001" office:value-type="float" office:value="24.17" calcext:value-type="float">
            <text:p>24,17</text:p>
          </table:table-cell>
          <table:table-cell table:style-name="ce133" table:formula="of:=[.G20]/0.000000000001" office:value-type="float" office:value="40.03" calcext:value-type="float">
            <text:p>40,03</text:p>
          </table:table-cell>
          <table:table-cell table:style-name="ce133" table:formula="of:=[.H20]/0.000000000001" office:value-type="float" office:value="17.8" calcext:value-type="float">
            <text:p>17,8</text:p>
          </table:table-cell>
          <table:table-cell table:style-name="ce133" table:formula="of:=[.I20]/0.000000000001" office:value-type="float" office:value="22.07" calcext:value-type="float">
            <text:p>22,07</text:p>
          </table:table-cell>
          <table:table-cell table:style-name="ce133" table:formula="of:=[.J20]/0.000000000001" office:value-type="float" office:value="22.27" calcext:value-type="float">
            <text:p>22,27</text:p>
          </table:table-cell>
          <table:table-cell table:style-name="ce133" table:formula="of:=[.K20]/0.000000000001" office:value-type="float" office:value="21.87" calcext:value-type="float">
            <text:p>21,87</text:p>
          </table:table-cell>
          <table:table-cell table:style-name="ce133" table:formula="of:=[.L20]/0.000000000001" office:value-type="float" office:value="23.11" calcext:value-type="float">
            <text:p>23,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s(-12)</text:p>
          </table:table-cell>
          <table:table-cell table:style-name="ce111" office:value-type="string" calcext:value-type="string">
            <office:annotation draw:style-name="gr6" draw:text-style-name="P2" svg:width="28.99mm" svg:height="49.41mm" svg:x="123.58mm" svg:y="167.91mm" draw:caption-point-x="-6.1mm" draw:caption-point-y="17.39mm">
              <dc:date>2018-11-26T00:00:00</dc:date>
              <text:p text:style-name="P1"><text:span text:style-name="T1">Pico = e-12</text:span></text:p>
              <text:p text:style-name="P1"><text:span text:style-name="T1"/></text:p>
              <text:p text:style-name="P1"><text:span text:style-name="T1">Calcula a media dos valores dos atrasos da minha porta</text:span></text:p>
              <text:p text:style-name="P1"><text:span text:style-name="T1"/></text:p>
              <text:p text:style-name="P1"><text:span text:style-name="T1">Dividi todos os valores por 1e-12 para simplificar os resultados</text:span></text:p>
            </office:annotation>
            <text:p>media nominal</text:p>
          </table:table-cell>
          <table:table-cell table:style-name="ce134" table:formula="of:=[.D28]/0.000000000001" office:value-type="float" office:value="21.3125" calcext:value-type="float">
            <text:p>21,31</text:p>
          </table:table-cell>
          <table:table-cell table:style-name="ce134" table:formula="of:=[.E28]/0.000000000001" office:value-type="float" office:value="22.90125" calcext:value-type="float">
            <text:p>22,90</text:p>
          </table:table-cell>
          <table:table-cell table:style-name="ce134" table:formula="of:=[.F28]/0.000000000001" office:value-type="float" office:value="17.16375" calcext:value-type="float">
            <text:p>17,16</text:p>
          </table:table-cell>
          <table:table-cell table:style-name="ce134" table:formula="of:=[.G28]/0.000000000001" office:value-type="float" office:value="22.6325" calcext:value-type="float">
            <text:p>22,63</text:p>
          </table:table-cell>
          <table:table-cell table:style-name="ce134" table:formula="of:=[.H28]/0.000000000001" office:value-type="float" office:value="15.17125" calcext:value-type="float">
            <text:p>15,17</text:p>
          </table:table-cell>
          <table:table-cell table:style-name="ce134" table:formula="of:=[.I28]/0.000000000001" office:value-type="float" office:value="18.8925" calcext:value-type="float">
            <text:p>18,89</text:p>
          </table:table-cell>
          <table:table-cell table:style-name="ce134" table:formula="of:=[.J28]/0.000000000001" office:value-type="float" office:value="18.46625" calcext:value-type="float">
            <text:p>18,47</text:p>
          </table:table-cell>
          <table:table-cell table:style-name="ce134" table:formula="of:=[.K28]/0.000000000001" office:value-type="float" office:value="14.9475" calcext:value-type="float">
            <text:p>14,95</text:p>
          </table:table-cell>
          <table:table-cell table:style-name="ce134" table:formula="of:=[.L28]/0.000000000001" office:value-type="float" office:value="18.35125" calcext:value-type="float">
            <text:p>18,3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13" office:value-type="string" calcext:value-type="string">
            <office:annotation draw:style-name="gr1" draw:text-style-name="P2" svg:width="28.99mm" svg:height="41.51mm" svg:x="123.58mm" svg:y="175.5mm" draw:caption-point-x="-6.1mm" draw:caption-point-y="15.1mm">
              <dc:date>2018-11-26T00:00:00</dc:date>
              <text:p text:style-name="P1"><text:span text:style-name="T1"><text:s/></text:span><text:span text:style-name="T1">= nano 1e-9</text:span></text:p>
              <text:p text:style-name="P1"><text:span text:style-name="T1"/></text:p>
              <text:p text:style-name="P1"><text:span text:style-name="T1">Calcula a potencia do circuito da xor</text:span></text:p>
              <text:p text:style-name="P1"><text:span text:style-name="T1"/></text:p>
              <text:p text:style-name="P1"><text:span text:style-name="T1">Dividi todos os valores por 1e-9 para simplificar os resultados</text:span></text:p>
            </office:annotation>
            <text:p>Potencia nominal</text:p>
          </table:table-cell>
          <table:table-cell table:style-name="ce134" table:formula="of:=0.7*(ABS([.D15])/0.000000018)/0.000000001" office:value-type="float" office:value="99.9444444444444" calcext:value-type="float">
            <text:p>99,94</text:p>
          </table:table-cell>
          <table:table-cell table:style-name="ce134" table:formula="of:=0.7*(ABS([.E15])/0.000000018)/0.000000001" office:value-type="float" office:value="169.944444444444" calcext:value-type="float">
            <text:p>169,94</text:p>
          </table:table-cell>
          <table:table-cell table:style-name="ce134" table:formula="of:=0.7*(ABS([.F15])/0.000000018)/0.000000001" office:value-type="float" office:value="158.666666666667" calcext:value-type="float">
            <text:p>158,67</text:p>
          </table:table-cell>
          <table:table-cell table:style-name="ce134" table:formula="of:=0.7*(ABS([.G15])/0.000000018)/0.000000001" office:value-type="float" office:value="128.722222222222" calcext:value-type="float">
            <text:p>128,72</text:p>
          </table:table-cell>
          <table:table-cell table:style-name="ce134" table:formula="of:=0.7*(ABS([.H18])/0.000000018)/0.000000001" office:value-type="float" office:value="262.493583333333" calcext:value-type="float">
            <text:p>262,49</text:p>
          </table:table-cell>
          <table:table-cell table:style-name="ce134" table:formula="of:=0.7*(ABS([.I18])/0.000000018)/0.000000001" office:value-type="float" office:value="304.111111111111" calcext:value-type="float">
            <text:p>304,11</text:p>
          </table:table-cell>
          <table:table-cell table:style-name="ce134" table:formula="of:=0.7*(ABS([.J18])/0.000000018)/0.000000001" office:value-type="float" office:value="302.555555555556" calcext:value-type="float">
            <text:p>302,56</text:p>
          </table:table-cell>
          <table:table-cell table:style-name="ce134" table:formula="of:=0.7*(ABS([.K18])/0.000000018)/0.000000001" office:value-type="float" office:value="237.805555555556" calcext:value-type="float">
            <text:p>237,81</text:p>
          </table:table-cell>
          <table:table-cell table:style-name="ce134" table:formula="of:=0.7*(ABS([.L18])/0.000000018)/0.000000001" office:value-type="float" office:value="274.166666666667" calcext:value-type="float">
            <text:p>274,1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25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5"/>
          <table:table-cell table:number-columns-repeated="8"/>
          <table:table-cell office:value-type="float" office:value="0.102575" calcext:value-type="float">
            <text:p>0,102575</text:p>
          </table:table-cell>
          <table:table-cell office:value-type="float" office:value="1.15252" calcext:value-type="float">
            <text:p>1,15252</text:p>
          </table:table-cell>
          <table:table-cell table:number-columns-repeated="1012"/>
        </table:table-row>
        <table:table-row table:style-name="ro1">
          <table:table-cell/>
          <table:table-cell table:style-name="ce105"/>
          <table:table-cell table:style-name="ce114" office:value-type="string" calcext:value-type="string" table:number-columns-spanned="7" table:number-rows-spanned="1">
            <text:p>A energia consumida pelas topologias PTL, sob o meu vdd2, são consideravelmente menores do que as CMOS. Cerca de 2x menor</text:p>
          </table:table-cell>
          <table:covered-table-cell table:number-columns-repeated="6" table:style-name="ce81"/>
          <table:table-cell table:number-columns-repeated="1015"/>
        </table:table-row>
        <table:table-row table:style-name="ro1">
          <table:table-cell/>
          <table:table-cell table:style-name="ce105"/>
          <table:table-cell table:style-name="ce114" office:value-type="string" calcext:value-type="string" table:number-columns-spanned="7" table:number-rows-spanned="1">
            <text:p>A topologia xor que teve o maior consumo de energia, sob o vdd2 apenas, foi a V8</text:p>
          </table:table-cell>
          <table:covered-table-cell table:number-columns-repeated="6" table:style-name="ce81"/>
          <table:table-cell table:number-columns-repeated="1015"/>
        </table:table-row>
        <table:table-row table:style-name="ro1">
          <table:table-cell/>
          <table:table-cell table:style-name="ce105"/>
          <table:table-cell table:style-name="ce114" office:value-type="string" calcext:value-type="string" table:number-columns-spanned="7" table:number-rows-spanned="1">
            <text:p>A topologia xor que teve o maior consumo de energia nominal, sob o vdd2 apenas, foi a V6</text:p>
          </table:table-cell>
          <table:covered-table-cell table:number-columns-repeated="6" table:style-name="ce81"/>
          <table:table-cell table:number-columns-repeated="1015"/>
        </table:table-row>
        <table:table-row table:style-name="ro1">
          <table:table-cell/>
          <table:table-cell table:style-name="ce105"/>
          <table:table-cell table:style-name="ce114" office:value-type="string" calcext:value-type="string" table:number-columns-spanned="7" table:number-rows-spanned="1">
            <text:p>Entre as CMOS a topologia com o menor consumo foi a V1 e com o maior consumo foi a V2</text:p>
          </table:table-cell>
          <table:covered-table-cell table:number-columns-repeated="6" table:style-name="ce81"/>
          <table:table-cell table:number-columns-repeated="1015"/>
        </table:table-row>
        <table:table-row table:style-name="ro1">
          <table:table-cell/>
          <table:table-cell table:style-name="ce105"/>
          <table:table-cell table:style-name="ce114" office:value-type="string" calcext:value-type="string" table:number-columns-spanned="7" table:number-rows-spanned="1">
            <text:p>Entre as PTL a topologia com o menor consumo foi a V8 (levando em consideração vdd1 e vdd2) foi a V8 e a com o maior consumo foi a V6</text:p>
          </table:table-cell>
          <table:covered-table-cell table:number-columns-repeated="6" table:style-name="ce81"/>
          <table:table-cell table:number-columns-repeated="1015"/>
        </table:table-row>
        <table:table-row table:style-name="ro1">
          <table:table-cell/>
          <table:table-cell table:style-name="ce105"/>
          <table:table-cell table:style-name="ce114" office:value-type="string" calcext:value-type="string" table:number-columns-spanned="7" table:number-rows-spanned="1">
            <text:p>Entre as PTL a topologia com o menor consumo (levando em consideração apenas o vdd2) foi a V5 e a com o maior consumo foi a V8</text:p>
          </table:table-cell>
          <table:covered-table-cell table:number-columns-repeated="6" table:style-name="ce81"/>
          <table:table-cell table:number-columns-repeated="1015"/>
        </table:table-row>
        <table:table-row table:style-name="ro1">
          <table:table-cell/>
          <table:table-cell table:style-name="ce105"/>
          <table:table-cell table:style-name="ce114" table:number-columns-spanned="7" table:number-rows-spanned="1"/>
          <table:covered-table-cell table:number-columns-repeated="6" table:style-name="ce81"/>
          <table:table-cell table:number-columns-repeated="1015"/>
        </table:table-row>
        <table:table-row table:style-name="ro1">
          <table:table-cell/>
          <table:table-cell table:style-name="ce105"/>
          <table:table-cell table:style-name="ce114" table:number-columns-spanned="7" table:number-rows-spanned="1"/>
          <table:covered-table-cell table:number-columns-repeated="6" table:style-name="ce81"/>
          <table:table-cell table:number-columns-repeated="1015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7" table:number-rows-spanned="1">
            <text:p>O meu atraso crítico permanece praticamente igual em todas as topologias implementadas. Porque?</text:p>
          </table:table-cell>
          <table:covered-table-cell table:number-columns-repeated="6" table:style-name="ce81"/>
          <table:table-cell table:number-columns-repeated="1015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7" table:number-rows-spanned="1">
            <text:p>O maior atraso ocorreu na topologia da xor V4, cerca de duas vezes maior que todas as outras topologias. Porque?</text:p>
          </table:table-cell>
          <table:covered-table-cell table:number-columns-repeated="6" table:style-name="ce81"/>
          <table:table-cell table:number-columns-repeated="1015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7" table:number-rows-spanned="1">
            <text:p>O meu menor atraso ocorreu na topologia xor V5. Porque? O que leva ela a ter o pior atraso uma vez que ela possui menos transitores?</text:p>
          </table:table-cell>
          <table:covered-table-cell table:number-columns-repeated="6" table:style-name="ce81"/>
          <table:table-cell table:number-columns-repeated="1015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7" table:number-rows-spanned="1">
            <text:p>Em media os meus atrasos na topologia PTL é menor, ou seja, no geral elas possuem um atraso menor do que as CMOS. Porque?</text:p>
          </table:table-cell>
          <table:covered-table-cell table:number-columns-repeated="6" table:style-name="ce81"/>
          <table:table-cell table:number-columns-repeated="1015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7" table:number-rows-spanned="1">
            <text:p>Entre todas, a topologia que apresentou a melhor média de atrasos foi a V8 e a pior foi a V4</text:p>
          </table:table-cell>
          <table:covered-table-cell table:number-columns-repeated="6" table:style-name="ce81"/>
          <table:table-cell table:number-columns-repeated="1015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7" table:number-rows-spanned="1">
            <text:p>A diferença entre o maior atraso e o menor atraso (entre todas implementações) é de pouco mais que o dobro</text:p>
          </table:table-cell>
          <table:covered-table-cell table:number-columns-repeated="6" table:style-name="ce81"/>
          <table:table-cell table:number-columns-repeated="1015"/>
        </table:table-row>
        <table:table-row table:style-name="ro3">
          <table:table-cell table:number-columns-repeated="2"/>
          <table:table-cell table:style-name="ce114" office:value-type="string" calcext:value-type="string" table:number-columns-spanned="7" table:number-rows-spanned="1">
            <text:p>Os meus atrasos críticos se dão sempre no borda de descida (tp_hl), exceto na topologia V4. Ou seja as minhas implementações tem maior </text:p>
            <text:p>dificuldade para passar do estado de sinal alto para o sinal baixo</text:p>
          </table:table-cell>
          <table:covered-table-cell table:number-columns-repeated="6" table:style-name="ce81"/>
          <table:table-cell table:number-columns-repeated="1015"/>
        </table:table-row>
        <table:table-row table:style-name="ro1">
          <table:table-cell table:number-columns-repeated="2"/>
          <table:table-cell table:style-name="ce105" table:number-columns-spanned="7" table:number-rows-spanned="1"/>
          <table:covered-table-cell table:number-columns-repeated="6" table:style-name="ce81"/>
          <table:table-cell table:number-columns-repeated="1015"/>
        </table:table-row>
        <table:table-row table:style-name="ro1">
          <table:table-cell table:number-columns-repeated="2"/>
          <table:table-cell table:style-name="ce105" table:number-columns-spanned="7" table:number-rows-spanned="1"/>
          <table:covered-table-cell table:number-columns-repeated="6" table:style-name="ce81"/>
          <table:table-cell table:number-columns-repeated="1015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7" table:number-rows-spanned="1">
            <text:p>O EDP é ligeiramente maior para as minhas implementações PTL (cerca de 0.0125e-24)</text:p>
          </table:table-cell>
          <table:covered-table-cell table:number-columns-repeated="6" table:style-name="ce81"/>
          <table:table-cell table:number-columns-repeated="1015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7" table:number-rows-spanned="1">
            <text:p>A topologia com o maior EDP foi a V7 e a com o menor EDP foi a V1</text:p>
          </table:table-cell>
          <table:covered-table-cell table:number-columns-repeated="6" table:style-name="ce81"/>
          <table:table-cell table:number-columns-repeated="1015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7" table:number-rows-spanned="1">
            <text:p>Entre as CMOS o maior EDP é da V4 e o menor EDP é da V1 </text:p>
          </table:table-cell>
          <table:covered-table-cell table:number-columns-repeated="6" table:style-name="ce81"/>
          <table:table-cell table:number-columns-repeated="1015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7" table:number-rows-spanned="1">
            <text:p>Entre as PTL o maior EDP é da V7 e o menor EDP é da V5</text:p>
          </table:table-cell>
          <table:covered-table-cell table:number-columns-repeated="6" table:style-name="ce81"/>
          <table:table-cell table:number-columns-repeated="1015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7" table:number-rows-spanned="1">
            <text:p>Quanto menor o EDP melhor é a topologia quado se está pensando na relação consumo e atraso</text:p>
          </table:table-cell>
          <table:covered-table-cell table:number-columns-repeated="6" table:style-name="ce81"/>
          <table:table-cell table:number-columns-repeated="1015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7" table:number-rows-spanned="1">
            <text:p>A diferença entre a maior e a menor EDP é de 0.011</text:p>
          </table:table-cell>
          <table:covered-table-cell table:number-columns-repeated="6" table:style-name="ce81"/>
          <table:table-cell table:number-columns-repeated="1015"/>
        </table:table-row>
        <table:table-row table:style-name="ro1">
          <table:table-cell table:number-columns-repeated="2"/>
          <table:table-cell table:style-name="ce114" table:number-columns-spanned="7" table:number-rows-spanned="1"/>
          <table:covered-table-cell table:number-columns-repeated="6" table:style-name="ce81"/>
          <table:table-cell table:number-columns-repeated="1015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7" table:number-rows-spanned="1">
            <text:p>A topologia com a maior potencia dissipada foi a V6 e a com a menor foi a V1 </text:p>
          </table:table-cell>
          <table:covered-table-cell table:number-columns-repeated="6" table:style-name="ce81"/>
          <table:table-cell table:number-columns-repeated="1015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7" table:number-rows-spanned="1">
            <text:p>Entre as CMOS a topologia com a maior potência foi a V2 e a menor foi a V1. Porque?</text:p>
          </table:table-cell>
          <table:covered-table-cell table:number-columns-repeated="6" table:style-name="ce81"/>
          <table:table-cell table:number-columns-repeated="1015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7" table:number-rows-spanned="1">
            <text:p>Entre as PTL a topologia com a maior energia dissipada foi a V6 e com a menor foi a V8. Porque?</text:p>
          </table:table-cell>
          <table:covered-table-cell table:number-columns-repeated="6" table:style-name="ce81"/>
          <table:table-cell table:number-columns-repeated="1015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7" table:number-rows-spanned="1">
            <text:p>Em média as topologias PTL tem uma potencia maior do que as CMOS, cerca do dobre de potência é dissipada. Pq?</text:p>
          </table:table-cell>
          <table:covered-table-cell table:number-columns-repeated="6" table:style-name="ce81"/>
          <table:table-cell table:number-columns-repeated="1015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7" table:number-rows-spanned="1">
            <text:p>A diferença entre a maior potência (V6) e a menor é de pouco mais que 3x</text:p>
          </table:table-cell>
          <table:covered-table-cell table:number-columns-repeated="6" table:style-name="ce81"/>
          <table:table-cell table:number-columns-repeated="1015"/>
        </table:table-row>
        <table:table-row table:style-name="ro1">
          <table:table-cell table:number-columns-repeated="2"/>
          <table:table-cell table:style-name="ce114" table:number-columns-spanned="7" table:number-rows-spanned="1"/>
          <table:covered-table-cell table:number-columns-repeated="6" table:style-name="ce81"/>
          <table:table-cell table:number-columns-repeated="1015"/>
        </table:table-row>
        <table:table-row table:style-name="ro4">
          <table:table-cell table:number-columns-repeated="2"/>
          <table:table-cell table:style-name="ce61" office:value-type="string" calcext:value-type="string" table:number-columns-spanned="7" table:number-rows-spanned="1">
            <text:p>Uma redução do numero de transistores (motivo de circuitos PTL) faz com que eu tenha um consumo de energia maior, uma </text:p>
            <text:p>Redução nos atrasos (pouco significativa) e um aumento na potencia dissipada. Poque uma diminuição no número de transistores </text:p>
            <text:p>Não reflete numa diminuição de consumo e de potência?  </text:p>
          </table:table-cell>
          <table:covered-table-cell table:number-columns-repeated="6" table:style-name="ce81"/>
          <table:table-cell table:number-columns-repeated="1015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_near" table:style-name="ta1">
        <table:table-column table:style-name="co1" table:visibility="collapse" table:default-cell-style-name="ce100"/>
        <table:table-column table:style-name="co2" table:default-cell-style-name="ce100"/>
        <table:table-column table:style-name="co20" table:default-cell-style-name="ce100"/>
        <table:table-column table:style-name="co4" table:default-cell-style-name="ce100"/>
        <table:table-column table:style-name="co5" table:default-cell-style-name="ce100"/>
        <table:table-column table:style-name="co6" table:default-cell-style-name="ce100"/>
        <table:table-column table:style-name="co7" table:default-cell-style-name="ce100"/>
        <table:table-column table:style-name="co4" table:default-cell-style-name="ce100"/>
        <table:table-column table:style-name="co8" table:default-cell-style-name="ce100"/>
        <table:table-column table:style-name="co9" table:default-cell-style-name="ce100"/>
        <table:table-column table:style-name="co10" table:default-cell-style-name="ce100"/>
        <table:table-column table:style-name="co4" table:default-cell-style-name="ce100"/>
        <table:table-column table:style-name="co11" table:number-columns-repeated="3" table:default-cell-style-name="ce100"/>
        <table:table-column table:style-name="co2" table:default-cell-style-name="ce100"/>
        <table:table-column table:style-name="co12" table:default-cell-style-name="ce100"/>
        <table:table-column table:style-name="co9" table:default-cell-style-name="ce100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7" table:default-cell-style-name="ce100"/>
        <table:table-column table:style-name="co18" table:default-cell-style-name="ce100"/>
        <table:table-column table:style-name="co19" table:default-cell-style-name="ce100"/>
        <table:table-column table:style-name="co11" table:number-columns-repeated="999" table:default-cell-style-name="ce100"/>
        <table:table-row table:style-name="ro1">
          <table:table-cell/>
          <table:table-cell office:value-type="string" calcext:value-type="string">
            <text:p>Transiente=18ns</text:p>
          </table:table-cell>
          <table:table-cell table:number-columns-repeated="4"/>
          <table:table-cell office:value-type="string" calcext:value-type="string">
            <text:p>Transiente=22.5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dd=0.3</text:p>
          </table:table-cell>
          <table:table-cell table:style-name="ce106" office:value-type="string" calcext:value-type="string">
            <text:p>Wn=32n</text:p>
          </table:table-cell>
          <table:table-cell table:style-name="ce106" office:value-type="string" calcext:value-type="string">
            <text:p>Wp=64n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eríodo=4ns</text:p>
          </table:table-cell>
          <table:table-cell table:number-columns-repeated="4"/>
          <table:table-cell office:value-type="string" calcext:value-type="string">
            <text:p>Período=5ns</text:p>
          </table:table-cell>
          <table:table-cell table:number-columns-repeated="1017"/>
        </table:table-row>
        <table:table-row table:style-name="ro1">
          <table:table-cell/>
          <table:table-cell table:style-name="ce102" table:number-columns-repeated="2"/>
          <table:table-cell table:style-name="ce106" office:value-type="string" calcext:value-type="string">
            <text:p>XOR V1</text:p>
          </table:table-cell>
          <table:table-cell table:style-name="ce106" office:value-type="string" calcext:value-type="string">
            <text:p>XOR V2</text:p>
          </table:table-cell>
          <table:table-cell table:style-name="ce106" office:value-type="string" calcext:value-type="string">
            <text:p>XOR V3</text:p>
          </table:table-cell>
          <table:table-cell table:style-name="ce106" office:value-type="string" calcext:value-type="string">
            <office:annotation draw:style-name="gr8" draw:text-style-name="P2" svg:width="28.99mm" svg:height="33.61mm" svg:x="265.97mm" svg:y="0.87mm" draw:caption-point-x="-6.1mm" draw:caption-point-y="15.1mm">
              <dc:date>2018-11-12T00:00:00</dc:date>
              <text:p text:style-name="P1"><text:span text:style-name="T1">Devido a </text:span><text:span text:style-name="T1">deformação da </text:span><text:span text:style-name="T1">saída tive que </text:span><text:span text:style-name="T1">aumentar o meu </text:span><text:span text:style-name="T1">período de 4ns </text:span><text:span text:style-name="T1">para 5ns a fim de </text:span><text:span text:style-name="T1">fazer as </text:span><text:span text:style-name="T1">medições</text:span></text:p>
            </office:annotation>
            <text:p>XOR V4</text:p>
          </table:table-cell>
          <table:table-cell table:style-name="ce106" office:value-type="string" calcext:value-type="string">
            <text:p>XOR V5</text:p>
          </table:table-cell>
          <table:table-cell table:style-name="ce106" office:value-type="string" calcext:value-type="string">
            <text:p>XOR V6</text:p>
          </table:table-cell>
          <table:table-cell table:style-name="ce106" office:value-type="string" calcext:value-type="string">
            <text:p>XOR V7</text:p>
          </table:table-cell>
          <table:table-cell table:style-name="ce106" office:value-type="string" calcext:value-type="string">
            <text:p>XOR V8</text:p>
          </table:table-cell>
          <table:table-cell table:style-name="ce106" office:value-type="string" calcext:value-type="string">
            <text:p>XOR V9</text:p>
          </table:table-cell>
          <table:table-cell table:number-columns-repeated="1012"/>
        </table:table-row>
        <table:table-row table:style-name="ro1">
          <table:table-cell/>
          <table:table-cell table:style-name="ce144" office:value-type="string" calcext:value-type="string">
            <text:p>11 → 10</text:p>
          </table:table-cell>
          <table:table-cell table:style-name="ce108" office:value-type="string" calcext:value-type="string">
            <text:p>tplh_1B</text:p>
          </table:table-cell>
          <table:table-cell table:style-name="ce145" office:value-type="float" office:value="0.00000000096" calcext:value-type="float">
            <text:p>9,60E-10</text:p>
          </table:table-cell>
          <table:table-cell table:style-name="ce145" office:value-type="float" office:value="0.00000000158" calcext:value-type="float">
            <text:p>1,58E-09</text:p>
          </table:table-cell>
          <table:table-cell table:style-name="ce145" office:value-type="float" office:value="0.00000000107" calcext:value-type="float">
            <text:p>1,07E-09</text:p>
          </table:table-cell>
          <table:table-cell table:style-name="ce148" office:value-type="float" office:value="0.00000000118" calcext:value-type="float">
            <text:p>1,18E-09</text:p>
          </table:table-cell>
          <table:table-cell table:style-name="ce145" office:value-type="float" office:value="0.000000000897" calcext:value-type="float">
            <text:p>8,97E-10</text:p>
          </table:table-cell>
          <table:table-cell table:style-name="ce145" office:value-type="float" office:value="0.0000000013" calcext:value-type="float">
            <text:p>1,30E-09</text:p>
          </table:table-cell>
          <table:table-cell table:style-name="ce145" office:value-type="float" office:value="0.00000000122" calcext:value-type="float">
            <text:p>1,22E-09</text:p>
          </table:table-cell>
          <table:table-cell table:style-name="ce145" office:value-type="float" office:value="0.000000000836" calcext:value-type="float">
            <text:p>8,36E-10</text:p>
          </table:table-cell>
          <table:table-cell table:style-name="ce145" office:value-type="float" office:value="0.00000000139" calcext:value-type="float">
            <text:p>1,39E-09</text:p>
          </table:table-cell>
          <table:table-cell table:number-columns-repeated="1012"/>
        </table:table-row>
        <table:table-row table:style-name="ro1">
          <table:table-cell/>
          <table:table-cell table:style-name="ce144" office:value-type="string" calcext:value-type="string">
            <text:p>10 → 00</text:p>
          </table:table-cell>
          <table:table-cell table:style-name="ce108" office:value-type="string" calcext:value-type="string">
            <text:p>tphl_A0</text:p>
          </table:table-cell>
          <table:table-cell table:style-name="ce146" office:value-type="float" office:value="0.0000000013" calcext:value-type="float">
            <text:p>1,30E-09</text:p>
          </table:table-cell>
          <table:table-cell table:style-name="ce145" office:value-type="float" office:value="0.00000000139" calcext:value-type="float">
            <text:p>1,39E-09</text:p>
          </table:table-cell>
          <table:table-cell table:style-name="ce146" office:value-type="float" office:value="0.00000000113" calcext:value-type="float">
            <text:p>1,13E-09</text:p>
          </table:table-cell>
          <table:table-cell table:style-name="ce146" office:value-type="float" office:value="0.00000000133" calcext:value-type="float">
            <text:p>1,33E-09</text:p>
          </table:table-cell>
          <table:table-cell table:style-name="ce145" office:value-type="float" office:value="0.00000000067" calcext:value-type="float">
            <text:p>6,70E-10</text:p>
          </table:table-cell>
          <table:table-cell table:style-name="ce146" office:value-type="float" office:value="0.00000000145" calcext:value-type="float">
            <text:p>1,45E-09</text:p>
          </table:table-cell>
          <table:table-cell table:style-name="ce145" office:value-type="float" office:value="0.00000000121" calcext:value-type="float">
            <text:p>1,21E-09</text:p>
          </table:table-cell>
          <table:table-cell table:style-name="ce145" office:value-type="float" office:value="0.000000000552" calcext:value-type="float">
            <text:p>5,52E-10</text:p>
          </table:table-cell>
          <table:table-cell table:style-name="ce145" office:value-type="float" office:value="0.00000000133" calcext:value-type="float">
            <text:p>1,33E-09</text:p>
          </table:table-cell>
          <table:table-cell table:number-columns-repeated="1012"/>
        </table:table-row>
        <table:table-row table:style-name="ro1">
          <table:table-cell/>
          <table:table-cell table:style-name="ce144" office:value-type="string" calcext:value-type="string">
            <text:p>00 → 01</text:p>
          </table:table-cell>
          <table:table-cell table:style-name="ce108" office:value-type="string" calcext:value-type="string">
            <text:p>tplh_0B</text:p>
          </table:table-cell>
          <table:table-cell table:style-name="ce145" office:value-type="float" office:value="0.000000000769" calcext:value-type="float">
            <text:p>7,69E-10</text:p>
          </table:table-cell>
          <table:table-cell table:style-name="ce145" office:value-type="float" office:value="0.00000000131" calcext:value-type="float">
            <text:p>1,31E-09</text:p>
          </table:table-cell>
          <table:table-cell table:style-name="ce145" office:value-type="float" office:value="0.000000000874" calcext:value-type="float">
            <text:p>8,74E-10</text:p>
          </table:table-cell>
          <table:table-cell table:style-name="ce148" office:value-type="float" office:value="0.000000000918" calcext:value-type="float">
            <text:p>9,18E-10</text:p>
          </table:table-cell>
          <table:table-cell table:style-name="ce145" office:value-type="float" office:value="0.000000000909" calcext:value-type="float">
            <text:p>9,09E-10</text:p>
          </table:table-cell>
          <table:table-cell table:style-name="ce145" office:value-type="float" office:value="0.00000000113" calcext:value-type="float">
            <text:p>1,13E-09</text:p>
          </table:table-cell>
          <table:table-cell table:style-name="ce145" office:value-type="float" office:value="0.00000000111" calcext:value-type="float">
            <text:p>1,11E-09</text:p>
          </table:table-cell>
          <table:table-cell table:style-name="ce145" office:value-type="float" office:value="0.000000000884" calcext:value-type="float">
            <text:p>8,84E-10</text:p>
          </table:table-cell>
          <table:table-cell table:style-name="ce145" office:value-type="float" office:value="0.000000001" calcext:value-type="float">
            <text:p>1,00E-09</text:p>
          </table:table-cell>
          <table:table-cell table:number-columns-repeated="1012"/>
        </table:table-row>
        <table:table-row table:style-name="ro1">
          <table:table-cell/>
          <table:table-cell table:style-name="ce144" office:value-type="string" calcext:value-type="string">
            <text:p>01 → 11</text:p>
          </table:table-cell>
          <table:table-cell table:style-name="ce108" office:value-type="string" calcext:value-type="string">
            <text:p>tphl_A1</text:p>
          </table:table-cell>
          <table:table-cell table:style-name="ce145" office:value-type="float" office:value="0.00000000107" calcext:value-type="float">
            <text:p>1,07E-09</text:p>
          </table:table-cell>
          <table:table-cell table:style-name="ce146" office:value-type="float" office:value="0.00000000173" calcext:value-type="float">
            <text:p>1,73E-09</text:p>
          </table:table-cell>
          <table:table-cell table:style-name="ce145" office:value-type="float" office:value="0.00000000053" calcext:value-type="float">
            <text:p>5,30E-10</text:p>
          </table:table-cell>
          <table:table-cell table:style-name="ce148" office:value-type="float" office:value="0.00000000101" calcext:value-type="float">
            <text:p>1,01E-09</text:p>
          </table:table-cell>
          <table:table-cell table:style-name="ce146" office:value-type="float" office:value="0.000000000971" calcext:value-type="float">
            <text:p>9,71E-10</text:p>
          </table:table-cell>
          <table:table-cell table:style-name="ce145" office:value-type="float" office:value="0.0000000012" calcext:value-type="float">
            <text:p>1,20E-09</text:p>
          </table:table-cell>
          <table:table-cell table:style-name="ce145" office:value-type="float" office:value="0.00000000134" calcext:value-type="float">
            <text:p>1,34E-09</text:p>
          </table:table-cell>
          <table:table-cell table:style-name="ce145" office:value-type="float" office:value="0.000000000732" calcext:value-type="float">
            <text:p>7,32E-10</text:p>
          </table:table-cell>
          <table:table-cell table:style-name="ce145" office:value-type="float" office:value="0.00000000117" calcext:value-type="float">
            <text:p>1,17E-09</text:p>
          </table:table-cell>
          <table:table-cell table:number-columns-repeated="1012"/>
        </table:table-row>
        <table:table-row table:style-name="ro1">
          <table:table-cell/>
          <table:table-cell table:style-name="ce144" office:value-type="string" calcext:value-type="string">
            <text:p>11 → 01</text:p>
          </table:table-cell>
          <table:table-cell table:style-name="ce108" office:value-type="string" calcext:value-type="string">
            <text:p>tplh_A1</text:p>
          </table:table-cell>
          <table:table-cell table:style-name="ce145" office:value-type="float" office:value="0.000000000723" calcext:value-type="float">
            <text:p>7,23E-10</text:p>
          </table:table-cell>
          <table:table-cell table:style-name="ce145" office:value-type="float" office:value="0.00000000146" calcext:value-type="float">
            <text:p>1,46E-09</text:p>
          </table:table-cell>
          <table:table-cell table:style-name="ce145" office:value-type="float" office:value="0.00000000106" calcext:value-type="float">
            <text:p>1,06E-09</text:p>
          </table:table-cell>
          <table:table-cell table:style-name="ce148" office:value-type="float" office:value="0.000000000922" calcext:value-type="float">
            <text:p>9,22E-10</text:p>
          </table:table-cell>
          <table:table-cell table:style-name="ce145" office:value-type="float" office:value="0.000000000809" calcext:value-type="float">
            <text:p>8,09E-10</text:p>
          </table:table-cell>
          <table:table-cell table:style-name="ce145" office:value-type="float" office:value="0.00000000113" calcext:value-type="float">
            <text:p>1,13E-09</text:p>
          </table:table-cell>
          <table:table-cell table:style-name="ce145" office:value-type="float" office:value="0.0000000012" calcext:value-type="float">
            <text:p>1,20E-09</text:p>
          </table:table-cell>
          <table:table-cell table:style-name="ce145" office:value-type="float" office:value="0.00000000068" calcext:value-type="float">
            <text:p>6,80E-10</text:p>
          </table:table-cell>
          <table:table-cell table:style-name="ce145" office:value-type="float" office:value="0.00000000108" calcext:value-type="float">
            <text:p>1,08E-09</text:p>
          </table:table-cell>
          <table:table-cell table:number-columns-repeated="1012"/>
        </table:table-row>
        <table:table-row table:style-name="ro1">
          <table:table-cell/>
          <table:table-cell table:style-name="ce144" office:value-type="string" calcext:value-type="string">
            <text:p>01 → 00</text:p>
          </table:table-cell>
          <table:table-cell table:style-name="ce108" office:value-type="string" calcext:value-type="string">
            <text:p>tphl_0B</text:p>
          </table:table-cell>
          <table:table-cell table:style-name="ce145" office:value-type="float" office:value="0.00000000122" calcext:value-type="float">
            <text:p>1,22E-09</text:p>
          </table:table-cell>
          <table:table-cell table:style-name="ce145" office:value-type="float" office:value="0.00000000125" calcext:value-type="float">
            <text:p>1,25E-09</text:p>
          </table:table-cell>
          <table:table-cell table:style-name="ce145" office:value-type="float" office:value="0.00000000102" calcext:value-type="float">
            <text:p>1,02E-09</text:p>
          </table:table-cell>
          <table:table-cell table:style-name="ce148" office:value-type="float" office:value="0.00000000123" calcext:value-type="float">
            <text:p>1,23E-09</text:p>
          </table:table-cell>
          <table:table-cell table:style-name="ce145" office:value-type="float" office:value="0.000000000918" calcext:value-type="float">
            <text:p>9,18E-10</text:p>
          </table:table-cell>
          <table:table-cell table:style-name="ce145" office:value-type="float" office:value="0.00000000125" calcext:value-type="float">
            <text:p>1,25E-09</text:p>
          </table:table-cell>
          <table:table-cell table:style-name="ce146" office:value-type="float" office:value="0.00000000146" calcext:value-type="float">
            <text:p>1,46E-09</text:p>
          </table:table-cell>
          <table:table-cell table:style-name="ce145" office:value-type="float" office:value="0.000000000742" calcext:value-type="float">
            <text:p>7,42E-10</text:p>
          </table:table-cell>
          <table:table-cell table:style-name="ce146" office:value-type="float" office:value="0.00000000151" calcext:value-type="float">
            <text:p>1,51E-09</text:p>
          </table:table-cell>
          <table:table-cell table:number-columns-repeated="1012"/>
        </table:table-row>
        <table:table-row table:style-name="ro1">
          <table:table-cell/>
          <table:table-cell table:style-name="ce144" office:value-type="string" calcext:value-type="string">
            <text:p>00 → 10</text:p>
          </table:table-cell>
          <table:table-cell table:style-name="ce108" office:value-type="string" calcext:value-type="string">
            <text:p>tplh_A0</text:p>
          </table:table-cell>
          <table:table-cell table:style-name="ce145" office:value-type="float" office:value="0.000000000993" calcext:value-type="float">
            <text:p>9,93E-10</text:p>
          </table:table-cell>
          <table:table-cell table:style-name="ce145" office:value-type="float" office:value="0.00000000151" calcext:value-type="float">
            <text:p>1,51E-09</text:p>
          </table:table-cell>
          <table:table-cell table:style-name="ce145" office:value-type="float" office:value="0.00000000094" calcext:value-type="float">
            <text:p>9,40E-10</text:p>
          </table:table-cell>
          <table:table-cell table:style-name="ce148" office:value-type="float" office:value="0.00000000112" calcext:value-type="float">
            <text:p>1,12E-09</text:p>
          </table:table-cell>
          <table:table-cell table:style-name="ce145" office:value-type="float" office:value="0.00000000055" calcext:value-type="float">
            <text:p>5,50E-10</text:p>
          </table:table-cell>
          <table:table-cell table:style-name="ce145" office:value-type="float" office:value="0.00000000143" calcext:value-type="float">
            <text:p>1,43E-09</text:p>
          </table:table-cell>
          <table:table-cell table:style-name="ce145" office:value-type="float" office:value="0.00000000138" calcext:value-type="float">
            <text:p>1,38E-09</text:p>
          </table:table-cell>
          <table:table-cell table:style-name="ce145" office:value-type="float" office:value="0.00000000052" calcext:value-type="float">
            <text:p>5,20E-10</text:p>
          </table:table-cell>
          <table:table-cell table:style-name="ce145" office:value-type="float" office:value="0.00000000129" calcext:value-type="float">
            <text:p>1,29E-09</text:p>
          </table:table-cell>
          <table:table-cell table:number-columns-repeated="1012"/>
        </table:table-row>
        <table:table-row table:style-name="ro1">
          <table:table-cell/>
          <table:table-cell table:style-name="ce144" office:value-type="string" calcext:value-type="string">
            <text:p>10 → 11</text:p>
          </table:table-cell>
          <table:table-cell table:style-name="ce108" office:value-type="string" calcext:value-type="string">
            <text:p>tphl_1B</text:p>
          </table:table-cell>
          <table:table-cell table:style-name="ce145" office:value-type="float" office:value="0.000000000722" calcext:value-type="float">
            <text:p>7,22E-10</text:p>
          </table:table-cell>
          <table:table-cell table:style-name="ce145" office:value-type="float" office:value="0.00000000158" calcext:value-type="float">
            <text:p>1,58E-09</text:p>
          </table:table-cell>
          <table:table-cell table:style-name="ce145" office:value-type="float" office:value="0.000000000493" calcext:value-type="float">
            <text:p>4,93E-10</text:p>
          </table:table-cell>
          <table:table-cell table:style-name="ce148" office:value-type="float" office:value="0.000000000613" calcext:value-type="float">
            <text:p>6,13E-10</text:p>
          </table:table-cell>
          <table:table-cell table:style-name="ce145" office:value-type="float" office:value="0.00000000079" calcext:value-type="float">
            <text:p>7,90E-10</text:p>
          </table:table-cell>
          <table:table-cell table:style-name="ce145" office:value-type="float" office:value="0.00000000137" calcext:value-type="float">
            <text:p>1,37E-09</text:p>
          </table:table-cell>
          <table:table-cell table:style-name="ce145" office:value-type="float" office:value="0.00000000127" calcext:value-type="float">
            <text:p>1,27E-09</text:p>
          </table:table-cell>
          <table:table-cell table:style-name="ce146" office:value-type="float" office:value="0.00000000124" calcext:value-type="float">
            <text:p>1,24E-09</text:p>
          </table:table-cell>
          <table:table-cell table:style-name="ce145" office:value-type="float" office:value="0.00000000131" calcext:value-type="float">
            <text:p>1,31E-0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02"/>
          <table:table-cell table:style-name="ce118"/>
          <table:table-cell table:style-name="ce136"/>
          <table:table-cell table:style-name="ce137"/>
          <table:table-cell table:style-name="ce138"/>
          <table:table-cell table:style-name="ce118"/>
          <table:table-cell table:style-name="ce136" table:number-columns-repeated="3"/>
          <table:table-cell table:style-name="ce142"/>
          <table:table-cell table:number-columns-repeated="1012"/>
        </table:table-row>
        <table:table-row table:style-name="ro1">
          <table:table-cell/>
          <table:table-cell table:style-name="ce108" office:value-type="string" calcext:value-type="string">
            <text:p>CMOS:</text:p>
          </table:table-cell>
          <table:table-cell table:style-name="ce108" office:value-type="string" calcext:value-type="string">
            <text:p>Energia vdd1</text:p>
          </table:table-cell>
          <table:table-cell table:style-name="ce126" office:value-type="float" office:value="-8.3E-016" calcext:value-type="float">
            <text:p>-8,30E-16</text:p>
          </table:table-cell>
          <table:table-cell table:style-name="ce126" office:value-type="float" office:value="-5.94E-016" calcext:value-type="float">
            <text:p>-5,94E-16</text:p>
          </table:table-cell>
          <table:table-cell table:style-name="ce126" office:value-type="float" office:value="-5.5E-016" calcext:value-type="float">
            <text:p>-5,50E-16</text:p>
          </table:table-cell>
          <table:table-cell table:style-name="ce126" office:value-type="float" office:value="-5.25E-016" calcext:value-type="float">
            <text:p>-5,25E-16</text:p>
          </table:table-cell>
          <table:table-cell table:style-name="ce126" office:value-type="float" office:value="-1.29E-015" calcext:value-type="float">
            <text:p>-1,29E-15</text:p>
          </table:table-cell>
          <table:table-cell table:number-columns-repeated="2" table:style-name="ce126" office:value-type="float" office:value="-1.17E-015" calcext:value-type="float">
            <text:p>-1,17E-15</text:p>
          </table:table-cell>
          <table:table-cell table:style-name="ce126" office:value-type="float" office:value="-1.08E-015" calcext:value-type="float">
            <text:p>-1,08E-15</text:p>
          </table:table-cell>
          <table:table-cell table:style-name="ce126" office:value-type="float" office:value="-1.16E-015" calcext:value-type="float">
            <text:p>-1,16E-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08" office:value-type="string" calcext:value-type="string">
            <text:p>Energia vdd2</text:p>
          </table:table-cell>
          <table:table-cell table:style-name="ce139" office:value-type="float" office:value="-5.44E-016" calcext:value-type="float">
            <text:p>-5,44E-16</text:p>
          </table:table-cell>
          <table:table-cell table:style-name="ce139" office:value-type="float" office:value="-1.15E-015" calcext:value-type="float">
            <text:p>-1,15E-15</text:p>
          </table:table-cell>
          <table:table-cell table:style-name="ce139" office:value-type="float" office:value="-8.35E-016" calcext:value-type="float">
            <text:p>-8,35E-16</text:p>
          </table:table-cell>
          <table:table-cell table:style-name="ce139" office:value-type="float" office:value="-7.02E-016" calcext:value-type="float">
            <text:p>-7,02E-16</text:p>
          </table:table-cell>
          <table:table-cell table:style-name="ce126" office:value-type="float" office:value="8.53E-018" calcext:value-type="float">
            <text:p>8,53E-18</text:p>
          </table:table-cell>
          <table:table-cell table:style-name="ce126" office:value-type="float" office:value="-5.88E-016" calcext:value-type="float">
            <text:p>-5,88E-16</text:p>
          </table:table-cell>
          <table:table-cell table:style-name="ce126" office:value-type="float" office:value="-6E-016" calcext:value-type="float">
            <text:p>-6,00E-16</text:p>
          </table:table-cell>
          <table:table-cell table:style-name="ce126" office:value-type="float" office:value="-1.01E-016" calcext:value-type="float">
            <text:p>-1,01E-16</text:p>
          </table:table-cell>
          <table:table-cell table:style-name="ce126" office:value-type="float" office:value="-5.85E-016" calcext:value-type="float">
            <text:p>-5,85E-1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08" office:value-type="string" calcext:value-type="string">
            <text:p>Energia vdd3</text:p>
          </table:table-cell>
          <table:table-cell table:style-name="ce126" office:value-type="float" office:value="-6.65E-016" calcext:value-type="float">
            <text:p>-6,65E-16</text:p>
          </table:table-cell>
          <table:table-cell table:style-name="ce126" office:value-type="float" office:value="-5.53E-016" calcext:value-type="float">
            <text:p>-5,53E-16</text:p>
          </table:table-cell>
          <table:table-cell table:style-name="ce126" office:value-type="float" office:value="-6.85E-016" calcext:value-type="float">
            <text:p>-6,85E-16</text:p>
          </table:table-cell>
          <table:table-cell table:style-name="ce126" office:value-type="float" office:value="-6.35E-016" calcext:value-type="float">
            <text:p>-6,35E-16</text:p>
          </table:table-cell>
          <table:table-cell table:style-name="ce126" office:value-type="float" office:value="-6.73E-016" calcext:value-type="float">
            <text:p>-6,73E-16</text:p>
          </table:table-cell>
          <table:table-cell table:style-name="ce126" office:value-type="float" office:value="-5.86E-016" calcext:value-type="float">
            <text:p>-5,86E-16</text:p>
          </table:table-cell>
          <table:table-cell table:style-name="ce126" office:value-type="float" office:value="-5.93E-016" calcext:value-type="float">
            <text:p>-5,93E-16</text:p>
          </table:table-cell>
          <table:table-cell table:style-name="ce126" office:value-type="float" office:value="-6.48E-016" calcext:value-type="float">
            <text:p>-6,48E-16</text:p>
          </table:table-cell>
          <table:table-cell table:style-name="ce126" office:value-type="float" office:value="-5.91E-016" calcext:value-type="float">
            <text:p>-5,91E-1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02"/>
          <table:table-cell table:style-name="ce121"/>
          <table:table-cell table:style-name="ce136" table:number-columns-repeated="2"/>
          <table:table-cell table:style-name="ce121" table:number-columns-repeated="2"/>
          <table:table-cell table:style-name="ce136" table:number-columns-repeated="3"/>
          <table:table-cell table:style-name="ce121"/>
          <table:table-cell table:number-columns-repeated="1012"/>
        </table:table-row>
        <table:table-row table:style-name="ro1">
          <table:table-cell/>
          <table:table-cell table:style-name="ce108" office:value-type="string" calcext:value-type="string">
            <text:p>PTL:</text:p>
          </table:table-cell>
          <table:table-cell table:style-name="ce108" office:value-type="string" calcext:value-type="string">
            <text:p>Energia</text:p>
          </table:table-cell>
          <table:table-cell table:number-columns-repeated="3" table:style-name="ce122" office:value-type="string" calcext:value-type="string">
            <text:p>-----------------------</text:p>
          </table:table-cell>
          <table:table-cell table:style-name="ce122" office:value-type="string" calcext:value-type="string">
            <text:p>--------------------</text:p>
          </table:table-cell>
          <table:table-cell table:style-name="ce139" table:formula="of:=SUM([.H14:.H15])" office:value-type="float" office:value="-1.28147E-015" calcext:value-type="float">
            <text:p>-1,28E-15</text:p>
          </table:table-cell>
          <table:table-cell table:style-name="ce139" table:formula="of:=SUM([.I14:.I15])" office:value-type="float" office:value="-1.758E-015" calcext:value-type="float">
            <text:p>-1,76E-15</text:p>
          </table:table-cell>
          <table:table-cell table:style-name="ce139" table:formula="of:=SUM([.J14:.J15])" office:value-type="float" office:value="-1.77E-015" calcext:value-type="float">
            <text:p>-1,77E-15</text:p>
          </table:table-cell>
          <table:table-cell table:style-name="ce139" table:formula="of:=SUM([.K14:.K15])" office:value-type="float" office:value="-1.181E-015" calcext:value-type="float">
            <text:p>-1,18E-15</text:p>
          </table:table-cell>
          <table:table-cell table:style-name="ce139" table:formula="of:=SUM([.L14:.L15])" office:value-type="float" office:value="-1.745E-015" calcext:value-type="float">
            <text:p>-1,75E-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02"/>
          <table:table-cell table:style-name="ce121"/>
          <table:table-cell table:style-name="ce136" table:number-columns-repeated="2"/>
          <table:table-cell table:style-name="ce121"/>
          <table:table-cell table:style-name="ce140"/>
          <table:table-cell table:style-name="ce137" table:number-columns-repeated="3"/>
          <table:table-cell table:style-name="ce140"/>
          <table:table-cell table:number-columns-repeated="1012"/>
        </table:table-row>
        <table:table-row table:style-name="ro1">
          <table:table-cell table:number-columns-repeated="2"/>
          <table:table-cell table:style-name="ce108" office:value-type="string" calcext:value-type="string">
            <text:p>Atraso crítico</text:p>
          </table:table-cell>
          <table:table-cell table:style-name="ce119" table:formula="of:=LARGE([.D5:.D12];1)" office:value-type="float" office:value="0.0000000013" calcext:value-type="float">
            <text:p>01,30E-09</text:p>
          </table:table-cell>
          <table:table-cell table:style-name="ce119" table:formula="of:=LARGE([.E5:.E12];1)" office:value-type="float" office:value="0.00000000173" calcext:value-type="float">
            <text:p>01,73E-09</text:p>
          </table:table-cell>
          <table:table-cell table:style-name="ce119" table:formula="of:=LARGE([.F5:.F12];1)" office:value-type="float" office:value="0.00000000113" calcext:value-type="float">
            <text:p>01,13E-09</text:p>
          </table:table-cell>
          <table:table-cell table:style-name="ce119" table:formula="of:=LARGE([.G5:.G12];1)" office:value-type="float" office:value="0.00000000133" calcext:value-type="float">
            <text:p>01,33E-09</text:p>
          </table:table-cell>
          <table:table-cell table:style-name="ce123" table:formula="of:=LARGE([.H5:.H12];1)" office:value-type="float" office:value="0.000000000971" calcext:value-type="float">
            <text:p>09,71E-10</text:p>
          </table:table-cell>
          <table:table-cell table:style-name="ce119" table:formula="of:=LARGE([.I5:.I12];1)" office:value-type="float" office:value="0.00000000145" calcext:value-type="float">
            <text:p>01,45E-09</text:p>
          </table:table-cell>
          <table:table-cell table:style-name="ce119" table:formula="of:=LARGE([.J5:.J12];1)" office:value-type="float" office:value="0.00000000146" calcext:value-type="float">
            <text:p>01,46E-09</text:p>
          </table:table-cell>
          <table:table-cell table:style-name="ce119" table:formula="of:=LARGE([.K5:.K12];1)" office:value-type="float" office:value="0.00000000124" calcext:value-type="float">
            <text:p>01,24E-09</text:p>
          </table:table-cell>
          <table:table-cell table:style-name="ce119" table:formula="of:=LARGE([.L5:.L12];1)" office:value-type="float" office:value="0.00000000151" calcext:value-type="float">
            <text:p>01,51E-0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08" office:value-type="string" calcext:value-type="string">
            <text:p>EDP</text:p>
          </table:table-cell>
          <table:table-cell table:style-name="ce126" table:formula="of:=[.D15]*[.D20]" office:value-type="float" office:value="-7.072E-025" calcext:value-type="float">
            <text:p>-7,07E-25</text:p>
          </table:table-cell>
          <table:table-cell table:style-name="ce126" table:formula="of:=[.E15]*[.E20]" office:value-type="float" office:value="-1.9895E-024" calcext:value-type="float">
            <text:p>-1,99E-24</text:p>
          </table:table-cell>
          <table:table-cell table:style-name="ce126" table:formula="of:=[.F15]*[.F20]" office:value-type="float" office:value="-9.4355E-025" calcext:value-type="float">
            <text:p>-9,44E-25</text:p>
          </table:table-cell>
          <table:table-cell table:style-name="ce126" table:formula="of:=[.G15]*[.G20]" office:value-type="float" office:value="-9.3366E-025" calcext:value-type="float">
            <text:p>-9,34E-25</text:p>
          </table:table-cell>
          <table:table-cell table:style-name="ce149" table:formula="of:=[.H18]*[.H20]" office:value-type="float" office:value="-1.24430737E-024" calcext:value-type="float">
            <text:p>-1,24E-24</text:p>
          </table:table-cell>
          <table:table-cell table:style-name="ce149" table:formula="of:=[.I18]*[.I20]" office:value-type="float" office:value="-2.5491E-024" calcext:value-type="float">
            <text:p>-2,55E-24</text:p>
          </table:table-cell>
          <table:table-cell table:style-name="ce149" table:formula="of:=[.J18]*[.J20]" office:value-type="float" office:value="-2.5842E-024" calcext:value-type="float">
            <text:p>-2,58E-24</text:p>
          </table:table-cell>
          <table:table-cell table:style-name="ce149" table:formula="of:=[.K18]*[.K20]" office:value-type="float" office:value="-1.46444E-024" calcext:value-type="float">
            <text:p>-1,46E-24</text:p>
          </table:table-cell>
          <table:table-cell table:style-name="ce149" table:formula="of:=[.L18]*[.L20]" office:value-type="float" office:value="-2.63495E-024" calcext:value-type="float">
            <text:p>-2,63E-2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01" table:number-columns-repeated="10"/>
          <table:table-cell table:number-columns-repeated="1012"/>
        </table:table-row>
        <table:table-row table:style-name="ro1">
          <table:table-cell table:style-name="ce101" table:number-columns-repeated="2"/>
          <table:table-cell table:style-name="ce109"/>
          <table:table-cell table:style-name="ce109" office:value-type="string" calcext:value-type="string">
            <text:p>XOR V1</text:p>
          </table:table-cell>
          <table:table-cell table:style-name="ce109" office:value-type="string" calcext:value-type="string">
            <text:p>XOR V2</text:p>
          </table:table-cell>
          <table:table-cell table:style-name="ce109" office:value-type="string" calcext:value-type="string">
            <text:p>XOR V3</text:p>
          </table:table-cell>
          <table:table-cell table:style-name="ce109" office:value-type="string" calcext:value-type="string">
            <text:p>XOR V4</text:p>
          </table:table-cell>
          <table:table-cell table:style-name="ce109" office:value-type="string" calcext:value-type="string">
            <text:p>XOR V5</text:p>
          </table:table-cell>
          <table:table-cell table:style-name="ce109" office:value-type="string" calcext:value-type="string">
            <text:p>XOR V6</text:p>
          </table:table-cell>
          <table:table-cell table:style-name="ce109" office:value-type="string" calcext:value-type="string">
            <text:p>XOR V7</text:p>
          </table:table-cell>
          <table:table-cell table:style-name="ce109" office:value-type="string" calcext:value-type="string">
            <text:p>XOR V8</text:p>
          </table:table-cell>
          <table:table-cell table:style-name="ce109" office:value-type="string" calcext:value-type="string">
            <text:p>XOR V9</text:p>
          </table:table-cell>
          <table:table-cell table:number-columns-repeated="1012"/>
        </table:table-row>
        <table:table-row table:style-name="ro1">
          <table:table-cell table:style-name="ce101" table:number-columns-repeated="2"/>
          <table:table-cell table:style-name="ce109" office:value-type="string" calcext:value-type="string">
            <text:p>Energia</text:p>
          </table:table-cell>
          <table:table-cell table:style-name="ce126" table:formula="of:=[.D15]" office:value-type="float" office:value="-5.44E-016" calcext:value-type="float">
            <text:p>-5,44E-16</text:p>
          </table:table-cell>
          <table:table-cell table:style-name="ce126" table:formula="of:=[.E15]" office:value-type="float" office:value="-1.15E-015" calcext:value-type="float">
            <text:p>-1,15E-15</text:p>
          </table:table-cell>
          <table:table-cell table:style-name="ce126" table:formula="of:=[.F15]" office:value-type="float" office:value="-8.35E-016" calcext:value-type="float">
            <text:p>-8,35E-16</text:p>
          </table:table-cell>
          <table:table-cell table:style-name="ce126" table:formula="of:=[.G15]" office:value-type="float" office:value="-7.02E-016" calcext:value-type="float">
            <text:p>-7,02E-16</text:p>
          </table:table-cell>
          <table:table-cell table:style-name="ce126" table:formula="of:=[.H18]" office:value-type="float" office:value="-1.28147E-015" calcext:value-type="float">
            <text:p>-1,28E-15</text:p>
          </table:table-cell>
          <table:table-cell table:style-name="ce126" table:formula="of:=[.I18]" office:value-type="float" office:value="-1.758E-015" calcext:value-type="float">
            <text:p>-1,76E-15</text:p>
          </table:table-cell>
          <table:table-cell table:style-name="ce126" table:formula="of:=[.J18]" office:value-type="float" office:value="-1.77E-015" calcext:value-type="float">
            <text:p>-1,77E-15</text:p>
          </table:table-cell>
          <table:table-cell table:style-name="ce126" table:formula="of:=[.K18]" office:value-type="float" office:value="-1.181E-015" calcext:value-type="float">
            <text:p>-1,18E-15</text:p>
          </table:table-cell>
          <table:table-cell table:style-name="ce126" table:formula="of:=[.L18]" office:value-type="float" office:value="-1.745E-015" calcext:value-type="float">
            <text:p>-1,75E-15</text:p>
          </table:table-cell>
          <table:table-cell table:number-columns-repeated="1012"/>
        </table:table-row>
        <table:table-row table:style-name="ro1">
          <table:table-cell table:style-name="ce101" table:number-columns-repeated="2"/>
          <table:table-cell table:style-name="ce109" office:value-type="string" calcext:value-type="string">
            <text:p>EDP</text:p>
          </table:table-cell>
          <table:table-cell table:style-name="ce127" table:formula="of:=[.D21]*-1" office:value-type="float" office:value="7.072E-025" calcext:value-type="float">
            <text:p>7,07E-25</text:p>
          </table:table-cell>
          <table:table-cell table:style-name="ce127" table:formula="of:=[.E21]*-1" office:value-type="float" office:value="1.9895E-024" calcext:value-type="float">
            <text:p>1,99E-24</text:p>
          </table:table-cell>
          <table:table-cell table:style-name="ce127" table:formula="of:=[.F21]*-1" office:value-type="float" office:value="9.4355E-025" calcext:value-type="float">
            <text:p>9,44E-25</text:p>
          </table:table-cell>
          <table:table-cell table:style-name="ce127" table:formula="of:=[.G21]*-1" office:value-type="float" office:value="9.3366E-025" calcext:value-type="float">
            <text:p>9,34E-25</text:p>
          </table:table-cell>
          <table:table-cell table:style-name="ce127" table:formula="of:=[.H21]*-1" office:value-type="float" office:value="1.24430737E-024" calcext:value-type="float">
            <text:p>1,24E-24</text:p>
          </table:table-cell>
          <table:table-cell table:style-name="ce127" table:formula="of:=[.I21]*-1" office:value-type="float" office:value="2.5491E-024" calcext:value-type="float">
            <text:p>2,55E-24</text:p>
          </table:table-cell>
          <table:table-cell table:style-name="ce127" table:formula="of:=[.J21]*-1" office:value-type="float" office:value="2.5842E-024" calcext:value-type="float">
            <text:p>2,58E-24</text:p>
          </table:table-cell>
          <table:table-cell table:style-name="ce127" table:formula="of:=[.K21]*-1" office:value-type="float" office:value="1.46444E-024" calcext:value-type="float">
            <text:p>1,46E-24</text:p>
          </table:table-cell>
          <table:table-cell table:style-name="ce127" table:formula="of:=[.L21]*-1" office:value-type="float" office:value="2.63495E-024" calcext:value-type="float">
            <text:p>2,63E-24</text:p>
          </table:table-cell>
          <table:table-cell table:number-columns-repeated="1012"/>
        </table:table-row>
        <table:table-row table:style-name="ro1">
          <table:table-cell table:style-name="ce101" table:number-columns-repeated="2"/>
          <table:table-cell table:style-name="ce109" office:value-type="string" calcext:value-type="string">
            <text:p>Atraso crítico</text:p>
          </table:table-cell>
          <table:table-cell table:style-name="ce127" table:formula="of:=[.D20]" office:value-type="float" office:value="0.0000000013" calcext:value-type="float">
            <text:p>1,30E-09</text:p>
          </table:table-cell>
          <table:table-cell table:style-name="ce127" table:formula="of:=[.E20]" office:value-type="float" office:value="0.00000000173" calcext:value-type="float">
            <text:p>1,73E-09</text:p>
          </table:table-cell>
          <table:table-cell table:style-name="ce127" table:formula="of:=[.F20]" office:value-type="float" office:value="0.00000000113" calcext:value-type="float">
            <text:p>1,13E-09</text:p>
          </table:table-cell>
          <table:table-cell table:style-name="ce127" table:formula="of:=[.G20]" office:value-type="float" office:value="0.00000000133" calcext:value-type="float">
            <text:p>1,33E-09</text:p>
          </table:table-cell>
          <table:table-cell table:style-name="ce127" table:formula="of:=[.H20]" office:value-type="float" office:value="0.000000000971" calcext:value-type="float">
            <text:p>9,71E-10</text:p>
          </table:table-cell>
          <table:table-cell table:style-name="ce127" table:formula="of:=[.I20]" office:value-type="float" office:value="0.00000000145" calcext:value-type="float">
            <text:p>1,45E-09</text:p>
          </table:table-cell>
          <table:table-cell table:style-name="ce127" table:formula="of:=[.J20]" office:value-type="float" office:value="0.00000000146" calcext:value-type="float">
            <text:p>1,46E-09</text:p>
          </table:table-cell>
          <table:table-cell table:style-name="ce127" table:formula="of:=[.K20]" office:value-type="float" office:value="0.00000000124" calcext:value-type="float">
            <text:p>1,24E-09</text:p>
          </table:table-cell>
          <table:table-cell table:style-name="ce127" table:formula="of:=[.L20]" office:value-type="float" office:value="0.00000000151" calcext:value-type="float">
            <text:p>1,51E-09</text:p>
          </table:table-cell>
          <table:table-cell table:number-columns-repeated="1012"/>
        </table:table-row>
        <table:table-row table:style-name="ro1">
          <table:table-cell table:style-name="ce101" table:number-columns-repeated="2"/>
          <table:table-cell table:style-name="ce109" office:value-type="string" calcext:value-type="string">
            <text:p>media</text:p>
          </table:table-cell>
          <table:table-cell table:style-name="ce126" table:formula="of:=SUM([.D5:.D12])/8" office:value-type="float" office:value="0.000000000969625" calcext:value-type="float">
            <text:p>9,70E-10</text:p>
          </table:table-cell>
          <table:table-cell table:style-name="ce126" table:formula="of:=SUM([.E5:.E12])/8" office:value-type="float" office:value="0.00000000147625" calcext:value-type="float">
            <text:p>1,48E-09</text:p>
          </table:table-cell>
          <table:table-cell table:style-name="ce126" table:formula="of:=SUM([.F5:.F12])/8" office:value-type="float" office:value="0.000000000889625" calcext:value-type="float">
            <text:p>8,90E-10</text:p>
          </table:table-cell>
          <table:table-cell table:style-name="ce126" table:formula="of:=SUM([.G5:.G12])/8" office:value-type="float" office:value="0.000000001040375" calcext:value-type="float">
            <text:p>1,04E-09</text:p>
          </table:table-cell>
          <table:table-cell table:style-name="ce126" table:formula="of:=SUM([.H5:.H12])/8" office:value-type="float" office:value="0.00000000081425" calcext:value-type="float">
            <text:p>8,14E-10</text:p>
          </table:table-cell>
          <table:table-cell table:style-name="ce126" table:formula="of:=SUM([.I5:.I12])/8" office:value-type="float" office:value="0.0000000012825" calcext:value-type="float">
            <text:p>1,28E-09</text:p>
          </table:table-cell>
          <table:table-cell table:style-name="ce126" table:formula="of:=SUM([.J5:.J12])/8" office:value-type="float" office:value="0.00000000127375" calcext:value-type="float">
            <text:p>1,27E-09</text:p>
          </table:table-cell>
          <table:table-cell table:style-name="ce126" table:formula="of:=SUM([.K5:.K12])/8" office:value-type="float" office:value="0.00000000077325" calcext:value-type="float">
            <text:p>7,73E-10</text:p>
          </table:table-cell>
          <table:table-cell table:style-name="ce126" table:formula="of:=SUM([.L5:.L12])/8" office:value-type="float" office:value="0.00000000126" calcext:value-type="float">
            <text:p>1,26E-09</text:p>
          </table:table-cell>
          <table:table-cell table:number-columns-repeated="1012"/>
        </table:table-row>
        <table:table-row table:style-name="ro1">
          <table:table-cell table:style-name="ce101" table:number-columns-repeated="2"/>
          <table:table-cell table:style-name="ce109" office:value-type="string" calcext:value-type="string">
            <text:p>Potencia</text:p>
          </table:table-cell>
          <table:table-cell table:style-name="ce126" table:number-columns-repeated="9"/>
          <table:table-cell table:number-columns-repeated="1012"/>
        </table:table-row>
        <table:table-row table:style-name="ro1">
          <table:table-cell table:style-name="ce101" table:number-columns-repeated="2"/>
          <table:table-cell table:number-columns-repeated="1022"/>
        </table:table-row>
        <table:table-row table:style-name="ro1">
          <table:table-cell table:style-name="ce101"/>
          <table:table-cell table:number-columns-repeated="1023"/>
        </table:table-row>
        <table:table-row table:style-name="ro1">
          <table:table-cell table:number-columns-repeated="2"/>
          <table:table-cell table:style-name="ce109"/>
          <table:table-cell table:style-name="ce109" office:value-type="string" calcext:value-type="string">
            <text:p>XOR V1</text:p>
          </table:table-cell>
          <table:table-cell table:style-name="ce109" office:value-type="string" calcext:value-type="string">
            <text:p>XOR V2</text:p>
          </table:table-cell>
          <table:table-cell table:style-name="ce109" office:value-type="string" calcext:value-type="string">
            <text:p>XOR V3</text:p>
          </table:table-cell>
          <table:table-cell table:style-name="ce109" office:value-type="string" calcext:value-type="string">
            <text:p>XOR V4</text:p>
          </table:table-cell>
          <table:table-cell table:style-name="ce109" office:value-type="string" calcext:value-type="string">
            <text:p>XOR V5</text:p>
          </table:table-cell>
          <table:table-cell table:style-name="ce109" office:value-type="string" calcext:value-type="string">
            <text:p>XOR V6</text:p>
          </table:table-cell>
          <table:table-cell table:style-name="ce109" office:value-type="string" calcext:value-type="string">
            <text:p>XOR V7</text:p>
          </table:table-cell>
          <table:table-cell table:style-name="ce109" office:value-type="string" calcext:value-type="string">
            <text:p>XOR V8</text:p>
          </table:table-cell>
          <table:table-cell table:style-name="ce109" office:value-type="string" calcext:value-type="string">
            <text:p>XOR V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J(-15)</text:p>
          </table:table-cell>
          <table:table-cell table:style-name="ce111" office:value-type="string" calcext:value-type="string">
            <office:annotation draw:style-name="gr5" draw:text-style-name="P2" svg:width="28.99mm" svg:height="29.66mm" svg:x="95.87mm" svg:y="169.43mm" draw:caption-point-x="0mm" draw:caption-point-y="0mm">
              <dc:date>2018-11-14T00:00:00</dc:date>
              <text:p text:style-name="P1"><text:span text:style-name="T1">Fento = e-15</text:span></text:p>
              <text:p text:style-name="P1"><text:span text:style-name="T1"/></text:p>
              <text:p text:style-name="P1"><text:span text:style-name="T1">Dividi todos os valores por 1e-15 a fim de simplificar os dados</text:span></text:p>
            </office:annotation>
            <text:p>Energia(Near-Threshold)</text:p>
          </table:table-cell>
          <table:table-cell table:style-name="ce131" table:formula="of:=[.D15]/1E-015" office:value-type="float" office:value="-0.544" calcext:value-type="float">
            <text:p>-0,544</text:p>
          </table:table-cell>
          <table:table-cell table:style-name="ce131" table:formula="of:=[.E15]/1E-015" office:value-type="float" office:value="-1.15" calcext:value-type="float">
            <text:p>-1,15</text:p>
          </table:table-cell>
          <table:table-cell table:style-name="ce131" table:formula="of:=[.F15]/1E-015" office:value-type="float" office:value="-0.835" calcext:value-type="float">
            <text:p>-0,835</text:p>
          </table:table-cell>
          <table:table-cell table:style-name="ce131" table:formula="of:=[.G15]/1E-015" office:value-type="float" office:value="-0.702" calcext:value-type="float">
            <text:p>-0,702</text:p>
          </table:table-cell>
          <table:table-cell table:style-name="ce134" table:formula="of:=[.H18]/1E-015" office:value-type="float" office:value="-1.28147" calcext:value-type="float">
            <text:p>-1,28</text:p>
          </table:table-cell>
          <table:table-cell table:style-name="ce134" table:formula="of:=[.I18]/1E-015" office:value-type="float" office:value="-1.758" calcext:value-type="float">
            <text:p>-1,76</text:p>
          </table:table-cell>
          <table:table-cell table:style-name="ce134" table:formula="of:=[.J18]/1E-015" office:value-type="float" office:value="-1.77" calcext:value-type="float">
            <text:p>-1,77</text:p>
          </table:table-cell>
          <table:table-cell table:style-name="ce134" table:formula="of:=[.K18]/1E-015" office:value-type="float" office:value="-1.181" calcext:value-type="float">
            <text:p>-1,18</text:p>
          </table:table-cell>
          <table:table-cell table:style-name="ce134" table:formula="of:=[.L18]/1E-015" office:value-type="float" office:value="-1.745" calcext:value-type="float">
            <text:p>-1,7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y(-24)</text:p>
          </table:table-cell>
          <table:table-cell table:style-name="ce111" office:value-type="string" calcext:value-type="string">
            <office:annotation draw:style-name="gr5" draw:text-style-name="P2" svg:width="28.99mm" svg:height="29.66mm" svg:x="95.87mm" svg:y="174.72mm" draw:caption-point-x="0mm" draw:caption-point-y="0mm">
              <dc:date>2018-11-14T00:00:00</dc:date>
              <text:p text:style-name="P1"><text:span text:style-name="T1">Yocto = e-24</text:span></text:p>
              <text:p text:style-name="P1"><text:span text:style-name="T1"/></text:p>
              <text:p text:style-name="P1"><text:span text:style-name="T1">Dividi todos os valores por 1e-24 a fim de simplificar os dados</text:span></text:p>
            </office:annotation>
            <text:p>EDP(Near-Threshold)</text:p>
          </table:table-cell>
          <table:table-cell table:style-name="ce147" table:formula="of:=[.D26]/1E-024" office:value-type="float" office:value="0.7072" calcext:value-type="float">
            <text:p>0,71</text:p>
          </table:table-cell>
          <table:table-cell table:style-name="ce147" table:formula="of:=[.E26]/1E-024" office:value-type="float" office:value="1.9895" calcext:value-type="float">
            <text:p>1,99</text:p>
          </table:table-cell>
          <table:table-cell table:style-name="ce147" table:formula="of:=[.F26]/1E-024" office:value-type="float" office:value="0.94355" calcext:value-type="float">
            <text:p>0,94</text:p>
          </table:table-cell>
          <table:table-cell table:style-name="ce147" table:formula="of:=[.G26]/1E-024" office:value-type="float" office:value="0.93366" calcext:value-type="float">
            <text:p>0,93</text:p>
          </table:table-cell>
          <table:table-cell table:style-name="ce147" table:formula="of:=[.H26]/1E-024" office:value-type="float" office:value="1.24430737" calcext:value-type="float">
            <text:p>1,24</text:p>
          </table:table-cell>
          <table:table-cell table:style-name="ce147" table:formula="of:=[.I26]/1E-024" office:value-type="float" office:value="2.5491" calcext:value-type="float">
            <text:p>2,55</text:p>
          </table:table-cell>
          <table:table-cell table:style-name="ce147" table:formula="of:=[.J26]/1E-024" office:value-type="float" office:value="2.5842" calcext:value-type="float">
            <text:p>2,58</text:p>
          </table:table-cell>
          <table:table-cell table:style-name="ce147" table:formula="of:=[.K26]/1E-024" office:value-type="float" office:value="1.46444" calcext:value-type="float">
            <text:p>1,46</text:p>
          </table:table-cell>
          <table:table-cell table:style-name="ce147" table:formula="of:=[.L26]/1E-024" office:value-type="float" office:value="2.63495" calcext:value-type="float">
            <text:p>2,6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s(-12)</text:p>
          </table:table-cell>
          <table:table-cell table:style-name="ce111" office:value-type="string" calcext:value-type="string">
            <office:annotation draw:style-name="gr5" draw:text-style-name="P2" svg:width="28.99mm" svg:height="29.66mm" svg:x="95.87mm" svg:y="178.9mm" draw:caption-point-x="0mm" draw:caption-point-y="1.11mm">
              <dc:date>2018-11-14T00:00:00</dc:date>
              <text:p text:style-name="P1"><text:span text:style-name="T1">Nano = e-9</text:span></text:p>
              <text:p text:style-name="P1"><text:span text:style-name="T1"/></text:p>
              <text:p text:style-name="P1"><text:span text:style-name="T1">Dividi todos os valores por 1e-9 a fim de simplificar os dados</text:span></text:p>
            </office:annotation>
            <text:p>Atraso crítico(Near-Threshold)</text:p>
          </table:table-cell>
          <table:table-cell table:style-name="ce147" table:formula="of:=[.D27]/0.000000000001" office:value-type="float" office:value="1300" calcext:value-type="float">
            <text:p>1300,00</text:p>
          </table:table-cell>
          <table:table-cell table:style-name="ce147" table:formula="of:=[.E27]/0.000000000001" office:value-type="float" office:value="1730" calcext:value-type="float">
            <text:p>1730,00</text:p>
          </table:table-cell>
          <table:table-cell table:style-name="ce147" table:formula="of:=[.F27]/0.000000000001" office:value-type="float" office:value="1130" calcext:value-type="float">
            <text:p>1130,00</text:p>
          </table:table-cell>
          <table:table-cell table:style-name="ce147" table:formula="of:=[.G27]/0.000000000001" office:value-type="float" office:value="1330" calcext:value-type="float">
            <text:p>1330,00</text:p>
          </table:table-cell>
          <table:table-cell table:style-name="ce147" table:formula="of:=[.H27]/0.000000000001" office:value-type="float" office:value="971" calcext:value-type="float">
            <text:p>971,00</text:p>
          </table:table-cell>
          <table:table-cell table:style-name="ce147" table:formula="of:=[.I27]/0.000000000001" office:value-type="float" office:value="1450" calcext:value-type="float">
            <text:p>1450,00</text:p>
          </table:table-cell>
          <table:table-cell table:style-name="ce147" table:formula="of:=[.J27]/0.000000000001" office:value-type="float" office:value="1460" calcext:value-type="float">
            <text:p>1460,00</text:p>
          </table:table-cell>
          <table:table-cell table:style-name="ce147" table:formula="of:=[.K27]/0.000000000001" office:value-type="float" office:value="1240" calcext:value-type="float">
            <text:p>1240,00</text:p>
          </table:table-cell>
          <table:table-cell table:style-name="ce147" table:formula="of:=[.L27]/0.000000000001" office:value-type="float" office:value="1510" calcext:value-type="float">
            <text:p>1510,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s(-12)</text:p>
          </table:table-cell>
          <table:table-cell table:style-name="ce111" office:value-type="string" calcext:value-type="string">
            <office:annotation draw:style-name="gr5" draw:text-style-name="P2" svg:width="28.99mm" svg:height="29.66mm" svg:x="95.87mm" svg:y="184.19mm" draw:caption-point-x="0mm" draw:caption-point-y="1.11mm">
              <dc:date>2018-11-14T00:00:00</dc:date>
              <text:p text:style-name="P1"><text:span text:style-name="T1">Nano = e-9</text:span></text:p>
              <text:p text:style-name="P1"><text:span text:style-name="T1"/></text:p>
              <text:p text:style-name="P1"><text:span text:style-name="T1">Dividi todos os valores por 1e-9 a fim de simplificar os resultados</text:span></text:p>
            </office:annotation>
            <text:p>media(Near-Threshold)</text:p>
          </table:table-cell>
          <table:table-cell table:style-name="ce134" table:formula="of:=[.D28]/0.000000000001" office:value-type="float" office:value="969.625" calcext:value-type="float">
            <text:p>969,63</text:p>
          </table:table-cell>
          <table:table-cell table:style-name="ce134" table:formula="of:=[.E28]/0.000000000001" office:value-type="float" office:value="1476.25" calcext:value-type="float">
            <text:p>1476,25</text:p>
          </table:table-cell>
          <table:table-cell table:style-name="ce134" table:formula="of:=[.F28]/0.000000000001" office:value-type="float" office:value="889.625" calcext:value-type="float">
            <text:p>889,63</text:p>
          </table:table-cell>
          <table:table-cell table:style-name="ce134" table:formula="of:=[.G28]/0.000000000001" office:value-type="float" office:value="1040.375" calcext:value-type="float">
            <text:p>1040,38</text:p>
          </table:table-cell>
          <table:table-cell table:style-name="ce134" table:formula="of:=[.H28]/0.000000000001" office:value-type="float" office:value="814.25" calcext:value-type="float">
            <text:p>814,25</text:p>
          </table:table-cell>
          <table:table-cell table:style-name="ce134" table:formula="of:=[.I28]/0.000000000001" office:value-type="float" office:value="1282.5" calcext:value-type="float">
            <text:p>1282,50</text:p>
          </table:table-cell>
          <table:table-cell table:style-name="ce134" table:formula="of:=[.J28]/0.000000000001" office:value-type="float" office:value="1273.75" calcext:value-type="float">
            <text:p>1273,75</text:p>
          </table:table-cell>
          <table:table-cell table:style-name="ce134" table:formula="of:=[.K28]/0.000000000001" office:value-type="float" office:value="773.25" calcext:value-type="float">
            <text:p>773,25</text:p>
          </table:table-cell>
          <table:table-cell table:style-name="ce134" table:formula="of:=[.L28]/0.000000000001" office:value-type="float" office:value="1260" calcext:value-type="float">
            <text:p>1260,0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13" office:value-type="string" calcext:value-type="string">
            <text:p>Potencia(Near-Threshold)</text:p>
          </table:table-cell>
          <table:table-cell table:style-name="ce134" table:number-columns-repeated="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s(-9)</text:p>
          </table:table-cell>
          <table:table-cell table:style-name="ce111" office:value-type="string" calcext:value-type="string">
            <office:annotation draw:style-name="gr5" draw:text-style-name="P2" svg:width="28.99mm" svg:height="29.66mm" svg:x="95.87mm" svg:y="200.07mm" draw:caption-point-x="0mm" draw:caption-point-y="1.11mm">
              <dc:date>2018-11-14T00:00:00</dc:date>
              <text:p text:style-name="P1"><text:span text:style-name="T1">Nano = e-9</text:span></text:p>
              <text:p text:style-name="P1"><text:span text:style-name="T1"/></text:p>
              <text:p text:style-name="P1"><text:span text:style-name="T1">Dividi todos os valores por 1e-9 a fim de simplificar os dados</text:span></text:p>
            </office:annotation>
            <text:p>Atraso crítico(Near-Threshold)</text:p>
          </table:table-cell>
          <table:table-cell table:style-name="ce147" table:formula="of:=[.D27]/0.000000001" office:value-type="float" office:value="1.3" calcext:value-type="float">
            <text:p>1,30</text:p>
          </table:table-cell>
          <table:table-cell table:style-name="ce147" table:formula="of:=[.E27]/0.000000001" office:value-type="float" office:value="1.73" calcext:value-type="float">
            <text:p>1,73</text:p>
          </table:table-cell>
          <table:table-cell table:style-name="ce147" table:formula="of:=[.F27]/0.000000001" office:value-type="float" office:value="1.13" calcext:value-type="float">
            <text:p>1,13</text:p>
          </table:table-cell>
          <table:table-cell table:style-name="ce147" table:formula="of:=[.G27]/0.000000001" office:value-type="float" office:value="1.33" calcext:value-type="float">
            <text:p>1,33</text:p>
          </table:table-cell>
          <table:table-cell table:style-name="ce147" table:formula="of:=[.H27]/0.000000001" office:value-type="float" office:value="0.971" calcext:value-type="float">
            <text:p>0,97</text:p>
          </table:table-cell>
          <table:table-cell table:style-name="ce147" table:formula="of:=[.I27]/0.000000001" office:value-type="float" office:value="1.45" calcext:value-type="float">
            <text:p>1,45</text:p>
          </table:table-cell>
          <table:table-cell table:style-name="ce147" table:formula="of:=[.J27]/0.000000001" office:value-type="float" office:value="1.46" calcext:value-type="float">
            <text:p>1,46</text:p>
          </table:table-cell>
          <table:table-cell table:style-name="ce147" table:formula="of:=[.K27]/0.000000001" office:value-type="float" office:value="1.24" calcext:value-type="float">
            <text:p>1,24</text:p>
          </table:table-cell>
          <table:table-cell table:style-name="ce147" table:formula="of:=[.L27]/0.000000001" office:value-type="float" office:value="1.51" calcext:value-type="float">
            <text:p>1,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s(-9)</text:p>
          </table:table-cell>
          <table:table-cell table:style-name="ce111" office:value-type="string" calcext:value-type="string">
            <office:annotation draw:style-name="gr5" draw:text-style-name="P2" svg:width="28.99mm" svg:height="29.66mm" svg:x="95.87mm" svg:y="205.36mm" draw:caption-point-x="0mm" draw:caption-point-y="1.11mm">
              <dc:date>2018-11-14T00:00:00</dc:date>
              <text:p text:style-name="P1"><text:span text:style-name="T1">Nano = e-9</text:span></text:p>
              <text:p text:style-name="P1"><text:span text:style-name="T1"/></text:p>
              <text:p text:style-name="P1"><text:span text:style-name="T1">Dividi todos os valores por 1e-9 a fim de simplificar os resultados</text:span></text:p>
            </office:annotation>
            <text:p>media(Near-Threshold)</text:p>
          </table:table-cell>
          <table:table-cell table:style-name="ce134" table:formula="of:=[.D28]/0.000000001" office:value-type="float" office:value="0.969625" calcext:value-type="float">
            <text:p>0,97</text:p>
          </table:table-cell>
          <table:table-cell table:style-name="ce134" table:formula="of:=[.E28]/0.000000001" office:value-type="float" office:value="1.47625" calcext:value-type="float">
            <text:p>1,48</text:p>
          </table:table-cell>
          <table:table-cell table:style-name="ce134" table:formula="of:=[.F28]/0.000000001" office:value-type="float" office:value="0.889625" calcext:value-type="float">
            <text:p>0,89</text:p>
          </table:table-cell>
          <table:table-cell table:style-name="ce134" table:formula="of:=[.G28]/0.000000001" office:value-type="float" office:value="1.040375" calcext:value-type="float">
            <text:p>1,04</text:p>
          </table:table-cell>
          <table:table-cell table:style-name="ce134" table:formula="of:=[.H28]/0.000000001" office:value-type="float" office:value="0.81425" calcext:value-type="float">
            <text:p>0,81</text:p>
          </table:table-cell>
          <table:table-cell table:style-name="ce134" table:formula="of:=[.I28]/0.000000001" office:value-type="float" office:value="1.2825" calcext:value-type="float">
            <text:p>1,28</text:p>
          </table:table-cell>
          <table:table-cell table:style-name="ce134" table:formula="of:=[.J28]/0.000000001" office:value-type="float" office:value="1.27375" calcext:value-type="float">
            <text:p>1,27</text:p>
          </table:table-cell>
          <table:table-cell table:style-name="ce134" table:formula="of:=[.K28]/0.000000001" office:value-type="float" office:value="0.77325" calcext:value-type="float">
            <text:p>0,77</text:p>
          </table:table-cell>
          <table:table-cell table:style-name="ce134" table:formula="of:=[.L28]/0.000000001" office:value-type="float" office:value="1.26" calcext:value-type="float">
            <text:p>1,26</text:p>
          </table:table-cell>
          <table:table-cell table:number-columns-repeated="14"/>
          <table:table-cell table:style-name="ce143" table:number-columns-spanned="2" table:number-rows-spanned="1"/>
          <table:covered-table-cell/>
          <table:table-cell table:number-columns-repeated="996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4"/>
          <table:table-cell table:style-name="ce143" table:number-columns-spanned="2" table:number-rows-spanned="1"/>
          <table:covered-table-cell/>
          <table:table-cell table:number-columns-repeated="996"/>
        </table:table-row>
        <table:table-row table:style-name="ro1" table:number-rows-repeated="8">
          <table:table-cell table:style-name="Default" table:number-columns-repeated="12"/>
          <table:table-cell table:number-columns-repeated="101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_nominal_normalizada" table:style-name="ta1">
        <table:table-column table:style-name="co1" table:default-cell-style-name="ce100"/>
        <table:table-column table:style-name="co2" table:default-cell-style-name="ce100"/>
        <table:table-column table:style-name="co21" table:default-cell-style-name="ce100"/>
        <table:table-column table:style-name="co4" table:default-cell-style-name="ce100"/>
        <table:table-column table:style-name="co5" table:default-cell-style-name="ce100"/>
        <table:table-column table:style-name="co6" table:default-cell-style-name="ce100"/>
        <table:table-column table:style-name="co7" table:default-cell-style-name="ce100"/>
        <table:table-column table:style-name="co4" table:default-cell-style-name="ce100"/>
        <table:table-column table:style-name="co8" table:default-cell-style-name="ce100"/>
        <table:table-column table:style-name="co9" table:default-cell-style-name="ce100"/>
        <table:table-column table:style-name="co10" table:default-cell-style-name="ce100"/>
        <table:table-column table:style-name="co4" table:default-cell-style-name="ce100"/>
        <table:table-column table:style-name="co11" table:number-columns-repeated="3" table:default-cell-style-name="ce100"/>
        <table:table-column table:style-name="co2" table:default-cell-style-name="ce100"/>
        <table:table-column table:style-name="co12" table:default-cell-style-name="ce100"/>
        <table:table-column table:style-name="co9" table:default-cell-style-name="ce100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7" table:default-cell-style-name="ce100"/>
        <table:table-column table:style-name="co18" table:default-cell-style-name="ce100"/>
        <table:table-column table:style-name="co19" table:default-cell-style-name="ce100"/>
        <table:table-column table:style-name="co11" table:number-columns-repeated="999" table:default-cell-style-name="ce100"/>
        <table:table-row table:style-name="ro1">
          <table:table-cell/>
          <table:table-cell office:value-type="string" calcext:value-type="string">
            <text:p>Transiente=18ns</text:p>
          </table:table-cell>
          <table:table-cell table:number-columns-repeated="12"/>
          <table:table-cell table:style-name="ce143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Vdd=0.7</text:p>
          </table:table-cell>
          <table:table-cell table:style-name="ce106" office:value-type="string" calcext:value-type="string">
            <text:p>Wn=32n</text:p>
          </table:table-cell>
          <table:table-cell table:style-name="ce106" office:value-type="string" calcext:value-type="string">
            <text:p>Wp=64n</text:p>
          </table:table-cell>
          <table:table-cell table:style-name="ce101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eríodo=4ns</text:p>
          </table:table-cell>
          <table:table-cell table:number-columns-repeated="1022"/>
        </table:table-row>
        <table:table-row table:style-name="ro1">
          <table:table-cell/>
          <table:table-cell table:style-name="ce102" table:number-columns-repeated="2"/>
          <table:table-cell table:style-name="ce109" office:value-type="string" calcext:value-type="string">
            <text:p>XOR V1</text:p>
          </table:table-cell>
          <table:table-cell table:style-name="ce109" office:value-type="string" calcext:value-type="string">
            <text:p>XOR V2</text:p>
          </table:table-cell>
          <table:table-cell table:style-name="ce109" office:value-type="string" calcext:value-type="string">
            <text:p>XOR V3</text:p>
          </table:table-cell>
          <table:table-cell table:style-name="ce109" office:value-type="string" calcext:value-type="string">
            <text:p>XOR V4</text:p>
          </table:table-cell>
          <table:table-cell table:style-name="ce109" office:value-type="string" calcext:value-type="string">
            <text:p>XOR V5</text:p>
          </table:table-cell>
          <table:table-cell table:style-name="ce109" office:value-type="string" calcext:value-type="string">
            <text:p>XOR V6</text:p>
          </table:table-cell>
          <table:table-cell table:style-name="ce109" office:value-type="string" calcext:value-type="string">
            <text:p>XOR V7</text:p>
          </table:table-cell>
          <table:table-cell table:style-name="ce109" office:value-type="string" calcext:value-type="string">
            <text:p>XOR V8</text:p>
          </table:table-cell>
          <table:table-cell table:style-name="ce109" office:value-type="string" calcext:value-type="string">
            <text:p>XOR V9</text:p>
          </table:table-cell>
          <table:table-cell table:number-columns-repeated="1012"/>
        </table:table-row>
        <table:table-row table:style-name="ro1">
          <table:table-cell/>
          <table:table-cell table:style-name="ce103" office:value-type="string" calcext:value-type="string">
            <text:p>11 → 10</text:p>
          </table:table-cell>
          <table:table-cell table:style-name="ce107" office:value-type="string" calcext:value-type="string">
            <text:p>tplh_1B</text:p>
          </table:table-cell>
          <table:table-cell table:style-name="ce116" office:value-type="float" office:value="0.00000000001653" calcext:value-type="float">
            <text:p>16,53E-12</text:p>
          </table:table-cell>
          <table:table-cell table:style-name="ce116" office:value-type="float" office:value="0.00000000002346" calcext:value-type="float">
            <text:p>23,46E-12</text:p>
          </table:table-cell>
          <table:table-cell table:style-name="ce116" office:value-type="float" office:value="0.00000000001707" calcext:value-type="float">
            <text:p>17,07E-12</text:p>
          </table:table-cell>
          <table:table-cell table:style-name="ce116" office:value-type="float" office:value="0.00000000003758" calcext:value-type="float">
            <text:p>37,58E-12</text:p>
          </table:table-cell>
          <table:table-cell table:style-name="ce116" office:value-type="float" office:value="0.00000000001501" calcext:value-type="float">
            <text:p>15,01E-12</text:p>
          </table:table-cell>
          <table:table-cell table:style-name="ce116" office:value-type="float" office:value="0.00000000001834" calcext:value-type="float">
            <text:p>18,34E-12</text:p>
          </table:table-cell>
          <table:table-cell table:style-name="ce116" office:value-type="float" office:value="0.0000000000156" calcext:value-type="float">
            <text:p>15,60E-12</text:p>
          </table:table-cell>
          <table:table-cell table:style-name="ce116" office:value-type="float" office:value="0.00000000001368" calcext:value-type="float">
            <text:p>13,68E-12</text:p>
          </table:table-cell>
          <table:table-cell table:style-name="ce116" office:value-type="float" office:value="0.0000000000199" calcext:value-type="float">
            <text:p>19,90E-12</text:p>
          </table:table-cell>
          <table:table-cell table:number-columns-repeated="1012"/>
        </table:table-row>
        <table:table-row table:style-name="ro1">
          <table:table-cell/>
          <table:table-cell table:style-name="ce103" office:value-type="string" calcext:value-type="string">
            <text:p>10 → 00</text:p>
          </table:table-cell>
          <table:table-cell table:style-name="ce107" office:value-type="string" calcext:value-type="string">
            <text:p>tphl_A0</text:p>
          </table:table-cell>
          <table:table-cell table:style-name="ce117" office:value-type="float" office:value="0.00000000002563" calcext:value-type="float">
            <text:p>25,63E-12</text:p>
          </table:table-cell>
          <table:table-cell table:style-name="ce116" office:value-type="float" office:value="0.00000000002337" calcext:value-type="float">
            <text:p>23,37E-12</text:p>
          </table:table-cell>
          <table:table-cell table:style-name="ce117" office:value-type="float" office:value="0.00000000002417" calcext:value-type="float">
            <text:p>24,17E-12</text:p>
          </table:table-cell>
          <table:table-cell table:style-name="ce116" office:value-type="float" office:value="0.00000000002171" calcext:value-type="float">
            <text:p>21,71E-12</text:p>
          </table:table-cell>
          <table:table-cell table:style-name="ce116" office:value-type="float" office:value="0.00000000001211" calcext:value-type="float">
            <text:p>12,11E-12</text:p>
          </table:table-cell>
          <table:table-cell table:style-name="ce116" office:value-type="float" office:value="0.0000000000216" calcext:value-type="float">
            <text:p>21,60E-12</text:p>
          </table:table-cell>
          <table:table-cell table:style-name="ce116" office:value-type="float" office:value="0.00000000001791" calcext:value-type="float">
            <text:p>17,91E-12</text:p>
          </table:table-cell>
          <table:table-cell table:style-name="ce116" office:value-type="float" office:value="0.00000000001045" calcext:value-type="float">
            <text:p>10,45E-12</text:p>
          </table:table-cell>
          <table:table-cell table:style-name="ce116" office:value-type="float" office:value="0.00000000001976" calcext:value-type="float">
            <text:p>19,76E-12</text:p>
          </table:table-cell>
          <table:table-cell table:number-columns-repeated="1012"/>
        </table:table-row>
        <table:table-row table:style-name="ro1">
          <table:table-cell/>
          <table:table-cell table:style-name="ce103" office:value-type="string" calcext:value-type="string">
            <text:p>00 → 01</text:p>
          </table:table-cell>
          <table:table-cell table:style-name="ce107" office:value-type="string" calcext:value-type="string">
            <text:p>tplh_0B</text:p>
          </table:table-cell>
          <table:table-cell table:style-name="ce116" office:value-type="float" office:value="0.00000000002063" calcext:value-type="float">
            <text:p>20,63E-12</text:p>
          </table:table-cell>
          <table:table-cell table:style-name="ce116" office:value-type="float" office:value="0.0000000000205" calcext:value-type="float">
            <text:p>20,50E-12</text:p>
          </table:table-cell>
          <table:table-cell table:style-name="ce116" office:value-type="float" office:value="0.00000000001762" calcext:value-type="float">
            <text:p>17,62E-12</text:p>
          </table:table-cell>
          <table:table-cell table:style-name="ce116" office:value-type="float" office:value="0.00000000001517" calcext:value-type="float">
            <text:p>15,17E-12</text:p>
          </table:table-cell>
          <table:table-cell table:style-name="ce116" office:value-type="float" office:value="0.00000000001674" calcext:value-type="float">
            <text:p>16,74E-12</text:p>
          </table:table-cell>
          <table:table-cell table:style-name="ce116" office:value-type="float" office:value="0.00000000001711" calcext:value-type="float">
            <text:p>17,11E-12</text:p>
          </table:table-cell>
          <table:table-cell table:style-name="ce116" office:value-type="float" office:value="0.00000000001608" calcext:value-type="float">
            <text:p>16,08E-12</text:p>
          </table:table-cell>
          <table:table-cell table:style-name="ce116" office:value-type="float" office:value="0.00000000001707" calcext:value-type="float">
            <text:p>17,07E-12</text:p>
          </table:table-cell>
          <table:table-cell table:style-name="ce116" office:value-type="float" office:value="0.00000000001558" calcext:value-type="float">
            <text:p>15,58E-12</text:p>
          </table:table-cell>
          <table:table-cell table:number-columns-repeated="1012"/>
        </table:table-row>
        <table:table-row table:style-name="ro1">
          <table:table-cell/>
          <table:table-cell table:style-name="ce103" office:value-type="string" calcext:value-type="string">
            <text:p>01 → 11</text:p>
          </table:table-cell>
          <table:table-cell table:style-name="ce107" office:value-type="string" calcext:value-type="string">
            <text:p>tphl_A1</text:p>
          </table:table-cell>
          <table:table-cell table:style-name="ce116" office:value-type="float" office:value="0.0000000000226" calcext:value-type="float">
            <text:p>22,60E-12</text:p>
          </table:table-cell>
          <table:table-cell table:style-name="ce117" office:value-type="float" office:value="0.00000000002593" calcext:value-type="float">
            <text:p>25,93E-12</text:p>
          </table:table-cell>
          <table:table-cell table:style-name="ce116" office:value-type="float" office:value="0.00000000001071" calcext:value-type="float">
            <text:p>10,71E-12</text:p>
          </table:table-cell>
          <table:table-cell table:style-name="ce116" office:value-type="float" office:value="0.00000000001694" calcext:value-type="float">
            <text:p>16,94E-12</text:p>
          </table:table-cell>
          <table:table-cell table:style-name="ce117" office:value-type="float" office:value="0.0000000000178" calcext:value-type="float">
            <text:p>17,80E-12</text:p>
          </table:table-cell>
          <table:table-cell table:style-name="ce116" office:value-type="float" office:value="0.0000000000171" calcext:value-type="float">
            <text:p>17,10E-12</text:p>
          </table:table-cell>
          <table:table-cell table:style-name="ce116" office:value-type="float" office:value="0.00000000001926" calcext:value-type="float">
            <text:p>19,26E-12</text:p>
          </table:table-cell>
          <table:table-cell table:style-name="ce116" office:value-type="float" office:value="0.00000000001804" calcext:value-type="float">
            <text:p>18,04E-12</text:p>
          </table:table-cell>
          <table:table-cell table:style-name="ce116" office:value-type="float" office:value="0.00000000001609" calcext:value-type="float">
            <text:p>16,09E-12</text:p>
          </table:table-cell>
          <table:table-cell table:number-columns-repeated="1012"/>
        </table:table-row>
        <table:table-row table:style-name="ro1">
          <table:table-cell/>
          <table:table-cell table:style-name="ce103" office:value-type="string" calcext:value-type="string">
            <text:p>11 → 01</text:p>
          </table:table-cell>
          <table:table-cell table:style-name="ce107" office:value-type="string" calcext:value-type="string">
            <text:p>tplh_A1</text:p>
          </table:table-cell>
          <table:table-cell table:style-name="ce116" office:value-type="float" office:value="0.00000000001967" calcext:value-type="float">
            <text:p>19,67E-12</text:p>
          </table:table-cell>
          <table:table-cell table:style-name="ce116" office:value-type="float" office:value="0.0000000000226" calcext:value-type="float">
            <text:p>22,60E-12</text:p>
          </table:table-cell>
          <table:table-cell table:style-name="ce116" office:value-type="float" office:value="0.00000000001704" calcext:value-type="float">
            <text:p>17,04E-12</text:p>
          </table:table-cell>
          <table:table-cell table:style-name="ce116" office:value-type="float" office:value="0.00000000001577" calcext:value-type="float">
            <text:p>15,77E-12</text:p>
          </table:table-cell>
          <table:table-cell table:style-name="ce116" office:value-type="float" office:value="0.00000000001654" calcext:value-type="float">
            <text:p>16,54E-12</text:p>
          </table:table-cell>
          <table:table-cell table:style-name="ce116" office:value-type="float" office:value="0.00000000001502" calcext:value-type="float">
            <text:p>15,02E-12</text:p>
          </table:table-cell>
          <table:table-cell table:style-name="ce116" office:value-type="float" office:value="0.00000000001672" calcext:value-type="float">
            <text:p>16,72E-12</text:p>
          </table:table-cell>
          <table:table-cell table:style-name="ce116" office:value-type="float" office:value="0.00000000001645" calcext:value-type="float">
            <text:p>16,45E-12</text:p>
          </table:table-cell>
          <table:table-cell table:style-name="ce116" office:value-type="float" office:value="0.00000000001392" calcext:value-type="float">
            <text:p>13,92E-12</text:p>
          </table:table-cell>
          <table:table-cell table:number-columns-repeated="1012"/>
        </table:table-row>
        <table:table-row table:style-name="ro1">
          <table:table-cell/>
          <table:table-cell table:style-name="ce103" office:value-type="string" calcext:value-type="string">
            <text:p>01 → 00</text:p>
          </table:table-cell>
          <table:table-cell table:style-name="ce107" office:value-type="string" calcext:value-type="string">
            <text:p>tphl_0B</text:p>
          </table:table-cell>
          <table:table-cell table:style-name="ce116" office:value-type="float" office:value="0.00000000002254" calcext:value-type="float">
            <text:p>22,54E-12</text:p>
          </table:table-cell>
          <table:table-cell table:style-name="ce116" office:value-type="float" office:value="0.00000000002046" calcext:value-type="float">
            <text:p>20,46E-12</text:p>
          </table:table-cell>
          <table:table-cell table:style-name="ce116" office:value-type="float" office:value="0.00000000002238" calcext:value-type="float">
            <text:p>22,38E-12</text:p>
          </table:table-cell>
          <table:table-cell table:style-name="ce116" office:value-type="float" office:value="0.00000000002252" calcext:value-type="float">
            <text:p>22,52E-12</text:p>
          </table:table-cell>
          <table:table-cell table:style-name="ce116" office:value-type="float" office:value="0.00000000001546" calcext:value-type="float">
            <text:p>15,46E-12</text:p>
          </table:table-cell>
          <table:table-cell table:style-name="ce116" office:value-type="float" office:value="0.00000000001898" calcext:value-type="float">
            <text:p>18,98E-12</text:p>
          </table:table-cell>
          <table:table-cell table:style-name="ce117" office:value-type="float" office:value="0.00000000002227" calcext:value-type="float">
            <text:p>22,27E-12</text:p>
          </table:table-cell>
          <table:table-cell table:style-name="ce116" office:value-type="float" office:value="0.0000000000115" calcext:value-type="float">
            <text:p>11,50E-12</text:p>
          </table:table-cell>
          <table:table-cell table:style-name="ce117" office:value-type="float" office:value="0.00000000002311" calcext:value-type="float">
            <text:p>23,11E-12</text:p>
          </table:table-cell>
          <table:table-cell table:number-columns-repeated="1012"/>
        </table:table-row>
        <table:table-row table:style-name="ro1">
          <table:table-cell/>
          <table:table-cell table:style-name="ce103" office:value-type="string" calcext:value-type="string">
            <text:p>00 → 10</text:p>
          </table:table-cell>
          <table:table-cell table:style-name="ce107" office:value-type="string" calcext:value-type="string">
            <text:p>tplh_A0</text:p>
          </table:table-cell>
          <table:table-cell table:style-name="ce116" office:value-type="float" office:value="0.00000000002421" calcext:value-type="float">
            <text:p>24,21E-12</text:p>
          </table:table-cell>
          <table:table-cell table:style-name="ce116" office:value-type="float" office:value="0.00000000002302" calcext:value-type="float">
            <text:p>23,02E-12</text:p>
          </table:table-cell>
          <table:table-cell table:style-name="ce116" office:value-type="float" office:value="0.00000000001788" calcext:value-type="float">
            <text:p>17,88E-12</text:p>
          </table:table-cell>
          <table:table-cell table:style-name="ce117" office:value-type="float" office:value="0.00000000004003" calcext:value-type="float">
            <text:p>40,03E-12</text:p>
          </table:table-cell>
          <table:table-cell table:style-name="ce116" office:value-type="float" office:value="0.00000000001208" calcext:value-type="float">
            <text:p>12,08E-12</text:p>
          </table:table-cell>
          <table:table-cell table:style-name="ce116" office:value-type="float" office:value="0.00000000002092" calcext:value-type="float">
            <text:p>20,92E-12</text:p>
          </table:table-cell>
          <table:table-cell table:style-name="ce116" office:value-type="float" office:value="0.00000000002048" calcext:value-type="float">
            <text:p>20,48E-12</text:p>
          </table:table-cell>
          <table:table-cell table:style-name="ce116" office:value-type="float" office:value="0.00000000001052" calcext:value-type="float">
            <text:p>10,52E-12</text:p>
          </table:table-cell>
          <table:table-cell table:style-name="ce116" office:value-type="float" office:value="0.00000000001849" calcext:value-type="float">
            <text:p>18,49E-12</text:p>
          </table:table-cell>
          <table:table-cell table:number-columns-repeated="1012"/>
        </table:table-row>
        <table:table-row table:style-name="ro1">
          <table:table-cell/>
          <table:table-cell table:style-name="ce103" office:value-type="string" calcext:value-type="string">
            <text:p>10 → 11</text:p>
          </table:table-cell>
          <table:table-cell table:style-name="ce107" office:value-type="string" calcext:value-type="string">
            <text:p>tphl_1B</text:p>
          </table:table-cell>
          <table:table-cell table:style-name="ce116" office:value-type="float" office:value="0.00000000001869" calcext:value-type="float">
            <text:p>18,69E-12</text:p>
          </table:table-cell>
          <table:table-cell table:style-name="ce116" office:value-type="float" office:value="0.00000000002387" calcext:value-type="float">
            <text:p>23,87E-12</text:p>
          </table:table-cell>
          <table:table-cell table:style-name="ce116" office:value-type="float" office:value="0.00000000001044" calcext:value-type="float">
            <text:p>10,44E-12</text:p>
          </table:table-cell>
          <table:table-cell table:style-name="ce116" office:value-type="float" office:value="0.00000000001134" calcext:value-type="float">
            <text:p>11,34E-12</text:p>
          </table:table-cell>
          <table:table-cell table:style-name="ce116" office:value-type="float" office:value="0.00000000001563" calcext:value-type="float">
            <text:p>15,63E-12</text:p>
          </table:table-cell>
          <table:table-cell table:style-name="ce117" office:value-type="float" office:value="0.00000000002207" calcext:value-type="float">
            <text:p>22,07E-12</text:p>
          </table:table-cell>
          <table:table-cell table:style-name="ce116" office:value-type="float" office:value="0.00000000001941" calcext:value-type="float">
            <text:p>19,41E-12</text:p>
          </table:table-cell>
          <table:table-cell table:style-name="ce117" office:value-type="float" office:value="0.00000000002187" calcext:value-type="float">
            <text:p>21,87E-12</text:p>
          </table:table-cell>
          <table:table-cell table:style-name="ce116" office:value-type="float" office:value="0.00000000001996" calcext:value-type="float">
            <text:p>19,96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02"/>
          <table:table-cell table:style-name="ce118"/>
          <table:table-cell table:style-name="ce136"/>
          <table:table-cell table:style-name="ce137"/>
          <table:table-cell table:style-name="ce138"/>
          <table:table-cell table:style-name="ce118"/>
          <table:table-cell table:style-name="ce136" table:number-columns-repeated="3"/>
          <table:table-cell table:style-name="ce142"/>
          <table:table-cell table:number-columns-repeated="1012"/>
        </table:table-row>
        <table:table-row table:style-name="ro1">
          <table:table-cell/>
          <table:table-cell table:style-name="ce104" office:value-type="string" calcext:value-type="string">
            <text:p>CMOS:</text:p>
          </table:table-cell>
          <table:table-cell table:style-name="ce108" office:value-type="string" calcext:value-type="string">
            <text:p>Energia vdd1</text:p>
          </table:table-cell>
          <table:table-cell table:style-name="ce119" office:value-type="float" office:value="-4.2E-015" calcext:value-type="float">
            <text:p>-04,20E-15</text:p>
          </table:table-cell>
          <table:table-cell table:style-name="ce119" office:value-type="float" office:value="-2.88E-015" calcext:value-type="float">
            <text:p>-02,88E-15</text:p>
          </table:table-cell>
          <table:table-cell table:style-name="ce119" office:value-type="float" office:value="-2.76E-015" calcext:value-type="float">
            <text:p>-02,76E-15</text:p>
          </table:table-cell>
          <table:table-cell table:style-name="ce119" office:value-type="float" office:value="-2.68E-015" calcext:value-type="float">
            <text:p>-02,68E-15</text:p>
          </table:table-cell>
          <table:table-cell table:style-name="ce119" office:value-type="float" office:value="-6.75E-015" calcext:value-type="float">
            <text:p>-06,75E-15</text:p>
          </table:table-cell>
          <table:table-cell table:style-name="ce119" office:value-type="float" office:value="-5.75E-015" calcext:value-type="float">
            <text:p>-05,75E-15</text:p>
          </table:table-cell>
          <table:table-cell table:style-name="ce119" office:value-type="float" office:value="-5.72E-015" calcext:value-type="float">
            <text:p>-05,72E-15</text:p>
          </table:table-cell>
          <table:table-cell table:style-name="ce119" office:value-type="float" office:value="-5.39E-015" calcext:value-type="float">
            <text:p>-05,39E-15</text:p>
          </table:table-cell>
          <table:table-cell table:style-name="ce119" office:value-type="float" office:value="-5.01E-015" calcext:value-type="float">
            <text:p>-05,01E-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08" office:value-type="string" calcext:value-type="string">
            <text:p>Energia vdd2</text:p>
          </table:table-cell>
          <table:table-cell table:style-name="ce120" office:value-type="float" office:value="-2.57E-015" calcext:value-type="float">
            <text:p>-02,57E-15</text:p>
          </table:table-cell>
          <table:table-cell table:style-name="ce120" office:value-type="float" office:value="-4.37E-015" calcext:value-type="float">
            <text:p>-04,37E-15</text:p>
          </table:table-cell>
          <table:table-cell table:style-name="ce120" office:value-type="float" office:value="-4.08E-015" calcext:value-type="float">
            <text:p>-04,08E-15</text:p>
          </table:table-cell>
          <table:table-cell table:style-name="ce120" office:value-type="float" office:value="-3.31E-015" calcext:value-type="float">
            <text:p>-03,31E-15</text:p>
          </table:table-cell>
          <table:table-cell table:style-name="ce126" office:value-type="float" office:value="1.65E-019" calcext:value-type="float">
            <text:p>1,65E-19</text:p>
          </table:table-cell>
          <table:table-cell table:style-name="ce119" office:value-type="float" office:value="-2.07E-015" calcext:value-type="float">
            <text:p>-02,07E-15</text:p>
          </table:table-cell>
          <table:table-cell table:style-name="ce119" office:value-type="float" office:value="-2.06E-015" calcext:value-type="float">
            <text:p>-02,06E-15</text:p>
          </table:table-cell>
          <table:table-cell table:style-name="ce123" office:value-type="float" office:value="-7.25E-016" calcext:value-type="float">
            <text:p>-07,25E-16</text:p>
          </table:table-cell>
          <table:table-cell table:style-name="ce119" office:value-type="float" office:value="-2.04E-015" calcext:value-type="float">
            <text:p>-02,04E-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08" office:value-type="string" calcext:value-type="string">
            <text:p>Energia vdd3</text:p>
          </table:table-cell>
          <table:table-cell table:style-name="ce119" office:value-type="float" office:value="-4.32E-015" calcext:value-type="float">
            <text:p>-04,32E-15</text:p>
          </table:table-cell>
          <table:table-cell table:style-name="ce119" office:value-type="float" office:value="-3.95E-015" calcext:value-type="float">
            <text:p>-03,95E-15</text:p>
          </table:table-cell>
          <table:table-cell table:style-name="ce119" office:value-type="float" office:value="-4.05E-015" calcext:value-type="float">
            <text:p>-04,05E-15</text:p>
          </table:table-cell>
          <table:table-cell table:style-name="ce119" office:value-type="float" office:value="-4.63E-015" calcext:value-type="float">
            <text:p>-04,63E-15</text:p>
          </table:table-cell>
          <table:table-cell table:style-name="ce119" office:value-type="float" office:value="-4.18E-015" calcext:value-type="float">
            <text:p>-04,18E-15</text:p>
          </table:table-cell>
          <table:table-cell table:style-name="ce119" office:value-type="float" office:value="-3.82E-015" calcext:value-type="float">
            <text:p>-03,82E-15</text:p>
          </table:table-cell>
          <table:table-cell table:style-name="ce119" office:value-type="float" office:value="-3.74E-015" calcext:value-type="float">
            <text:p>-03,74E-15</text:p>
          </table:table-cell>
          <table:table-cell table:style-name="ce119" office:value-type="float" office:value="-4.15E-015" calcext:value-type="float">
            <text:p>-04,15E-15</text:p>
          </table:table-cell>
          <table:table-cell table:style-name="ce119" office:value-type="float" office:value="-3.71E-015" calcext:value-type="float">
            <text:p>-03,71E-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02"/>
          <table:table-cell table:style-name="ce121"/>
          <table:table-cell table:style-name="ce136" table:number-columns-repeated="2"/>
          <table:table-cell table:style-name="ce121" table:number-columns-repeated="2"/>
          <table:table-cell table:style-name="ce136" table:number-columns-repeated="3"/>
          <table:table-cell table:style-name="ce121"/>
          <table:table-cell table:number-columns-repeated="1012"/>
        </table:table-row>
        <table:table-row table:style-name="ro1">
          <table:table-cell/>
          <table:table-cell table:style-name="ce104" office:value-type="string" calcext:value-type="string">
            <office:annotation draw:style-name="gr1" draw:text-style-name="P2" svg:width="28.99mm" svg:height="41.51mm" svg:x="71.66mm" svg:y="74.95mm" draw:caption-point-x="-6.1mm" draw:caption-point-y="15.1mm">
              <dc:date>2018-11-12T00:00:00</dc:date>
              <text:p text:style-name="P1"><text:span text:style-name="T1">Para circuitos PTL eu somo o vdd da porta xor (vdd2) com o vdd do circuito anterior (vdd1) para ter o real valor do vdd utilizado pela porta</text:span></text:p>
            </office:annotation>
            <text:p>PTL:</text:p>
          </table:table-cell>
          <table:table-cell table:style-name="ce108" office:value-type="string" calcext:value-type="string">
            <text:p>Energia</text:p>
          </table:table-cell>
          <table:table-cell table:style-name="ce122" office:value-type="string" calcext:value-type="string">
            <text:p>-----------------------</text:p>
          </table:table-cell>
          <table:table-cell table:style-name="ce122" office:value-type="string" calcext:value-type="string">
            <text:p>----------------------</text:p>
          </table:table-cell>
          <table:table-cell table:number-columns-repeated="2" table:style-name="ce122" office:value-type="string" calcext:value-type="string">
            <text:p>-----------------------</text:p>
          </table:table-cell>
          <table:table-cell table:style-name="ce139" table:formula="of:=SUM([.H14:.H15])" office:value-type="float" office:value="-6.749835E-015" calcext:value-type="float">
            <text:p>-6,75E-15</text:p>
          </table:table-cell>
          <table:table-cell table:style-name="ce139" table:formula="of:=SUM([.I14:.I15])" office:value-type="float" office:value="-7.82E-015" calcext:value-type="float">
            <text:p>-7,82E-15</text:p>
          </table:table-cell>
          <table:table-cell table:style-name="ce139" table:formula="of:=SUM([.J14:.J15])" office:value-type="float" office:value="-7.78E-015" calcext:value-type="float">
            <text:p>-7,78E-15</text:p>
          </table:table-cell>
          <table:table-cell table:style-name="ce139" table:formula="of:=SUM([.K14:.K15])" office:value-type="float" office:value="-6.115E-015" calcext:value-type="float">
            <text:p>-6,12E-15</text:p>
          </table:table-cell>
          <table:table-cell table:style-name="ce139" table:formula="of:=SUM([.L14:.L15])" office:value-type="float" office:value="-7.05E-015" calcext:value-type="float">
            <text:p>-7,05E-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02"/>
          <table:table-cell table:style-name="ce121"/>
          <table:table-cell table:style-name="ce136" table:number-columns-repeated="2"/>
          <table:table-cell table:style-name="ce121"/>
          <table:table-cell table:style-name="ce140"/>
          <table:table-cell table:style-name="ce137" table:number-columns-repeated="3"/>
          <table:table-cell table:style-name="ce140"/>
          <table:table-cell table:number-columns-repeated="1012"/>
        </table:table-row>
        <table:table-row table:style-name="ro1">
          <table:table-cell table:number-columns-repeated="2"/>
          <table:table-cell table:style-name="ce108" office:value-type="string" calcext:value-type="string">
            <text:p>Atraso crítico</text:p>
          </table:table-cell>
          <table:table-cell table:style-name="ce123" table:formula="of:=LARGE([.D5:.D12];1)" office:value-type="float" office:value="0.00000000002563" calcext:value-type="float">
            <text:p>25,63E-12</text:p>
          </table:table-cell>
          <table:table-cell table:style-name="ce123" table:formula="of:=LARGE([.E5:.E12];1)" office:value-type="float" office:value="0.00000000002593" calcext:value-type="float">
            <text:p>25,93E-12</text:p>
          </table:table-cell>
          <table:table-cell table:style-name="ce123" table:formula="of:=LARGE([.F5:.F12];1)" office:value-type="float" office:value="0.00000000002417" calcext:value-type="float">
            <text:p>24,17E-12</text:p>
          </table:table-cell>
          <table:table-cell table:style-name="ce123" table:formula="of:=LARGE([.G5:.G12];1)" office:value-type="float" office:value="0.00000000004003" calcext:value-type="float">
            <text:p>40,03E-12</text:p>
          </table:table-cell>
          <table:table-cell table:style-name="ce123" table:formula="of:=LARGE([.H5:.H12];1)" office:value-type="float" office:value="0.0000000000178" calcext:value-type="float">
            <text:p>17,80E-12</text:p>
          </table:table-cell>
          <table:table-cell table:style-name="ce123" table:formula="of:=LARGE([.I5:.I12];1)" office:value-type="float" office:value="0.00000000002207" calcext:value-type="float">
            <text:p>22,07E-12</text:p>
          </table:table-cell>
          <table:table-cell table:style-name="ce123" table:formula="of:=LARGE([.J5:.J12];1)" office:value-type="float" office:value="0.00000000002227" calcext:value-type="float">
            <text:p>22,27E-12</text:p>
          </table:table-cell>
          <table:table-cell table:style-name="ce123" table:formula="of:=LARGE([.K5:.K12];1)" office:value-type="float" office:value="0.00000000002187" calcext:value-type="float">
            <text:p>21,87E-12</text:p>
          </table:table-cell>
          <table:table-cell table:style-name="ce123" table:formula="of:=LARGE([.L5:.L12];1)" office:value-type="float" office:value="0.00000000002311" calcext:value-type="float">
            <text:p>23,11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08" office:value-type="string" calcext:value-type="string">
            <text:p>EDP</text:p>
          </table:table-cell>
          <table:table-cell table:style-name="ce124" table:formula="of:=[.D15]*[.D20]" office:value-type="float" office:value="-6.58691E-026" calcext:value-type="float">
            <text:p>-6,586910E-26</text:p>
          </table:table-cell>
          <table:table-cell table:style-name="ce124" table:formula="of:=[.E15]*[.E20]" office:value-type="float" office:value="-1.133141E-025" calcext:value-type="float">
            <text:p>-1,133141E-25</text:p>
          </table:table-cell>
          <table:table-cell table:style-name="ce124" table:formula="of:=[.F15]*[.F20]" office:value-type="float" office:value="-9.86136E-026" calcext:value-type="float">
            <text:p>-9,861360E-26</text:p>
          </table:table-cell>
          <table:table-cell table:style-name="ce124" table:formula="of:=[.G15]*[.G20]" office:value-type="float" office:value="-1.324993E-025" calcext:value-type="float">
            <text:p>-1,324993E-25</text:p>
          </table:table-cell>
          <table:table-cell table:style-name="ce124" table:formula="of:=[.H18]*[.H20]" office:value-type="float" office:value="-1.20147063E-025" calcext:value-type="float">
            <text:p>-1,201471E-25</text:p>
          </table:table-cell>
          <table:table-cell table:style-name="ce124" table:formula="of:=[.I18]*[.I20]" office:value-type="float" office:value="-1.725874E-025" calcext:value-type="float">
            <text:p>-1,725874E-25</text:p>
          </table:table-cell>
          <table:table-cell table:style-name="ce124" table:formula="of:=[.J18]*[.J20]" office:value-type="float" office:value="-1.732606E-025" calcext:value-type="float">
            <text:p>-1,732606E-25</text:p>
          </table:table-cell>
          <table:table-cell table:style-name="ce124" table:formula="of:=[.K18]*[.K20]" office:value-type="float" office:value="-1.3373505E-025" calcext:value-type="float">
            <text:p>-1,337351E-25</text:p>
          </table:table-cell>
          <table:table-cell table:style-name="ce124" table:formula="of:=[.L18]*[.L20]" office:value-type="float" office:value="-1.629255E-025" calcext:value-type="float">
            <text:p>-1,629255E-25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1" table:number-columns-repeated="2"/>
          <table:table-cell table:style-name="ce109"/>
          <table:table-cell table:style-name="ce109" office:value-type="string" calcext:value-type="string">
            <text:p>XOR V1</text:p>
          </table:table-cell>
          <table:table-cell table:style-name="ce109" office:value-type="string" calcext:value-type="string">
            <text:p>XOR V2</text:p>
          </table:table-cell>
          <table:table-cell table:style-name="ce109" office:value-type="string" calcext:value-type="string">
            <text:p>XOR V3</text:p>
          </table:table-cell>
          <table:table-cell table:style-name="ce109" office:value-type="string" calcext:value-type="string">
            <text:p>XOR V4</text:p>
          </table:table-cell>
          <table:table-cell table:style-name="ce109" office:value-type="string" calcext:value-type="string">
            <text:p>XOR V5</text:p>
          </table:table-cell>
          <table:table-cell table:style-name="ce109" office:value-type="string" calcext:value-type="string">
            <text:p>XOR V6</text:p>
          </table:table-cell>
          <table:table-cell table:style-name="ce109" office:value-type="string" calcext:value-type="string">
            <text:p>XOR V7</text:p>
          </table:table-cell>
          <table:table-cell table:style-name="ce109" office:value-type="string" calcext:value-type="string">
            <text:p>XOR V8</text:p>
          </table:table-cell>
          <table:table-cell table:style-name="ce109" office:value-type="string" calcext:value-type="string">
            <text:p>XOR V9</text:p>
          </table:table-cell>
          <table:table-cell/>
          <table:table-cell table:style-name="ce101"/>
          <table:table-cell table:number-columns-repeated="1010"/>
        </table:table-row>
        <table:table-row table:style-name="ro1">
          <table:table-cell table:style-name="ce101" table:number-columns-repeated="2"/>
          <table:table-cell table:style-name="ce109" office:value-type="string" calcext:value-type="string">
            <text:p>Energia</text:p>
          </table:table-cell>
          <table:table-cell table:style-name="ce126" table:formula="of:=[.D15]" office:value-type="float" office:value="-2.57E-015" calcext:value-type="float">
            <text:p>-2,57E-15</text:p>
          </table:table-cell>
          <table:table-cell table:style-name="ce126" table:formula="of:=[.E15]" office:value-type="float" office:value="-4.37E-015" calcext:value-type="float">
            <text:p>-4,37E-15</text:p>
          </table:table-cell>
          <table:table-cell table:style-name="ce126" table:formula="of:=[.F15]" office:value-type="float" office:value="-4.08E-015" calcext:value-type="float">
            <text:p>-4,08E-15</text:p>
          </table:table-cell>
          <table:table-cell table:style-name="ce126" table:formula="of:=[.G15]" office:value-type="float" office:value="-3.31E-015" calcext:value-type="float">
            <text:p>-3,31E-15</text:p>
          </table:table-cell>
          <table:table-cell table:style-name="ce126" table:formula="of:=[.H18]" office:value-type="float" office:value="-6.749835E-015" calcext:value-type="float">
            <text:p>-6,75E-15</text:p>
          </table:table-cell>
          <table:table-cell table:style-name="ce126" table:formula="of:=[.I18]" office:value-type="float" office:value="-7.82E-015" calcext:value-type="float">
            <text:p>-7,82E-15</text:p>
          </table:table-cell>
          <table:table-cell table:style-name="ce126" table:formula="of:=[.J18]" office:value-type="float" office:value="-7.78E-015" calcext:value-type="float">
            <text:p>-7,78E-15</text:p>
          </table:table-cell>
          <table:table-cell table:style-name="ce126" table:formula="of:=[.K18]" office:value-type="float" office:value="-6.115E-015" calcext:value-type="float">
            <text:p>-6,12E-15</text:p>
          </table:table-cell>
          <table:table-cell table:style-name="ce126" table:formula="of:=[.L18]" office:value-type="float" office:value="-7.05E-015" calcext:value-type="float">
            <text:p>-7,05E-15</text:p>
          </table:table-cell>
          <table:table-cell/>
          <table:table-cell table:style-name="ce101"/>
          <table:table-cell table:number-columns-repeated="1010"/>
        </table:table-row>
        <table:table-row table:style-name="ro1">
          <table:table-cell table:style-name="ce101" table:number-columns-repeated="2"/>
          <table:table-cell table:style-name="ce109" office:value-type="string" calcext:value-type="string">
            <text:p>EDP</text:p>
          </table:table-cell>
          <table:table-cell table:style-name="ce127" table:formula="of:=[.D21]*-1" office:value-type="float" office:value="6.58691E-026" calcext:value-type="float">
            <text:p>6,59E-26</text:p>
          </table:table-cell>
          <table:table-cell table:style-name="ce127" table:formula="of:=[.E21]*-1" office:value-type="float" office:value="1.133141E-025" calcext:value-type="float">
            <text:p>1,13E-25</text:p>
          </table:table-cell>
          <table:table-cell table:style-name="ce127" table:formula="of:=[.F21]*-1" office:value-type="float" office:value="9.86136E-026" calcext:value-type="float">
            <text:p>9,86E-26</text:p>
          </table:table-cell>
          <table:table-cell table:style-name="ce127" table:formula="of:=[.G21]*-1" office:value-type="float" office:value="1.324993E-025" calcext:value-type="float">
            <text:p>1,32E-25</text:p>
          </table:table-cell>
          <table:table-cell table:style-name="ce127" table:formula="of:=[.H21]*-1" office:value-type="float" office:value="1.20147063E-025" calcext:value-type="float">
            <text:p>1,20E-25</text:p>
          </table:table-cell>
          <table:table-cell table:style-name="ce127" table:formula="of:=[.I21]*-1" office:value-type="float" office:value="1.725874E-025" calcext:value-type="float">
            <text:p>1,73E-25</text:p>
          </table:table-cell>
          <table:table-cell table:style-name="ce127" table:formula="of:=[.J21]*-1" office:value-type="float" office:value="1.732606E-025" calcext:value-type="float">
            <text:p>1,73E-25</text:p>
          </table:table-cell>
          <table:table-cell table:style-name="ce127" table:formula="of:=[.K21]*-1" office:value-type="float" office:value="1.3373505E-025" calcext:value-type="float">
            <text:p>1,34E-25</text:p>
          </table:table-cell>
          <table:table-cell table:style-name="ce127" table:formula="of:=[.L21]*-1" office:value-type="float" office:value="1.629255E-025" calcext:value-type="float">
            <text:p>1,63E-25</text:p>
          </table:table-cell>
          <table:table-cell/>
          <table:table-cell table:style-name="ce101"/>
          <table:table-cell table:number-columns-repeated="1010"/>
        </table:table-row>
        <table:table-row table:style-name="ro1">
          <table:table-cell table:style-name="ce101" table:number-columns-repeated="2"/>
          <table:table-cell table:style-name="ce109" office:value-type="string" calcext:value-type="string">
            <text:p>Atraso crítico</text:p>
          </table:table-cell>
          <table:table-cell table:style-name="ce128" table:formula="of:=[.D20]" office:value-type="float" office:value="0.00000000002563" calcext:value-type="float">
            <text:p>25,63E-12</text:p>
          </table:table-cell>
          <table:table-cell table:style-name="ce128" table:formula="of:=[.E20]" office:value-type="float" office:value="0.00000000002593" calcext:value-type="float">
            <text:p>25,93E-12</text:p>
          </table:table-cell>
          <table:table-cell table:style-name="ce128" table:formula="of:=[.F20]" office:value-type="float" office:value="0.00000000002417" calcext:value-type="float">
            <text:p>24,17E-12</text:p>
          </table:table-cell>
          <table:table-cell table:style-name="ce128" table:formula="of:=[.G20]" office:value-type="float" office:value="0.00000000004003" calcext:value-type="float">
            <text:p>40,03E-12</text:p>
          </table:table-cell>
          <table:table-cell table:style-name="ce128" table:formula="of:=[.H20]" office:value-type="float" office:value="0.0000000000178" calcext:value-type="float">
            <text:p>17,80E-12</text:p>
          </table:table-cell>
          <table:table-cell table:style-name="ce128" table:formula="of:=[.I20]" office:value-type="float" office:value="0.00000000002207" calcext:value-type="float">
            <text:p>22,07E-12</text:p>
          </table:table-cell>
          <table:table-cell table:style-name="ce128" table:formula="of:=[.J20]" office:value-type="float" office:value="0.00000000002227" calcext:value-type="float">
            <text:p>22,27E-12</text:p>
          </table:table-cell>
          <table:table-cell table:style-name="ce128" table:formula="of:=[.K20]" office:value-type="float" office:value="0.00000000002187" calcext:value-type="float">
            <text:p>21,87E-12</text:p>
          </table:table-cell>
          <table:table-cell table:style-name="ce128" table:formula="of:=[.L20]" office:value-type="float" office:value="0.00000000002311" calcext:value-type="float">
            <text:p>23,11E-12</text:p>
          </table:table-cell>
          <table:table-cell/>
          <table:table-cell table:style-name="ce101"/>
          <table:table-cell table:number-columns-repeated="1010"/>
        </table:table-row>
        <table:table-row table:style-name="ro1">
          <table:table-cell table:style-name="ce101" table:number-columns-repeated="2"/>
          <table:table-cell table:style-name="ce109" office:value-type="string" calcext:value-type="string">
            <text:p>media</text:p>
          </table:table-cell>
          <table:table-cell table:style-name="ce126" table:formula="of:=SUM([.D5:.D12])/8" office:value-type="float" office:value="0.0000000000213125" calcext:value-type="float">
            <text:p>2,13E-11</text:p>
          </table:table-cell>
          <table:table-cell table:style-name="ce126" table:formula="of:=SUM([.E5:.E12])/8" office:value-type="float" office:value="0.00000000002290125" calcext:value-type="float">
            <text:p>2,29E-11</text:p>
          </table:table-cell>
          <table:table-cell table:style-name="ce126" table:formula="of:=SUM([.F5:.F12])/8" office:value-type="float" office:value="0.00000000001716375" calcext:value-type="float">
            <text:p>1,72E-11</text:p>
          </table:table-cell>
          <table:table-cell table:style-name="ce126" table:formula="of:=SUM([.G5:.G12])/8" office:value-type="float" office:value="0.0000000000226325" calcext:value-type="float">
            <text:p>2,26E-11</text:p>
          </table:table-cell>
          <table:table-cell table:style-name="ce126" table:formula="of:=SUM([.H5:.H12])/8" office:value-type="float" office:value="0.00000000001517125" calcext:value-type="float">
            <text:p>1,52E-11</text:p>
          </table:table-cell>
          <table:table-cell table:style-name="ce126" table:formula="of:=SUM([.I5:.I12])/8" office:value-type="float" office:value="0.0000000000188925" calcext:value-type="float">
            <text:p>1,89E-11</text:p>
          </table:table-cell>
          <table:table-cell table:style-name="ce126" table:formula="of:=SUM([.J5:.J12])/8" office:value-type="float" office:value="0.00000000001846625" calcext:value-type="float">
            <text:p>1,85E-11</text:p>
          </table:table-cell>
          <table:table-cell table:style-name="ce126" table:formula="of:=SUM([.K5:.K12])/8" office:value-type="float" office:value="0.0000000000149475" calcext:value-type="float">
            <text:p>1,49E-11</text:p>
          </table:table-cell>
          <table:table-cell table:style-name="ce126" table:formula="of:=SUM([.L5:.L12])/8" office:value-type="float" office:value="0.00000000001835125" calcext:value-type="float">
            <text:p>1,84E-11</text:p>
          </table:table-cell>
          <table:table-cell/>
          <table:table-cell table:style-name="ce101"/>
          <table:table-cell table:number-columns-repeated="1010"/>
        </table:table-row>
        <table:table-row table:style-name="ro1">
          <table:table-cell table:style-name="ce101" table:number-columns-repeated="2"/>
          <table:table-cell table:style-name="ce109" office:value-type="string" calcext:value-type="string">
            <text:p>Potencia</text:p>
          </table:table-cell>
          <table:table-cell table:style-name="ce126" table:number-columns-repeated="9"/>
          <table:table-cell/>
          <table:table-cell table:style-name="ce101"/>
          <table:table-cell table:number-columns-repeated="1010"/>
        </table:table-row>
        <table:table-row table:style-name="ro1">
          <table:table-cell table:style-name="ce101" table:number-columns-repeated="2"/>
          <table:table-cell table:style-name="ce110"/>
          <table:table-cell table:style-name="ce129" table:number-columns-repeated="9"/>
          <table:table-cell table:number-columns-repeated="1012"/>
        </table:table-row>
        <table:table-row table:style-name="ro1">
          <table:table-cell table:number-columns-repeated="3"/>
          <table:table-cell table:style-name="ce125"/>
          <table:table-cell table:number-columns-repeated="1020"/>
        </table:table-row>
        <table:table-row table:style-name="ro1">
          <table:table-cell table:number-columns-repeated="2"/>
          <table:table-cell table:style-name="ce109" office:value-type="string" calcext:value-type="string">
            <text:p>Normalizada</text:p>
          </table:table-cell>
          <table:table-cell table:style-name="ce150" office:value-type="string" calcext:value-type="string">
            <text:p>XOR V2</text:p>
          </table:table-cell>
          <table:table-cell table:style-name="ce150" office:value-type="string" calcext:value-type="string">
            <text:p>XOR V3</text:p>
          </table:table-cell>
          <table:table-cell table:style-name="ce150" office:value-type="string" calcext:value-type="string">
            <text:p>XOR V4</text:p>
          </table:table-cell>
          <table:table-cell table:style-name="ce141" office:value-type="string" calcext:value-type="string">
            <text:p>XOR V5</text:p>
          </table:table-cell>
          <table:table-cell table:style-name="ce141" office:value-type="string" calcext:value-type="string">
            <text:p>XOR V6</text:p>
          </table:table-cell>
          <table:table-cell table:style-name="ce141" office:value-type="string" calcext:value-type="string">
            <text:p>XOR V7</text:p>
          </table:table-cell>
          <table:table-cell table:style-name="ce141" office:value-type="string" calcext:value-type="string">
            <text:p>XOR V8</text:p>
          </table:table-cell>
          <table:table-cell table:style-name="ce141" office:value-type="string" calcext:value-type="string">
            <text:p>XOR V9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J(-15)</text:p>
          </table:table-cell>
          <table:table-cell table:style-name="ce111" office:value-type="string" calcext:value-type="string">
            <office:annotation draw:style-name="gr3" draw:text-style-name="P2" svg:width="28.99mm" svg:height="21.76mm" svg:x="119.48mm" svg:y="153.15mm" draw:caption-point-x="-6.1mm" draw:caption-point-y="16.28mm">
              <dc:date>2018-11-12T00:00:00</dc:date>
              <text:p text:style-name="P1"><text:span text:style-name="T1">Fento= e-15</text:span></text:p>
              <text:p text:style-name="P1"><text:span text:style-name="T1"/></text:p>
              <text:p text:style-name="P1"><text:span text:style-name="T1">Dividi os valores por 1e-15 para simplificar</text:span></text:p>
            </office:annotation>
            <text:p>Energia nominal</text:p>
          </table:table-cell>
          <table:table-cell table:style-name="ce134" table:formula="of:=[.E40]/[.D40]" office:value-type="float" office:value="1.70038910505837" calcext:value-type="float">
            <text:p>1,70</text:p>
          </table:table-cell>
          <table:table-cell table:style-name="ce134" table:formula="of:=[.F40]/[.D40]" office:value-type="float" office:value="1.5875486381323" calcext:value-type="float">
            <text:p>1,59</text:p>
          </table:table-cell>
          <table:table-cell table:style-name="ce134" table:formula="of:=[.G40]/[.D40]" office:value-type="float" office:value="1.28793774319066" calcext:value-type="float">
            <text:p>1,29</text:p>
          </table:table-cell>
          <table:table-cell table:style-name="ce134" table:formula="of:=[.H40]/[.D40]" office:value-type="float" office:value="2.62639494163424" calcext:value-type="float">
            <text:p>2,63</text:p>
          </table:table-cell>
          <table:table-cell table:style-name="ce134" table:formula="of:=[.I40]/[.D40]" office:value-type="float" office:value="3.04280155642023" calcext:value-type="float">
            <text:p>3,04</text:p>
          </table:table-cell>
          <table:table-cell table:style-name="ce134" table:formula="of:=[.J40]/[.D40]" office:value-type="float" office:value="3.0272373540856" calcext:value-type="float">
            <text:p>3,03</text:p>
          </table:table-cell>
          <table:table-cell table:style-name="ce134" table:formula="of:=[.K40]/[.D40]" office:value-type="float" office:value="2.37937743190661" calcext:value-type="float">
            <text:p>2,38</text:p>
          </table:table-cell>
          <table:table-cell table:style-name="ce134" table:formula="of:=[.L40]/[.D40]" office:value-type="float" office:value="2.7431906614786" calcext:value-type="float">
            <text:p>2,74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y(-24)</text:p>
          </table:table-cell>
          <table:table-cell table:style-name="ce112" office:value-type="string" calcext:value-type="string">
            <office:annotation draw:style-name="gr4" draw:text-style-name="P2" svg:width="28.99mm" svg:height="65.21mm" svg:x="119.48mm" svg:y="158.44mm" draw:caption-point-x="-6.1mm" draw:caption-point-y="16.28mm">
              <dc:date>2018-11-12T00:00:00</dc:date>
              <text:p text:style-name="P1"><text:span text:style-name="T1">Yocto = e-24</text:span></text:p>
              <text:p text:style-name="P1"><text:span text:style-name="T1"/></text:p>
              <text:p text:style-name="P1"><text:span text:style-name="T1">EDP = energy delay product</text:span></text:p>
              <text:p text:style-name="P1"><text:span text:style-name="T1"/></text:p>
              <text:p text:style-name="P1"><text:span text:style-name="T1">PDP = power delay product</text:span></text:p>
              <text:p text:style-name="P1"><text:span text:style-name="T1"/></text:p>
              <text:p text:style-name="P1"><text:span text:style-name="T1">EDP = vdd * atraso crítico</text:span></text:p>
              <text:p text:style-name="P1"><text:span text:style-name="T1"/></text:p>
              <text:p text:style-name="P1"><text:span text:style-name="T1">Dividi todos os valores por 1e-24 para simplificar os resultados</text:span></text:p>
            </office:annotation>
            <text:p>EDP nominal</text:p>
          </table:table-cell>
          <table:table-cell table:style-name="ce134" table:formula="of:=[.E41]/[.D41]" office:value-type="float" office:value="1.72029221592522" calcext:value-type="float">
            <text:p>1,72</text:p>
          </table:table-cell>
          <table:table-cell table:style-name="ce134" table:formula="of:=[.F41]/[.D41]" office:value-type="float" office:value="1.49711473209745" calcext:value-type="float">
            <text:p>1,50</text:p>
          </table:table-cell>
          <table:table-cell table:style-name="ce134" table:formula="of:=[.G41]/[.D41]" office:value-type="float" office:value="2.01155473507305" calcext:value-type="float">
            <text:p>2,01</text:p>
          </table:table-cell>
          <table:table-cell table:style-name="ce134" table:formula="of:=[.H41]/[.D41]" office:value-type="float" office:value="1.82402770039366" calcext:value-type="float">
            <text:p>1,82</text:p>
          </table:table-cell>
          <table:table-cell table:style-name="ce134" table:formula="of:=[.I41]/[.D41]" office:value-type="float" office:value="2.62015725127564" calcext:value-type="float">
            <text:p>2,62</text:p>
          </table:table-cell>
          <table:table-cell table:style-name="ce134" table:formula="of:=[.J41]/[.D41]" office:value-type="float" office:value="2.6303775214782" calcext:value-type="float">
            <text:p>2,63</text:p>
          </table:table-cell>
          <table:table-cell table:style-name="ce134" table:formula="of:=[.K41]/[.D41]" office:value-type="float" office:value="2.03031542863042" calcext:value-type="float">
            <text:p>2,03</text:p>
          </table:table-cell>
          <table:table-cell table:style-name="ce134" table:formula="of:=[.L41]/[.D41]" office:value-type="float" office:value="2.47347390506322" calcext:value-type="float">
            <text:p>2,47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s(-12)</text:p>
          </table:table-cell>
          <table:table-cell table:style-name="ce111" office:value-type="string" calcext:value-type="string">
            <office:annotation draw:style-name="gr5" draw:text-style-name="P2" svg:width="28.99mm" svg:height="29.66mm" svg:x="119.48mm" svg:y="162.61mm" draw:caption-point-x="-6.1mm" draw:caption-point-y="17.4mm">
              <dc:date>2018-11-12T00:00:00</dc:date>
              <text:p text:style-name="P1"><text:span text:style-name="T1">Pico = e-12</text:span></text:p>
              <text:p text:style-name="P1"><text:span text:style-name="T1"/></text:p>
              <text:p text:style-name="P1"><text:span text:style-name="T1">Dividi todos os valores por 1e-12 para simplificar os resultados</text:span></text:p>
            </office:annotation>
            <text:p>Atraso crítico nominal</text:p>
          </table:table-cell>
          <table:table-cell table:style-name="ce134" table:formula="of:=[.E42]/[.D42]" office:value-type="float" office:value="1.01170503316426" calcext:value-type="float">
            <text:p>1,01</text:p>
          </table:table-cell>
          <table:table-cell table:style-name="ce134" table:formula="of:=[.F42]/[.D42]" office:value-type="float" office:value="0.943035505267265" calcext:value-type="float">
            <text:p>0,94</text:p>
          </table:table-cell>
          <table:table-cell table:style-name="ce134" table:formula="of:=[.G42]/[.D42]" office:value-type="float" office:value="1.56184159188451" calcext:value-type="float">
            <text:p>1,56</text:p>
          </table:table-cell>
          <table:table-cell table:style-name="ce134" table:formula="of:=[.H42]/[.D42]" office:value-type="float" office:value="0.694498634412798" calcext:value-type="float">
            <text:p>0,69</text:p>
          </table:table-cell>
          <table:table-cell table:style-name="ce134" table:formula="of:=[.I42]/[.D42]" office:value-type="float" office:value="0.861100273117441" calcext:value-type="float">
            <text:p>0,86</text:p>
          </table:table-cell>
          <table:table-cell table:style-name="ce134" table:formula="of:=[.J42]/[.D42]" office:value-type="float" office:value="0.868903628560281" calcext:value-type="float">
            <text:p>0,87</text:p>
          </table:table-cell>
          <table:table-cell table:style-name="ce134" table:formula="of:=[.K42]/[.D42]" office:value-type="float" office:value="0.8532969176746" calcext:value-type="float">
            <text:p>0,85</text:p>
          </table:table-cell>
          <table:table-cell table:style-name="ce134" table:formula="of:=[.L42]/[.D42]" office:value-type="float" office:value="0.901677721420211" calcext:value-type="float">
            <text:p>0,90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s(-12)</text:p>
          </table:table-cell>
          <table:table-cell table:style-name="ce111" office:value-type="string" calcext:value-type="string">
            <office:annotation draw:style-name="gr6" draw:text-style-name="P2" svg:width="28.99mm" svg:height="49.41mm" svg:x="119.48mm" svg:y="167.91mm" draw:caption-point-x="-6.1mm" draw:caption-point-y="17.39mm">
              <dc:date>2018-11-12T00:00:00</dc:date>
              <text:p text:style-name="P1"><text:span text:style-name="T1">Pico = e-12</text:span></text:p>
              <text:p text:style-name="P1"><text:span text:style-name="T1"/></text:p>
              <text:p text:style-name="P1"><text:span text:style-name="T1">Calcula a media dos valores dos atrasos da minha porta</text:span></text:p>
              <text:p text:style-name="P1"><text:span text:style-name="T1"/></text:p>
              <text:p text:style-name="P1"><text:span text:style-name="T1">Dividi todos os valores por 1e-12 para simplificar os resultados</text:span></text:p>
            </office:annotation>
            <text:p>media nominal</text:p>
          </table:table-cell>
          <table:table-cell table:style-name="ce134" table:formula="of:=[.E43]/[.D43]" office:value-type="float" office:value="1.07454545454545" calcext:value-type="float">
            <text:p>1,07</text:p>
          </table:table-cell>
          <table:table-cell table:style-name="ce134" table:formula="of:=[.F43]/[.D43]" office:value-type="float" office:value="0.80533724340176" calcext:value-type="float">
            <text:p>0,81</text:p>
          </table:table-cell>
          <table:table-cell table:style-name="ce134" table:formula="of:=[.G43]/[.D43]" office:value-type="float" office:value="1.06193548387097" calcext:value-type="float">
            <text:p>1,06</text:p>
          </table:table-cell>
          <table:table-cell table:style-name="ce134" table:formula="of:=[.H43]/[.D43]" office:value-type="float" office:value="0.711847507331378" calcext:value-type="float">
            <text:p>0,71</text:p>
          </table:table-cell>
          <table:table-cell table:style-name="ce134" table:formula="of:=[.I43]/[.D43]" office:value-type="float" office:value="0.886451612903226" calcext:value-type="float">
            <text:p>0,89</text:p>
          </table:table-cell>
          <table:table-cell table:style-name="ce134" table:formula="of:=[.J43]/[.D43]" office:value-type="float" office:value="0.866451612903226" calcext:value-type="float">
            <text:p>0,87</text:p>
          </table:table-cell>
          <table:table-cell table:style-name="ce134" table:formula="of:=[.K43]/[.D43]" office:value-type="float" office:value="0.701348973607038" calcext:value-type="float">
            <text:p>0,70</text:p>
          </table:table-cell>
          <table:table-cell table:style-name="ce134" table:formula="of:=[.L43]/[.D43]" office:value-type="float" office:value="0.861055718475073" calcext:value-type="float">
            <text:p>0,86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 table:number-columns-repeated="3"/>
          <table:table-cell table:style-name="ce125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9" office:value-type="string" calcext:value-type="string">
            <text:p>Não normalizada</text:p>
          </table:table-cell>
          <table:table-cell table:style-name="ce109" office:value-type="string" calcext:value-type="string">
            <text:p>XOR V1</text:p>
          </table:table-cell>
          <table:table-cell table:style-name="ce109" office:value-type="string" calcext:value-type="string">
            <text:p>XOR V2</text:p>
          </table:table-cell>
          <table:table-cell table:style-name="ce109" office:value-type="string" calcext:value-type="string">
            <text:p>XOR V3</text:p>
          </table:table-cell>
          <table:table-cell table:style-name="ce109" office:value-type="string" calcext:value-type="string">
            <text:p>XOR V4</text:p>
          </table:table-cell>
          <table:table-cell table:style-name="ce109" office:value-type="string" calcext:value-type="string">
            <text:p>XOR V5</text:p>
          </table:table-cell>
          <table:table-cell table:style-name="ce109" office:value-type="string" calcext:value-type="string">
            <text:p>XOR V6</text:p>
          </table:table-cell>
          <table:table-cell table:style-name="ce109" office:value-type="string" calcext:value-type="string">
            <text:p>XOR V7</text:p>
          </table:table-cell>
          <table:table-cell table:style-name="ce109" office:value-type="string" calcext:value-type="string">
            <text:p>XOR V8</text:p>
          </table:table-cell>
          <table:table-cell table:style-name="ce109" office:value-type="string" calcext:value-type="string">
            <text:p>XOR V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J(-15)</text:p>
          </table:table-cell>
          <table:table-cell table:style-name="ce111" office:value-type="string" calcext:value-type="string">
            <office:annotation draw:style-name="gr3" draw:text-style-name="P2" svg:width="28.99mm" svg:height="21.76mm" svg:x="119.48mm" svg:y="190.19mm" draw:caption-point-x="-6.1mm" draw:caption-point-y="16.28mm">
              <dc:date>2018-11-12T00:00:00</dc:date>
              <text:p text:style-name="P1"><text:span text:style-name="T1">Fento= e-15</text:span></text:p>
              <text:p text:style-name="P1"><text:span text:style-name="T1"/></text:p>
              <text:p text:style-name="P1"><text:span text:style-name="T1">Dividi os valores por 1e-15 para simplificar</text:span></text:p>
            </office:annotation>
            <text:p>Energia nominal</text:p>
          </table:table-cell>
          <table:table-cell table:style-name="ce131" table:formula="of:=[.D15]/1E-015" office:value-type="float" office:value="-2.57" calcext:value-type="float">
            <text:p>-2,57</text:p>
          </table:table-cell>
          <table:table-cell table:style-name="ce131" table:formula="of:=[.E15]/1E-015" office:value-type="float" office:value="-4.37" calcext:value-type="float">
            <text:p>-4,37</text:p>
          </table:table-cell>
          <table:table-cell table:style-name="ce131" table:formula="of:=[.F15]/1E-015" office:value-type="float" office:value="-4.08" calcext:value-type="float">
            <text:p>-4,08</text:p>
          </table:table-cell>
          <table:table-cell table:style-name="ce131" table:formula="of:=[.G15]/1E-015" office:value-type="float" office:value="-3.31" calcext:value-type="float">
            <text:p>-3,31</text:p>
          </table:table-cell>
          <table:table-cell table:style-name="ce131" table:formula="of:=[.H18]/1E-015" office:value-type="float" office:value="-6.749835" calcext:value-type="float">
            <text:p>-6,749835</text:p>
          </table:table-cell>
          <table:table-cell table:style-name="ce131" table:formula="of:=[.I18]/1E-015" office:value-type="float" office:value="-7.82" calcext:value-type="float">
            <text:p>-7,82</text:p>
          </table:table-cell>
          <table:table-cell table:style-name="ce131" table:formula="of:=[.J18]/1E-015" office:value-type="float" office:value="-7.78" calcext:value-type="float">
            <text:p>-7,78</text:p>
          </table:table-cell>
          <table:table-cell table:style-name="ce131" table:formula="of:=[.K18]/1E-015" office:value-type="float" office:value="-6.115" calcext:value-type="float">
            <text:p>-6,115</text:p>
          </table:table-cell>
          <table:table-cell table:style-name="ce131" table:formula="of:=[.L18]/1E-015" office:value-type="float" office:value="-7.05" calcext:value-type="float">
            <text:p>-7,0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y(-24)</text:p>
          </table:table-cell>
          <table:table-cell table:style-name="ce112" office:value-type="string" calcext:value-type="string">
            <office:annotation draw:style-name="gr4" draw:text-style-name="P2" svg:width="28.99mm" svg:height="65.21mm" svg:x="119.48mm" svg:y="195.48mm" draw:caption-point-x="-6.1mm" draw:caption-point-y="16.28mm">
              <dc:date>2018-11-12T00:00:00</dc:date>
              <text:p text:style-name="P1"><text:span text:style-name="T1">Yocto = e-24</text:span></text:p>
              <text:p text:style-name="P1"><text:span text:style-name="T1"/></text:p>
              <text:p text:style-name="P1"><text:span text:style-name="T1">EDP = energy delay product</text:span></text:p>
              <text:p text:style-name="P1"><text:span text:style-name="T1"/></text:p>
              <text:p text:style-name="P1"><text:span text:style-name="T1">PDP = power delay product</text:span></text:p>
              <text:p text:style-name="P1"><text:span text:style-name="T1"/></text:p>
              <text:p text:style-name="P1"><text:span text:style-name="T1">EDP = vdd * atraso crítico</text:span></text:p>
              <text:p text:style-name="P1"><text:span text:style-name="T1"/></text:p>
              <text:p text:style-name="P1"><text:span text:style-name="T1">Dividi todos os valores por 1e-24 para simplificar os resultados</text:span></text:p>
            </office:annotation>
            <text:p>EDP nominal</text:p>
          </table:table-cell>
          <table:table-cell table:style-name="ce132" table:formula="of:=[.D26]/1E-024" office:value-type="float" office:value="0.0658691" calcext:value-type="float">
            <text:p>0,0659</text:p>
          </table:table-cell>
          <table:table-cell table:style-name="ce132" table:formula="of:=[.E26]/1E-024" office:value-type="float" office:value="0.1133141" calcext:value-type="float">
            <text:p>0,1133</text:p>
          </table:table-cell>
          <table:table-cell table:style-name="ce132" table:formula="of:=[.F26]/1E-024" office:value-type="float" office:value="0.0986136" calcext:value-type="float">
            <text:p>0,0986</text:p>
          </table:table-cell>
          <table:table-cell table:style-name="ce132" table:formula="of:=[.G26]/1E-024" office:value-type="float" office:value="0.1324993" calcext:value-type="float">
            <text:p>0,1325</text:p>
          </table:table-cell>
          <table:table-cell table:style-name="ce132" table:formula="of:=[.H26]/1E-024" office:value-type="float" office:value="0.120147063" calcext:value-type="float">
            <text:p>0,1201</text:p>
          </table:table-cell>
          <table:table-cell table:style-name="ce132" table:formula="of:=[.I26]/1E-024" office:value-type="float" office:value="0.1725874" calcext:value-type="float">
            <text:p>0,1726</text:p>
          </table:table-cell>
          <table:table-cell table:style-name="ce132" table:formula="of:=[.J26]/1E-024" office:value-type="float" office:value="0.1732606" calcext:value-type="float">
            <text:p>0,1733</text:p>
          </table:table-cell>
          <table:table-cell table:style-name="ce132" table:formula="of:=[.K26]/1E-024" office:value-type="float" office:value="0.13373505" calcext:value-type="float">
            <text:p>0,1337</text:p>
          </table:table-cell>
          <table:table-cell table:style-name="ce132" table:formula="of:=[.L26]/1E-024" office:value-type="float" office:value="0.1629255" calcext:value-type="float">
            <text:p>0,16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s(-12)</text:p>
          </table:table-cell>
          <table:table-cell table:style-name="ce111" office:value-type="string" calcext:value-type="string">
            <office:annotation draw:style-name="gr5" draw:text-style-name="P2" svg:width="28.99mm" svg:height="29.66mm" svg:x="119.48mm" svg:y="199.65mm" draw:caption-point-x="-6.1mm" draw:caption-point-y="17.4mm">
              <dc:date>2018-11-12T00:00:00</dc:date>
              <text:p text:style-name="P1"><text:span text:style-name="T1">Pico = e-12</text:span></text:p>
              <text:p text:style-name="P1"><text:span text:style-name="T1"/></text:p>
              <text:p text:style-name="P1"><text:span text:style-name="T1">Dividi todos os valores por 1e-12 para simplificar os resultados</text:span></text:p>
            </office:annotation>
            <text:p>Atraso crítico nominal</text:p>
          </table:table-cell>
          <table:table-cell table:style-name="ce133" table:formula="of:=[.D20]/0.000000000001" office:value-type="float" office:value="25.63" calcext:value-type="float">
            <text:p>25,63</text:p>
          </table:table-cell>
          <table:table-cell table:style-name="ce133" table:formula="of:=[.E20]/0.000000000001" office:value-type="float" office:value="25.93" calcext:value-type="float">
            <text:p>25,93</text:p>
          </table:table-cell>
          <table:table-cell table:style-name="ce133" table:formula="of:=[.F20]/0.000000000001" office:value-type="float" office:value="24.17" calcext:value-type="float">
            <text:p>24,17</text:p>
          </table:table-cell>
          <table:table-cell table:style-name="ce133" table:formula="of:=[.G20]/0.000000000001" office:value-type="float" office:value="40.03" calcext:value-type="float">
            <text:p>40,03</text:p>
          </table:table-cell>
          <table:table-cell table:style-name="ce133" table:formula="of:=[.H20]/0.000000000001" office:value-type="float" office:value="17.8" calcext:value-type="float">
            <text:p>17,8</text:p>
          </table:table-cell>
          <table:table-cell table:style-name="ce133" table:formula="of:=[.I20]/0.000000000001" office:value-type="float" office:value="22.07" calcext:value-type="float">
            <text:p>22,07</text:p>
          </table:table-cell>
          <table:table-cell table:style-name="ce133" table:formula="of:=[.J20]/0.000000000001" office:value-type="float" office:value="22.27" calcext:value-type="float">
            <text:p>22,27</text:p>
          </table:table-cell>
          <table:table-cell table:style-name="ce133" table:formula="of:=[.K20]/0.000000000001" office:value-type="float" office:value="21.87" calcext:value-type="float">
            <text:p>21,87</text:p>
          </table:table-cell>
          <table:table-cell table:style-name="ce133" table:formula="of:=[.L20]/0.000000000001" office:value-type="float" office:value="23.11" calcext:value-type="float">
            <text:p>23,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s(-12)</text:p>
          </table:table-cell>
          <table:table-cell table:style-name="ce111" office:value-type="string" calcext:value-type="string">
            <office:annotation draw:style-name="gr6" draw:text-style-name="P2" svg:width="28.99mm" svg:height="49.41mm" svg:x="119.48mm" svg:y="204.96mm" draw:caption-point-x="-6.1mm" draw:caption-point-y="17.39mm">
              <dc:date>2018-11-12T00:00:00</dc:date>
              <text:p text:style-name="P1"><text:span text:style-name="T1">Pico = e-12</text:span></text:p>
              <text:p text:style-name="P1"><text:span text:style-name="T1"/></text:p>
              <text:p text:style-name="P1"><text:span text:style-name="T1">Calcula a media dos valores dos atrasos da minha porta</text:span></text:p>
              <text:p text:style-name="P1"><text:span text:style-name="T1"/></text:p>
              <text:p text:style-name="P1"><text:span text:style-name="T1">Dividi todos os valores por 1e-12 para simplificar os resultados</text:span></text:p>
            </office:annotation>
            <text:p>media nominal</text:p>
          </table:table-cell>
          <table:table-cell table:style-name="ce134" table:formula="of:=[.D28]/0.000000000001" office:value-type="float" office:value="21.3125" calcext:value-type="float">
            <text:p>21,31</text:p>
          </table:table-cell>
          <table:table-cell table:style-name="ce134" table:formula="of:=[.E28]/0.000000000001" office:value-type="float" office:value="22.90125" calcext:value-type="float">
            <text:p>22,90</text:p>
          </table:table-cell>
          <table:table-cell table:style-name="ce134" table:formula="of:=[.F28]/0.000000000001" office:value-type="float" office:value="17.16375" calcext:value-type="float">
            <text:p>17,16</text:p>
          </table:table-cell>
          <table:table-cell table:style-name="ce134" table:formula="of:=[.G28]/0.000000000001" office:value-type="float" office:value="22.6325" calcext:value-type="float">
            <text:p>22,63</text:p>
          </table:table-cell>
          <table:table-cell table:style-name="ce134" table:formula="of:=[.H28]/0.000000000001" office:value-type="float" office:value="15.17125" calcext:value-type="float">
            <text:p>15,17</text:p>
          </table:table-cell>
          <table:table-cell table:style-name="ce134" table:formula="of:=[.I28]/0.000000000001" office:value-type="float" office:value="18.8925" calcext:value-type="float">
            <text:p>18,89</text:p>
          </table:table-cell>
          <table:table-cell table:style-name="ce134" table:formula="of:=[.J28]/0.000000000001" office:value-type="float" office:value="18.46625" calcext:value-type="float">
            <text:p>18,47</text:p>
          </table:table-cell>
          <table:table-cell table:style-name="ce134" table:formula="of:=[.K28]/0.000000000001" office:value-type="float" office:value="14.9475" calcext:value-type="float">
            <text:p>14,95</text:p>
          </table:table-cell>
          <table:table-cell table:style-name="ce134" table:formula="of:=[.L28]/0.000000000001" office:value-type="float" office:value="18.35125" calcext:value-type="float">
            <text:p>18,3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13" office:value-type="string" calcext:value-type="string">
            <text:p>Potencia nominal</text:p>
          </table:table-cell>
          <table:table-cell table:style-name="ce134" table:number-columns-repeated="9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14" office:value-type="string" calcext:value-type="string" table:number-columns-spanned="7" table:number-rows-spanned="1">
            <text:p>Em relação a V1 nenhuma topologia tem um consumo menor que ela, e todas as outras topologias implementadas possuem no mínimo um </text:p>
            <text:p>Consumo de 30% a mais</text:p>
          </table:table-cell>
          <table:covered-table-cell table:number-columns-repeated="6" table:style-name="ce114"/>
          <table:table-cell table:number-columns-repeated="1015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7" table:number-rows-spanned="1">
            <text:p>Em relação a V1 a topologia que possui um maior consumo é a V6, com um consumo <text:s/>3x maior</text:p>
          </table:table-cell>
          <table:covered-table-cell table:number-columns-repeated="6" table:style-name="ce114"/>
          <table:table-cell table:number-columns-repeated="1015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7" table:number-rows-spanned="1">
            <text:p>Todas as implementações PTL tem no mínimo pouco mais que o dobro do consumo da V1. Pq? O que leva a esse aumento?</text:p>
          </table:table-cell>
          <table:covered-table-cell table:number-columns-repeated="6" table:style-name="ce114"/>
          <table:table-cell table:number-columns-repeated="1015"/>
        </table:table-row>
        <table:table-row table:style-name="ro1">
          <table:table-cell table:number-columns-repeated="2"/>
          <table:table-cell table:style-name="ce105" table:number-columns-spanned="7" table:number-rows-spanned="1"/>
          <table:covered-table-cell table:number-columns-repeated="6" table:style-name="ce114"/>
          <table:table-cell table:number-columns-repeated="1015"/>
        </table:table-row>
        <table:table-row table:style-name="ro1">
          <table:table-cell table:number-columns-repeated="2"/>
          <table:table-cell table:style-name="ce105" table:number-columns-spanned="7" table:number-rows-spanned="1"/>
          <table:covered-table-cell table:number-columns-repeated="6" table:style-name="ce114"/>
          <table:table-cell table:number-columns-repeated="1015"/>
        </table:table-row>
        <table:table-row table:style-name="ro1">
          <table:table-cell table:number-columns-repeated="2"/>
          <table:table-cell table:style-name="ce114" table:number-columns-spanned="7" table:number-rows-spanned="1"/>
          <table:covered-table-cell table:number-columns-repeated="6" table:style-name="ce114"/>
          <table:table-cell table:number-columns-repeated="1015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7" table:number-rows-spanned="1">
            <text:p>Em relação a V1 nenhuma topologia tem um EDP menor que ela, e todas as outras topologias tem no mínimo um EDP 50% maior</text:p>
          </table:table-cell>
          <table:covered-table-cell table:number-columns-repeated="6" table:style-name="ce114"/>
          <table:table-cell table:number-columns-repeated="1015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7" table:number-rows-spanned="1">
            <text:p>Em relação a V1 a topologia que possui o maior EDP é a V7, com cerca de 2,5x maior</text:p>
          </table:table-cell>
          <table:covered-table-cell table:number-columns-repeated="6" table:style-name="ce114"/>
          <table:table-cell table:number-columns-repeated="1015"/>
        </table:table-row>
        <table:table-row table:style-name="ro3">
          <table:table-cell table:number-columns-repeated="2"/>
          <table:table-cell table:style-name="ce114" office:value-type="string" calcext:value-type="string" table:number-columns-spanned="7" table:number-rows-spanned="1">
            <text:p>Em média as topologias PTL tem um EDP 2,5x maior que a V1. Pq o EDP nas PTL são maiores? O que faz o EDP aumentar aqui nessa </text:p>
            <text:p>Abordagem?</text:p>
          </table:table-cell>
          <table:covered-table-cell table:number-columns-repeated="6" table:style-name="ce114"/>
          <table:table-cell table:number-columns-repeated="1015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7" table:number-rows-spanned="1">
            <text:p>Em média as topologias CMOS mantém um padrão de EDP de 0,5x</text:p>
          </table:table-cell>
          <table:covered-table-cell table:number-columns-repeated="6" table:style-name="ce114"/>
          <table:table-cell table:number-columns-repeated="1015"/>
        </table:table-row>
        <table:table-row table:style-name="ro1">
          <table:table-cell table:number-columns-repeated="2"/>
          <table:table-cell table:style-name="ce114" table:number-columns-spanned="7" table:number-rows-spanned="1"/>
          <table:covered-table-cell table:number-columns-repeated="6" table:style-name="ce114"/>
          <table:table-cell table:number-columns-repeated="1015"/>
        </table:table-row>
        <table:table-row table:style-name="ro3">
          <table:table-cell table:number-columns-repeated="2"/>
          <table:table-cell table:style-name="ce114" office:value-type="string" calcext:value-type="string" table:number-columns-spanned="7" table:number-rows-spanned="1">
            <text:p>Em relação a V1 as abordagens TPL obtiveram sempre um atraso crítico menor com uma redução de cerca de 20% em média. O que levou a essa</text:p>
            <text:p>Redução? Foi a diminuição de transistores nos caminhos até a saída?</text:p>
          </table:table-cell>
          <table:covered-table-cell table:number-columns-repeated="6" table:style-name="ce114"/>
          <table:table-cell table:number-columns-repeated="1015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7" table:number-rows-spanned="1">
            <text:p>As abordagens CMOS em média tiveram o mesmo atraso crítico que a V1</text:p>
          </table:table-cell>
          <table:covered-table-cell table:number-columns-repeated="6" table:style-name="ce114"/>
          <table:table-cell table:number-columns-repeated="1015"/>
        </table:table-row>
        <table:table-row table:style-name="ro3">
          <table:table-cell table:number-columns-repeated="2"/>
          <table:table-cell table:style-name="ce114" office:value-type="string" calcext:value-type="string" table:number-columns-spanned="7" table:number-rows-spanned="1">
            <text:p>A média dos atrasos das diferentes topologias mantiveram o mesmo comportamento do atraso crítico, ou seja, as abordagens CMOS continuaram</text:p>
            <text:p>Com a mesma média dos atrasos de V1 e as abordagens PTL com uma redução de 20% nos atrasos</text:p>
          </table:table-cell>
          <table:covered-table-cell table:number-columns-repeated="6" table:style-name="ce114"/>
          <table:table-cell table:number-columns-repeated="1015"/>
        </table:table-row>
        <table:table-row table:style-name="ro1">
          <table:table-cell table:number-columns-repeated="2"/>
          <table:table-cell table:style-name="ce114" table:number-columns-spanned="7" table:number-rows-spanned="1"/>
          <table:covered-table-cell table:number-columns-repeated="6" table:style-name="ce114"/>
          <table:table-cell table:number-columns-repeated="1015"/>
        </table:table-row>
        <table:table-row table:style-name="ro1">
          <table:table-cell table:number-columns-repeated="2"/>
          <table:table-cell table:style-name="ce114" table:number-columns-spanned="7" table:number-rows-spanned="1"/>
          <table:covered-table-cell table:number-columns-repeated="6" table:style-name="ce114"/>
          <table:table-cell table:number-columns-repeated="1015"/>
        </table:table-row>
        <table:table-row table:style-name="ro1">
          <table:table-cell table:number-columns-repeated="2"/>
          <table:table-cell table:style-name="ce114" table:number-columns-spanned="7" table:number-rows-spanned="1"/>
          <table:covered-table-cell table:number-columns-repeated="6" table:style-name="ce114"/>
          <table:table-cell table:number-columns-repeated="1015"/>
        </table:table-row>
        <table:table-row table:style-name="ro1">
          <table:table-cell table:number-columns-repeated="2"/>
          <table:table-cell table:style-name="ce114" table:number-columns-spanned="7" table:number-rows-spanned="1"/>
          <table:covered-table-cell table:number-columns-repeated="6" table:style-name="ce114"/>
          <table:table-cell table:number-columns-repeated="1015"/>
        </table:table-row>
        <table:table-row table:style-name="ro1">
          <table:table-cell table:number-columns-repeated="2"/>
          <table:table-cell table:style-name="ce114" table:number-columns-spanned="7" table:number-rows-spanned="1"/>
          <table:covered-table-cell table:number-columns-repeated="6" table:style-name="ce114"/>
          <table:table-cell table:number-columns-repeated="1015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_near_normalizada" table:style-name="ta1">
        <table:table-column table:style-name="co1" table:visibility="collapse" table:default-cell-style-name="ce100"/>
        <table:table-column table:style-name="co2" table:default-cell-style-name="ce100"/>
        <table:table-column table:style-name="co22" table:default-cell-style-name="ce100"/>
        <table:table-column table:style-name="co4" table:default-cell-style-name="ce100"/>
        <table:table-column table:style-name="co5" table:default-cell-style-name="ce100"/>
        <table:table-column table:style-name="co6" table:default-cell-style-name="ce100"/>
        <table:table-column table:style-name="co7" table:default-cell-style-name="ce100"/>
        <table:table-column table:style-name="co4" table:default-cell-style-name="ce100"/>
        <table:table-column table:style-name="co8" table:default-cell-style-name="ce100"/>
        <table:table-column table:style-name="co9" table:default-cell-style-name="ce100"/>
        <table:table-column table:style-name="co10" table:default-cell-style-name="ce100"/>
        <table:table-column table:style-name="co4" table:default-cell-style-name="ce100"/>
        <table:table-column table:style-name="co11" table:number-columns-repeated="3" table:default-cell-style-name="ce100"/>
        <table:table-column table:style-name="co2" table:default-cell-style-name="ce100"/>
        <table:table-column table:style-name="co12" table:default-cell-style-name="ce100"/>
        <table:table-column table:style-name="co9" table:default-cell-style-name="ce100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7" table:default-cell-style-name="ce100"/>
        <table:table-column table:style-name="co18" table:default-cell-style-name="ce100"/>
        <table:table-column table:style-name="co19" table:default-cell-style-name="ce100"/>
        <table:table-column table:style-name="co11" table:number-columns-repeated="999" table:default-cell-style-name="ce100"/>
        <table:table-row table:style-name="ro1">
          <table:table-cell/>
          <table:table-cell office:value-type="string" calcext:value-type="string">
            <text:p>Transiente=18ns</text:p>
          </table:table-cell>
          <table:table-cell table:number-columns-repeated="4"/>
          <table:table-cell office:value-type="string" calcext:value-type="string">
            <text:p>Transiente=22.5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dd=0.3</text:p>
          </table:table-cell>
          <table:table-cell table:style-name="ce106" office:value-type="string" calcext:value-type="string">
            <text:p>Wn=32n</text:p>
          </table:table-cell>
          <table:table-cell table:style-name="ce106" office:value-type="string" calcext:value-type="string">
            <text:p>Wp=64n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eríodo=4ns</text:p>
          </table:table-cell>
          <table:table-cell table:number-columns-repeated="4"/>
          <table:table-cell office:value-type="string" calcext:value-type="string">
            <text:p>Período=5ns</text:p>
          </table:table-cell>
          <table:table-cell table:number-columns-repeated="1017"/>
        </table:table-row>
        <table:table-row table:style-name="ro1">
          <table:table-cell/>
          <table:table-cell table:style-name="ce102" table:number-columns-repeated="2"/>
          <table:table-cell table:style-name="ce106" office:value-type="string" calcext:value-type="string">
            <text:p>XOR V1</text:p>
          </table:table-cell>
          <table:table-cell table:style-name="ce106" office:value-type="string" calcext:value-type="string">
            <text:p>XOR V2</text:p>
          </table:table-cell>
          <table:table-cell table:style-name="ce106" office:value-type="string" calcext:value-type="string">
            <text:p>XOR V3</text:p>
          </table:table-cell>
          <table:table-cell table:style-name="ce106" office:value-type="string" calcext:value-type="string">
            <office:annotation draw:style-name="gr8" draw:text-style-name="P2" svg:width="28.99mm" svg:height="33.61mm" svg:x="309.98mm" svg:y="0.87mm" draw:caption-point-x="-6.1mm" draw:caption-point-y="15.1mm">
              <dc:date>2018-11-12T00:00:00</dc:date>
              <text:p text:style-name="P1"><text:span text:style-name="T1">Devido a deformação da saída tive que aumentar o meu período de 4ns para 5ns a fim de fazer as medições</text:span></text:p>
            </office:annotation>
            <text:p>XOR V4</text:p>
          </table:table-cell>
          <table:table-cell table:style-name="ce106" office:value-type="string" calcext:value-type="string">
            <text:p>XOR V5</text:p>
          </table:table-cell>
          <table:table-cell table:style-name="ce106" office:value-type="string" calcext:value-type="string">
            <text:p>XOR V6</text:p>
          </table:table-cell>
          <table:table-cell table:style-name="ce106" office:value-type="string" calcext:value-type="string">
            <text:p>XOR V7</text:p>
          </table:table-cell>
          <table:table-cell table:style-name="ce106" office:value-type="string" calcext:value-type="string">
            <text:p>XOR V8</text:p>
          </table:table-cell>
          <table:table-cell table:style-name="ce106" office:value-type="string" calcext:value-type="string">
            <text:p>XOR V9</text:p>
          </table:table-cell>
          <table:table-cell table:number-columns-repeated="1012"/>
        </table:table-row>
        <table:table-row table:style-name="ro1">
          <table:table-cell/>
          <table:table-cell table:style-name="ce144" office:value-type="string" calcext:value-type="string">
            <text:p>11 → 10</text:p>
          </table:table-cell>
          <table:table-cell table:style-name="ce108" office:value-type="string" calcext:value-type="string">
            <text:p>tplh_1B</text:p>
          </table:table-cell>
          <table:table-cell table:style-name="ce145" office:value-type="float" office:value="0.00000000096" calcext:value-type="float">
            <text:p>9,60E-10</text:p>
          </table:table-cell>
          <table:table-cell table:style-name="ce145" office:value-type="float" office:value="0.00000000158" calcext:value-type="float">
            <text:p>1,58E-09</text:p>
          </table:table-cell>
          <table:table-cell table:style-name="ce145" office:value-type="float" office:value="0.00000000107" calcext:value-type="float">
            <text:p>1,07E-09</text:p>
          </table:table-cell>
          <table:table-cell table:style-name="ce148" office:value-type="float" office:value="0.00000000118" calcext:value-type="float">
            <text:p>1,18E-09</text:p>
          </table:table-cell>
          <table:table-cell table:style-name="ce145" office:value-type="float" office:value="0.000000000897" calcext:value-type="float">
            <text:p>8,97E-10</text:p>
          </table:table-cell>
          <table:table-cell table:style-name="ce145" office:value-type="float" office:value="0.0000000013" calcext:value-type="float">
            <text:p>1,30E-09</text:p>
          </table:table-cell>
          <table:table-cell table:style-name="ce145" office:value-type="float" office:value="0.00000000122" calcext:value-type="float">
            <text:p>1,22E-09</text:p>
          </table:table-cell>
          <table:table-cell table:style-name="ce145" office:value-type="float" office:value="0.000000000836" calcext:value-type="float">
            <text:p>8,36E-10</text:p>
          </table:table-cell>
          <table:table-cell table:style-name="ce145" office:value-type="float" office:value="0.00000000139" calcext:value-type="float">
            <text:p>1,39E-09</text:p>
          </table:table-cell>
          <table:table-cell table:number-columns-repeated="1012"/>
        </table:table-row>
        <table:table-row table:style-name="ro1">
          <table:table-cell/>
          <table:table-cell table:style-name="ce144" office:value-type="string" calcext:value-type="string">
            <text:p>10 → 00</text:p>
          </table:table-cell>
          <table:table-cell table:style-name="ce108" office:value-type="string" calcext:value-type="string">
            <text:p>tphl_A0</text:p>
          </table:table-cell>
          <table:table-cell table:style-name="ce146" office:value-type="float" office:value="0.0000000013" calcext:value-type="float">
            <text:p>1,30E-09</text:p>
          </table:table-cell>
          <table:table-cell table:style-name="ce145" office:value-type="float" office:value="0.00000000139" calcext:value-type="float">
            <text:p>1,39E-09</text:p>
          </table:table-cell>
          <table:table-cell table:style-name="ce146" office:value-type="float" office:value="0.00000000113" calcext:value-type="float">
            <text:p>1,13E-09</text:p>
          </table:table-cell>
          <table:table-cell table:style-name="ce146" office:value-type="float" office:value="0.00000000133" calcext:value-type="float">
            <text:p>1,33E-09</text:p>
          </table:table-cell>
          <table:table-cell table:style-name="ce145" office:value-type="float" office:value="0.00000000067" calcext:value-type="float">
            <text:p>6,70E-10</text:p>
          </table:table-cell>
          <table:table-cell table:style-name="ce146" office:value-type="float" office:value="0.00000000145" calcext:value-type="float">
            <text:p>1,45E-09</text:p>
          </table:table-cell>
          <table:table-cell table:style-name="ce145" office:value-type="float" office:value="0.00000000121" calcext:value-type="float">
            <text:p>1,21E-09</text:p>
          </table:table-cell>
          <table:table-cell table:style-name="ce145" office:value-type="float" office:value="0.000000000552" calcext:value-type="float">
            <text:p>5,52E-10</text:p>
          </table:table-cell>
          <table:table-cell table:style-name="ce145" office:value-type="float" office:value="0.00000000133" calcext:value-type="float">
            <text:p>1,33E-09</text:p>
          </table:table-cell>
          <table:table-cell table:number-columns-repeated="1012"/>
        </table:table-row>
        <table:table-row table:style-name="ro1">
          <table:table-cell/>
          <table:table-cell table:style-name="ce144" office:value-type="string" calcext:value-type="string">
            <text:p>00 → 01</text:p>
          </table:table-cell>
          <table:table-cell table:style-name="ce108" office:value-type="string" calcext:value-type="string">
            <text:p>tplh_0B</text:p>
          </table:table-cell>
          <table:table-cell table:style-name="ce145" office:value-type="float" office:value="0.000000000769" calcext:value-type="float">
            <text:p>7,69E-10</text:p>
          </table:table-cell>
          <table:table-cell table:style-name="ce145" office:value-type="float" office:value="0.00000000131" calcext:value-type="float">
            <text:p>1,31E-09</text:p>
          </table:table-cell>
          <table:table-cell table:style-name="ce145" office:value-type="float" office:value="0.000000000874" calcext:value-type="float">
            <text:p>8,74E-10</text:p>
          </table:table-cell>
          <table:table-cell table:style-name="ce148" office:value-type="float" office:value="0.000000000918" calcext:value-type="float">
            <text:p>9,18E-10</text:p>
          </table:table-cell>
          <table:table-cell table:style-name="ce145" office:value-type="float" office:value="0.000000000909" calcext:value-type="float">
            <text:p>9,09E-10</text:p>
          </table:table-cell>
          <table:table-cell table:style-name="ce145" office:value-type="float" office:value="0.00000000113" calcext:value-type="float">
            <text:p>1,13E-09</text:p>
          </table:table-cell>
          <table:table-cell table:style-name="ce145" office:value-type="float" office:value="0.00000000111" calcext:value-type="float">
            <text:p>1,11E-09</text:p>
          </table:table-cell>
          <table:table-cell table:style-name="ce145" office:value-type="float" office:value="0.000000000884" calcext:value-type="float">
            <text:p>8,84E-10</text:p>
          </table:table-cell>
          <table:table-cell table:style-name="ce145" office:value-type="float" office:value="0.000000001" calcext:value-type="float">
            <text:p>1,00E-09</text:p>
          </table:table-cell>
          <table:table-cell table:number-columns-repeated="1012"/>
        </table:table-row>
        <table:table-row table:style-name="ro1">
          <table:table-cell/>
          <table:table-cell table:style-name="ce144" office:value-type="string" calcext:value-type="string">
            <text:p>01 → 11</text:p>
          </table:table-cell>
          <table:table-cell table:style-name="ce108" office:value-type="string" calcext:value-type="string">
            <text:p>tphl_A1</text:p>
          </table:table-cell>
          <table:table-cell table:style-name="ce145" office:value-type="float" office:value="0.00000000107" calcext:value-type="float">
            <text:p>1,07E-09</text:p>
          </table:table-cell>
          <table:table-cell table:style-name="ce146" office:value-type="float" office:value="0.00000000173" calcext:value-type="float">
            <text:p>1,73E-09</text:p>
          </table:table-cell>
          <table:table-cell table:style-name="ce145" office:value-type="float" office:value="0.00000000053" calcext:value-type="float">
            <text:p>5,30E-10</text:p>
          </table:table-cell>
          <table:table-cell table:style-name="ce148" office:value-type="float" office:value="0.00000000101" calcext:value-type="float">
            <text:p>1,01E-09</text:p>
          </table:table-cell>
          <table:table-cell table:style-name="ce146" office:value-type="float" office:value="0.000000000971" calcext:value-type="float">
            <text:p>9,71E-10</text:p>
          </table:table-cell>
          <table:table-cell table:style-name="ce145" office:value-type="float" office:value="0.0000000012" calcext:value-type="float">
            <text:p>1,20E-09</text:p>
          </table:table-cell>
          <table:table-cell table:style-name="ce145" office:value-type="float" office:value="0.00000000134" calcext:value-type="float">
            <text:p>1,34E-09</text:p>
          </table:table-cell>
          <table:table-cell table:style-name="ce145" office:value-type="float" office:value="0.000000000732" calcext:value-type="float">
            <text:p>7,32E-10</text:p>
          </table:table-cell>
          <table:table-cell table:style-name="ce145" office:value-type="float" office:value="0.00000000117" calcext:value-type="float">
            <text:p>1,17E-09</text:p>
          </table:table-cell>
          <table:table-cell table:number-columns-repeated="1012"/>
        </table:table-row>
        <table:table-row table:style-name="ro1">
          <table:table-cell/>
          <table:table-cell table:style-name="ce144" office:value-type="string" calcext:value-type="string">
            <text:p>11 → 01</text:p>
          </table:table-cell>
          <table:table-cell table:style-name="ce108" office:value-type="string" calcext:value-type="string">
            <text:p>tplh_A1</text:p>
          </table:table-cell>
          <table:table-cell table:style-name="ce145" office:value-type="float" office:value="0.000000000723" calcext:value-type="float">
            <text:p>7,23E-10</text:p>
          </table:table-cell>
          <table:table-cell table:style-name="ce145" office:value-type="float" office:value="0.00000000146" calcext:value-type="float">
            <text:p>1,46E-09</text:p>
          </table:table-cell>
          <table:table-cell table:style-name="ce145" office:value-type="float" office:value="0.00000000106" calcext:value-type="float">
            <text:p>1,06E-09</text:p>
          </table:table-cell>
          <table:table-cell table:style-name="ce148" office:value-type="float" office:value="0.000000000922" calcext:value-type="float">
            <text:p>9,22E-10</text:p>
          </table:table-cell>
          <table:table-cell table:style-name="ce145" office:value-type="float" office:value="0.000000000809" calcext:value-type="float">
            <text:p>8,09E-10</text:p>
          </table:table-cell>
          <table:table-cell table:style-name="ce145" office:value-type="float" office:value="0.00000000113" calcext:value-type="float">
            <text:p>1,13E-09</text:p>
          </table:table-cell>
          <table:table-cell table:style-name="ce145" office:value-type="float" office:value="0.0000000012" calcext:value-type="float">
            <text:p>1,20E-09</text:p>
          </table:table-cell>
          <table:table-cell table:style-name="ce145" office:value-type="float" office:value="0.00000000068" calcext:value-type="float">
            <text:p>6,80E-10</text:p>
          </table:table-cell>
          <table:table-cell table:style-name="ce145" office:value-type="float" office:value="0.00000000108" calcext:value-type="float">
            <text:p>1,08E-09</text:p>
          </table:table-cell>
          <table:table-cell table:number-columns-repeated="1012"/>
        </table:table-row>
        <table:table-row table:style-name="ro1">
          <table:table-cell/>
          <table:table-cell table:style-name="ce144" office:value-type="string" calcext:value-type="string">
            <text:p>01 → 00</text:p>
          </table:table-cell>
          <table:table-cell table:style-name="ce108" office:value-type="string" calcext:value-type="string">
            <text:p>tphl_0B</text:p>
          </table:table-cell>
          <table:table-cell table:style-name="ce145" office:value-type="float" office:value="0.00000000122" calcext:value-type="float">
            <text:p>1,22E-09</text:p>
          </table:table-cell>
          <table:table-cell table:style-name="ce145" office:value-type="float" office:value="0.00000000125" calcext:value-type="float">
            <text:p>1,25E-09</text:p>
          </table:table-cell>
          <table:table-cell table:style-name="ce145" office:value-type="float" office:value="0.00000000102" calcext:value-type="float">
            <text:p>1,02E-09</text:p>
          </table:table-cell>
          <table:table-cell table:style-name="ce148" office:value-type="float" office:value="0.00000000123" calcext:value-type="float">
            <text:p>1,23E-09</text:p>
          </table:table-cell>
          <table:table-cell table:style-name="ce145" office:value-type="float" office:value="0.000000000918" calcext:value-type="float">
            <text:p>9,18E-10</text:p>
          </table:table-cell>
          <table:table-cell table:style-name="ce145" office:value-type="float" office:value="0.00000000125" calcext:value-type="float">
            <text:p>1,25E-09</text:p>
          </table:table-cell>
          <table:table-cell table:style-name="ce146" office:value-type="float" office:value="0.00000000146" calcext:value-type="float">
            <text:p>1,46E-09</text:p>
          </table:table-cell>
          <table:table-cell table:style-name="ce145" office:value-type="float" office:value="0.000000000742" calcext:value-type="float">
            <text:p>7,42E-10</text:p>
          </table:table-cell>
          <table:table-cell table:style-name="ce146" office:value-type="float" office:value="0.00000000151" calcext:value-type="float">
            <text:p>1,51E-09</text:p>
          </table:table-cell>
          <table:table-cell table:number-columns-repeated="1012"/>
        </table:table-row>
        <table:table-row table:style-name="ro1">
          <table:table-cell/>
          <table:table-cell table:style-name="ce144" office:value-type="string" calcext:value-type="string">
            <text:p>00 → 10</text:p>
          </table:table-cell>
          <table:table-cell table:style-name="ce108" office:value-type="string" calcext:value-type="string">
            <text:p>tplh_A0</text:p>
          </table:table-cell>
          <table:table-cell table:style-name="ce145" office:value-type="float" office:value="0.000000000993" calcext:value-type="float">
            <text:p>9,93E-10</text:p>
          </table:table-cell>
          <table:table-cell table:style-name="ce145" office:value-type="float" office:value="0.00000000151" calcext:value-type="float">
            <text:p>1,51E-09</text:p>
          </table:table-cell>
          <table:table-cell table:style-name="ce145" office:value-type="float" office:value="0.00000000094" calcext:value-type="float">
            <text:p>9,40E-10</text:p>
          </table:table-cell>
          <table:table-cell table:style-name="ce148" office:value-type="float" office:value="0.00000000112" calcext:value-type="float">
            <text:p>1,12E-09</text:p>
          </table:table-cell>
          <table:table-cell table:style-name="ce145" office:value-type="float" office:value="0.00000000055" calcext:value-type="float">
            <text:p>5,50E-10</text:p>
          </table:table-cell>
          <table:table-cell table:style-name="ce145" office:value-type="float" office:value="0.00000000143" calcext:value-type="float">
            <text:p>1,43E-09</text:p>
          </table:table-cell>
          <table:table-cell table:style-name="ce145" office:value-type="float" office:value="0.00000000138" calcext:value-type="float">
            <text:p>1,38E-09</text:p>
          </table:table-cell>
          <table:table-cell table:style-name="ce145" office:value-type="float" office:value="0.00000000052" calcext:value-type="float">
            <text:p>5,20E-10</text:p>
          </table:table-cell>
          <table:table-cell table:style-name="ce145" office:value-type="float" office:value="0.00000000129" calcext:value-type="float">
            <text:p>1,29E-09</text:p>
          </table:table-cell>
          <table:table-cell table:number-columns-repeated="1012"/>
        </table:table-row>
        <table:table-row table:style-name="ro1">
          <table:table-cell/>
          <table:table-cell table:style-name="ce144" office:value-type="string" calcext:value-type="string">
            <text:p>10 → 11</text:p>
          </table:table-cell>
          <table:table-cell table:style-name="ce108" office:value-type="string" calcext:value-type="string">
            <text:p>tphl_1B</text:p>
          </table:table-cell>
          <table:table-cell table:style-name="ce145" office:value-type="float" office:value="0.000000000722" calcext:value-type="float">
            <text:p>7,22E-10</text:p>
          </table:table-cell>
          <table:table-cell table:style-name="ce145" office:value-type="float" office:value="0.00000000158" calcext:value-type="float">
            <text:p>1,58E-09</text:p>
          </table:table-cell>
          <table:table-cell table:style-name="ce145" office:value-type="float" office:value="0.000000000493" calcext:value-type="float">
            <text:p>4,93E-10</text:p>
          </table:table-cell>
          <table:table-cell table:style-name="ce148" office:value-type="float" office:value="0.000000000613" calcext:value-type="float">
            <text:p>6,13E-10</text:p>
          </table:table-cell>
          <table:table-cell table:style-name="ce145" office:value-type="float" office:value="0.00000000079" calcext:value-type="float">
            <text:p>7,90E-10</text:p>
          </table:table-cell>
          <table:table-cell table:style-name="ce145" office:value-type="float" office:value="0.00000000137" calcext:value-type="float">
            <text:p>1,37E-09</text:p>
          </table:table-cell>
          <table:table-cell table:style-name="ce145" office:value-type="float" office:value="0.00000000127" calcext:value-type="float">
            <text:p>1,27E-09</text:p>
          </table:table-cell>
          <table:table-cell table:style-name="ce146" office:value-type="float" office:value="0.00000000124" calcext:value-type="float">
            <text:p>1,24E-09</text:p>
          </table:table-cell>
          <table:table-cell table:style-name="ce145" office:value-type="float" office:value="0.00000000131" calcext:value-type="float">
            <text:p>1,31E-0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02"/>
          <table:table-cell table:style-name="ce118"/>
          <table:table-cell table:style-name="ce136"/>
          <table:table-cell table:style-name="ce137"/>
          <table:table-cell table:style-name="ce138"/>
          <table:table-cell table:style-name="ce118"/>
          <table:table-cell table:style-name="ce136" table:number-columns-repeated="3"/>
          <table:table-cell table:style-name="ce142"/>
          <table:table-cell table:number-columns-repeated="1012"/>
        </table:table-row>
        <table:table-row table:style-name="ro1">
          <table:table-cell/>
          <table:table-cell table:style-name="ce108" office:value-type="string" calcext:value-type="string">
            <text:p>CMOS:</text:p>
          </table:table-cell>
          <table:table-cell table:style-name="ce108" office:value-type="string" calcext:value-type="string">
            <text:p>Energia vdd1</text:p>
          </table:table-cell>
          <table:table-cell table:style-name="ce126" office:value-type="float" office:value="-8.3E-016" calcext:value-type="float">
            <text:p>-8,30E-16</text:p>
          </table:table-cell>
          <table:table-cell table:style-name="ce126" office:value-type="float" office:value="-5.94E-016" calcext:value-type="float">
            <text:p>-5,94E-16</text:p>
          </table:table-cell>
          <table:table-cell table:style-name="ce126" office:value-type="float" office:value="-5.5E-016" calcext:value-type="float">
            <text:p>-5,50E-16</text:p>
          </table:table-cell>
          <table:table-cell table:style-name="ce126" office:value-type="float" office:value="-5.25E-016" calcext:value-type="float">
            <text:p>-5,25E-16</text:p>
          </table:table-cell>
          <table:table-cell table:style-name="ce126" office:value-type="float" office:value="-1.29E-015" calcext:value-type="float">
            <text:p>-1,29E-15</text:p>
          </table:table-cell>
          <table:table-cell table:number-columns-repeated="2" table:style-name="ce126" office:value-type="float" office:value="-1.17E-015" calcext:value-type="float">
            <text:p>-1,17E-15</text:p>
          </table:table-cell>
          <table:table-cell table:style-name="ce126" office:value-type="float" office:value="-1.08E-015" calcext:value-type="float">
            <text:p>-1,08E-15</text:p>
          </table:table-cell>
          <table:table-cell table:style-name="ce126" office:value-type="float" office:value="-1.16E-015" calcext:value-type="float">
            <text:p>-1,16E-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08" office:value-type="string" calcext:value-type="string">
            <text:p>Energia vdd2</text:p>
          </table:table-cell>
          <table:table-cell table:style-name="ce139" office:value-type="float" office:value="-5.44E-016" calcext:value-type="float">
            <text:p>-5,44E-16</text:p>
          </table:table-cell>
          <table:table-cell table:style-name="ce139" office:value-type="float" office:value="-1.15E-015" calcext:value-type="float">
            <text:p>-1,15E-15</text:p>
          </table:table-cell>
          <table:table-cell table:style-name="ce139" office:value-type="float" office:value="-8.35E-016" calcext:value-type="float">
            <text:p>-8,35E-16</text:p>
          </table:table-cell>
          <table:table-cell table:style-name="ce139" office:value-type="float" office:value="-7.02E-016" calcext:value-type="float">
            <text:p>-7,02E-16</text:p>
          </table:table-cell>
          <table:table-cell table:style-name="ce126" office:value-type="float" office:value="8.53E-018" calcext:value-type="float">
            <text:p>8,53E-18</text:p>
          </table:table-cell>
          <table:table-cell table:style-name="ce126" office:value-type="float" office:value="-5.88E-016" calcext:value-type="float">
            <text:p>-5,88E-16</text:p>
          </table:table-cell>
          <table:table-cell table:style-name="ce126" office:value-type="float" office:value="-6E-016" calcext:value-type="float">
            <text:p>-6,00E-16</text:p>
          </table:table-cell>
          <table:table-cell table:style-name="ce126" office:value-type="float" office:value="-1.01E-016" calcext:value-type="float">
            <text:p>-1,01E-16</text:p>
          </table:table-cell>
          <table:table-cell table:style-name="ce126" office:value-type="float" office:value="-5.85E-016" calcext:value-type="float">
            <text:p>-5,85E-1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08" office:value-type="string" calcext:value-type="string">
            <text:p>Energia vdd3</text:p>
          </table:table-cell>
          <table:table-cell table:style-name="ce126" office:value-type="float" office:value="-6.65E-016" calcext:value-type="float">
            <text:p>-6,65E-16</text:p>
          </table:table-cell>
          <table:table-cell table:style-name="ce126" office:value-type="float" office:value="-5.53E-016" calcext:value-type="float">
            <text:p>-5,53E-16</text:p>
          </table:table-cell>
          <table:table-cell table:style-name="ce126" office:value-type="float" office:value="-6.85E-016" calcext:value-type="float">
            <text:p>-6,85E-16</text:p>
          </table:table-cell>
          <table:table-cell table:style-name="ce126" office:value-type="float" office:value="-6.35E-016" calcext:value-type="float">
            <text:p>-6,35E-16</text:p>
          </table:table-cell>
          <table:table-cell table:style-name="ce126" office:value-type="float" office:value="-6.73E-016" calcext:value-type="float">
            <text:p>-6,73E-16</text:p>
          </table:table-cell>
          <table:table-cell table:style-name="ce126" office:value-type="float" office:value="-5.86E-016" calcext:value-type="float">
            <text:p>-5,86E-16</text:p>
          </table:table-cell>
          <table:table-cell table:style-name="ce126" office:value-type="float" office:value="-5.93E-016" calcext:value-type="float">
            <text:p>-5,93E-16</text:p>
          </table:table-cell>
          <table:table-cell table:style-name="ce126" office:value-type="float" office:value="-6.48E-016" calcext:value-type="float">
            <text:p>-6,48E-16</text:p>
          </table:table-cell>
          <table:table-cell table:style-name="ce126" office:value-type="float" office:value="-5.91E-016" calcext:value-type="float">
            <text:p>-5,91E-1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02"/>
          <table:table-cell table:style-name="ce121"/>
          <table:table-cell table:style-name="ce136" table:number-columns-repeated="2"/>
          <table:table-cell table:style-name="ce121" table:number-columns-repeated="2"/>
          <table:table-cell table:style-name="ce136" table:number-columns-repeated="3"/>
          <table:table-cell table:style-name="ce121"/>
          <table:table-cell table:number-columns-repeated="1012"/>
        </table:table-row>
        <table:table-row table:style-name="ro1">
          <table:table-cell/>
          <table:table-cell table:style-name="ce108" office:value-type="string" calcext:value-type="string">
            <text:p>PTL:</text:p>
          </table:table-cell>
          <table:table-cell table:style-name="ce108" office:value-type="string" calcext:value-type="string">
            <text:p>Energia</text:p>
          </table:table-cell>
          <table:table-cell table:number-columns-repeated="3" table:style-name="ce122" office:value-type="string" calcext:value-type="string">
            <text:p>-----------------------</text:p>
          </table:table-cell>
          <table:table-cell table:style-name="ce122" office:value-type="string" calcext:value-type="string">
            <text:p>--------------------</text:p>
          </table:table-cell>
          <table:table-cell table:style-name="ce139" table:formula="of:=SUM([.H14:.H15])" office:value-type="float" office:value="-1.28147E-015" calcext:value-type="float">
            <text:p>-1,28E-15</text:p>
          </table:table-cell>
          <table:table-cell table:style-name="ce139" table:formula="of:=SUM([.I14:.I15])" office:value-type="float" office:value="-1.758E-015" calcext:value-type="float">
            <text:p>-1,76E-15</text:p>
          </table:table-cell>
          <table:table-cell table:style-name="ce139" table:formula="of:=SUM([.J14:.J15])" office:value-type="float" office:value="-1.77E-015" calcext:value-type="float">
            <text:p>-1,77E-15</text:p>
          </table:table-cell>
          <table:table-cell table:style-name="ce139" table:formula="of:=SUM([.K14:.K15])" office:value-type="float" office:value="-1.181E-015" calcext:value-type="float">
            <text:p>-1,18E-15</text:p>
          </table:table-cell>
          <table:table-cell table:style-name="ce139" table:formula="of:=SUM([.L14:.L15])" office:value-type="float" office:value="-1.745E-015" calcext:value-type="float">
            <text:p>-1,75E-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02"/>
          <table:table-cell table:style-name="ce121"/>
          <table:table-cell table:style-name="ce136" table:number-columns-repeated="2"/>
          <table:table-cell table:style-name="ce121"/>
          <table:table-cell table:style-name="ce140"/>
          <table:table-cell table:style-name="ce137" table:number-columns-repeated="3"/>
          <table:table-cell table:style-name="ce140"/>
          <table:table-cell table:number-columns-repeated="1012"/>
        </table:table-row>
        <table:table-row table:style-name="ro1">
          <table:table-cell table:number-columns-repeated="2"/>
          <table:table-cell table:style-name="ce108" office:value-type="string" calcext:value-type="string">
            <text:p>Atraso crítico</text:p>
          </table:table-cell>
          <table:table-cell table:style-name="ce119" table:formula="of:=LARGE([.D5:.D12];1)" office:value-type="float" office:value="0.0000000013" calcext:value-type="float">
            <text:p>01,30E-09</text:p>
          </table:table-cell>
          <table:table-cell table:style-name="ce119" table:formula="of:=LARGE([.E5:.E12];1)" office:value-type="float" office:value="0.00000000173" calcext:value-type="float">
            <text:p>01,73E-09</text:p>
          </table:table-cell>
          <table:table-cell table:style-name="ce119" table:formula="of:=LARGE([.F5:.F12];1)" office:value-type="float" office:value="0.00000000113" calcext:value-type="float">
            <text:p>01,13E-09</text:p>
          </table:table-cell>
          <table:table-cell table:style-name="ce119" table:formula="of:=LARGE([.G5:.G12];1)" office:value-type="float" office:value="0.00000000133" calcext:value-type="float">
            <text:p>01,33E-09</text:p>
          </table:table-cell>
          <table:table-cell table:style-name="ce123" table:formula="of:=LARGE([.H5:.H12];1)" office:value-type="float" office:value="0.000000000971" calcext:value-type="float">
            <text:p>09,71E-10</text:p>
          </table:table-cell>
          <table:table-cell table:style-name="ce119" table:formula="of:=LARGE([.I5:.I12];1)" office:value-type="float" office:value="0.00000000145" calcext:value-type="float">
            <text:p>01,45E-09</text:p>
          </table:table-cell>
          <table:table-cell table:style-name="ce119" table:formula="of:=LARGE([.J5:.J12];1)" office:value-type="float" office:value="0.00000000146" calcext:value-type="float">
            <text:p>01,46E-09</text:p>
          </table:table-cell>
          <table:table-cell table:style-name="ce119" table:formula="of:=LARGE([.K5:.K12];1)" office:value-type="float" office:value="0.00000000124" calcext:value-type="float">
            <text:p>01,24E-09</text:p>
          </table:table-cell>
          <table:table-cell table:style-name="ce119" table:formula="of:=LARGE([.L5:.L12];1)" office:value-type="float" office:value="0.00000000151" calcext:value-type="float">
            <text:p>01,51E-0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08" office:value-type="string" calcext:value-type="string">
            <text:p>EDP</text:p>
          </table:table-cell>
          <table:table-cell table:style-name="ce126" table:formula="of:=[.D15]*[.D20]" office:value-type="float" office:value="-7.072E-025" calcext:value-type="float">
            <text:p>-7,07E-25</text:p>
          </table:table-cell>
          <table:table-cell table:style-name="ce126" table:formula="of:=[.E15]*[.E20]" office:value-type="float" office:value="-1.9895E-024" calcext:value-type="float">
            <text:p>-1,99E-24</text:p>
          </table:table-cell>
          <table:table-cell table:style-name="ce126" table:formula="of:=[.F15]*[.F20]" office:value-type="float" office:value="-9.4355E-025" calcext:value-type="float">
            <text:p>-9,44E-25</text:p>
          </table:table-cell>
          <table:table-cell table:style-name="ce126" table:formula="of:=[.G15]*[.G20]" office:value-type="float" office:value="-9.3366E-025" calcext:value-type="float">
            <text:p>-9,34E-25</text:p>
          </table:table-cell>
          <table:table-cell table:style-name="ce149" table:formula="of:=[.H18]*[.H20]" office:value-type="float" office:value="-1.24430737E-024" calcext:value-type="float">
            <text:p>-1,24E-24</text:p>
          </table:table-cell>
          <table:table-cell table:style-name="ce149" table:formula="of:=[.I18]*[.I20]" office:value-type="float" office:value="-2.5491E-024" calcext:value-type="float">
            <text:p>-2,55E-24</text:p>
          </table:table-cell>
          <table:table-cell table:style-name="ce149" table:formula="of:=[.J18]*[.J20]" office:value-type="float" office:value="-2.5842E-024" calcext:value-type="float">
            <text:p>-2,58E-24</text:p>
          </table:table-cell>
          <table:table-cell table:style-name="ce149" table:formula="of:=[.K18]*[.K20]" office:value-type="float" office:value="-1.46444E-024" calcext:value-type="float">
            <text:p>-1,46E-24</text:p>
          </table:table-cell>
          <table:table-cell table:style-name="ce149" table:formula="of:=[.L18]*[.L20]" office:value-type="float" office:value="-2.63495E-024" calcext:value-type="float">
            <text:p>-2,63E-2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01" table:number-columns-repeated="10"/>
          <table:table-cell table:number-columns-repeated="1012"/>
        </table:table-row>
        <table:table-row table:style-name="ro1">
          <table:table-cell table:style-name="ce101" table:number-columns-repeated="2"/>
          <table:table-cell table:style-name="ce109"/>
          <table:table-cell table:style-name="ce109" office:value-type="string" calcext:value-type="string">
            <text:p>XOR V1</text:p>
          </table:table-cell>
          <table:table-cell table:style-name="ce109" office:value-type="string" calcext:value-type="string">
            <text:p>XOR V2</text:p>
          </table:table-cell>
          <table:table-cell table:style-name="ce109" office:value-type="string" calcext:value-type="string">
            <text:p>XOR V3</text:p>
          </table:table-cell>
          <table:table-cell table:style-name="ce109" office:value-type="string" calcext:value-type="string">
            <text:p>XOR V4</text:p>
          </table:table-cell>
          <table:table-cell table:style-name="ce109" office:value-type="string" calcext:value-type="string">
            <text:p>XOR V5</text:p>
          </table:table-cell>
          <table:table-cell table:style-name="ce109" office:value-type="string" calcext:value-type="string">
            <text:p>XOR V6</text:p>
          </table:table-cell>
          <table:table-cell table:style-name="ce109" office:value-type="string" calcext:value-type="string">
            <text:p>XOR V7</text:p>
          </table:table-cell>
          <table:table-cell table:style-name="ce109" office:value-type="string" calcext:value-type="string">
            <text:p>XOR V8</text:p>
          </table:table-cell>
          <table:table-cell table:style-name="ce109" office:value-type="string" calcext:value-type="string">
            <text:p>XOR V9</text:p>
          </table:table-cell>
          <table:table-cell table:number-columns-repeated="1012"/>
        </table:table-row>
        <table:table-row table:style-name="ro1">
          <table:table-cell table:style-name="ce101" table:number-columns-repeated="2"/>
          <table:table-cell table:style-name="ce109" office:value-type="string" calcext:value-type="string">
            <text:p>Energia</text:p>
          </table:table-cell>
          <table:table-cell table:style-name="ce126" table:formula="of:=[.D15]" office:value-type="float" office:value="-5.44E-016" calcext:value-type="float">
            <text:p>-5,44E-16</text:p>
          </table:table-cell>
          <table:table-cell table:style-name="ce126" table:formula="of:=[.E15]" office:value-type="float" office:value="-1.15E-015" calcext:value-type="float">
            <text:p>-1,15E-15</text:p>
          </table:table-cell>
          <table:table-cell table:style-name="ce126" table:formula="of:=[.F15]" office:value-type="float" office:value="-8.35E-016" calcext:value-type="float">
            <text:p>-8,35E-16</text:p>
          </table:table-cell>
          <table:table-cell table:style-name="ce126" table:formula="of:=[.G15]" office:value-type="float" office:value="-7.02E-016" calcext:value-type="float">
            <text:p>-7,02E-16</text:p>
          </table:table-cell>
          <table:table-cell table:style-name="ce126" table:formula="of:=[.H18]" office:value-type="float" office:value="-1.28147E-015" calcext:value-type="float">
            <text:p>-1,28E-15</text:p>
          </table:table-cell>
          <table:table-cell table:style-name="ce126" table:formula="of:=[.I18]" office:value-type="float" office:value="-1.758E-015" calcext:value-type="float">
            <text:p>-1,76E-15</text:p>
          </table:table-cell>
          <table:table-cell table:style-name="ce126" table:formula="of:=[.J18]" office:value-type="float" office:value="-1.77E-015" calcext:value-type="float">
            <text:p>-1,77E-15</text:p>
          </table:table-cell>
          <table:table-cell table:style-name="ce126" table:formula="of:=[.K18]" office:value-type="float" office:value="-1.181E-015" calcext:value-type="float">
            <text:p>-1,18E-15</text:p>
          </table:table-cell>
          <table:table-cell table:style-name="ce126" table:formula="of:=[.L18]" office:value-type="float" office:value="-1.745E-015" calcext:value-type="float">
            <text:p>-1,75E-15</text:p>
          </table:table-cell>
          <table:table-cell table:number-columns-repeated="1012"/>
        </table:table-row>
        <table:table-row table:style-name="ro1">
          <table:table-cell table:style-name="ce101" table:number-columns-repeated="2"/>
          <table:table-cell table:style-name="ce109" office:value-type="string" calcext:value-type="string">
            <text:p>EDP</text:p>
          </table:table-cell>
          <table:table-cell table:style-name="ce127" table:formula="of:=[.D21]*-1" office:value-type="float" office:value="7.072E-025" calcext:value-type="float">
            <text:p>7,07E-25</text:p>
          </table:table-cell>
          <table:table-cell table:style-name="ce127" table:formula="of:=[.E21]*-1" office:value-type="float" office:value="1.9895E-024" calcext:value-type="float">
            <text:p>1,99E-24</text:p>
          </table:table-cell>
          <table:table-cell table:style-name="ce127" table:formula="of:=[.F21]*-1" office:value-type="float" office:value="9.4355E-025" calcext:value-type="float">
            <text:p>9,44E-25</text:p>
          </table:table-cell>
          <table:table-cell table:style-name="ce127" table:formula="of:=[.G21]*-1" office:value-type="float" office:value="9.3366E-025" calcext:value-type="float">
            <text:p>9,34E-25</text:p>
          </table:table-cell>
          <table:table-cell table:style-name="ce127" table:formula="of:=[.H21]*-1" office:value-type="float" office:value="1.24430737E-024" calcext:value-type="float">
            <text:p>1,24E-24</text:p>
          </table:table-cell>
          <table:table-cell table:style-name="ce127" table:formula="of:=[.I21]*-1" office:value-type="float" office:value="2.5491E-024" calcext:value-type="float">
            <text:p>2,55E-24</text:p>
          </table:table-cell>
          <table:table-cell table:style-name="ce127" table:formula="of:=[.J21]*-1" office:value-type="float" office:value="2.5842E-024" calcext:value-type="float">
            <text:p>2,58E-24</text:p>
          </table:table-cell>
          <table:table-cell table:style-name="ce127" table:formula="of:=[.K21]*-1" office:value-type="float" office:value="1.46444E-024" calcext:value-type="float">
            <text:p>1,46E-24</text:p>
          </table:table-cell>
          <table:table-cell table:style-name="ce127" table:formula="of:=[.L21]*-1" office:value-type="float" office:value="2.63495E-024" calcext:value-type="float">
            <text:p>2,63E-24</text:p>
          </table:table-cell>
          <table:table-cell table:number-columns-repeated="1012"/>
        </table:table-row>
        <table:table-row table:style-name="ro1">
          <table:table-cell table:style-name="ce101" table:number-columns-repeated="2"/>
          <table:table-cell table:style-name="ce109" office:value-type="string" calcext:value-type="string">
            <text:p>Atraso crítico</text:p>
          </table:table-cell>
          <table:table-cell table:style-name="ce127" table:formula="of:=[.D20]" office:value-type="float" office:value="0.0000000013" calcext:value-type="float">
            <text:p>1,30E-09</text:p>
          </table:table-cell>
          <table:table-cell table:style-name="ce127" table:formula="of:=[.E20]" office:value-type="float" office:value="0.00000000173" calcext:value-type="float">
            <text:p>1,73E-09</text:p>
          </table:table-cell>
          <table:table-cell table:style-name="ce127" table:formula="of:=[.F20]" office:value-type="float" office:value="0.00000000113" calcext:value-type="float">
            <text:p>1,13E-09</text:p>
          </table:table-cell>
          <table:table-cell table:style-name="ce127" table:formula="of:=[.G20]" office:value-type="float" office:value="0.00000000133" calcext:value-type="float">
            <text:p>1,33E-09</text:p>
          </table:table-cell>
          <table:table-cell table:style-name="ce127" table:formula="of:=[.H20]" office:value-type="float" office:value="0.000000000971" calcext:value-type="float">
            <text:p>9,71E-10</text:p>
          </table:table-cell>
          <table:table-cell table:style-name="ce127" table:formula="of:=[.I20]" office:value-type="float" office:value="0.00000000145" calcext:value-type="float">
            <text:p>1,45E-09</text:p>
          </table:table-cell>
          <table:table-cell table:style-name="ce127" table:formula="of:=[.J20]" office:value-type="float" office:value="0.00000000146" calcext:value-type="float">
            <text:p>1,46E-09</text:p>
          </table:table-cell>
          <table:table-cell table:style-name="ce127" table:formula="of:=[.K20]" office:value-type="float" office:value="0.00000000124" calcext:value-type="float">
            <text:p>1,24E-09</text:p>
          </table:table-cell>
          <table:table-cell table:style-name="ce127" table:formula="of:=[.L20]" office:value-type="float" office:value="0.00000000151" calcext:value-type="float">
            <text:p>1,51E-09</text:p>
          </table:table-cell>
          <table:table-cell table:number-columns-repeated="1012"/>
        </table:table-row>
        <table:table-row table:style-name="ro1">
          <table:table-cell table:style-name="ce101" table:number-columns-repeated="2"/>
          <table:table-cell table:style-name="ce109" office:value-type="string" calcext:value-type="string">
            <text:p>media</text:p>
          </table:table-cell>
          <table:table-cell table:style-name="ce126" table:formula="of:=SUM([.D5:.D12])/8" office:value-type="float" office:value="0.000000000969625" calcext:value-type="float">
            <text:p>9,70E-10</text:p>
          </table:table-cell>
          <table:table-cell table:style-name="ce126" table:formula="of:=SUM([.E5:.E12])/8" office:value-type="float" office:value="0.00000000147625" calcext:value-type="float">
            <text:p>1,48E-09</text:p>
          </table:table-cell>
          <table:table-cell table:style-name="ce126" table:formula="of:=SUM([.F5:.F12])/8" office:value-type="float" office:value="0.000000000889625" calcext:value-type="float">
            <text:p>8,90E-10</text:p>
          </table:table-cell>
          <table:table-cell table:style-name="ce126" table:formula="of:=SUM([.G5:.G12])/8" office:value-type="float" office:value="0.000000001040375" calcext:value-type="float">
            <text:p>1,04E-09</text:p>
          </table:table-cell>
          <table:table-cell table:style-name="ce126" table:formula="of:=SUM([.H5:.H12])/8" office:value-type="float" office:value="0.00000000081425" calcext:value-type="float">
            <text:p>8,14E-10</text:p>
          </table:table-cell>
          <table:table-cell table:style-name="ce126" table:formula="of:=SUM([.I5:.I12])/8" office:value-type="float" office:value="0.0000000012825" calcext:value-type="float">
            <text:p>1,28E-09</text:p>
          </table:table-cell>
          <table:table-cell table:style-name="ce126" table:formula="of:=SUM([.J5:.J12])/8" office:value-type="float" office:value="0.00000000127375" calcext:value-type="float">
            <text:p>1,27E-09</text:p>
          </table:table-cell>
          <table:table-cell table:style-name="ce126" table:formula="of:=SUM([.K5:.K12])/8" office:value-type="float" office:value="0.00000000077325" calcext:value-type="float">
            <text:p>7,73E-10</text:p>
          </table:table-cell>
          <table:table-cell table:style-name="ce126" table:formula="of:=SUM([.L5:.L12])/8" office:value-type="float" office:value="0.00000000126" calcext:value-type="float">
            <text:p>1,26E-09</text:p>
          </table:table-cell>
          <table:table-cell table:number-columns-repeated="1012"/>
        </table:table-row>
        <table:table-row table:style-name="ro1">
          <table:table-cell table:style-name="ce101" table:number-columns-repeated="2"/>
          <table:table-cell table:style-name="ce109" office:value-type="string" calcext:value-type="string">
            <text:p>Potencia</text:p>
          </table:table-cell>
          <table:table-cell table:style-name="ce126" table:number-columns-repeated="9"/>
          <table:table-cell table:number-columns-repeated="1012"/>
        </table:table-row>
        <table:table-row table:style-name="ro1">
          <table:table-cell table:style-name="ce101" table:number-columns-repeated="2"/>
          <table:table-cell table:number-columns-repeated="1022"/>
        </table:table-row>
        <table:table-row table:style-name="ro1">
          <table:table-cell table:style-name="ce101"/>
          <table:table-cell table:number-columns-repeated="1023"/>
        </table:table-row>
        <table:table-row table:style-name="ro1">
          <table:table-cell table:number-columns-repeated="2"/>
          <table:table-cell table:style-name="ce109" office:value-type="string" calcext:value-type="string">
            <text:p>Normalizada</text:p>
          </table:table-cell>
          <table:table-cell table:style-name="ce109" office:value-type="string" calcext:value-type="string">
            <text:p>XOR V2</text:p>
          </table:table-cell>
          <table:table-cell table:style-name="ce109" office:value-type="string" calcext:value-type="string">
            <text:p>XOR V3</text:p>
          </table:table-cell>
          <table:table-cell table:style-name="ce109" office:value-type="string" calcext:value-type="string">
            <text:p>XOR V4</text:p>
          </table:table-cell>
          <table:table-cell table:style-name="ce109" office:value-type="string" calcext:value-type="string">
            <text:p>XOR V5</text:p>
          </table:table-cell>
          <table:table-cell table:style-name="ce109" office:value-type="string" calcext:value-type="string">
            <text:p>XOR V6</text:p>
          </table:table-cell>
          <table:table-cell table:style-name="ce109" office:value-type="string" calcext:value-type="string">
            <text:p>XOR V7</text:p>
          </table:table-cell>
          <table:table-cell table:style-name="ce109" office:value-type="string" calcext:value-type="string">
            <text:p>XOR V8</text:p>
          </table:table-cell>
          <table:table-cell table:style-name="ce109" office:value-type="string" calcext:value-type="string">
            <text:p>XOR V9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J(-15)</text:p>
          </table:table-cell>
          <table:table-cell table:style-name="ce111" office:value-type="string" calcext:value-type="string">
            <office:annotation draw:style-name="gr5" draw:text-style-name="P2" svg:width="28.99mm" svg:height="29.66mm" svg:x="139.88mm" svg:y="169.43mm" draw:caption-point-x="0mm" draw:caption-point-y="0mm">
              <dc:date>2018-11-14T00:00:00</dc:date>
              <text:p text:style-name="P1"><text:span text:style-name="T1">Fento = e-15</text:span></text:p>
              <text:p text:style-name="P1"><text:span text:style-name="T1"/></text:p>
              <text:p text:style-name="P1"><text:span text:style-name="T1">Dividi todos os valores por 1e-15 a fim de simplificar os dados</text:span></text:p>
            </office:annotation>
            <text:p>Energia near-threshold</text:p>
          </table:table-cell>
          <table:table-cell table:style-name="ce134" table:formula="of:=[.E43]/[.D43]" office:value-type="float" office:value="2.11397058823529" calcext:value-type="float">
            <text:p>2,11</text:p>
          </table:table-cell>
          <table:table-cell table:style-name="ce134" table:formula="of:=[.F43]/[.D43]" office:value-type="float" office:value="1.53492647058823" calcext:value-type="float">
            <text:p>1,53</text:p>
          </table:table-cell>
          <table:table-cell table:style-name="ce134" table:formula="of:=[.G43]/[.D43]" office:value-type="float" office:value="1.29044117647059" calcext:value-type="float">
            <text:p>1,29</text:p>
          </table:table-cell>
          <table:table-cell table:style-name="ce134" table:formula="of:=[.H43]/[.D43]" office:value-type="float" office:value="2.35564338235294" calcext:value-type="float">
            <text:p>2,36</text:p>
          </table:table-cell>
          <table:table-cell table:style-name="ce134" table:formula="of:=[.I43]/[.D43]" office:value-type="float" office:value="3.23161764705882" calcext:value-type="float">
            <text:p>3,23</text:p>
          </table:table-cell>
          <table:table-cell table:style-name="ce134" table:formula="of:=[.J43]/[.D43]" office:value-type="float" office:value="3.25367647058823" calcext:value-type="float">
            <text:p>3,25</text:p>
          </table:table-cell>
          <table:table-cell table:style-name="ce134" table:formula="of:=[.K43]/[.D43]" office:value-type="float" office:value="2.17095588235294" calcext:value-type="float">
            <text:p>2,17</text:p>
          </table:table-cell>
          <table:table-cell table:style-name="ce134" table:formula="of:=[.L43]/[.D43]" office:value-type="float" office:value="3.20772058823529" calcext:value-type="float">
            <text:p>3,21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y(-24)</text:p>
          </table:table-cell>
          <table:table-cell table:style-name="ce111" office:value-type="string" calcext:value-type="string">
            <office:annotation draw:style-name="gr5" draw:text-style-name="P2" svg:width="28.99mm" svg:height="29.66mm" svg:x="139.88mm" svg:y="174.72mm" draw:caption-point-x="0mm" draw:caption-point-y="0mm">
              <dc:date>2018-11-14T00:00:00</dc:date>
              <text:p text:style-name="P1"><text:span text:style-name="T1">Yocto = e-24</text:span></text:p>
              <text:p text:style-name="P1"><text:span text:style-name="T1"/></text:p>
              <text:p text:style-name="P1"><text:span text:style-name="T1">Dividi todos os valores por 1e-24 a fim de simplificar os dados</text:span></text:p>
            </office:annotation>
            <text:p>EDP near-threshold</text:p>
          </table:table-cell>
          <table:table-cell table:style-name="ce134" table:formula="of:=[.E44]/[.D44]" office:value-type="float" office:value="2.81320701357466" calcext:value-type="float">
            <text:p>2,81</text:p>
          </table:table-cell>
          <table:table-cell table:style-name="ce134" table:formula="of:=[.F44]/[.D44]" office:value-type="float" office:value="1.33420531674208" calcext:value-type="float">
            <text:p>1,33</text:p>
          </table:table-cell>
          <table:table-cell table:style-name="ce134" table:formula="of:=[.G44]/[.D44]" office:value-type="float" office:value="1.32022058823529" calcext:value-type="float">
            <text:p>1,32</text:p>
          </table:table-cell>
          <table:table-cell table:style-name="ce134" table:formula="of:=[.H44]/[.D44]" office:value-type="float" office:value="1.75948440328054" calcext:value-type="float">
            <text:p>1,76</text:p>
          </table:table-cell>
          <table:table-cell table:style-name="ce134" table:formula="of:=[.I44]/[.D44]" office:value-type="float" office:value="3.60449660633484" calcext:value-type="float">
            <text:p>3,60</text:p>
          </table:table-cell>
          <table:table-cell table:style-name="ce134" table:formula="of:=[.J44]/[.D44]" office:value-type="float" office:value="3.65412895927602" calcext:value-type="float">
            <text:p>3,65</text:p>
          </table:table-cell>
          <table:table-cell table:style-name="ce134" table:formula="of:=[.K44]/[.D44]" office:value-type="float" office:value="2.07075791855204" calcext:value-type="float">
            <text:p>2,07</text:p>
          </table:table-cell>
          <table:table-cell table:style-name="ce134" table:formula="of:=[.L44]/[.D44]" office:value-type="float" office:value="3.72589083710407" calcext:value-type="float">
            <text:p>3,73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s(-12)</text:p>
          </table:table-cell>
          <table:table-cell table:style-name="ce111" office:value-type="string" calcext:value-type="string">
            <office:annotation draw:style-name="gr5" draw:text-style-name="P2" svg:width="28.99mm" svg:height="29.66mm" svg:x="139.88mm" svg:y="178.9mm" draw:caption-point-x="0mm" draw:caption-point-y="1.11mm">
              <dc:date>2018-11-14T00:00:00</dc:date>
              <text:p text:style-name="P1"><text:span text:style-name="T1">Nano = e-9</text:span></text:p>
              <text:p text:style-name="P1"><text:span text:style-name="T1"/></text:p>
              <text:p text:style-name="P1"><text:span text:style-name="T1">Dividi todos os valores por 1e-9 a fim de simplificar os dados</text:span></text:p>
            </office:annotation>
            <text:p>Atraso crítico near-threshold</text:p>
          </table:table-cell>
          <table:table-cell table:style-name="ce134" table:formula="of:=[.E45]/[.D45]" office:value-type="float" office:value="1.33076923076923" calcext:value-type="float">
            <text:p>1,33</text:p>
          </table:table-cell>
          <table:table-cell table:style-name="ce134" table:formula="of:=[.F45]/[.D45]" office:value-type="float" office:value="0.869230769230769" calcext:value-type="float">
            <text:p>0,87</text:p>
          </table:table-cell>
          <table:table-cell table:style-name="ce134" table:formula="of:=[.G45]/[.D45]" office:value-type="float" office:value="1.02307692307692" calcext:value-type="float">
            <text:p>1,02</text:p>
          </table:table-cell>
          <table:table-cell table:style-name="ce134" table:formula="of:=[.H45]/[.D45]" office:value-type="float" office:value="0.746923076923077" calcext:value-type="float">
            <text:p>0,75</text:p>
          </table:table-cell>
          <table:table-cell table:style-name="ce134" table:formula="of:=[.I45]/[.D45]" office:value-type="float" office:value="1.11538461538462" calcext:value-type="float">
            <text:p>1,12</text:p>
          </table:table-cell>
          <table:table-cell table:style-name="ce134" table:formula="of:=[.J45]/[.D45]" office:value-type="float" office:value="1.12307692307692" calcext:value-type="float">
            <text:p>1,12</text:p>
          </table:table-cell>
          <table:table-cell table:style-name="ce134" table:formula="of:=[.K45]/[.D45]" office:value-type="float" office:value="0.953846153846154" calcext:value-type="float">
            <text:p>0,95</text:p>
          </table:table-cell>
          <table:table-cell table:style-name="ce134" table:formula="of:=[.L45]/[.D45]" office:value-type="float" office:value="1.16153846153846" calcext:value-type="float">
            <text:p>1,16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s(-12)</text:p>
          </table:table-cell>
          <table:table-cell table:style-name="ce111" office:value-type="string" calcext:value-type="string">
            <office:annotation draw:style-name="gr5" draw:text-style-name="P2" svg:width="28.99mm" svg:height="29.66mm" svg:x="139.88mm" svg:y="184.19mm" draw:caption-point-x="0mm" draw:caption-point-y="1.11mm">
              <dc:date>2018-11-14T00:00:00</dc:date>
              <text:p text:style-name="P1"><text:span text:style-name="T1">Nano = e-9</text:span></text:p>
              <text:p text:style-name="P1"><text:span text:style-name="T1"/></text:p>
              <text:p text:style-name="P1"><text:span text:style-name="T1">Dividi todos os valores por 1e-9 a fim de simplificar os resultados</text:span></text:p>
            </office:annotation>
            <text:p>Media near-threshold</text:p>
          </table:table-cell>
          <table:table-cell table:style-name="ce134" table:formula="of:=[.E46]/[.D46]" office:value-type="float" office:value="1.52249581023592" calcext:value-type="float">
            <text:p>1,52</text:p>
          </table:table-cell>
          <table:table-cell table:style-name="ce134" table:formula="of:=[.F46]/[.D46]" office:value-type="float" office:value="0.917493876498646" calcext:value-type="float">
            <text:p>0,92</text:p>
          </table:table-cell>
          <table:table-cell table:style-name="ce134" table:formula="of:=[.G46]/[.D46]" office:value-type="float" office:value="1.07296635297151" calcext:value-type="float">
            <text:p>1,07</text:p>
          </table:table-cell>
          <table:table-cell table:style-name="ce134" table:formula="of:=[.H46]/[.D46]" office:value-type="float" office:value="0.839757638262215" calcext:value-type="float">
            <text:p>0,84</text:p>
          </table:table-cell>
          <table:table-cell table:style-name="ce134" table:formula="of:=[.I46]/[.D46]" office:value-type="float" office:value="1.32267629238107" calcext:value-type="float">
            <text:p>1,32</text:p>
          </table:table-cell>
          <table:table-cell table:style-name="ce134" table:formula="of:=[.J46]/[.D46]" office:value-type="float" office:value="1.31365218512311" calcext:value-type="float">
            <text:p>1,31</text:p>
          </table:table-cell>
          <table:table-cell table:style-name="ce134" table:formula="of:=[.K46]/[.D46]" office:value-type="float" office:value="0.797473249967771" calcext:value-type="float">
            <text:p>0,80</text:p>
          </table:table-cell>
          <table:table-cell table:style-name="ce134" table:formula="of:=[.L46]/[.D46]" office:value-type="float" office:value="1.29947144514632" calcext:value-type="float">
            <text:p>1,30</text:p>
          </table:table-cell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s(-9)</text:p>
          </table:table-cell>
          <table:table-cell table:style-name="ce111" office:value-type="string" calcext:value-type="string">
            <office:annotation draw:style-name="gr5" draw:text-style-name="P2" svg:width="28.99mm" svg:height="29.66mm" svg:x="139.88mm" svg:y="200.07mm" draw:caption-point-x="0mm" draw:caption-point-y="1.11mm">
              <dc:date>2018-11-14T00:00:00</dc:date>
              <text:p text:style-name="P1"><text:span text:style-name="T1">Nano = e-9</text:span></text:p>
              <text:p text:style-name="P1"><text:span text:style-name="T1"/></text:p>
              <text:p text:style-name="P1"><text:span text:style-name="T1">Dividi todos os valores por 1e-9 a fim de simplificar os dados</text:span></text:p>
            </office:annotation>
            <text:p>Atraso crítico(Near-Threshold)</text:p>
          </table:table-cell>
          <table:table-cell table:style-name="ce147" table:formula="of:=[.D27]/0.000000001" office:value-type="float" office:value="1.3" calcext:value-type="float">
            <text:p>1,30</text:p>
          </table:table-cell>
          <table:table-cell table:style-name="ce147" table:formula="of:=[.E27]/0.000000001" office:value-type="float" office:value="1.73" calcext:value-type="float">
            <text:p>1,73</text:p>
          </table:table-cell>
          <table:table-cell table:style-name="ce147" table:formula="of:=[.F27]/0.000000001" office:value-type="float" office:value="1.13" calcext:value-type="float">
            <text:p>1,13</text:p>
          </table:table-cell>
          <table:table-cell table:style-name="ce147" table:formula="of:=[.G27]/0.000000001" office:value-type="float" office:value="1.33" calcext:value-type="float">
            <text:p>1,33</text:p>
          </table:table-cell>
          <table:table-cell table:style-name="ce147" table:formula="of:=[.H27]/0.000000001" office:value-type="float" office:value="0.971" calcext:value-type="float">
            <text:p>0,97</text:p>
          </table:table-cell>
          <table:table-cell table:style-name="ce147" table:formula="of:=[.I27]/0.000000001" office:value-type="float" office:value="1.45" calcext:value-type="float">
            <text:p>1,45</text:p>
          </table:table-cell>
          <table:table-cell table:style-name="ce147" table:formula="of:=[.J27]/0.000000001" office:value-type="float" office:value="1.46" calcext:value-type="float">
            <text:p>1,46</text:p>
          </table:table-cell>
          <table:table-cell table:style-name="ce147" table:formula="of:=[.K27]/0.000000001" office:value-type="float" office:value="1.24" calcext:value-type="float">
            <text:p>1,24</text:p>
          </table:table-cell>
          <table:table-cell table:style-name="ce147" table:formula="of:=[.L27]/0.000000001" office:value-type="float" office:value="1.51" calcext:value-type="float">
            <text:p>1,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s(-9)</text:p>
          </table:table-cell>
          <table:table-cell table:style-name="ce111" office:value-type="string" calcext:value-type="string">
            <office:annotation draw:style-name="gr5" draw:text-style-name="P2" svg:width="28.99mm" svg:height="29.66mm" svg:x="139.88mm" svg:y="205.36mm" draw:caption-point-x="0mm" draw:caption-point-y="1.11mm">
              <dc:date>2018-11-14T00:00:00</dc:date>
              <text:p text:style-name="P1"><text:span text:style-name="T1">Nano = e-9</text:span></text:p>
              <text:p text:style-name="P1"><text:span text:style-name="T1"/></text:p>
              <text:p text:style-name="P1"><text:span text:style-name="T1">Dividi todos os valores por 1e-9 a fim de simplificar os resultados</text:span></text:p>
            </office:annotation>
            <text:p>media(Near-Threshold)</text:p>
          </table:table-cell>
          <table:table-cell table:style-name="ce134" table:formula="of:=[.D28]/0.000000001" office:value-type="float" office:value="0.969625" calcext:value-type="float">
            <text:p>0,97</text:p>
          </table:table-cell>
          <table:table-cell table:style-name="ce134" table:formula="of:=[.E28]/0.000000001" office:value-type="float" office:value="1.47625" calcext:value-type="float">
            <text:p>1,48</text:p>
          </table:table-cell>
          <table:table-cell table:style-name="ce134" table:formula="of:=[.F28]/0.000000001" office:value-type="float" office:value="0.889625" calcext:value-type="float">
            <text:p>0,89</text:p>
          </table:table-cell>
          <table:table-cell table:style-name="ce134" table:formula="of:=[.G28]/0.000000001" office:value-type="float" office:value="1.040375" calcext:value-type="float">
            <text:p>1,04</text:p>
          </table:table-cell>
          <table:table-cell table:style-name="ce134" table:formula="of:=[.H28]/0.000000001" office:value-type="float" office:value="0.81425" calcext:value-type="float">
            <text:p>0,81</text:p>
          </table:table-cell>
          <table:table-cell table:style-name="ce134" table:formula="of:=[.I28]/0.000000001" office:value-type="float" office:value="1.2825" calcext:value-type="float">
            <text:p>1,28</text:p>
          </table:table-cell>
          <table:table-cell table:style-name="ce134" table:formula="of:=[.J28]/0.000000001" office:value-type="float" office:value="1.27375" calcext:value-type="float">
            <text:p>1,27</text:p>
          </table:table-cell>
          <table:table-cell table:style-name="ce134" table:formula="of:=[.K28]/0.000000001" office:value-type="float" office:value="0.77325" calcext:value-type="float">
            <text:p>0,77</text:p>
          </table:table-cell>
          <table:table-cell table:style-name="ce134" table:formula="of:=[.L28]/0.000000001" office:value-type="float" office:value="1.26" calcext:value-type="float">
            <text:p>1,26</text:p>
          </table:table-cell>
          <table:table-cell table:number-columns-repeated="14"/>
          <table:table-cell table:style-name="ce143" table:number-columns-spanned="2" table:number-rows-spanned="1"/>
          <table:covered-table-cell/>
          <table:table-cell table:number-columns-repeated="996"/>
        </table:table-row>
        <table:table-row table:style-name="ro1">
          <table:table-cell/>
          <table:table-cell table:style-name="ce105"/>
          <table:table-cell table:number-columns-repeated="1022"/>
        </table:table-row>
        <table:table-row table:style-name="ro1">
          <table:table-cell table:number-columns-repeated="2"/>
          <table:table-cell table:style-name="ce109" office:value-type="string" calcext:value-type="string">
            <text:p>Não normalizada</text:p>
          </table:table-cell>
          <table:table-cell table:style-name="ce109" office:value-type="string" calcext:value-type="string">
            <text:p>XOR V1</text:p>
          </table:table-cell>
          <table:table-cell table:style-name="ce109" office:value-type="string" calcext:value-type="string">
            <text:p>XOR V2</text:p>
          </table:table-cell>
          <table:table-cell table:style-name="ce109" office:value-type="string" calcext:value-type="string">
            <text:p>XOR V3</text:p>
          </table:table-cell>
          <table:table-cell table:style-name="ce109" office:value-type="string" calcext:value-type="string">
            <text:p>XOR V4</text:p>
          </table:table-cell>
          <table:table-cell table:style-name="ce109" office:value-type="string" calcext:value-type="string">
            <text:p>XOR V5</text:p>
          </table:table-cell>
          <table:table-cell table:style-name="ce109" office:value-type="string" calcext:value-type="string">
            <text:p>XOR V6</text:p>
          </table:table-cell>
          <table:table-cell table:style-name="ce109" office:value-type="string" calcext:value-type="string">
            <text:p>XOR V7</text:p>
          </table:table-cell>
          <table:table-cell table:style-name="ce109" office:value-type="string" calcext:value-type="string">
            <text:p>XOR V8</text:p>
          </table:table-cell>
          <table:table-cell table:style-name="ce109" office:value-type="string" calcext:value-type="string">
            <text:p>XOR V9</text:p>
          </table:table-cell>
          <table:table-cell table:number-columns-repeated="14"/>
          <table:table-cell table:style-name="ce143" table:number-columns-spanned="2" table:number-rows-spanned="1"/>
          <table:covered-table-cell/>
          <table:table-cell table:number-columns-repeated="996"/>
        </table:table-row>
        <table:table-row table:style-name="ro1">
          <table:table-cell/>
          <table:table-cell office:value-type="string" calcext:value-type="string">
            <text:p>fJ(-15)</text:p>
          </table:table-cell>
          <table:table-cell table:style-name="ce111" office:value-type="string" calcext:value-type="string">
            <office:annotation draw:style-name="gr5" draw:text-style-name="P2" svg:width="28.99mm" svg:height="29.66mm" svg:x="139.88mm" svg:y="222.35mm" draw:caption-point-x="0mm" draw:caption-point-y="0mm">
              <dc:date>2018-11-14T00:00:00</dc:date>
              <text:p text:style-name="P1"><text:span text:style-name="T1">Fento = e-15</text:span></text:p>
              <text:p text:style-name="P1"><text:span text:style-name="T1"/></text:p>
              <text:p text:style-name="P1"><text:span text:style-name="T1">Dividi todos os valores por 1e-15 a fim de simplificar os dados</text:span></text:p>
            </office:annotation>
            <text:p>Energia(Near-Threshold)</text:p>
          </table:table-cell>
          <table:table-cell table:style-name="ce131" table:formula="of:=[.D15]/1E-015" office:value-type="float" office:value="-0.544" calcext:value-type="float">
            <text:p>-0,544</text:p>
          </table:table-cell>
          <table:table-cell table:style-name="ce131" table:formula="of:=[.E15]/1E-015" office:value-type="float" office:value="-1.15" calcext:value-type="float">
            <text:p>-1,15</text:p>
          </table:table-cell>
          <table:table-cell table:style-name="ce131" table:formula="of:=[.F15]/1E-015" office:value-type="float" office:value="-0.835" calcext:value-type="float">
            <text:p>-0,835</text:p>
          </table:table-cell>
          <table:table-cell table:style-name="ce131" table:formula="of:=[.G15]/1E-015" office:value-type="float" office:value="-0.702" calcext:value-type="float">
            <text:p>-0,702</text:p>
          </table:table-cell>
          <table:table-cell table:style-name="ce131" table:formula="of:=[.H18]/1E-015" office:value-type="float" office:value="-1.28147" calcext:value-type="float">
            <text:p>-1,28147</text:p>
          </table:table-cell>
          <table:table-cell table:style-name="ce131" table:formula="of:=[.I18]/1E-015" office:value-type="float" office:value="-1.758" calcext:value-type="float">
            <text:p>-1,758</text:p>
          </table:table-cell>
          <table:table-cell table:style-name="ce131" table:formula="of:=[.J18]/1E-015" office:value-type="float" office:value="-1.77" calcext:value-type="float">
            <text:p>-1,77</text:p>
          </table:table-cell>
          <table:table-cell table:style-name="ce131" table:formula="of:=[.K18]/1E-015" office:value-type="float" office:value="-1.181" calcext:value-type="float">
            <text:p>-1,181</text:p>
          </table:table-cell>
          <table:table-cell table:style-name="ce131" table:formula="of:=[.L18]/1E-015" office:value-type="float" office:value="-1.745" calcext:value-type="float">
            <text:p>-1,74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y(-24)</text:p>
          </table:table-cell>
          <table:table-cell table:style-name="ce111" office:value-type="string" calcext:value-type="string">
            <office:annotation draw:style-name="gr5" draw:text-style-name="P2" svg:width="28.99mm" svg:height="29.66mm" svg:x="139.88mm" svg:y="227.64mm" draw:caption-point-x="0mm" draw:caption-point-y="0mm">
              <dc:date>2018-11-14T00:00:00</dc:date>
              <text:p text:style-name="P1"><text:span text:style-name="T1">Yocto = e-24</text:span></text:p>
              <text:p text:style-name="P1"><text:span text:style-name="T1"/></text:p>
              <text:p text:style-name="P1"><text:span text:style-name="T1">Dividi todos os valores por 1e-24 a fim de simplificar os dados</text:span></text:p>
            </office:annotation>
            <text:p>EDP(Near-Threshold)</text:p>
          </table:table-cell>
          <table:table-cell table:style-name="ce147" table:formula="of:=[.D26]/1E-024" office:value-type="float" office:value="0.7072" calcext:value-type="float">
            <text:p>0,71</text:p>
          </table:table-cell>
          <table:table-cell table:style-name="ce147" table:formula="of:=[.E26]/1E-024" office:value-type="float" office:value="1.9895" calcext:value-type="float">
            <text:p>1,99</text:p>
          </table:table-cell>
          <table:table-cell table:style-name="ce147" table:formula="of:=[.F26]/1E-024" office:value-type="float" office:value="0.94355" calcext:value-type="float">
            <text:p>0,94</text:p>
          </table:table-cell>
          <table:table-cell table:style-name="ce147" table:formula="of:=[.G26]/1E-024" office:value-type="float" office:value="0.93366" calcext:value-type="float">
            <text:p>0,93</text:p>
          </table:table-cell>
          <table:table-cell table:style-name="ce147" table:formula="of:=[.H26]/1E-024" office:value-type="float" office:value="1.24430737" calcext:value-type="float">
            <text:p>1,24</text:p>
          </table:table-cell>
          <table:table-cell table:style-name="ce147" table:formula="of:=[.I26]/1E-024" office:value-type="float" office:value="2.5491" calcext:value-type="float">
            <text:p>2,55</text:p>
          </table:table-cell>
          <table:table-cell table:style-name="ce147" table:formula="of:=[.J26]/1E-024" office:value-type="float" office:value="2.5842" calcext:value-type="float">
            <text:p>2,58</text:p>
          </table:table-cell>
          <table:table-cell table:style-name="ce147" table:formula="of:=[.K26]/1E-024" office:value-type="float" office:value="1.46444" calcext:value-type="float">
            <text:p>1,46</text:p>
          </table:table-cell>
          <table:table-cell table:style-name="ce147" table:formula="of:=[.L26]/1E-024" office:value-type="float" office:value="2.63495" calcext:value-type="float">
            <text:p>2,6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s(-12)</text:p>
          </table:table-cell>
          <table:table-cell table:style-name="ce111" office:value-type="string" calcext:value-type="string">
            <office:annotation draw:style-name="gr5" draw:text-style-name="P2" svg:width="28.99mm" svg:height="29.66mm" svg:x="139.88mm" svg:y="231.82mm" draw:caption-point-x="0mm" draw:caption-point-y="1.11mm">
              <dc:date>2018-11-14T00:00:00</dc:date>
              <text:p text:style-name="P1"><text:span text:style-name="T1">Nano = e-9</text:span></text:p>
              <text:p text:style-name="P1"><text:span text:style-name="T1"/></text:p>
              <text:p text:style-name="P1"><text:span text:style-name="T1">Dividi todos os valores por 1e-9 a fim de simplificar os dados</text:span></text:p>
            </office:annotation>
            <text:p>Atraso crítico(Near-Threshold)</text:p>
          </table:table-cell>
          <table:table-cell table:style-name="ce147" table:formula="of:=[.D27]/0.000000000001" office:value-type="float" office:value="1300" calcext:value-type="float">
            <text:p>1300,00</text:p>
          </table:table-cell>
          <table:table-cell table:style-name="ce147" table:formula="of:=[.E27]/0.000000000001" office:value-type="float" office:value="1730" calcext:value-type="float">
            <text:p>1730,00</text:p>
          </table:table-cell>
          <table:table-cell table:style-name="ce147" table:formula="of:=[.F27]/0.000000000001" office:value-type="float" office:value="1130" calcext:value-type="float">
            <text:p>1130,00</text:p>
          </table:table-cell>
          <table:table-cell table:style-name="ce147" table:formula="of:=[.G27]/0.000000000001" office:value-type="float" office:value="1330" calcext:value-type="float">
            <text:p>1330,00</text:p>
          </table:table-cell>
          <table:table-cell table:style-name="ce147" table:formula="of:=[.H27]/0.000000000001" office:value-type="float" office:value="971" calcext:value-type="float">
            <text:p>971,00</text:p>
          </table:table-cell>
          <table:table-cell table:style-name="ce147" table:formula="of:=[.I27]/0.000000000001" office:value-type="float" office:value="1450" calcext:value-type="float">
            <text:p>1450,00</text:p>
          </table:table-cell>
          <table:table-cell table:style-name="ce147" table:formula="of:=[.J27]/0.000000000001" office:value-type="float" office:value="1460" calcext:value-type="float">
            <text:p>1460,00</text:p>
          </table:table-cell>
          <table:table-cell table:style-name="ce147" table:formula="of:=[.K27]/0.000000000001" office:value-type="float" office:value="1240" calcext:value-type="float">
            <text:p>1240,00</text:p>
          </table:table-cell>
          <table:table-cell table:style-name="ce147" table:formula="of:=[.L27]/0.000000000001" office:value-type="float" office:value="1510" calcext:value-type="float">
            <text:p>1510,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s(-12)</text:p>
          </table:table-cell>
          <table:table-cell table:style-name="ce111" office:value-type="string" calcext:value-type="string">
            <office:annotation draw:style-name="gr5" draw:text-style-name="P2" svg:width="28.99mm" svg:height="29.66mm" svg:x="139.88mm" svg:y="237.11mm" draw:caption-point-x="0mm" draw:caption-point-y="1.11mm">
              <dc:date>2018-11-14T00:00:00</dc:date>
              <text:p text:style-name="P1"><text:span text:style-name="T1">Nano = e-9</text:span></text:p>
              <text:p text:style-name="P1"><text:span text:style-name="T1"/></text:p>
              <text:p text:style-name="P1"><text:span text:style-name="T1">Dividi todos os valores por 1e-9 a fim de simplificar os resultados</text:span></text:p>
            </office:annotation>
            <text:p>media(Near-Threshold)</text:p>
          </table:table-cell>
          <table:table-cell table:style-name="ce134" table:formula="of:=[.D28]/0.000000000001" office:value-type="float" office:value="969.625" calcext:value-type="float">
            <text:p>969,63</text:p>
          </table:table-cell>
          <table:table-cell table:style-name="ce134" table:formula="of:=[.E28]/0.000000000001" office:value-type="float" office:value="1476.25" calcext:value-type="float">
            <text:p>1476,25</text:p>
          </table:table-cell>
          <table:table-cell table:style-name="ce134" table:formula="of:=[.F28]/0.000000000001" office:value-type="float" office:value="889.625" calcext:value-type="float">
            <text:p>889,63</text:p>
          </table:table-cell>
          <table:table-cell table:style-name="ce134" table:formula="of:=[.G28]/0.000000000001" office:value-type="float" office:value="1040.375" calcext:value-type="float">
            <text:p>1040,38</text:p>
          </table:table-cell>
          <table:table-cell table:style-name="ce134" table:formula="of:=[.H28]/0.000000000001" office:value-type="float" office:value="814.25" calcext:value-type="float">
            <text:p>814,25</text:p>
          </table:table-cell>
          <table:table-cell table:style-name="ce134" table:formula="of:=[.I28]/0.000000000001" office:value-type="float" office:value="1282.5" calcext:value-type="float">
            <text:p>1282,50</text:p>
          </table:table-cell>
          <table:table-cell table:style-name="ce134" table:formula="of:=[.J28]/0.000000000001" office:value-type="float" office:value="1273.75" calcext:value-type="float">
            <text:p>1273,75</text:p>
          </table:table-cell>
          <table:table-cell table:style-name="ce134" table:formula="of:=[.K28]/0.000000000001" office:value-type="float" office:value="773.25" calcext:value-type="float">
            <text:p>773,25</text:p>
          </table:table-cell>
          <table:table-cell table:style-name="ce134" table:formula="of:=[.L28]/0.000000000001" office:value-type="float" office:value="1260" calcext:value-type="float">
            <text:p>1260,00</text:p>
          </table:table-cell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s(-9)</text:p>
          </table:table-cell>
          <table:table-cell table:style-name="ce111" office:value-type="string" calcext:value-type="string">
            <office:annotation draw:style-name="gr5" draw:text-style-name="P2" svg:width="28.99mm" svg:height="29.66mm" svg:x="139.88mm" svg:y="252.99mm" draw:caption-point-x="0mm" draw:caption-point-y="1.11mm">
              <dc:date>2018-11-14T00:00:00</dc:date>
              <text:p text:style-name="P1"><text:span text:style-name="T1">Nano = e-9</text:span></text:p>
              <text:p text:style-name="P1"><text:span text:style-name="T1"/></text:p>
              <text:p text:style-name="P1"><text:span text:style-name="T1">Dividi todos os valores por 1e-9 a fim de simplificar os dados</text:span></text:p>
            </office:annotation>
            <text:p>Atraso crítico(Near-Threshold)</text:p>
          </table:table-cell>
          <table:table-cell table:style-name="ce147" table:formula="of:=[.D27]/0.000000001" office:value-type="float" office:value="1.3" calcext:value-type="float">
            <text:p>1,30</text:p>
          </table:table-cell>
          <table:table-cell table:style-name="ce147" table:formula="of:=[.E27]/0.000000001" office:value-type="float" office:value="1.73" calcext:value-type="float">
            <text:p>1,73</text:p>
          </table:table-cell>
          <table:table-cell table:style-name="ce147" table:formula="of:=[.F27]/0.000000001" office:value-type="float" office:value="1.13" calcext:value-type="float">
            <text:p>1,13</text:p>
          </table:table-cell>
          <table:table-cell table:style-name="ce147" table:formula="of:=[.G27]/0.000000001" office:value-type="float" office:value="1.33" calcext:value-type="float">
            <text:p>1,33</text:p>
          </table:table-cell>
          <table:table-cell table:style-name="ce147" table:formula="of:=[.H27]/0.000000001" office:value-type="float" office:value="0.971" calcext:value-type="float">
            <text:p>0,97</text:p>
          </table:table-cell>
          <table:table-cell table:style-name="ce147" table:formula="of:=[.I27]/0.000000001" office:value-type="float" office:value="1.45" calcext:value-type="float">
            <text:p>1,45</text:p>
          </table:table-cell>
          <table:table-cell table:style-name="ce147" table:formula="of:=[.J27]/0.000000001" office:value-type="float" office:value="1.46" calcext:value-type="float">
            <text:p>1,46</text:p>
          </table:table-cell>
          <table:table-cell table:style-name="ce147" table:formula="of:=[.K27]/0.000000001" office:value-type="float" office:value="1.24" calcext:value-type="float">
            <text:p>1,24</text:p>
          </table:table-cell>
          <table:table-cell table:style-name="ce147" table:formula="of:=[.L27]/0.000000001" office:value-type="float" office:value="1.51" calcext:value-type="float">
            <text:p>1,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s(-9)</text:p>
          </table:table-cell>
          <table:table-cell table:style-name="ce111" office:value-type="string" calcext:value-type="string">
            <office:annotation draw:style-name="gr5" draw:text-style-name="P2" svg:width="28.99mm" svg:height="29.66mm" svg:x="139.88mm" svg:y="258.28mm" draw:caption-point-x="0mm" draw:caption-point-y="1.11mm">
              <dc:date>2018-11-14T00:00:00</dc:date>
              <text:p text:style-name="P1"><text:span text:style-name="T1">Nano = e-9</text:span></text:p>
              <text:p text:style-name="P1"><text:span text:style-name="T1"/></text:p>
              <text:p text:style-name="P1"><text:span text:style-name="T1">Dividi todos os valores por 1e-9 a fim de simplificar os resultados</text:span></text:p>
            </office:annotation>
            <text:p>media(Near-Threshold)</text:p>
          </table:table-cell>
          <table:table-cell table:style-name="ce134" table:formula="of:=[.D28]/0.000000001" office:value-type="float" office:value="0.969625" calcext:value-type="float">
            <text:p>0,97</text:p>
          </table:table-cell>
          <table:table-cell table:style-name="ce134" table:formula="of:=[.E28]/0.000000001" office:value-type="float" office:value="1.47625" calcext:value-type="float">
            <text:p>1,48</text:p>
          </table:table-cell>
          <table:table-cell table:style-name="ce134" table:formula="of:=[.F28]/0.000000001" office:value-type="float" office:value="0.889625" calcext:value-type="float">
            <text:p>0,89</text:p>
          </table:table-cell>
          <table:table-cell table:style-name="ce134" table:formula="of:=[.G28]/0.000000001" office:value-type="float" office:value="1.040375" calcext:value-type="float">
            <text:p>1,04</text:p>
          </table:table-cell>
          <table:table-cell table:style-name="ce134" table:formula="of:=[.H28]/0.000000001" office:value-type="float" office:value="0.81425" calcext:value-type="float">
            <text:p>0,81</text:p>
          </table:table-cell>
          <table:table-cell table:style-name="ce134" table:formula="of:=[.I28]/0.000000001" office:value-type="float" office:value="1.2825" calcext:value-type="float">
            <text:p>1,28</text:p>
          </table:table-cell>
          <table:table-cell table:style-name="ce134" table:formula="of:=[.J28]/0.000000001" office:value-type="float" office:value="1.27375" calcext:value-type="float">
            <text:p>1,27</text:p>
          </table:table-cell>
          <table:table-cell table:style-name="ce134" table:formula="of:=[.K28]/0.000000001" office:value-type="float" office:value="0.77325" calcext:value-type="float">
            <text:p>0,77</text:p>
          </table:table-cell>
          <table:table-cell table:style-name="ce134" table:formula="of:=[.L28]/0.000000001" office:value-type="float" office:value="1.26" calcext:value-type="float">
            <text:p>1,26</text:p>
          </table:table-cell>
          <table:table-cell table:number-columns-repeated="101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rgia" table:style-name="ta1">
        <table:shapes>
          <draw:frame draw:z-index="0" draw:style-name="gr10" draw:text-style-name="P4" svg:width="159.99mm" svg:height="89.99mm" svg:x="1.11mm" svg:y="0mm">
            <draw:object draw:notify-on-update-of-ranges="data_nominal.D32:data_nominal.L32 data_nominal.C33:data_nominal.C33 data_nominal.D33:data_nominal.L33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style-name="gr10" draw:text-style-name="P4" svg:width="159.99mm" svg:height="89.99mm" svg:x="0.75mm" svg:y="89.85mm">
            <draw:object draw:notify-on-update-of-ranges="data_near.D32:data_near.L32 data_near.C33:data_near.C33 data_near.D33:data_near.L33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" draw:style-name="gr10" draw:text-style-name="P4" svg:width="159.99mm" svg:height="89.99mm" svg:x="160.3mm" svg:y="0mm">
            <draw:object draw:notify-on-update-of-ranges="data_nominal.D32:data_nominal.L32 data_nominal.C33:data_nominal.C33 data_nominal.D33:data_nominal.L33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3" draw:style-name="gr10" draw:text-style-name="P4" svg:width="159.99mm" svg:height="89.99mm" svg:x="160.8mm" svg:y="87.53mm">
            <draw:object draw:notify-on-update-of-ranges="data_near.D32:data_near.L32 data_near.C33:data_near.C33 data_near.D33:data_near.L33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4" draw:style-name="gr10" draw:text-style-name="P4" svg:width="159.99mm" svg:height="89.99mm" svg:x="320.11mm" svg:y="0mm">
            <draw:object draw:notify-on-update-of-ranges="data_nominal.D32:data_nominal.L32 data_nominal.C33:data_nominal.C33 data_nominal.D33:data_nominal.L33 data_near.C33:data_near.C33 data_near.D33:data_near.L33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5" draw:style-name="gr10" draw:text-style-name="P4" svg:width="159.99mm" svg:height="89.99mm" svg:x="0.36mm" svg:y="179.62mm">
            <draw:object draw:notify-on-update-of-ranges="data_nominal_normalizada.D32:data_nominal_normalizada.K32 data_nominal_normalizada.C33:data_nominal_normalizada.C33 data_nominal_normalizada.D33:data_nominal_normalizada.K33 data_near_normalizada.C33:data_near_normalizada.C33 data_near_normalizada.D33:data_near_normalizada.K33"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  <draw:frame draw:z-index="6" draw:style-name="gr10" draw:text-style-name="P4" svg:width="159.99mm" svg:height="89.99mm" svg:x="159.55mm" svg:y="179.62mm">
            <draw:object draw:notify-on-update-of-ranges="data_nominal.D32:data_nominal.L32 data_nominal_normalizada.C33:data_nominal_normalizada.C33 data_nominal_normalizada.D33:data_nominal_normalizada.K33 data_near_normalizada.C33:data_near_normalizada.C33 data_near_normalizada.D33:data_near_normalizada.K33"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  <draw:frame draw:z-index="7" draw:style-name="gr10" draw:text-style-name="P4" svg:width="159.99mm" svg:height="89.99mm" svg:x="319.36mm" svg:y="179.62mm">
            <draw:object draw:notify-on-update-of-ranges="data_near_normalizada.C33:data_near_normalizada.C33 data_nominal_normalizada.C33:data_nominal_normalizada.C33 data_nominal_normalizada.D33:data_nominal_normalizada.K33 data_near_normalizada.C33:data_near_normalizada.C33 data_near_normalizada.D33:data_near_normalizada.K33"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table:shapes>
        <table:table-column table:style-name="co11" table:default-cell-style-name="Default"/>
        <table:table-row table:style-name="ro5">
          <table:table-cell/>
        </table:table-row>
      </table:table>
      <table:table table:name="EDP" table:style-name="ta1">
        <table:shapes>
          <draw:frame draw:z-index="0" draw:style-name="gr10" draw:text-style-name="P4" svg:width="159.99mm" svg:height="89.99mm" svg:x="0.81mm" svg:y="0.01mm">
            <draw:object draw:notify-on-update-of-ranges="data_nominal.D32:data_nominal.L32 data_nominal.C34:data_nominal.C34 data_nominal.D34:data_nominal.L34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1" draw:style-name="gr10" draw:text-style-name="P4" svg:width="159.99mm" svg:height="89.99mm" svg:x="0.24mm" svg:y="89.92mm">
            <draw:object draw:notify-on-update-of-ranges="data_near.D32:data_near.L32 data_near.C34:data_near.C34 data_near.D34:data_near.L34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2" draw:style-name="gr10" draw:text-style-name="P4" svg:width="159.99mm" svg:height="89.99mm" svg:x="160.14mm" svg:y="0.01mm">
            <draw:object draw:notify-on-update-of-ranges="data_nominal.D32:data_nominal.L32 data_nominal.C34:data_nominal.C34 data_nominal.D34:data_nominal.L34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3" draw:style-name="gr10" draw:text-style-name="P4" svg:width="159.99mm" svg:height="89.99mm" svg:x="159.57mm" svg:y="89.92mm">
            <draw:object draw:notify-on-update-of-ranges="data_near.D32:data_near.L32 data_near.C34:data_near.C34 data_near.D34:data_near.L34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4" draw:style-name="gr10" draw:text-style-name="P4" svg:width="159.89mm" svg:height="95.74mm" svg:x="319.74mm" svg:y="-0.01mm">
            <draw:object draw:notify-on-update-of-ranges="data_nominal.D32:data_nominal.L32 data_nominal.C34:data_nominal.C34 data_nominal.D34:data_nominal.L34 data_near.C34:data_near.C34 data_near.D34:data_near.L34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5" draw:style-name="gr10" draw:text-style-name="P4" svg:width="159.99mm" svg:height="89.99mm" svg:x="0mm" svg:y="179.65mm">
            <draw:object draw:notify-on-update-of-ranges="data_nominal_normalizada.D32:data_nominal_normalizada.K32 data_nominal_normalizada.C34:data_nominal_normalizada.C34 data_nominal_normalizada.D34:data_nominal_normalizada.K34 data_near_normalizada.C34:data_near_normalizada.C34 data_near_normalizada.D34:data_near_normalizada.K34"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  <draw:frame draw:z-index="6" draw:style-name="gr10" draw:text-style-name="P4" svg:width="159.99mm" svg:height="89.99mm" svg:x="159.19mm" svg:y="179.65mm">
            <draw:object draw:notify-on-update-of-ranges="data_nominal.D32:data_nominal.L32 data_nominal_normalizada.C33:data_nominal_normalizada.C33 data_nominal_normalizada.D33:data_nominal_normalizada.K33 data_near_normalizada.C33:data_near_normalizada.C33 data_near_normalizada.D33:data_near_normalizada.K33"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  <draw:frame draw:z-index="7" draw:style-name="gr10" draw:text-style-name="P4" svg:width="159.99mm" svg:height="89.99mm" svg:x="319mm" svg:y="179.65mm">
            <draw:object draw:notify-on-update-of-ranges="data_near_normalizada.C33:data_near_normalizada.C33 data_nominal_normalizada.C34:data_nominal_normalizada.C34 data_nominal_normalizada.D34:data_nominal_normalizada.K34 data_near_normalizada.C34:data_near_normalizada.C34 data_near_normalizada.D34:data_near_normalizada.K34"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</table:shapes>
        <table:table-column table:style-name="co11" table:default-cell-style-name="Default"/>
        <table:table-row table:style-name="ro5">
          <table:table-cell/>
        </table:table-row>
      </table:table>
      <table:table table:name="atraso" table:style-name="ta1">
        <table:shapes>
          <draw:frame draw:z-index="0" draw:style-name="gr10" draw:text-style-name="P4" svg:width="159.99mm" svg:height="89.99mm" svg:x="0.41mm" svg:y="0mm">
            <draw:object draw:notify-on-update-of-ranges="data_nominal.D32:data_nominal.L32 data_nominal.C35:data_nominal.C35 data_nominal.D35:data_nominal.L35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1" draw:style-name="gr10" draw:text-style-name="P4" svg:width="159.99mm" svg:height="89.99mm" svg:x="0.84mm" svg:y="89.67mm">
            <draw:object draw:notify-on-update-of-ranges="data_nominal.D32:data_nominal.L32 data_near.C35:data_near.C35 data_near.D35:data_near.L35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2" draw:style-name="gr10" draw:text-style-name="P4" svg:width="159.99mm" svg:height="89.99mm" svg:x="160.73mm" svg:y="0mm">
            <draw:object draw:notify-on-update-of-ranges="data_nominal.D32:data_nominal.L32 data_nominal.C35:data_nominal.C35 data_nominal.D35:data_nominal.L35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3" draw:style-name="gr10" draw:text-style-name="P4" svg:width="159.99mm" svg:height="89.99mm" svg:x="161.16mm" svg:y="89.67mm">
            <draw:object draw:notify-on-update-of-ranges="data_nominal.D32:data_nominal.L32 data_near.C35:data_near.C35 data_near.D35:data_near.L35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4" draw:style-name="gr10" draw:text-style-name="P4" svg:width="159.99mm" svg:height="89.99mm" svg:x="320.11mm" svg:y="0mm">
            <draw:object draw:notify-on-update-of-ranges="data_nominal.D32:data_nominal.L32 data_nominal.C35:data_nominal.C35 data_nominal.D35:data_nominal.L35 data_near.C35:data_near.C35 data_near.D35:data_near.L35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5" draw:style-name="gr10" draw:text-style-name="P4" svg:width="159.99mm" svg:height="89.99mm" svg:x="0mm" svg:y="180.19mm">
            <draw:object draw:notify-on-update-of-ranges="data_nominal_normalizada.D32:data_nominal_normalizada.K32 data_nominal_normalizada.C35:data_nominal_normalizada.C35 data_nominal_normalizada.D35:data_nominal_normalizada.K35 data_near_normalizada.C35:data_near_normalizada.C35 data_near_normalizada.D35:data_near_normalizada.K35"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  <draw:frame draw:z-index="6" draw:style-name="gr10" draw:text-style-name="P4" svg:width="159.99mm" svg:height="89.99mm" svg:x="319mm" svg:y="180.19mm">
            <draw:object draw:notify-on-update-of-ranges="data_near_normalizada.C33:data_near_normalizada.C33 data_nominal_normalizada.C35:data_nominal_normalizada.C35 data_nominal_normalizada.D35:data_nominal_normalizada.K35 data_near_normalizada.C35:data_near_normalizada.C35 data_near_normalizada.D35:data_near_normalizada.K35" xlink:href="./Object 49" xlink:type="simple" xlink:show="embed" xlink:actuate="onLoad">
              <loext:p/>
            </draw:object>
            <draw:image xlink:href="./ObjectReplacements/Object 49" xlink:type="simple" xlink:show="embed" xlink:actuate="onLoad"/>
          </draw:frame>
          <draw:frame draw:z-index="7" draw:style-name="gr10" draw:text-style-name="P4" svg:width="159.99mm" svg:height="89.99mm" svg:x="158.66mm" svg:y="179.14mm">
            <draw:object draw:notify-on-update-of-ranges="data_nominal_normalizada.D32:data_nominal_normalizada.K32 data_nominal_normalizada.C35:data_nominal_normalizada.C35 data_nominal_normalizada.D35:data_nominal_normalizada.K35 data_near_normalizada.C35:data_near_normalizada.C35 data_near_normalizada.D35:data_near_normalizada.K35" xlink:href="./Object 48" xlink:type="simple" xlink:show="embed" xlink:actuate="onLoad">
              <loext:p/>
            </draw:object>
            <draw:image xlink:href="./ObjectReplacements/Object 48" xlink:type="simple" xlink:show="embed" xlink:actuate="onLoad"/>
          </draw:frame>
        </table:shapes>
        <table:table-column table:style-name="co11" table:default-cell-style-name="Default"/>
        <table:table-row table:style-name="ro5">
          <table:table-cell/>
        </table:table-row>
      </table:table>
      <table:table table:name="media" table:style-name="ta1">
        <table:shapes>
          <draw:frame draw:z-index="0" draw:style-name="gr10" draw:text-style-name="P4" svg:width="159.99mm" svg:height="89.99mm" svg:x="0.24mm" svg:y="0mm">
            <draw:object draw:notify-on-update-of-ranges="data_nominal.D32:data_nominal.L32 data_nominal.C36:data_nominal.C36 data_nominal.D36:data_nominal.L36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z-index="1" draw:style-name="gr10" draw:text-style-name="P4" svg:width="159.99mm" svg:height="89.99mm" svg:x="0.61mm" svg:y="89.63mm">
            <draw:object draw:notify-on-update-of-ranges="data_nominal.D32:data_nominal.L32 data_near.C36:data_near.C36 data_near.D36:data_near.L36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2" draw:style-name="gr10" draw:text-style-name="P4" svg:width="159.99mm" svg:height="89.99mm" svg:x="159.56mm" svg:y="0mm">
            <draw:object draw:notify-on-update-of-ranges="data_nominal.D32:data_nominal.L32 data_nominal.C36:data_nominal.C36 data_nominal.D36:data_nominal.L36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z-index="3" draw:style-name="gr10" draw:text-style-name="P4" svg:width="159.99mm" svg:height="89.99mm" svg:x="159.93mm" svg:y="89.63mm">
            <draw:object draw:notify-on-update-of-ranges="data_nominal.D32:data_nominal.L32 data_near.C36:data_near.C36 data_near.D36:data_near.L36"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4" draw:style-name="gr10" draw:text-style-name="P4" svg:width="159.99mm" svg:height="89.99mm" svg:x="318.94mm" svg:y="-0.01mm">
            <draw:object draw:notify-on-update-of-ranges="data_nominal.D32:data_nominal.L32 data_nominal.C36:data_nominal.C36 data_nominal.D36:data_nominal.L36 data_near.C36:data_near.C36 data_near.D36:data_near.L36"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z-index="5" draw:style-name="gr10" draw:text-style-name="P4" svg:width="159.99mm" svg:height="89.99mm" svg:x="0mm" svg:y="181.23mm">
            <draw:object draw:notify-on-update-of-ranges="data_nominal_normalizada.D32:data_nominal_normalizada.K32 data_nominal_normalizada.C35:data_nominal_normalizada.C35 data_nominal_normalizada.D35:data_nominal_normalizada.K35 data_near_normalizada.C35:data_near_normalizada.C35 data_near_normalizada.D35:data_near_normalizada.K35" xlink:href="./Object 50" xlink:type="simple" xlink:show="embed" xlink:actuate="onLoad">
              <loext:p/>
            </draw:object>
            <draw:image xlink:href="./ObjectReplacements/Object 50" xlink:type="simple" xlink:show="embed" xlink:actuate="onLoad"/>
          </draw:frame>
          <draw:frame draw:z-index="6" draw:style-name="gr10" draw:text-style-name="P4" svg:width="159.99mm" svg:height="89.99mm" svg:x="158.66mm" svg:y="180.18mm">
            <draw:object draw:notify-on-update-of-ranges="data_nominal_normalizada.D32:data_nominal_normalizada.K32 data_nominal_normalizada.C35:data_nominal_normalizada.C35 data_nominal_normalizada.D35:data_nominal_normalizada.K35 data_near_normalizada.C35:data_near_normalizada.C35 data_near_normalizada.D35:data_near_normalizada.K35"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  <draw:frame draw:z-index="7" draw:style-name="gr10" draw:text-style-name="P4" svg:width="159.99mm" svg:height="89.99mm" svg:x="319.29mm" svg:y="184.14mm">
            <draw:object draw:notify-on-update-of-ranges="data_nominal_normalizada.D32:data_nominal_normalizada.K32 data_nominal_normalizada.C36:data_nominal_normalizada.C36 data_nominal_normalizada.D36:data_nominal_normalizada.K36 data_near_normalizada.C36:data_near_normalizada.C36 data_near_normalizada.D36:data_near_normalizada.K36"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</table:shapes>
        <table:table-column table:style-name="co11" table:default-cell-style-name="Default"/>
        <table:table-row table:style-name="ro5">
          <table:table-cell/>
        </table:table-row>
      </table:table>
      <table:table table:name="graphs" table:style-name="ta1">
        <table:shapes>
          <draw:frame draw:z-index="0" draw:style-name="gr10" draw:text-style-name="P4" svg:width="159.99mm" svg:height="89.99mm" svg:x="21.58mm" svg:y="1mm">
            <draw:object draw:notify-on-update-of-ranges="data_nominal.D32:data_nominal.L32 data_nominal.C33:data_nominal.C33 data_nominal.D33:data_nominal.L3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0" draw:text-style-name="P4" svg:width="159.99mm" svg:height="89.99mm" svg:x="21.22mm" svg:y="90.85mm">
            <draw:object draw:notify-on-update-of-ranges="data_near.D32:data_near.L32 data_near.C33:data_near.C33 data_near.D33:data_near.L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0" draw:text-style-name="P4" svg:width="159.99mm" svg:height="89.99mm" svg:x="21.21mm" svg:y="181.37mm">
            <draw:object draw:notify-on-update-of-ranges="data_nominal.D32:data_nominal.L32 data_nominal.C33:data_nominal.C33 data_nominal.D33:data_nominal.L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0" draw:text-style-name="P4" svg:width="159.99mm" svg:height="89.99mm" svg:x="20.85mm" svg:y="270.4mm">
            <draw:object draw:notify-on-update-of-ranges="data_near.D32:data_near.L32 data_near.C33:data_near.C33 data_near.D33:data_near.L3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0" draw:text-style-name="P4" svg:width="159.99mm" svg:height="89.99mm" svg:x="202.92mm" svg:y="0mm">
            <draw:object draw:notify-on-update-of-ranges="data_nominal.D32:data_nominal.L32 data_nominal.C34:data_nominal.C34 data_nominal.D34:data_nominal.L3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5" draw:style-name="gr10" draw:text-style-name="P4" svg:width="159.99mm" svg:height="89.99mm" svg:x="202.35mm" svg:y="89.91mm">
            <draw:object draw:notify-on-update-of-ranges="data_near.D32:data_near.L32 data_near.C34:data_near.C34 data_near.D34:data_near.L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6" draw:style-name="gr10" draw:text-style-name="P4" svg:width="159.99mm" svg:height="89.99mm" svg:x="382.86mm" svg:y="0mm">
            <draw:object draw:notify-on-update-of-ranges="data_nominal.D32:data_nominal.L32 data_nominal.C35:data_nominal.C35 data_nominal.D35:data_nominal.L3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7" draw:style-name="gr10" draw:text-style-name="P4" svg:width="159.99mm" svg:height="89.99mm" svg:x="383.29mm" svg:y="89.67mm">
            <draw:object draw:notify-on-update-of-ranges="data_nominal.D32:data_nominal.L32 data_near.C35:data_near.C35 data_near.D35:data_near.L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8" draw:style-name="gr10" draw:text-style-name="P4" svg:width="159.99mm" svg:height="89.99mm" svg:x="563.44mm" svg:y="0mm">
            <draw:object draw:notify-on-update-of-ranges="data_nominal.D32:data_nominal.L32 data_nominal.C36:data_nominal.C36 data_nominal.D36:data_nominal.L3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9" draw:style-name="gr10" draw:text-style-name="P4" svg:width="159.99mm" svg:height="89.99mm" svg:x="563.81mm" svg:y="89.63mm">
            <draw:object draw:notify-on-update-of-ranges="data_nominal.D32:data_nominal.L32 data_near.C36:data_near.C36 data_near.D36:data_near.L3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0" draw:style-name="gr10" draw:text-style-name="P4" svg:width="159.99mm" svg:height="89.99mm" svg:x="202.68mm" svg:y="179.73mm">
            <draw:object draw:notify-on-update-of-ranges="data_nominal.D32:data_nominal.L32 data_nominal.C34:data_nominal.C34 data_nominal.D34:data_nominal.L3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1" draw:style-name="gr10" draw:text-style-name="P4" svg:width="159.99mm" svg:height="89.99mm" svg:x="202.11mm" svg:y="269.64mm">
            <draw:object draw:notify-on-update-of-ranges="data_near.D32:data_near.L32 data_near.C34:data_near.C34 data_near.D34:data_near.L3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0" draw:text-style-name="P4" svg:width="159.99mm" svg:height="89.99mm" svg:x="382.62mm" svg:y="179.73mm">
            <draw:object draw:notify-on-update-of-ranges="data_nominal.D32:data_nominal.L32 data_nominal.C35:data_nominal.C35 data_nominal.D35:data_nominal.L3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0" draw:text-style-name="P4" svg:width="159.99mm" svg:height="89.99mm" svg:x="383.05mm" svg:y="269.4mm">
            <draw:object draw:notify-on-update-of-ranges="data_nominal.D32:data_nominal.L32 data_near.C35:data_near.C35 data_near.D35:data_near.L3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0" draw:text-style-name="P4" svg:width="159.99mm" svg:height="89.99mm" svg:x="563.2mm" svg:y="179.73mm">
            <draw:object draw:notify-on-update-of-ranges="data_nominal.D32:data_nominal.L32 data_nominal.C36:data_nominal.C36 data_nominal.D36:data_nominal.L36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0" draw:text-style-name="P4" svg:width="159.99mm" svg:height="89.99mm" svg:x="563.57mm" svg:y="269.36mm">
            <draw:object draw:notify-on-update-of-ranges="data_nominal.D32:data_nominal.L32 data_near.C36:data_near.C36 data_near.D36:data_near.L36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0" draw:text-style-name="P4" svg:width="159.99mm" svg:height="89.99mm" svg:x="20.47mm" svg:y="368.3mm">
            <draw:object draw:notify-on-update-of-ranges="data_nominal.D32:data_nominal.L32 data_nominal.C33:data_nominal.C33 data_nominal.D33:data_nominal.L33 data_near.C33:data_near.C33 data_near.D33:data_near.L33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0" draw:text-style-name="P4" svg:width="159.99mm" svg:height="89.99mm" svg:x="382.44mm" svg:y="358.9mm">
            <draw:object draw:notify-on-update-of-ranges="data_nominal.D32:data_nominal.L32 data_nominal.C35:data_nominal.C35 data_nominal.D35:data_nominal.L35 data_near.C35:data_near.C35 data_near.D35:data_near.L35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8" draw:style-name="gr10" draw:text-style-name="P4" svg:width="159.89mm" svg:height="95.74mm" svg:x="202.74mm" svg:y="361.71mm">
            <draw:object draw:notify-on-update-of-ranges="data_nominal.D32:data_nominal.L32 data_nominal.C34:data_nominal.C34 data_nominal.D34:data_nominal.L34 data_near.C34:data_near.C34 data_near.D34:data_near.L3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9" draw:style-name="gr10" draw:text-style-name="P4" svg:width="159.99mm" svg:height="89.99mm" svg:x="564.03mm" svg:y="360.26mm">
            <draw:object draw:notify-on-update-of-ranges="data_nominal.D32:data_nominal.L32 data_nominal.C36:data_nominal.C36 data_nominal.D36:data_nominal.L36 data_near.C36:data_near.C36 data_near.D36:data_near.L36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9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0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1" number:title="Definido pelo usuário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12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3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4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15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1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1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18">
      <number:scientific-number number:decimal-places="6" loext:min-decimal-places="6" number:min-integer-digits="1" number:min-exponent-digits="2" loext:exponent-interval="3" loext:forced-exponent-sign="true"/>
    </number:number-style>
    <number:number-style style:name="N119">
      <number:scientific-number number:decimal-places="6" loext:min-decimal-places="6" number:min-integer-digits="2" number:min-exponent-digits="2" loext:exponent-interval="2" loext:forced-exponent-sign="true"/>
    </number:number-style>
    <number:number-style style:name="N120">
      <number:scientific-number number:decimal-places="6" loext:min-decimal-places="6" number:min-integer-digits="3" number:min-exponent-digits="2" loext:exponent-interval="3" loext:forced-exponent-sign="true"/>
    </number:number-style>
    <number:number-style style:name="N121">
      <number:scientific-number number:decimal-places="6" loext:min-decimal-places="6" number:min-integer-digits="2" number:min-exponent-digits="2" loext:exponent-interval="3" loext:forced-exponent-sign="true"/>
    </number:number-style>
    <number:number-style style:name="N122">
      <number:number number:decimal-places="0" loext:min-decimal-places="0" number:min-integer-digits="2"/>
    </number:number-style>
    <number:number-style style:name="N123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24">
      <number:scientific-number number:decimal-places="3" loext:min-decimal-places="3" number:min-integer-digits="2" number:min-exponent-digits="2" loext:exponent-interval="2" loext:forced-exponent-sign="true"/>
    </number:number-style>
    <number:number-style style:name="N125">
      <number:scientific-number number:decimal-places="4" loext:min-decimal-places="4" number:min-integer-digits="2" number:min-exponent-digits="2" loext:exponent-interval="2" loext:forced-exponent-sign="true"/>
    </number:number-style>
    <number:number-style style:name="N126">
      <number:scientific-number number:decimal-places="5" loext:min-decimal-places="5" number:min-integer-digits="2" number:min-exponent-digits="2" loext:exponent-interval="2" loext:forced-exponent-sign="true"/>
    </number:number-style>
    <number:number-style style:name="N127">
      <number:number number:decimal-places="2" loext:min-decimal-places="2" number:min-integer-digits="5" number:grouping="true"/>
    </number:number-style>
    <number:number-style style:name="N128">
      <number:number number:decimal-places="2" loext:min-decimal-places="2" number:min-integer-digits="5"/>
    </number:number-style>
    <number:number-style style:name="N129">
      <number:scientific-number number:decimal-places="5" loext:min-decimal-places="5" number:min-integer-digits="2" number:min-exponent-digits="2" loext:exponent-interval="3" loext:forced-exponent-sign="true"/>
    </number:number-style>
    <number:number-style style:name="N130">
      <number:scientific-number number:decimal-places="4" loext:min-decimal-places="4" number:min-integer-digits="2" number:min-exponent-digits="2" loext:exponent-interval="3" loext:forced-exponent-sign="true"/>
    </number:number-style>
    <number:number-style style:name="N131">
      <number:scientific-number number:decimal-places="3" loext:min-decimal-places="3" number:min-integer-digits="2" number:min-exponent-digits="2" loext:exponent-interval="3" loext:forced-exponent-sign="true"/>
    </number:number-style>
    <number:number-style style:name="N132">
      <number:scientific-number number:decimal-places="2" loext:min-decimal-places="2" number:min-integer-digits="2" number:min-exponent-digits="2" loext:exponent-interval="3" loext:forced-exponent-sign="true"/>
    </number:number-style>
    <number:number-style style:name="N133">
      <number:scientific-number number:decimal-places="1" loext:min-decimal-places="1" number:min-integer-digits="2" number:min-exponent-digits="2" loext:exponent-interval="3" loext:forced-exponent-sign="true"/>
    </number:number-style>
    <number:number-style style:name="N134">
      <number:scientific-number number:decimal-places="0" loext:min-decimal-places="0" number:min-integer-digits="2" number:min-exponent-digits="2" loext:exponent-interval="3" loext:forced-exponent-sign="true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1" loext:min-decimal-places="1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scientific-number number:decimal-places="13" loext:min-decimal-places="13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 style:data-style-name="N2" text:time-value="14:19:12.4433825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08:18:41.815016543</meta:creation-date>
    <dc:date>2019-04-16T19:15:56.172754600</dc:date>
    <meta:editing-duration>PT20H43M41S</meta:editing-duration>
    <meta:editing-cycles>198</meta:editing-cycles>
    <meta:generator>LibreOffice/6.0.7.3$Linux_X86_64 LibreOffice_project/00m0$Build-3</meta:generator>
    <meta:document-statistic meta:table-count="9" meta:cell-count="1297" meta:object-count="5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11cm" svg:y="0.316cm" chart:style-name="ch2">
          <text:p>Energia nominal consumida</text:p>
        </chart:title>
        <chart:legend chart:legend-position="end" svg:x="11.419cm" svg:y="4.211cm" style:legend-expansion="high" chart:style-name="ch3"/>
        <chart:plot-area chart:style-name="ch4" table:cell-range-address="data_near.C32:data_near.L33" chart:data-source-has-labels="both" svg:x="1.306cm" svg:y="1.305cm" svg:width="9.793cm" svg:height="6.559cm">
          <chartooo:coordinate-region svg:x="3.648cm" svg:y="2.12cm" svg:width="5.108cm" svg:height="5.108cm"/>
          <chart:axis chart:dimension="x" chart:name="primary-x" chart:style-name="ch5" chartooo:axis-type="auto">
            <chartooo:date-scale/>
            <chart:title svg:x="4.953cm" svg:y="8.045cm" chart:style-name="ch6">
              <text:p>Implementações</text:p>
            </chart:title>
            <chart:categories table:cell-range-address="data_near.D32:data_near.L32"/>
            <chart:grid chart:style-name="ch7" chart:class="major"/>
          </chart:axis>
          <chart:axis chart:dimension="y" chart:name="primary-y" chart:style-name="ch5">
            <chart:title svg:x="0.451cm" svg:y="5.096cm" chart:style-name="ch8">
              <text:p>fJ(-15)</text:p>
            </chart:title>
            <chart:grid chart:style-name="ch7" chart:class="major"/>
          </chart:axis>
          <chart:series chart:style-name="ch9" chart:values-cell-range-address="data_near.D33:data_near.L33" chart:label-cell-address="data_near.C33:data_near.C33" chart:class="chart:filled-rad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ear.D32:data_near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nergia(Near-Threshold)</text:p>
                <draw:g>
                  <svg:desc>data_near.C33:data_near.C33</svg:desc>
                </draw:g>
              </table:table-cell>
              <table:table-cell office:value-type="float" office:value="-0.544">
                <text:p>-0.544</text:p>
                <draw:g>
                  <svg:desc>data_near.D33:data_near.L33</svg:desc>
                </draw:g>
              </table:table-cell>
              <table:table-cell office:value-type="float" office:value="-1.15">
                <text:p>-1.15</text:p>
              </table:table-cell>
              <table:table-cell office:value-type="float" office:value="-0.835">
                <text:p>-0.835</text:p>
              </table:table-cell>
              <table:table-cell office:value-type="float" office:value="-0.702">
                <text:p>-0.702</text:p>
              </table:table-cell>
              <table:table-cell office:value-type="float" office:value="-1.28147">
                <text:p>-1.28147</text:p>
              </table:table-cell>
              <table:table-cell office:value-type="float" office:value="-1.758">
                <text:p>-1.758</text:p>
              </table:table-cell>
              <table:table-cell office:value-type="float" office:value="-1.77">
                <text:p>-1.77</text:p>
              </table:table-cell>
              <table:table-cell office:value-type="float" office:value="-1.181">
                <text:p>-1.181</text:p>
              </table:table-cell>
              <table:table-cell office:value-type="float" office:value="-1.745">
                <text:p>-1.7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84cm" svg:y="0.316cm" chart:style-name="ch2">
          <text:p>EDP nominal</text:p>
        </chart:title>
        <chart:legend chart:legend-position="end" svg:x="13.301cm" svg:y="4.211cm" style:legend-expansion="high" chart:style-name="ch3"/>
        <chart:plot-area chart:style-name="ch4" table:cell-range-address="data_nominal.D32:data_nominal.L32 data_nominal.C34:data_nominal.L34" chart:data-source-has-labels="both" svg:x="1.306cm" svg:y="1.305cm" svg:width="11.675cm" svg:height="6.559cm">
          <chartooo:coordinate-region svg:x="2.592cm" svg:y="1.305cm" svg:width="10.389cm" svg:height="4.967cm"/>
          <chart:axis chart:dimension="x" chart:name="primary-x" chart:style-name="ch5" chartooo:axis-type="auto">
            <chartooo:date-scale/>
            <chart:title svg:x="5.894cm" svg:y="8.045cm" chart:style-name="ch6">
              <text:p>Implementações</text:p>
            </chart:title>
            <chart:categories table:cell-range-address="data_nominal.D32:data_nominal.L32"/>
            <chart:grid chart:style-name="ch7" chart:class="major"/>
          </chart:axis>
          <chart:axis chart:dimension="y" chart:name="primary-y" chart:style-name="ch8">
            <chart:title svg:x="0.451cm" svg:y="5.049cm" chart:style-name="ch9">
              <text:p>y(-24)</text:p>
            </chart:title>
            <chart:grid chart:style-name="ch7" chart:class="major"/>
          </chart:axis>
          <chart:series chart:style-name="ch10" chart:values-cell-range-address="data_nominal.D34:data_nominal.L34" chart:label-cell-address="data_nominal.C34:data_nominal.C34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DP nominal</text:p>
                <draw:g>
                  <svg:desc>data_nominal.C34:data_nominal.C34</svg:desc>
                </draw:g>
              </table:table-cell>
              <table:table-cell office:value-type="float" office:value="0.0658691">
                <text:p>0.0658691</text:p>
                <draw:g>
                  <svg:desc>data_nominal.D34:data_nominal.L34</svg:desc>
                </draw:g>
              </table:table-cell>
              <table:table-cell office:value-type="float" office:value="0.1133141">
                <text:p>0.1133141</text:p>
              </table:table-cell>
              <table:table-cell office:value-type="float" office:value="0.0986136">
                <text:p>0.0986136</text:p>
              </table:table-cell>
              <table:table-cell office:value-type="float" office:value="0.1324993">
                <text:p>0.1324993</text:p>
              </table:table-cell>
              <table:table-cell office:value-type="float" office:value="0.120147063">
                <text:p>0.120147063</text:p>
              </table:table-cell>
              <table:table-cell office:value-type="float" office:value="0.1725874">
                <text:p>0.1725874</text:p>
              </table:table-cell>
              <table:table-cell office:value-type="float" office:value="0.1732606">
                <text:p>0.1732606</text:p>
              </table:table-cell>
              <table:table-cell office:value-type="float" office:value="0.13373505">
                <text:p>0.13373505</text:p>
              </table:table-cell>
              <table:table-cell office:value-type="float" office:value="0.1629255">
                <text:p>0.162925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784cm" svg:y="0.316cm" chart:style-name="ch2">
          <text:p>Média nearthreshold </text:p>
        </chart:title>
        <chart:legend chart:legend-position="end" svg:x="11.67cm" svg:y="4.211cm" style:legend-expansion="high" chart:style-name="ch3"/>
        <chart:plot-area chart:style-name="ch4" table:cell-range-address="data_nominal.D32:data_nominal.L32 data_near.C36:data_near.L36" chart:data-source-has-labels="both" svg:x="1.306cm" svg:y="1.305cm" svg:width="10.044cm" svg:height="6.559cm">
          <chartooo:coordinate-region svg:x="3.774cm" svg:y="2.12cm" svg:width="5.108cm" svg:height="5.108cm"/>
          <chart:axis chart:dimension="x" chart:name="primary-x" chart:style-name="ch5" chartooo:axis-type="auto">
            <chartooo:date-scale/>
            <chart:title svg:x="5.079cm" svg:y="8.045cm" chart:style-name="ch6">
              <text:p>Implementações</text:p>
            </chart:title>
            <chart:categories table:cell-range-address="data_nominal.D32:data_nominal.L32"/>
            <chart:grid chart:style-name="ch7" chart:class="major"/>
          </chart:axis>
          <chart:axis chart:dimension="y" chart:name="primary-y" chart:style-name="ch8">
            <chart:title svg:x="0.451cm" svg:y="5.143cm" chart:style-name="ch9">
              <text:p>ps(-12)</text:p>
            </chart:title>
            <chart:grid chart:style-name="ch7" chart:class="major"/>
          </chart:axis>
          <chart:series chart:style-name="ch10" chart:values-cell-range-address="data_near.D36:data_near.L36" chart:label-cell-address="data_near.C36:data_near.C36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media(Near-Threshold)</text:p>
                <draw:g>
                  <svg:desc>data_near.C36:data_near.C36</svg:desc>
                </draw:g>
              </table:table-cell>
              <table:table-cell office:value-type="float" office:value="969.625">
                <text:p>969.625</text:p>
                <draw:g>
                  <svg:desc>data_near.D36:data_near.L36</svg:desc>
                </draw:g>
              </table:table-cell>
              <table:table-cell office:value-type="float" office:value="1476.25">
                <text:p>1476.25</text:p>
              </table:table-cell>
              <table:table-cell office:value-type="float" office:value="889.625">
                <text:p>889.625</text:p>
              </table:table-cell>
              <table:table-cell office:value-type="float" office:value="1040.375">
                <text:p>1040.375</text:p>
              </table:table-cell>
              <table:table-cell office:value-type="float" office:value="814.25">
                <text:p>814.25</text:p>
              </table:table-cell>
              <table:table-cell office:value-type="float" office:value="1282.5">
                <text:p>1282.5</text:p>
              </table:table-cell>
              <table:table-cell office:value-type="float" office:value="1273.75">
                <text:p>1273.75</text:p>
              </table:table-cell>
              <table:table-cell office:value-type="float" office:value="773.25">
                <text:p>773.25</text:p>
              </table:table-cell>
              <table:table-cell office:value-type="float" office:value="1260">
                <text:p>126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73cm" svg:y="0.316cm" chart:style-name="ch2">
          <text:p>EDP nearthreshold</text:p>
        </chart:title>
        <chart:legend chart:legend-position="end" svg:x="11.89cm" svg:y="4.211cm" style:legend-expansion="high" chart:style-name="ch3"/>
        <chart:plot-area chart:style-name="ch4" table:cell-range-address="data_near.D32:data_near.L32 data_near.C34:data_near.L34" chart:data-source-has-labels="both" svg:x="1.306cm" svg:y="1.305cm" svg:width="10.264cm" svg:height="6.559cm">
          <chartooo:coordinate-region svg:x="2.216cm" svg:y="1.305cm" svg:width="9.354cm" svg:height="4.967cm"/>
          <chart:axis chart:dimension="x" chart:name="primary-x" chart:style-name="ch5" chartooo:axis-type="auto">
            <chartooo:date-scale/>
            <chart:title svg:x="5.189cm" svg:y="8.045cm" chart:style-name="ch6">
              <text:p>Implementações</text:p>
            </chart:title>
            <chart:categories table:cell-range-address="data_near.D32:data_near.L32"/>
            <chart:grid chart:style-name="ch7" chart:class="major"/>
          </chart:axis>
          <chart:axis chart:dimension="y" chart:name="primary-y" chart:style-name="ch8">
            <chart:title svg:x="0.451cm" svg:y="5.049cm" chart:style-name="ch9">
              <text:p>y(-24)</text:p>
            </chart:title>
            <chart:grid chart:style-name="ch7" chart:class="major"/>
          </chart:axis>
          <chart:series chart:style-name="ch10" chart:values-cell-range-address="data_near.D34:data_near.L34" chart:label-cell-address="data_near.C34:data_near.C34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ear.D32:data_near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DP(Near-Threshold)</text:p>
                <draw:g>
                  <svg:desc>data_near.C34:data_near.C34</svg:desc>
                </draw:g>
              </table:table-cell>
              <table:table-cell office:value-type="float" office:value="0.7072">
                <text:p>0.7072</text:p>
                <draw:g>
                  <svg:desc>data_near.D34:data_near.L34</svg:desc>
                </draw:g>
              </table:table-cell>
              <table:table-cell office:value-type="float" office:value="1.9895">
                <text:p>1.9895</text:p>
              </table:table-cell>
              <table:table-cell office:value-type="float" office:value="0.94355">
                <text:p>0.94355</text:p>
              </table:table-cell>
              <table:table-cell office:value-type="float" office:value="0.93366">
                <text:p>0.93366</text:p>
              </table:table-cell>
              <table:table-cell office:value-type="float" office:value="1.24430737">
                <text:p>1.24430737</text:p>
              </table:table-cell>
              <table:table-cell office:value-type="float" office:value="2.5491">
                <text:p>2.5491</text:p>
              </table:table-cell>
              <table:table-cell office:value-type="float" office:value="2.5842">
                <text:p>2.5842</text:p>
              </table:table-cell>
              <table:table-cell office:value-type="float" office:value="1.46444">
                <text:p>1.46444</text:p>
              </table:table-cell>
              <table:table-cell office:value-type="float" office:value="2.63495">
                <text:p>2.6349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52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06cm" svg:y="0.316cm" chart:style-name="ch2">
          <text:p>Atraso crítico nominal</text:p>
        </chart:title>
        <chart:legend chart:legend-position="end" svg:x="11.952cm" svg:y="4.211cm" style:legend-expansion="high" chart:style-name="ch3"/>
        <chart:plot-area chart:style-name="ch4" table:cell-range-address="data_nominal.D32:data_nominal.L32 data_nominal.C35:data_nominal.L35" chart:data-source-has-labels="both" svg:x="1.306cm" svg:y="1.305cm" svg:width="10.326cm" svg:height="6.559cm">
          <chartooo:coordinate-region svg:x="1.933cm" svg:y="1.305cm" svg:width="9.699cm" svg:height="4.967cm"/>
          <chart:axis chart:dimension="x" chart:name="primary-x" chart:style-name="ch5" chartooo:axis-type="auto">
            <chartooo:date-scale/>
            <chart:title svg:x="5.22cm" svg:y="8.045cm" chart:style-name="ch6">
              <text:p>Implementações</text:p>
            </chart:title>
            <chart:categories table:cell-range-address="data_nominal.D32:data_nominal.L32"/>
            <chart:grid chart:style-name="ch7" chart:class="major"/>
          </chart:axis>
          <chart:axis chart:dimension="y" chart:name="primary-y" chart:style-name="ch8">
            <chart:title svg:x="0.451cm" svg:y="5.143cm" chart:style-name="ch9">
              <text:p>ps(-12)</text:p>
            </chart:title>
            <chart:grid chart:style-name="ch7" chart:class="major"/>
          </chart:axis>
          <chart:series chart:style-name="ch10" chart:values-cell-range-address="data_nominal.D35:data_nominal.L35" chart:label-cell-address="data_nominal.C35:data_nominal.C35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Atraso crítico nominal</text:p>
                <draw:g>
                  <svg:desc>data_nominal.C35:data_nominal.C35</svg:desc>
                </draw:g>
              </table:table-cell>
              <table:table-cell office:value-type="float" office:value="25.63">
                <text:p>25.63</text:p>
                <draw:g>
                  <svg:desc>data_nominal.D35:data_nominal.L35</svg:desc>
                </draw:g>
              </table:table-cell>
              <table:table-cell office:value-type="float" office:value="25.93">
                <text:p>25.93</text:p>
              </table:table-cell>
              <table:table-cell office:value-type="float" office:value="24.17">
                <text:p>24.17</text:p>
              </table:table-cell>
              <table:table-cell office:value-type="float" office:value="40.03">
                <text:p>40.03</text:p>
              </table:table-cell>
              <table:table-cell office:value-type="float" office:value="17.8">
                <text:p>17.8</text:p>
              </table:table-cell>
              <table:table-cell office:value-type="float" office:value="22.07">
                <text:p>22.07</text:p>
              </table:table-cell>
              <table:table-cell office:value-type="float" office:value="22.27">
                <text:p>22.27</text:p>
              </table:table-cell>
              <table:table-cell office:value-type="float" office:value="21.87">
                <text:p>21.87</text:p>
              </table:table-cell>
              <table:table-cell office:value-type="float" office:value="23.11">
                <text:p>23.1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5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52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2cm" svg:y="0.316cm" chart:style-name="ch2">
          <text:p>Atraso crítico neartreshold</text:p>
        </chart:title>
        <chart:legend chart:legend-position="end" svg:x="10.541cm" svg:y="4.211cm" style:legend-expansion="high" chart:style-name="ch3"/>
        <chart:plot-area chart:style-name="ch4" table:cell-range-address="data_nominal.D32:data_nominal.L32 data_near.C35:data_near.L35" chart:data-source-has-labels="both" svg:x="1.306cm" svg:y="1.305cm" svg:width="8.915cm" svg:height="6.559cm">
          <chartooo:coordinate-region svg:x="2.78cm" svg:y="1.305cm" svg:width="7.441cm" svg:height="4.967cm"/>
          <chart:axis chart:dimension="x" chart:name="primary-x" chart:style-name="ch5" chartooo:axis-type="auto">
            <chartooo:date-scale/>
            <chart:title svg:x="4.514cm" svg:y="8.045cm" chart:style-name="ch6">
              <text:p>Implementações</text:p>
            </chart:title>
            <chart:categories table:cell-range-address="data_nominal.D32:data_nominal.L32"/>
            <chart:grid chart:style-name="ch7" chart:class="major"/>
          </chart:axis>
          <chart:axis chart:dimension="y" chart:name="primary-y" chart:style-name="ch8">
            <chart:title svg:x="0.451cm" svg:y="5.143cm" chart:style-name="ch9">
              <text:p>ps(-12)</text:p>
            </chart:title>
            <chart:grid chart:style-name="ch7" chart:class="major"/>
          </chart:axis>
          <chart:series chart:style-name="ch10" chart:values-cell-range-address="data_near.D35:data_near.L35" chart:label-cell-address="data_near.C35:data_near.C35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Atraso crítico(Near-Threshold)</text:p>
                <draw:g>
                  <svg:desc>data_near.C35:data_near.C35</svg:desc>
                </draw:g>
              </table:table-cell>
              <table:table-cell office:value-type="float" office:value="1300">
                <text:p>1300</text:p>
                <draw:g>
                  <svg:desc>data_near.D35:data_near.L35</svg:desc>
                </draw:g>
              </table:table-cell>
              <table:table-cell office:value-type="float" office:value="1730">
                <text:p>1730</text:p>
              </table:table-cell>
              <table:table-cell office:value-type="float" office:value="1130">
                <text:p>1130</text:p>
              </table:table-cell>
              <table:table-cell office:value-type="float" office:value="1330">
                <text:p>1330</text:p>
              </table:table-cell>
              <table:table-cell office:value-type="float" office:value="971">
                <text:p>971</text:p>
              </table:table-cell>
              <table:table-cell office:value-type="float" office:value="1450">
                <text:p>1450</text:p>
              </table:table-cell>
              <table:table-cell office:value-type="float" office:value="1460">
                <text:p>1460</text:p>
              </table:table-cell>
              <table:table-cell office:value-type="float" office:value="1240">
                <text:p>1240</text:p>
              </table:table-cell>
              <table:table-cell office:value-type="float" office:value="1510">
                <text:p>151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59cm" svg:y="0.316cm" chart:style-name="ch2">
          <text:p>Média nominal</text:p>
        </chart:title>
        <chart:legend chart:legend-position="end" svg:x="13.081cm" svg:y="4.211cm" style:legend-expansion="high" chart:style-name="ch3"/>
        <chart:plot-area chart:style-name="ch4" table:cell-range-address="data_nominal.D32:data_nominal.L32 data_nominal.C36:data_nominal.L36" chart:data-source-has-labels="both" svg:x="1.306cm" svg:y="1.305cm" svg:width="11.455cm" svg:height="6.559cm">
          <chartooo:coordinate-region svg:x="2.404cm" svg:y="1.305cm" svg:width="10.357cm" svg:height="4.967cm"/>
          <chart:axis chart:dimension="x" chart:name="primary-x" chart:style-name="ch5" chartooo:axis-type="auto">
            <chartooo:date-scale/>
            <chart:title svg:x="5.784cm" svg:y="8.045cm" chart:style-name="ch6">
              <text:p>Implementações</text:p>
            </chart:title>
            <chart:categories table:cell-range-address="data_nominal.D32:data_nominal.L32"/>
            <chart:grid chart:style-name="ch7" chart:class="major"/>
          </chart:axis>
          <chart:axis chart:dimension="y" chart:name="primary-y" chart:style-name="ch8">
            <chart:title svg:x="0.451cm" svg:y="5.143cm" chart:style-name="ch9">
              <text:p>ps(-12)</text:p>
            </chart:title>
            <chart:grid chart:style-name="ch7" chart:class="major"/>
          </chart:axis>
          <chart:series chart:style-name="ch10" chart:values-cell-range-address="data_nominal.D36:data_nominal.L36" chart:label-cell-address="data_nominal.C36:data_nominal.C36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media nominal</text:p>
                <draw:g>
                  <svg:desc>data_nominal.C36:data_nominal.C36</svg:desc>
                </draw:g>
              </table:table-cell>
              <table:table-cell office:value-type="float" office:value="21.3125">
                <text:p>21.3125</text:p>
                <draw:g>
                  <svg:desc>data_nominal.D36:data_nominal.L36</svg:desc>
                </draw:g>
              </table:table-cell>
              <table:table-cell office:value-type="float" office:value="22.90125">
                <text:p>22.90125</text:p>
              </table:table-cell>
              <table:table-cell office:value-type="float" office:value="17.16375">
                <text:p>17.16375</text:p>
              </table:table-cell>
              <table:table-cell office:value-type="float" office:value="22.6325">
                <text:p>22.6325</text:p>
              </table:table-cell>
              <table:table-cell office:value-type="float" office:value="15.17125">
                <text:p>15.17125</text:p>
              </table:table-cell>
              <table:table-cell office:value-type="float" office:value="18.8925">
                <text:p>18.8925</text:p>
              </table:table-cell>
              <table:table-cell office:value-type="float" office:value="18.46625">
                <text:p>18.46625</text:p>
              </table:table-cell>
              <table:table-cell office:value-type="float" office:value="14.9475">
                <text:p>14.9475</text:p>
              </table:table-cell>
              <table:table-cell office:value-type="float" office:value="18.35125">
                <text:p>18.3512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84cm" svg:y="0.316cm" chart:style-name="ch2">
          <text:p>Média nearthreshold </text:p>
        </chart:title>
        <chart:legend chart:legend-position="end" svg:x="11.67cm" svg:y="4.211cm" style:legend-expansion="high" chart:style-name="ch3"/>
        <chart:plot-area chart:style-name="ch4" table:cell-range-address="data_nominal.D32:data_nominal.L32 data_near.C36:data_near.L36" chart:data-source-has-labels="both" svg:x="1.306cm" svg:y="1.305cm" svg:width="10.044cm" svg:height="6.559cm">
          <chartooo:coordinate-region svg:x="2.78cm" svg:y="1.305cm" svg:width="8.57cm" svg:height="4.967cm"/>
          <chart:axis chart:dimension="x" chart:name="primary-x" chart:style-name="ch5" chartooo:axis-type="auto">
            <chartooo:date-scale/>
            <chart:title svg:x="5.079cm" svg:y="8.045cm" chart:style-name="ch6">
              <text:p>Implementações</text:p>
            </chart:title>
            <chart:categories table:cell-range-address="data_nominal.D32:data_nominal.L32"/>
            <chart:grid chart:style-name="ch7" chart:class="major"/>
          </chart:axis>
          <chart:axis chart:dimension="y" chart:name="primary-y" chart:style-name="ch8">
            <chart:title svg:x="0.451cm" svg:y="5.143cm" chart:style-name="ch9">
              <text:p>ps(-12)</text:p>
            </chart:title>
            <chart:grid chart:style-name="ch7" chart:class="major"/>
          </chart:axis>
          <chart:series chart:style-name="ch10" chart:values-cell-range-address="data_near.D36:data_near.L36" chart:label-cell-address="data_near.C36:data_near.C36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media(Near-Threshold)</text:p>
                <draw:g>
                  <svg:desc>data_near.C36:data_near.C36</svg:desc>
                </draw:g>
              </table:table-cell>
              <table:table-cell office:value-type="float" office:value="969.625">
                <text:p>969.625</text:p>
                <draw:g>
                  <svg:desc>data_near.D36:data_near.L36</svg:desc>
                </draw:g>
              </table:table-cell>
              <table:table-cell office:value-type="float" office:value="1476.25">
                <text:p>1476.25</text:p>
              </table:table-cell>
              <table:table-cell office:value-type="float" office:value="889.625">
                <text:p>889.625</text:p>
              </table:table-cell>
              <table:table-cell office:value-type="float" office:value="1040.375">
                <text:p>1040.375</text:p>
              </table:table-cell>
              <table:table-cell office:value-type="float" office:value="814.25">
                <text:p>814.25</text:p>
              </table:table-cell>
              <table:table-cell office:value-type="float" office:value="1282.5">
                <text:p>1282.5</text:p>
              </table:table-cell>
              <table:table-cell office:value-type="float" office:value="1273.75">
                <text:p>1273.75</text:p>
              </table:table-cell>
              <table:table-cell office:value-type="float" office:value="773.25">
                <text:p>773.25</text:p>
              </table:table-cell>
              <table:table-cell office:value-type="float" office:value="1260">
                <text:p>126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79cm" svg:y="0.316cm" chart:style-name="ch2">
          <text:p>Comparação entre energias</text:p>
        </chart:title>
        <chart:legend chart:legend-position="end" svg:x="11.419cm" svg:y="3.972cm" style:legend-expansion="high" chart:style-name="ch3"/>
        <chart:plot-area chart:style-name="ch4" table:cell-range-address="data_nominal.D32:data_nominal.L33 data_nominal.C33:data_nominal.C33 data_near.C33:data_near.L33" chart:data-source-has-labels="both" svg:x="1.306cm" svg:y="1.305cm" svg:width="9.793cm" svg:height="6.559cm">
          <chartooo:coordinate-region svg:x="1.933cm" svg:y="1.494cm" svg:width="8.638cm" svg:height="6.181cm"/>
          <chart:axis chart:dimension="x" chart:name="primary-x" chart:style-name="ch5" chartooo:axis-type="auto">
            <chartooo:date-scale/>
            <chart:title svg:x="4.953cm" svg:y="8.045cm" chart:style-name="ch6">
              <text:p>Implementações</text:p>
            </chart:title>
            <chart:categories table:cell-range-address="data_nominal.D32:data_nominal.L32"/>
            <chart:grid chart:style-name="ch7" chart:class="major"/>
          </chart:axis>
          <chart:axis chart:dimension="y" chart:name="primary-y" chart:style-name="ch5">
            <chart:title svg:x="0.451cm" svg:y="5.096cm" chart:style-name="ch8">
              <text:p>fJ(-15)</text:p>
            </chart:title>
            <chart:grid chart:style-name="ch7" chart:class="major"/>
          </chart:axis>
          <chart:series chart:style-name="ch9" chart:values-cell-range-address="data_nominal.D33:data_nominal.L33" chart:label-cell-address="data_nominal.C33:data_nominal.C33" chart:class="chart:line">
            <chart:data-point chart:repeated="9"/>
          </chart:series>
          <chart:series chart:style-name="ch10" chart:values-cell-range-address="data_near.D33:data_near.L33" chart:label-cell-address="data_near.C33:data_near.C33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nergia nominal</text:p>
                <draw:g>
                  <svg:desc>data_nominal.C33:data_nominal.C33</svg:desc>
                </draw:g>
              </table:table-cell>
              <table:table-cell office:value-type="float" office:value="-2.57">
                <text:p>-2.57</text:p>
                <draw:g>
                  <svg:desc>data_nominal.D33:data_nominal.L33</svg:desc>
                </draw:g>
              </table:table-cell>
              <table:table-cell office:value-type="float" office:value="-4.37">
                <text:p>-4.37</text:p>
              </table:table-cell>
              <table:table-cell office:value-type="float" office:value="-4.08">
                <text:p>-4.08</text:p>
              </table:table-cell>
              <table:table-cell office:value-type="float" office:value="-3.31">
                <text:p>-3.31</text:p>
              </table:table-cell>
              <table:table-cell office:value-type="float" office:value="-6.749835">
                <text:p>-6.749835</text:p>
              </table:table-cell>
              <table:table-cell office:value-type="float" office:value="-7.82">
                <text:p>-7.82</text:p>
              </table:table-cell>
              <table:table-cell office:value-type="float" office:value="-7.78">
                <text:p>-7.78</text:p>
              </table:table-cell>
              <table:table-cell office:value-type="float" office:value="-6.115">
                <text:p>-6.115</text:p>
              </table:table-cell>
              <table:table-cell office:value-type="float" office:value="-7.05">
                <text:p>-7.05</text:p>
              </table:table-cell>
            </table:table-row>
            <table:table-row>
              <table:table-cell office:value-type="string">
                <text:p>Energia(Near-Threshold)</text:p>
                <draw:g>
                  <svg:desc>data_near.C33:data_near.C33</svg:desc>
                </draw:g>
              </table:table-cell>
              <table:table-cell office:value-type="float" office:value="-0.544">
                <text:p>-0.544</text:p>
                <draw:g>
                  <svg:desc>data_near.D33:data_near.L33</svg:desc>
                </draw:g>
              </table:table-cell>
              <table:table-cell office:value-type="float" office:value="-1.15">
                <text:p>-1.15</text:p>
              </table:table-cell>
              <table:table-cell office:value-type="float" office:value="-0.835">
                <text:p>-0.835</text:p>
              </table:table-cell>
              <table:table-cell office:value-type="float" office:value="-0.702">
                <text:p>-0.702</text:p>
              </table:table-cell>
              <table:table-cell office:value-type="float" office:value="-1.28147">
                <text:p>-1.28147</text:p>
              </table:table-cell>
              <table:table-cell office:value-type="float" office:value="-1.758">
                <text:p>-1.758</text:p>
              </table:table-cell>
              <table:table-cell office:value-type="float" office:value="-1.77">
                <text:p>-1.77</text:p>
              </table:table-cell>
              <table:table-cell office:value-type="float" office:value="-1.181">
                <text:p>-1.181</text:p>
              </table:table-cell>
              <table:table-cell office:value-type="float" office:value="-1.745">
                <text:p>-1.74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9.575cm" xlink:href=".." xlink:type="simple" chart:class="chart:line" chart:style-name="ch1">
        <chart:title svg:x="5.466cm" svg:y="0.327cm" chart:style-name="ch2">
          <text:p>Comparação entre EDP</text:p>
        </chart:title>
        <chart:legend chart:legend-position="end" svg:x="11.88cm" svg:y="4.259cm" style:legend-expansion="high" chart:style-name="ch3"/>
        <chart:plot-area chart:style-name="ch4" table:cell-range-address="data_nominal.D32:data_nominal.L32 data_nominal.C34:data_nominal.L34 data_near.C34:data_near.L34" chart:data-source-has-labels="both" svg:x="1.305cm" svg:y="1.327cm" svg:width="10.256cm" svg:height="7.101cm">
          <chartooo:coordinate-region svg:x="2.215cm" svg:y="1.327cm" svg:width="9.101cm" svg:height="5.508cm"/>
          <chart:axis chart:dimension="x" chart:name="primary-x" chart:style-name="ch5" chartooo:axis-type="auto">
            <chartooo:date-scale/>
            <chart:title svg:x="5.184cm" svg:y="8.62cm" chart:style-name="ch6">
              <text:p>Implementações</text:p>
            </chart:title>
            <chart:categories table:cell-range-address="data_nominal.D32:data_nominal.L32"/>
          </chart:axis>
          <chart:axis chart:dimension="y" chart:name="primary-y" chart:style-name="ch7">
            <chart:title svg:x="0.451cm" svg:y="5.342cm" chart:style-name="ch8">
              <text:p>y(-24)</text:p>
            </chart:title>
            <chart:grid chart:style-name="ch9" chart:class="major"/>
          </chart:axis>
          <chart:series chart:style-name="ch10" chart:values-cell-range-address="data_nominal.D34:data_nominal.L34" chart:label-cell-address="data_nominal.C34:data_nominal.C34" chart:class="chart:line">
            <chart:data-point chart:repeated="9"/>
          </chart:series>
          <chart:series chart:style-name="ch11" chart:values-cell-range-address="data_near.D34:data_near.L34" chart:label-cell-address="data_near.C34:data_near.C34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DP nominal</text:p>
                <draw:g>
                  <svg:desc>data_nominal.C34:data_nominal.C34</svg:desc>
                </draw:g>
              </table:table-cell>
              <table:table-cell office:value-type="float" office:value="0.0658691">
                <text:p>0.0658691</text:p>
                <draw:g>
                  <svg:desc>data_nominal.D34:data_nominal.L34</svg:desc>
                </draw:g>
              </table:table-cell>
              <table:table-cell office:value-type="float" office:value="0.1133141">
                <text:p>0.1133141</text:p>
              </table:table-cell>
              <table:table-cell office:value-type="float" office:value="0.0986136">
                <text:p>0.0986136</text:p>
              </table:table-cell>
              <table:table-cell office:value-type="float" office:value="0.1324993">
                <text:p>0.1324993</text:p>
              </table:table-cell>
              <table:table-cell office:value-type="float" office:value="0.120147063">
                <text:p>0.120147063</text:p>
              </table:table-cell>
              <table:table-cell office:value-type="float" office:value="0.1725874">
                <text:p>0.1725874</text:p>
              </table:table-cell>
              <table:table-cell office:value-type="float" office:value="0.1732606">
                <text:p>0.1732606</text:p>
              </table:table-cell>
              <table:table-cell office:value-type="float" office:value="0.13373505">
                <text:p>0.13373505</text:p>
              </table:table-cell>
              <table:table-cell office:value-type="float" office:value="0.1629255">
                <text:p>0.1629255</text:p>
              </table:table-cell>
            </table:table-row>
            <table:table-row>
              <table:table-cell office:value-type="string">
                <text:p>EDP(Near-Threshold)</text:p>
                <draw:g>
                  <svg:desc>data_near.C34:data_near.C34</svg:desc>
                </draw:g>
              </table:table-cell>
              <table:table-cell office:value-type="float" office:value="0.7072">
                <text:p>0.7072</text:p>
                <draw:g>
                  <svg:desc>data_near.D34:data_near.L34</svg:desc>
                </draw:g>
              </table:table-cell>
              <table:table-cell office:value-type="float" office:value="1.9895">
                <text:p>1.9895</text:p>
              </table:table-cell>
              <table:table-cell office:value-type="float" office:value="0.94355">
                <text:p>0.94355</text:p>
              </table:table-cell>
              <table:table-cell office:value-type="float" office:value="0.93366">
                <text:p>0.93366</text:p>
              </table:table-cell>
              <table:table-cell office:value-type="float" office:value="1.24430737">
                <text:p>1.24430737</text:p>
              </table:table-cell>
              <table:table-cell office:value-type="float" office:value="2.5491">
                <text:p>2.5491</text:p>
              </table:table-cell>
              <table:table-cell office:value-type="float" office:value="2.5842">
                <text:p>2.5842</text:p>
              </table:table-cell>
              <table:table-cell office:value-type="float" office:value="1.46444">
                <text:p>1.46444</text:p>
              </table:table-cell>
              <table:table-cell office:value-type="float" office:value="2.63495">
                <text:p>2.6349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89cm" svg:y="0.316cm" chart:style-name="ch2">
          <text:p>Comparação entre atrasos</text:p>
        </chart:title>
        <chart:legend chart:legend-position="end" svg:x="10.541cm" svg:y="3.972cm" style:legend-expansion="high" chart:style-name="ch3"/>
        <chart:plot-area chart:style-name="ch4" table:cell-range-address="data_nominal.D32:data_nominal.L32 data_nominal.C35:data_nominal.L35 data_near.C35:data_near.L35" chart:data-source-has-labels="both" svg:x="1.306cm" svg:y="1.305cm" svg:width="8.915cm" svg:height="6.559cm">
          <chartooo:coordinate-region svg:x="2.121cm" svg:y="1.305cm" svg:width="7.76cm" svg:height="4.967cm"/>
          <chart:axis chart:dimension="x" chart:name="primary-x" chart:style-name="ch5" chartooo:axis-type="auto">
            <chartooo:date-scale/>
            <chart:title svg:x="4.514cm" svg:y="8.045cm" chart:style-name="ch6">
              <text:p>Implementações</text:p>
            </chart:title>
            <chart:categories table:cell-range-address="data_nominal.D32:data_nominal.L32"/>
          </chart:axis>
          <chart:axis chart:dimension="y" chart:name="primary-y" chart:style-name="ch5">
            <chart:title svg:x="0.451cm" svg:y="5.143cm" chart:style-name="ch7">
              <text:p>ps(-12)</text:p>
            </chart:title>
            <chart:grid chart:style-name="ch8" chart:class="major"/>
          </chart:axis>
          <chart:series chart:style-name="ch9" chart:values-cell-range-address="data_nominal.D35:data_nominal.L35" chart:label-cell-address="data_nominal.C35:data_nominal.C35" chart:class="chart:line">
            <chart:data-point chart:repeated="9"/>
          </chart:series>
          <chart:series chart:style-name="ch10" chart:values-cell-range-address="data_near.D35:data_near.L35" chart:label-cell-address="data_near.C35:data_near.C35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Atraso crítico nominal</text:p>
                <draw:g>
                  <svg:desc>data_nominal.C35:data_nominal.C35</svg:desc>
                </draw:g>
              </table:table-cell>
              <table:table-cell office:value-type="float" office:value="25.63">
                <text:p>25.63</text:p>
                <draw:g>
                  <svg:desc>data_nominal.D35:data_nominal.L35</svg:desc>
                </draw:g>
              </table:table-cell>
              <table:table-cell office:value-type="float" office:value="25.93">
                <text:p>25.93</text:p>
              </table:table-cell>
              <table:table-cell office:value-type="float" office:value="24.17">
                <text:p>24.17</text:p>
              </table:table-cell>
              <table:table-cell office:value-type="float" office:value="40.03">
                <text:p>40.03</text:p>
              </table:table-cell>
              <table:table-cell office:value-type="float" office:value="17.8">
                <text:p>17.8</text:p>
              </table:table-cell>
              <table:table-cell office:value-type="float" office:value="22.07">
                <text:p>22.07</text:p>
              </table:table-cell>
              <table:table-cell office:value-type="float" office:value="22.27">
                <text:p>22.27</text:p>
              </table:table-cell>
              <table:table-cell office:value-type="float" office:value="21.87">
                <text:p>21.87</text:p>
              </table:table-cell>
              <table:table-cell office:value-type="float" office:value="23.11">
                <text:p>23.11</text:p>
              </table:table-cell>
            </table:table-row>
            <table:table-row>
              <table:table-cell office:value-type="string">
                <text:p>Atraso crítico(Near-Threshold)</text:p>
                <draw:g>
                  <svg:desc>data_near.C35:data_near.C35</svg:desc>
                </draw:g>
              </table:table-cell>
              <table:table-cell office:value-type="float" office:value="1300">
                <text:p>1300</text:p>
                <draw:g>
                  <svg:desc>data_near.D35:data_near.L35</svg:desc>
                </draw:g>
              </table:table-cell>
              <table:table-cell office:value-type="float" office:value="1730">
                <text:p>1730</text:p>
              </table:table-cell>
              <table:table-cell office:value-type="float" office:value="1130">
                <text:p>1130</text:p>
              </table:table-cell>
              <table:table-cell office:value-type="float" office:value="1330">
                <text:p>1330</text:p>
              </table:table-cell>
              <table:table-cell office:value-type="float" office:value="971">
                <text:p>971</text:p>
              </table:table-cell>
              <table:table-cell office:value-type="float" office:value="1450">
                <text:p>1450</text:p>
              </table:table-cell>
              <table:table-cell office:value-type="float" office:value="1460">
                <text:p>1460</text:p>
              </table:table-cell>
              <table:table-cell office:value-type="float" office:value="1240">
                <text:p>1240</text:p>
              </table:table-cell>
              <table:table-cell office:value-type="float" office:value="1510">
                <text:p>151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1cm" svg:y="0.316cm" chart:style-name="ch2">
          <text:p>Energia nominal consumida</text:p>
        </chart:title>
        <chart:legend chart:legend-position="end" svg:x="12.83cm" svg:y="4.211cm" style:legend-expansion="high" chart:style-name="ch3"/>
        <chart:plot-area chart:style-name="ch4" table:cell-range-address="data_nominal.C32:data_nominal.L33" chart:data-source-has-labels="both" svg:x="1.306cm" svg:y="1.305cm" svg:width="11.204cm" svg:height="6.559cm">
          <chartooo:coordinate-region svg:x="1.871cm" svg:y="1.494cm" svg:width="10.639cm" svg:height="6.181cm"/>
          <chart:axis chart:dimension="x" chart:name="primary-x" chart:style-name="ch5" chartooo:axis-type="auto">
            <chartooo:date-scale/>
            <chart:title svg:x="5.659cm" svg:y="8.045cm" chart:style-name="ch6">
              <text:p>Implementações</text:p>
            </chart:title>
            <chart:categories table:cell-range-address="data_nominal.D32:data_nominal.L32"/>
            <chart:grid chart:style-name="ch7" chart:class="major"/>
          </chart:axis>
          <chart:axis chart:dimension="y" chart:name="primary-y" chart:style-name="ch8">
            <chart:title svg:x="0.451cm" svg:y="5.096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3:data_nominal.L33" chart:label-cell-address="data_nominal.C33:data_nominal.C33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nergia nominal</text:p>
                <draw:g>
                  <svg:desc>data_nominal.C33:data_nominal.C33</svg:desc>
                </draw:g>
              </table:table-cell>
              <table:table-cell office:value-type="float" office:value="-2.57">
                <text:p>-2.57</text:p>
                <draw:g>
                  <svg:desc>data_nominal.D33:data_nominal.L33</svg:desc>
                </draw:g>
              </table:table-cell>
              <table:table-cell office:value-type="float" office:value="-4.37">
                <text:p>-4.37</text:p>
              </table:table-cell>
              <table:table-cell office:value-type="float" office:value="-4.08">
                <text:p>-4.08</text:p>
              </table:table-cell>
              <table:table-cell office:value-type="float" office:value="-3.31">
                <text:p>-3.31</text:p>
              </table:table-cell>
              <table:table-cell office:value-type="float" office:value="-6.749835">
                <text:p>-6.749835</text:p>
              </table:table-cell>
              <table:table-cell office:value-type="float" office:value="-7.82">
                <text:p>-7.82</text:p>
              </table:table-cell>
              <table:table-cell office:value-type="float" office:value="-7.78">
                <text:p>-7.78</text:p>
              </table:table-cell>
              <table:table-cell office:value-type="float" office:value="-6.115">
                <text:p>-6.115</text:p>
              </table:table-cell>
              <table:table-cell office:value-type="float" office:value="-7.05">
                <text:p>-7.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2cm" svg:y="0.316cm" chart:style-name="ch2">
          <text:p>Comparação entre médias</text:p>
        </chart:title>
        <chart:legend chart:legend-position="end" svg:x="11.67cm" svg:y="3.972cm" style:legend-expansion="high" chart:style-name="ch3"/>
        <chart:plot-area chart:style-name="ch4" table:cell-range-address="data_nominal.D32:data_nominal.L32 data_nominal.C36:data_nominal.L36 data_near.C36:data_near.L36" chart:data-source-has-labels="both" svg:x="1.306cm" svg:y="1.305cm" svg:width="10.044cm" svg:height="6.559cm">
          <chartooo:coordinate-region svg:x="2.592cm" svg:y="1.305cm" svg:width="8.436cm" svg:height="4.967cm"/>
          <chart:axis chart:dimension="x" chart:name="primary-x" chart:style-name="ch5" chartooo:axis-type="auto">
            <chartooo:date-scale/>
            <chart:title svg:x="5.079cm" svg:y="8.045cm" chart:style-name="ch6">
              <text:p>Implementações</text:p>
            </chart:title>
            <chart:categories table:cell-range-address="data_nominal.D32:data_nominal.L32"/>
          </chart:axis>
          <chart:axis chart:dimension="y" chart:name="primary-y" chart:style-name="ch7">
            <chart:title svg:x="0.451cm" svg:y="5.143cm" chart:style-name="ch8">
              <text:p>ps(-12)</text:p>
            </chart:title>
            <chart:grid chart:style-name="ch9" chart:class="major"/>
          </chart:axis>
          <chart:series chart:style-name="ch10" chart:values-cell-range-address="data_nominal.D36:data_nominal.L36" chart:label-cell-address="data_nominal.C36:data_nominal.C36" chart:class="chart:line">
            <chart:data-point chart:repeated="9"/>
          </chart:series>
          <chart:series chart:style-name="ch11" chart:values-cell-range-address="data_near.D36:data_near.L36" chart:label-cell-address="data_near.C36:data_near.C36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media nominal</text:p>
                <draw:g>
                  <svg:desc>data_nominal.C36:data_nominal.C36</svg:desc>
                </draw:g>
              </table:table-cell>
              <table:table-cell office:value-type="float" office:value="21.3125">
                <text:p>21.3125</text:p>
                <draw:g>
                  <svg:desc>data_nominal.D36:data_nominal.L36</svg:desc>
                </draw:g>
              </table:table-cell>
              <table:table-cell office:value-type="float" office:value="22.90125">
                <text:p>22.90125</text:p>
              </table:table-cell>
              <table:table-cell office:value-type="float" office:value="17.16375">
                <text:p>17.16375</text:p>
              </table:table-cell>
              <table:table-cell office:value-type="float" office:value="22.6325">
                <text:p>22.6325</text:p>
              </table:table-cell>
              <table:table-cell office:value-type="float" office:value="15.17125">
                <text:p>15.17125</text:p>
              </table:table-cell>
              <table:table-cell office:value-type="float" office:value="18.8925">
                <text:p>18.8925</text:p>
              </table:table-cell>
              <table:table-cell office:value-type="float" office:value="18.46625">
                <text:p>18.46625</text:p>
              </table:table-cell>
              <table:table-cell office:value-type="float" office:value="14.9475">
                <text:p>14.9475</text:p>
              </table:table-cell>
              <table:table-cell office:value-type="float" office:value="18.35125">
                <text:p>18.35125</text:p>
              </table:table-cell>
            </table:table-row>
            <table:table-row>
              <table:table-cell office:value-type="string">
                <text:p>media(Near-Threshold)</text:p>
                <draw:g>
                  <svg:desc>data_near.C36:data_near.C36</svg:desc>
                </draw:g>
              </table:table-cell>
              <table:table-cell office:value-type="float" office:value="969.625">
                <text:p>969.625</text:p>
                <draw:g>
                  <svg:desc>data_near.D36:data_near.L36</svg:desc>
                </draw:g>
              </table:table-cell>
              <table:table-cell office:value-type="float" office:value="1476.25">
                <text:p>1476.25</text:p>
              </table:table-cell>
              <table:table-cell office:value-type="float" office:value="889.625">
                <text:p>889.625</text:p>
              </table:table-cell>
              <table:table-cell office:value-type="float" office:value="1040.375">
                <text:p>1040.375</text:p>
              </table:table-cell>
              <table:table-cell office:value-type="float" office:value="814.25">
                <text:p>814.25</text:p>
              </table:table-cell>
              <table:table-cell office:value-type="float" office:value="1282.5">
                <text:p>1282.5</text:p>
              </table:table-cell>
              <table:table-cell office:value-type="float" office:value="1273.75">
                <text:p>1273.75</text:p>
              </table:table-cell>
              <table:table-cell office:value-type="float" office:value="773.25">
                <text:p>773.25</text:p>
              </table:table-cell>
              <table:table-cell office:value-type="float" office:value="1260">
                <text:p>126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11cm" svg:y="0.316cm" chart:style-name="ch2">
          <text:p>Energia nominal consumida</text:p>
        </chart:title>
        <chart:legend chart:legend-position="end" svg:x="12.83cm" svg:y="4.211cm" style:legend-expansion="high" chart:style-name="ch3"/>
        <chart:plot-area chart:style-name="ch4" table:cell-range-address="data_nominal.C32:data_nominal.L33" chart:data-source-has-labels="both" svg:x="1.306cm" svg:y="1.305cm" svg:width="11.204cm" svg:height="6.559cm">
          <chartooo:coordinate-region svg:x="4.354cm" svg:y="2.12cm" svg:width="5.108cm" svg:height="5.108cm"/>
          <chart:axis chart:dimension="x" chart:name="primary-x" chart:style-name="ch5" chartooo:axis-type="auto">
            <chartooo:date-scale/>
            <chart:title svg:x="5.659cm" svg:y="8.045cm" chart:style-name="ch6">
              <text:p>Implementações</text:p>
            </chart:title>
            <chart:categories table:cell-range-address="data_nominal.D32:data_nominal.L32"/>
            <chart:grid chart:style-name="ch7" chart:class="major"/>
          </chart:axis>
          <chart:axis chart:dimension="y" chart:name="primary-y" chart:style-name="ch5">
            <chart:title svg:x="0.451cm" svg:y="5.096cm" chart:style-name="ch8">
              <text:p>fJ(-15)</text:p>
            </chart:title>
            <chart:grid chart:style-name="ch7" chart:class="major"/>
          </chart:axis>
          <chart:series chart:style-name="ch9" chart:values-cell-range-address="data_nominal.D33:data_nominal.L33" chart:label-cell-address="data_nominal.C33:data_nominal.C33" chart:class="chart:filled-rad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nergia nominal</text:p>
                <draw:g>
                  <svg:desc>data_nominal.C33:data_nominal.C33</svg:desc>
                </draw:g>
              </table:table-cell>
              <table:table-cell office:value-type="float" office:value="-2.57">
                <text:p>-2.57</text:p>
                <draw:g>
                  <svg:desc>data_nominal.D33:data_nominal.L33</svg:desc>
                </draw:g>
              </table:table-cell>
              <table:table-cell office:value-type="float" office:value="-4.37">
                <text:p>-4.37</text:p>
              </table:table-cell>
              <table:table-cell office:value-type="float" office:value="-4.08">
                <text:p>-4.08</text:p>
              </table:table-cell>
              <table:table-cell office:value-type="float" office:value="-3.31">
                <text:p>-3.31</text:p>
              </table:table-cell>
              <table:table-cell office:value-type="float" office:value="-6.749835">
                <text:p>-6.749835</text:p>
              </table:table-cell>
              <table:table-cell office:value-type="float" office:value="-7.82">
                <text:p>-7.82</text:p>
              </table:table-cell>
              <table:table-cell office:value-type="float" office:value="-7.78">
                <text:p>-7.78</text:p>
              </table:table-cell>
              <table:table-cell office:value-type="float" office:value="-6.115">
                <text:p>-6.115</text:p>
              </table:table-cell>
              <table:table-cell office:value-type="float" office:value="-7.05">
                <text:p>-7.0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4.499cm" svg:y="0.316cm" chart:style-name="ch2">
          <text:p>Energia nearthreshold consumida</text:p>
        </chart:title>
        <chart:legend chart:legend-position="end" svg:x="11.419cm" svg:y="4.211cm" style:legend-expansion="high" chart:style-name="ch3"/>
        <chart:plot-area chart:style-name="ch4" table:cell-range-address="data_near.C32:data_near.L33" chart:data-source-has-labels="both" svg:x="1.306cm" svg:y="1.305cm" svg:width="9.793cm" svg:height="6.559cm">
          <chartooo:coordinate-region svg:x="3.648cm" svg:y="2.12cm" svg:width="5.108cm" svg:height="5.108cm"/>
          <chart:axis chart:dimension="x" chart:name="primary-x" chart:style-name="ch5" chartooo:axis-type="auto">
            <chartooo:date-scale/>
            <chart:title svg:x="4.953cm" svg:y="8.045cm" chart:style-name="ch6">
              <text:p>Implementações</text:p>
            </chart:title>
            <chart:categories table:cell-range-address="data_near.D32:data_near.L32"/>
            <chart:grid chart:style-name="ch7" chart:class="major"/>
          </chart:axis>
          <chart:axis chart:dimension="y" chart:name="primary-y" chart:style-name="ch5">
            <chart:title svg:x="0.451cm" svg:y="5.096cm" chart:style-name="ch8">
              <text:p>fJ(-15)</text:p>
            </chart:title>
            <chart:grid chart:style-name="ch7" chart:class="major"/>
          </chart:axis>
          <chart:series chart:style-name="ch9" chart:values-cell-range-address="data_near.D33:data_near.L33" chart:label-cell-address="data_near.C33:data_near.C33" chart:class="chart:filled-rad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ear.D32:data_near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nergia(Near-Threshold)</text:p>
                <draw:g>
                  <svg:desc>data_near.C33:data_near.C33</svg:desc>
                </draw:g>
              </table:table-cell>
              <table:table-cell office:value-type="float" office:value="-0.544">
                <text:p>-0.544</text:p>
                <draw:g>
                  <svg:desc>data_near.D33:data_near.L33</svg:desc>
                </draw:g>
              </table:table-cell>
              <table:table-cell office:value-type="float" office:value="-1.15">
                <text:p>-1.15</text:p>
              </table:table-cell>
              <table:table-cell office:value-type="float" office:value="-0.835">
                <text:p>-0.835</text:p>
              </table:table-cell>
              <table:table-cell office:value-type="float" office:value="-0.702">
                <text:p>-0.702</text:p>
              </table:table-cell>
              <table:table-cell office:value-type="float" office:value="-1.28147">
                <text:p>-1.28147</text:p>
              </table:table-cell>
              <table:table-cell office:value-type="float" office:value="-1.758">
                <text:p>-1.758</text:p>
              </table:table-cell>
              <table:table-cell office:value-type="float" office:value="-1.77">
                <text:p>-1.77</text:p>
              </table:table-cell>
              <table:table-cell office:value-type="float" office:value="-1.181">
                <text:p>-1.181</text:p>
              </table:table-cell>
              <table:table-cell office:value-type="float" office:value="-1.745">
                <text:p>-1.74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1cm" svg:y="0.316cm" chart:style-name="ch2">
          <text:p>Energia nominal consumida</text:p>
        </chart:title>
        <chart:legend chart:legend-position="end" svg:x="12.83cm" svg:y="4.211cm" style:legend-expansion="high" chart:style-name="ch3"/>
        <chart:plot-area chart:style-name="ch4" table:cell-range-address="data_nominal.C32:data_nominal.L33" chart:data-source-has-labels="both" svg:x="1.306cm" svg:y="1.305cm" svg:width="11.204cm" svg:height="6.559cm">
          <chartooo:coordinate-region svg:x="1.871cm" svg:y="1.494cm" svg:width="10.639cm" svg:height="6.181cm"/>
          <chart:axis chart:dimension="x" chart:name="primary-x" chart:style-name="ch5" chartooo:axis-type="auto">
            <chartooo:date-scale/>
            <chart:title svg:x="5.659cm" svg:y="8.045cm" chart:style-name="ch6">
              <text:p>Implementações</text:p>
            </chart:title>
            <chart:categories table:cell-range-address="data_nominal.D32:data_nominal.L32"/>
            <chart:grid chart:style-name="ch7" chart:class="major"/>
          </chart:axis>
          <chart:axis chart:dimension="y" chart:name="primary-y" chart:style-name="ch8">
            <chart:title svg:x="0.451cm" svg:y="5.096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3:data_nominal.L33" chart:label-cell-address="data_nominal.C33:data_nominal.C33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nergia nominal</text:p>
                <draw:g>
                  <svg:desc>data_nominal.C33:data_nominal.C33</svg:desc>
                </draw:g>
              </table:table-cell>
              <table:table-cell office:value-type="float" office:value="-2.57">
                <text:p>-2.57</text:p>
                <draw:g>
                  <svg:desc>data_nominal.D33:data_nominal.L33</svg:desc>
                </draw:g>
              </table:table-cell>
              <table:table-cell office:value-type="float" office:value="-4.37">
                <text:p>-4.37</text:p>
              </table:table-cell>
              <table:table-cell office:value-type="float" office:value="-4.08">
                <text:p>-4.08</text:p>
              </table:table-cell>
              <table:table-cell office:value-type="float" office:value="-3.31">
                <text:p>-3.31</text:p>
              </table:table-cell>
              <table:table-cell office:value-type="float" office:value="-6.749835">
                <text:p>-6.749835</text:p>
              </table:table-cell>
              <table:table-cell office:value-type="float" office:value="-7.82">
                <text:p>-7.82</text:p>
              </table:table-cell>
              <table:table-cell office:value-type="float" office:value="-7.78">
                <text:p>-7.78</text:p>
              </table:table-cell>
              <table:table-cell office:value-type="float" office:value="-6.115">
                <text:p>-6.115</text:p>
              </table:table-cell>
              <table:table-cell office:value-type="float" office:value="-7.05">
                <text:p>-7.0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9cm" svg:y="0.316cm" chart:style-name="ch2">
          <text:p>Energia nearthreshold consumida</text:p>
        </chart:title>
        <chart:legend chart:legend-position="end" svg:x="11.419cm" svg:y="4.211cm" style:legend-expansion="high" chart:style-name="ch3"/>
        <chart:plot-area chart:style-name="ch4" table:cell-range-address="data_near.C32:data_near.L33" chart:data-source-has-labels="both" svg:x="1.306cm" svg:y="1.305cm" svg:width="9.793cm" svg:height="6.559cm">
          <chartooo:coordinate-region svg:x="2.153cm" svg:y="1.494cm" svg:width="8.946cm" svg:height="6.181cm"/>
          <chart:axis chart:dimension="x" chart:name="primary-x" chart:style-name="ch5" chartooo:axis-type="auto">
            <chartooo:date-scale/>
            <chart:title svg:x="4.953cm" svg:y="8.045cm" chart:style-name="ch6">
              <text:p>Implementações</text:p>
            </chart:title>
            <chart:categories table:cell-range-address="data_near.D32:data_near.L32"/>
            <chart:grid chart:style-name="ch7" chart:class="major"/>
          </chart:axis>
          <chart:axis chart:dimension="y" chart:name="primary-y" chart:style-name="ch8">
            <chart:title svg:x="0.451cm" svg:y="5.096cm" chart:style-name="ch9">
              <text:p>fJ(-15)</text:p>
            </chart:title>
            <chart:grid chart:style-name="ch7" chart:class="major"/>
          </chart:axis>
          <chart:series chart:style-name="ch10" chart:values-cell-range-address="data_near.D33:data_near.L33" chart:label-cell-address="data_near.C33:data_near.C33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ear.D32:data_near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nergia(Near-Threshold)</text:p>
                <draw:g>
                  <svg:desc>data_near.C33:data_near.C33</svg:desc>
                </draw:g>
              </table:table-cell>
              <table:table-cell office:value-type="float" office:value="-0.544">
                <text:p>-0.544</text:p>
                <draw:g>
                  <svg:desc>data_near.D33:data_near.L33</svg:desc>
                </draw:g>
              </table:table-cell>
              <table:table-cell office:value-type="float" office:value="-1.15">
                <text:p>-1.15</text:p>
              </table:table-cell>
              <table:table-cell office:value-type="float" office:value="-0.835">
                <text:p>-0.835</text:p>
              </table:table-cell>
              <table:table-cell office:value-type="float" office:value="-0.702">
                <text:p>-0.702</text:p>
              </table:table-cell>
              <table:table-cell office:value-type="float" office:value="-1.28147">
                <text:p>-1.28147</text:p>
              </table:table-cell>
              <table:table-cell office:value-type="float" office:value="-1.758">
                <text:p>-1.758</text:p>
              </table:table-cell>
              <table:table-cell office:value-type="float" office:value="-1.77">
                <text:p>-1.77</text:p>
              </table:table-cell>
              <table:table-cell office:value-type="float" office:value="-1.181">
                <text:p>-1.181</text:p>
              </table:table-cell>
              <table:table-cell office:value-type="float" office:value="-1.745">
                <text:p>-1.74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79cm" svg:y="0.316cm" chart:style-name="ch2">
          <text:p>Comparação entre energias</text:p>
        </chart:title>
        <chart:legend chart:legend-position="end" svg:x="11.419cm" svg:y="3.972cm" style:legend-expansion="high" chart:style-name="ch3"/>
        <chart:plot-area chart:style-name="ch4" table:cell-range-address="data_nominal.D32:data_nominal.L33 data_nominal.C33:data_nominal.C33 data_near.C33:data_near.L33" chart:data-source-has-labels="both" svg:x="1.306cm" svg:y="1.305cm" svg:width="9.793cm" svg:height="6.559cm">
          <chartooo:coordinate-region svg:x="1.933cm" svg:y="1.494cm" svg:width="8.638cm" svg:height="6.181cm"/>
          <chart:axis chart:dimension="x" chart:name="primary-x" chart:style-name="ch5" chartooo:axis-type="auto">
            <chartooo:date-scale/>
            <chart:title svg:x="4.953cm" svg:y="8.045cm" chart:style-name="ch6">
              <text:p>Implementações</text:p>
            </chart:title>
            <chart:categories table:cell-range-address="data_nominal.D32:data_nominal.L32"/>
            <chart:grid chart:style-name="ch7" chart:class="major"/>
          </chart:axis>
          <chart:axis chart:dimension="y" chart:name="primary-y" chart:style-name="ch5">
            <chart:title svg:x="0.451cm" svg:y="5.096cm" chart:style-name="ch8">
              <text:p>fJ(-15)</text:p>
            </chart:title>
            <chart:grid chart:style-name="ch7" chart:class="major"/>
          </chart:axis>
          <chart:series chart:style-name="ch9" chart:values-cell-range-address="data_nominal.D33:data_nominal.L33" chart:label-cell-address="data_nominal.C33:data_nominal.C33" chart:class="chart:line">
            <chart:data-point chart:repeated="9"/>
          </chart:series>
          <chart:series chart:style-name="ch10" chart:values-cell-range-address="data_near.D33:data_near.L33" chart:label-cell-address="data_near.C33:data_near.C33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nergia nominal</text:p>
                <draw:g>
                  <svg:desc>data_nominal.C33:data_nominal.C33</svg:desc>
                </draw:g>
              </table:table-cell>
              <table:table-cell office:value-type="float" office:value="-2.57">
                <text:p>-2.57</text:p>
                <draw:g>
                  <svg:desc>data_nominal.D33:data_nominal.L33</svg:desc>
                </draw:g>
              </table:table-cell>
              <table:table-cell office:value-type="float" office:value="-4.37">
                <text:p>-4.37</text:p>
              </table:table-cell>
              <table:table-cell office:value-type="float" office:value="-4.08">
                <text:p>-4.08</text:p>
              </table:table-cell>
              <table:table-cell office:value-type="float" office:value="-3.31">
                <text:p>-3.31</text:p>
              </table:table-cell>
              <table:table-cell office:value-type="float" office:value="-6.749835">
                <text:p>-6.749835</text:p>
              </table:table-cell>
              <table:table-cell office:value-type="float" office:value="-7.82">
                <text:p>-7.82</text:p>
              </table:table-cell>
              <table:table-cell office:value-type="float" office:value="-7.78">
                <text:p>-7.78</text:p>
              </table:table-cell>
              <table:table-cell office:value-type="float" office:value="-6.115">
                <text:p>-6.115</text:p>
              </table:table-cell>
              <table:table-cell office:value-type="float" office:value="-7.05">
                <text:p>-7.05</text:p>
              </table:table-cell>
            </table:table-row>
            <table:table-row>
              <table:table-cell office:value-type="string">
                <text:p>Energia(Near-Threshold)</text:p>
                <draw:g>
                  <svg:desc>data_near.C33:data_near.C33</svg:desc>
                </draw:g>
              </table:table-cell>
              <table:table-cell office:value-type="float" office:value="-0.544">
                <text:p>-0.544</text:p>
                <draw:g>
                  <svg:desc>data_near.D33:data_near.L33</svg:desc>
                </draw:g>
              </table:table-cell>
              <table:table-cell office:value-type="float" office:value="-1.15">
                <text:p>-1.15</text:p>
              </table:table-cell>
              <table:table-cell office:value-type="float" office:value="-0.835">
                <text:p>-0.835</text:p>
              </table:table-cell>
              <table:table-cell office:value-type="float" office:value="-0.702">
                <text:p>-0.702</text:p>
              </table:table-cell>
              <table:table-cell office:value-type="float" office:value="-1.28147">
                <text:p>-1.28147</text:p>
              </table:table-cell>
              <table:table-cell office:value-type="float" office:value="-1.758">
                <text:p>-1.758</text:p>
              </table:table-cell>
              <table:table-cell office:value-type="float" office:value="-1.77">
                <text:p>-1.77</text:p>
              </table:table-cell>
              <table:table-cell office:value-type="float" office:value="-1.181">
                <text:p>-1.181</text:p>
              </table:table-cell>
              <table:table-cell office:value-type="float" office:value="-1.745">
                <text:p>-1.745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6.584cm" svg:y="0.316cm" chart:style-name="ch2">
          <text:p>EDP nominal</text:p>
        </chart:title>
        <chart:legend chart:legend-position="end" svg:x="13.301cm" svg:y="4.211cm" style:legend-expansion="high" chart:style-name="ch3"/>
        <chart:plot-area chart:style-name="ch4" table:cell-range-address="data_nominal.D32:data_nominal.L32 data_nominal.C34:data_nominal.L34" chart:data-source-has-labels="both" svg:x="1.306cm" svg:y="1.305cm" svg:width="11.675cm" svg:height="6.559cm">
          <chartooo:coordinate-region svg:x="4.589cm" svg:y="2.12cm" svg:width="5.108cm" svg:height="5.108cm"/>
          <chart:axis chart:dimension="x" chart:name="primary-x" chart:style-name="ch5" chartooo:axis-type="auto">
            <chartooo:date-scale/>
            <chart:title svg:x="5.894cm" svg:y="8.045cm" chart:style-name="ch6">
              <text:p>Implementações</text:p>
            </chart:title>
            <chart:categories table:cell-range-address="data_nominal.D32:data_nominal.L32"/>
            <chart:grid chart:style-name="ch7" chart:class="major"/>
          </chart:axis>
          <chart:axis chart:dimension="y" chart:name="primary-y" chart:style-name="ch8">
            <chart:title svg:x="0.451cm" svg:y="5.096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4:data_nominal.L34" chart:label-cell-address="data_nominal.C34:data_nominal.C34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DP nominal</text:p>
                <draw:g>
                  <svg:desc>data_nominal.C34:data_nominal.C34</svg:desc>
                </draw:g>
              </table:table-cell>
              <table:table-cell office:value-type="float" office:value="0.0658691">
                <text:p>0.0658691</text:p>
                <draw:g>
                  <svg:desc>data_nominal.D34:data_nominal.L34</svg:desc>
                </draw:g>
              </table:table-cell>
              <table:table-cell office:value-type="float" office:value="0.1133141">
                <text:p>0.1133141</text:p>
              </table:table-cell>
              <table:table-cell office:value-type="float" office:value="0.0986136">
                <text:p>0.0986136</text:p>
              </table:table-cell>
              <table:table-cell office:value-type="float" office:value="0.1324993">
                <text:p>0.1324993</text:p>
              </table:table-cell>
              <table:table-cell office:value-type="float" office:value="0.120147063">
                <text:p>0.120147063</text:p>
              </table:table-cell>
              <table:table-cell office:value-type="float" office:value="0.1725874">
                <text:p>0.1725874</text:p>
              </table:table-cell>
              <table:table-cell office:value-type="float" office:value="0.1732606">
                <text:p>0.1732606</text:p>
              </table:table-cell>
              <table:table-cell office:value-type="float" office:value="0.13373505">
                <text:p>0.13373505</text:p>
              </table:table-cell>
              <table:table-cell office:value-type="float" office:value="0.1629255">
                <text:p>0.1629255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973cm" svg:y="0.316cm" chart:style-name="ch2">
          <text:p>EDP nearthreshold</text:p>
        </chart:title>
        <chart:legend chart:legend-position="end" svg:x="11.89cm" svg:y="4.211cm" style:legend-expansion="high" chart:style-name="ch3"/>
        <chart:plot-area chart:style-name="ch4" table:cell-range-address="data_near.D32:data_near.L32 data_near.C34:data_near.L34" chart:data-source-has-labels="both" svg:x="1.306cm" svg:y="1.305cm" svg:width="10.264cm" svg:height="6.559cm">
          <chartooo:coordinate-region svg:x="3.884cm" svg:y="2.12cm" svg:width="5.108cm" svg:height="5.108cm"/>
          <chart:axis chart:dimension="x" chart:name="primary-x" chart:style-name="ch5" chartooo:axis-type="auto">
            <chartooo:date-scale/>
            <chart:title svg:x="5.189cm" svg:y="8.045cm" chart:style-name="ch6">
              <text:p>Implementações</text:p>
            </chart:title>
            <chart:categories table:cell-range-address="data_near.D32:data_near.L32"/>
            <chart:grid chart:style-name="ch7" chart:class="major"/>
          </chart:axis>
          <chart:axis chart:dimension="y" chart:name="primary-y" chart:style-name="ch8">
            <chart:title svg:x="0.451cm" svg:y="5.049cm" chart:style-name="ch9">
              <text:p>y(-24)</text:p>
            </chart:title>
            <chart:grid chart:style-name="ch7" chart:class="major"/>
          </chart:axis>
          <chart:series chart:style-name="ch10" chart:values-cell-range-address="data_near.D34:data_near.L34" chart:label-cell-address="data_near.C34:data_near.C34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ear.D32:data_near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DP(Near-Threshold)</text:p>
                <draw:g>
                  <svg:desc>data_near.C34:data_near.C34</svg:desc>
                </draw:g>
              </table:table-cell>
              <table:table-cell office:value-type="float" office:value="0.7072">
                <text:p>0.7072</text:p>
                <draw:g>
                  <svg:desc>data_near.D34:data_near.L34</svg:desc>
                </draw:g>
              </table:table-cell>
              <table:table-cell office:value-type="float" office:value="1.9895">
                <text:p>1.9895</text:p>
              </table:table-cell>
              <table:table-cell office:value-type="float" office:value="0.94355">
                <text:p>0.94355</text:p>
              </table:table-cell>
              <table:table-cell office:value-type="float" office:value="0.93366">
                <text:p>0.93366</text:p>
              </table:table-cell>
              <table:table-cell office:value-type="float" office:value="1.24430737">
                <text:p>1.24430737</text:p>
              </table:table-cell>
              <table:table-cell office:value-type="float" office:value="2.5491">
                <text:p>2.5491</text:p>
              </table:table-cell>
              <table:table-cell office:value-type="float" office:value="2.5842">
                <text:p>2.5842</text:p>
              </table:table-cell>
              <table:table-cell office:value-type="float" office:value="1.46444">
                <text:p>1.46444</text:p>
              </table:table-cell>
              <table:table-cell office:value-type="float" office:value="2.63495">
                <text:p>2.63495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84cm" svg:y="0.316cm" chart:style-name="ch2">
          <text:p>EDP nominal</text:p>
        </chart:title>
        <chart:legend chart:legend-position="end" svg:x="13.301cm" svg:y="4.211cm" style:legend-expansion="high" chart:style-name="ch3"/>
        <chart:plot-area chart:style-name="ch4" table:cell-range-address="data_nominal.D32:data_nominal.L32 data_nominal.C34:data_nominal.L34" chart:data-source-has-labels="both" svg:x="1.306cm" svg:y="1.305cm" svg:width="11.675cm" svg:height="6.559cm">
          <chartooo:coordinate-region svg:x="2.592cm" svg:y="1.305cm" svg:width="10.389cm" svg:height="4.967cm"/>
          <chart:axis chart:dimension="x" chart:name="primary-x" chart:style-name="ch5" chartooo:axis-type="auto">
            <chartooo:date-scale/>
            <chart:title svg:x="5.894cm" svg:y="8.045cm" chart:style-name="ch6">
              <text:p>Implementações</text:p>
            </chart:title>
            <chart:categories table:cell-range-address="data_nominal.D32:data_nominal.L32"/>
            <chart:grid chart:style-name="ch7" chart:class="major"/>
          </chart:axis>
          <chart:axis chart:dimension="y" chart:name="primary-y" chart:style-name="ch8">
            <chart:title svg:x="0.451cm" svg:y="5.049cm" chart:style-name="ch9">
              <text:p>y(-24)</text:p>
            </chart:title>
            <chart:grid chart:style-name="ch7" chart:class="major"/>
          </chart:axis>
          <chart:series chart:style-name="ch10" chart:values-cell-range-address="data_nominal.D34:data_nominal.L34" chart:label-cell-address="data_nominal.C34:data_nominal.C34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DP nominal</text:p>
                <draw:g>
                  <svg:desc>data_nominal.C34:data_nominal.C34</svg:desc>
                </draw:g>
              </table:table-cell>
              <table:table-cell office:value-type="float" office:value="0.0658691">
                <text:p>0.0658691</text:p>
                <draw:g>
                  <svg:desc>data_nominal.D34:data_nominal.L34</svg:desc>
                </draw:g>
              </table:table-cell>
              <table:table-cell office:value-type="float" office:value="0.1133141">
                <text:p>0.1133141</text:p>
              </table:table-cell>
              <table:table-cell office:value-type="float" office:value="0.0986136">
                <text:p>0.0986136</text:p>
              </table:table-cell>
              <table:table-cell office:value-type="float" office:value="0.1324993">
                <text:p>0.1324993</text:p>
              </table:table-cell>
              <table:table-cell office:value-type="float" office:value="0.120147063">
                <text:p>0.120147063</text:p>
              </table:table-cell>
              <table:table-cell office:value-type="float" office:value="0.1725874">
                <text:p>0.1725874</text:p>
              </table:table-cell>
              <table:table-cell office:value-type="float" office:value="0.1732606">
                <text:p>0.1732606</text:p>
              </table:table-cell>
              <table:table-cell office:value-type="float" office:value="0.13373505">
                <text:p>0.13373505</text:p>
              </table:table-cell>
              <table:table-cell office:value-type="float" office:value="0.1629255">
                <text:p>0.1629255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73cm" svg:y="0.316cm" chart:style-name="ch2">
          <text:p>EDP nearthreshold</text:p>
        </chart:title>
        <chart:legend chart:legend-position="end" svg:x="11.89cm" svg:y="4.211cm" style:legend-expansion="high" chart:style-name="ch3"/>
        <chart:plot-area chart:style-name="ch4" table:cell-range-address="data_near.D32:data_near.L32 data_near.C34:data_near.L34" chart:data-source-has-labels="both" svg:x="1.306cm" svg:y="1.305cm" svg:width="10.264cm" svg:height="6.559cm">
          <chartooo:coordinate-region svg:x="2.216cm" svg:y="1.305cm" svg:width="9.354cm" svg:height="4.967cm"/>
          <chart:axis chart:dimension="x" chart:name="primary-x" chart:style-name="ch5" chartooo:axis-type="auto">
            <chartooo:date-scale/>
            <chart:title svg:x="5.189cm" svg:y="8.045cm" chart:style-name="ch6">
              <text:p>Implementações</text:p>
            </chart:title>
            <chart:categories table:cell-range-address="data_near.D32:data_near.L32"/>
            <chart:grid chart:style-name="ch7" chart:class="major"/>
          </chart:axis>
          <chart:axis chart:dimension="y" chart:name="primary-y" chart:style-name="ch8">
            <chart:title svg:x="0.451cm" svg:y="5.049cm" chart:style-name="ch9">
              <text:p>y(-24)</text:p>
            </chart:title>
            <chart:grid chart:style-name="ch7" chart:class="major"/>
          </chart:axis>
          <chart:series chart:style-name="ch10" chart:values-cell-range-address="data_near.D34:data_near.L34" chart:label-cell-address="data_near.C34:data_near.C34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ear.D32:data_near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DP(Near-Threshold)</text:p>
                <draw:g>
                  <svg:desc>data_near.C34:data_near.C34</svg:desc>
                </draw:g>
              </table:table-cell>
              <table:table-cell office:value-type="float" office:value="0.7072">
                <text:p>0.7072</text:p>
                <draw:g>
                  <svg:desc>data_near.D34:data_near.L34</svg:desc>
                </draw:g>
              </table:table-cell>
              <table:table-cell office:value-type="float" office:value="1.9895">
                <text:p>1.9895</text:p>
              </table:table-cell>
              <table:table-cell office:value-type="float" office:value="0.94355">
                <text:p>0.94355</text:p>
              </table:table-cell>
              <table:table-cell office:value-type="float" office:value="0.93366">
                <text:p>0.93366</text:p>
              </table:table-cell>
              <table:table-cell office:value-type="float" office:value="1.24430737">
                <text:p>1.24430737</text:p>
              </table:table-cell>
              <table:table-cell office:value-type="float" office:value="2.5491">
                <text:p>2.5491</text:p>
              </table:table-cell>
              <table:table-cell office:value-type="float" office:value="2.5842">
                <text:p>2.5842</text:p>
              </table:table-cell>
              <table:table-cell office:value-type="float" office:value="1.46444">
                <text:p>1.46444</text:p>
              </table:table-cell>
              <table:table-cell office:value-type="float" office:value="2.63495">
                <text:p>2.63495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973cm" svg:y="0.316cm" chart:style-name="ch2">
          <text:p>EDP nearthreshold</text:p>
        </chart:title>
        <chart:legend chart:legend-position="end" svg:x="11.89cm" svg:y="4.211cm" style:legend-expansion="high" chart:style-name="ch3"/>
        <chart:plot-area chart:style-name="ch4" table:cell-range-address="data_near.D32:data_near.L32 data_near.C34:data_near.L34" chart:data-source-has-labels="both" svg:x="1.306cm" svg:y="1.305cm" svg:width="10.264cm" svg:height="6.559cm">
          <chartooo:coordinate-region svg:x="3.884cm" svg:y="2.12cm" svg:width="5.108cm" svg:height="5.108cm"/>
          <chart:axis chart:dimension="x" chart:name="primary-x" chart:style-name="ch5" chartooo:axis-type="auto">
            <chartooo:date-scale/>
            <chart:title svg:x="5.189cm" svg:y="8.045cm" chart:style-name="ch6">
              <text:p>Implementações</text:p>
            </chart:title>
            <chart:categories table:cell-range-address="data_near.D32:data_near.L32"/>
            <chart:grid chart:style-name="ch7" chart:class="major"/>
          </chart:axis>
          <chart:axis chart:dimension="y" chart:name="primary-y" chart:style-name="ch8">
            <chart:title svg:x="0.451cm" svg:y="5.049cm" chart:style-name="ch9">
              <text:p>y(-24)</text:p>
            </chart:title>
            <chart:grid chart:style-name="ch7" chart:class="major"/>
          </chart:axis>
          <chart:series chart:style-name="ch10" chart:values-cell-range-address="data_near.D34:data_near.L34" chart:label-cell-address="data_near.C34:data_near.C34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ear.D32:data_near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DP(Near-Threshold)</text:p>
                <draw:g>
                  <svg:desc>data_near.C34:data_near.C34</svg:desc>
                </draw:g>
              </table:table-cell>
              <table:table-cell office:value-type="float" office:value="0.7072">
                <text:p>0.7072</text:p>
                <draw:g>
                  <svg:desc>data_near.D34:data_near.L34</svg:desc>
                </draw:g>
              </table:table-cell>
              <table:table-cell office:value-type="float" office:value="1.9895">
                <text:p>1.9895</text:p>
              </table:table-cell>
              <table:table-cell office:value-type="float" office:value="0.94355">
                <text:p>0.94355</text:p>
              </table:table-cell>
              <table:table-cell office:value-type="float" office:value="0.93366">
                <text:p>0.93366</text:p>
              </table:table-cell>
              <table:table-cell office:value-type="float" office:value="1.24430737">
                <text:p>1.24430737</text:p>
              </table:table-cell>
              <table:table-cell office:value-type="float" office:value="2.5491">
                <text:p>2.5491</text:p>
              </table:table-cell>
              <table:table-cell office:value-type="float" office:value="2.5842">
                <text:p>2.5842</text:p>
              </table:table-cell>
              <table:table-cell office:value-type="float" office:value="1.46444">
                <text:p>1.46444</text:p>
              </table:table-cell>
              <table:table-cell office:value-type="float" office:value="2.63495">
                <text:p>2.634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9.575cm" xlink:href=".." xlink:type="simple" chart:class="chart:line" chart:style-name="ch1">
        <chart:title svg:x="5.466cm" svg:y="0.327cm" chart:style-name="ch2">
          <text:p>Comparação entre EDP</text:p>
        </chart:title>
        <chart:legend chart:legend-position="end" svg:x="11.88cm" svg:y="4.259cm" style:legend-expansion="high" chart:style-name="ch3"/>
        <chart:plot-area chart:style-name="ch4" table:cell-range-address="data_nominal.D32:data_nominal.L32 data_nominal.C34:data_nominal.L34 data_near.C34:data_near.L34" chart:data-source-has-labels="both" svg:x="1.305cm" svg:y="1.327cm" svg:width="10.256cm" svg:height="7.101cm">
          <chartooo:coordinate-region svg:x="2.215cm" svg:y="1.327cm" svg:width="9.101cm" svg:height="5.508cm"/>
          <chart:axis chart:dimension="x" chart:name="primary-x" chart:style-name="ch5" chartooo:axis-type="auto">
            <chartooo:date-scale/>
            <chart:title svg:x="5.184cm" svg:y="8.62cm" chart:style-name="ch6">
              <text:p>Implementações</text:p>
            </chart:title>
            <chart:categories table:cell-range-address="data_nominal.D32:data_nominal.L32"/>
          </chart:axis>
          <chart:axis chart:dimension="y" chart:name="primary-y" chart:style-name="ch7">
            <chart:title svg:x="0.451cm" svg:y="5.342cm" chart:style-name="ch8">
              <text:p>y(-24)</text:p>
            </chart:title>
            <chart:grid chart:style-name="ch9" chart:class="major"/>
          </chart:axis>
          <chart:series chart:style-name="ch10" chart:values-cell-range-address="data_nominal.D34:data_nominal.L34" chart:label-cell-address="data_nominal.C34:data_nominal.C34" chart:class="chart:line">
            <chart:data-point chart:repeated="9"/>
          </chart:series>
          <chart:series chart:style-name="ch11" chart:values-cell-range-address="data_near.D34:data_near.L34" chart:label-cell-address="data_near.C34:data_near.C34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DP nominal</text:p>
                <draw:g>
                  <svg:desc>data_nominal.C34:data_nominal.C34</svg:desc>
                </draw:g>
              </table:table-cell>
              <table:table-cell office:value-type="float" office:value="0.0658691">
                <text:p>0.0658691</text:p>
                <draw:g>
                  <svg:desc>data_nominal.D34:data_nominal.L34</svg:desc>
                </draw:g>
              </table:table-cell>
              <table:table-cell office:value-type="float" office:value="0.1133141">
                <text:p>0.1133141</text:p>
              </table:table-cell>
              <table:table-cell office:value-type="float" office:value="0.0986136">
                <text:p>0.0986136</text:p>
              </table:table-cell>
              <table:table-cell office:value-type="float" office:value="0.1324993">
                <text:p>0.1324993</text:p>
              </table:table-cell>
              <table:table-cell office:value-type="float" office:value="0.120147063">
                <text:p>0.120147063</text:p>
              </table:table-cell>
              <table:table-cell office:value-type="float" office:value="0.1725874">
                <text:p>0.1725874</text:p>
              </table:table-cell>
              <table:table-cell office:value-type="float" office:value="0.1732606">
                <text:p>0.1732606</text:p>
              </table:table-cell>
              <table:table-cell office:value-type="float" office:value="0.13373505">
                <text:p>0.13373505</text:p>
              </table:table-cell>
              <table:table-cell office:value-type="float" office:value="0.1629255">
                <text:p>0.1629255</text:p>
              </table:table-cell>
            </table:table-row>
            <table:table-row>
              <table:table-cell office:value-type="string">
                <text:p>EDP(Near-Threshold)</text:p>
                <draw:g>
                  <svg:desc>data_near.C34:data_near.C34</svg:desc>
                </draw:g>
              </table:table-cell>
              <table:table-cell office:value-type="float" office:value="0.7072">
                <text:p>0.7072</text:p>
                <draw:g>
                  <svg:desc>data_near.D34:data_near.L34</svg:desc>
                </draw:g>
              </table:table-cell>
              <table:table-cell office:value-type="float" office:value="1.9895">
                <text:p>1.9895</text:p>
              </table:table-cell>
              <table:table-cell office:value-type="float" office:value="0.94355">
                <text:p>0.94355</text:p>
              </table:table-cell>
              <table:table-cell office:value-type="float" office:value="0.93366">
                <text:p>0.93366</text:p>
              </table:table-cell>
              <table:table-cell office:value-type="float" office:value="1.24430737">
                <text:p>1.24430737</text:p>
              </table:table-cell>
              <table:table-cell office:value-type="float" office:value="2.5491">
                <text:p>2.5491</text:p>
              </table:table-cell>
              <table:table-cell office:value-type="float" office:value="2.5842">
                <text:p>2.5842</text:p>
              </table:table-cell>
              <table:table-cell office:value-type="float" office:value="1.46444">
                <text:p>1.46444</text:p>
              </table:table-cell>
              <table:table-cell office:value-type="float" office:value="2.63495">
                <text:p>2.6349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52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706cm" svg:y="0.316cm" chart:style-name="ch2">
          <text:p>Atraso crítico nominal</text:p>
        </chart:title>
        <chart:legend chart:legend-position="end" svg:x="11.952cm" svg:y="4.211cm" style:legend-expansion="high" chart:style-name="ch3"/>
        <chart:plot-area chart:style-name="ch4" table:cell-range-address="data_nominal.D32:data_nominal.L32 data_nominal.C35:data_nominal.L35" chart:data-source-has-labels="both" svg:x="1.306cm" svg:y="1.305cm" svg:width="10.326cm" svg:height="6.559cm">
          <chartooo:coordinate-region svg:x="3.915cm" svg:y="2.12cm" svg:width="5.108cm" svg:height="5.108cm"/>
          <chart:axis chart:dimension="x" chart:name="primary-x" chart:style-name="ch5" chartooo:axis-type="auto">
            <chartooo:date-scale/>
            <chart:title svg:x="5.22cm" svg:y="8.045cm" chart:style-name="ch6">
              <text:p>Implementações</text:p>
            </chart:title>
            <chart:categories table:cell-range-address="data_nominal.D32:data_nominal.L32"/>
            <chart:grid chart:style-name="ch7" chart:class="major"/>
          </chart:axis>
          <chart:axis chart:dimension="y" chart:name="primary-y" chart:style-name="ch5">
            <chart:title svg:x="0.451cm" svg:y="5.049cm" chart:style-name="ch8">
              <text:p>y(-24)</text:p>
            </chart:title>
            <chart:grid chart:style-name="ch7" chart:class="major"/>
          </chart:axis>
          <chart:series chart:style-name="ch9" chart:values-cell-range-address="data_nominal.D35:data_nominal.L35" chart:label-cell-address="data_nominal.C35:data_nominal.C35" chart:class="chart:filled-rad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Atraso crítico nominal</text:p>
                <draw:g>
                  <svg:desc>data_nominal.C35:data_nominal.C35</svg:desc>
                </draw:g>
              </table:table-cell>
              <table:table-cell office:value-type="float" office:value="25.63">
                <text:p>25.63</text:p>
                <draw:g>
                  <svg:desc>data_nominal.D35:data_nominal.L35</svg:desc>
                </draw:g>
              </table:table-cell>
              <table:table-cell office:value-type="float" office:value="25.93">
                <text:p>25.93</text:p>
              </table:table-cell>
              <table:table-cell office:value-type="float" office:value="24.17">
                <text:p>24.17</text:p>
              </table:table-cell>
              <table:table-cell office:value-type="float" office:value="40.03">
                <text:p>40.03</text:p>
              </table:table-cell>
              <table:table-cell office:value-type="float" office:value="17.8">
                <text:p>17.8</text:p>
              </table:table-cell>
              <table:table-cell office:value-type="float" office:value="22.07">
                <text:p>22.07</text:p>
              </table:table-cell>
              <table:table-cell office:value-type="float" office:value="22.27">
                <text:p>22.27</text:p>
              </table:table-cell>
              <table:table-cell office:value-type="float" office:value="21.87">
                <text:p>21.87</text:p>
              </table:table-cell>
              <table:table-cell office:value-type="float" office:value="23.11">
                <text:p>23.11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5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52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095cm" svg:y="0.316cm" chart:style-name="ch2">
          <text:p>Atraso crítico nearthreshold</text:p>
        </chart:title>
        <chart:legend chart:legend-position="end" svg:x="10.541cm" svg:y="4.211cm" style:legend-expansion="high" chart:style-name="ch3"/>
        <chart:plot-area chart:style-name="ch4" table:cell-range-address="data_nominal.D32:data_nominal.L32 data_near.C35:data_near.L35" chart:data-source-has-labels="both" svg:x="1.306cm" svg:y="1.305cm" svg:width="8.915cm" svg:height="6.559cm">
          <chartooo:coordinate-region svg:x="3.209cm" svg:y="2.12cm" svg:width="5.108cm" svg:height="5.108cm"/>
          <chart:axis chart:dimension="x" chart:name="primary-x" chart:style-name="ch5" chartooo:axis-type="auto">
            <chartooo:date-scale/>
            <chart:title svg:x="4.514cm" svg:y="8.045cm" chart:style-name="ch6">
              <text:p>Implementações</text:p>
            </chart:title>
            <chart:categories table:cell-range-address="data_nominal.D32:data_nominal.L32"/>
            <chart:grid chart:style-name="ch7" chart:class="major"/>
          </chart:axis>
          <chart:axis chart:dimension="y" chart:name="primary-y" chart:style-name="ch8">
            <chart:title svg:x="0.451cm" svg:y="5.143cm" chart:style-name="ch9">
              <text:p>ps(-12)</text:p>
            </chart:title>
            <chart:grid chart:style-name="ch7" chart:class="major"/>
          </chart:axis>
          <chart:series chart:style-name="ch10" chart:values-cell-range-address="data_near.D35:data_near.L35" chart:label-cell-address="data_near.C35:data_near.C35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Atraso crítico(Near-Threshold)</text:p>
                <draw:g>
                  <svg:desc>data_near.C35:data_near.C35</svg:desc>
                </draw:g>
              </table:table-cell>
              <table:table-cell office:value-type="float" office:value="1300">
                <text:p>1300</text:p>
                <draw:g>
                  <svg:desc>data_near.D35:data_near.L35</svg:desc>
                </draw:g>
              </table:table-cell>
              <table:table-cell office:value-type="float" office:value="1730">
                <text:p>1730</text:p>
              </table:table-cell>
              <table:table-cell office:value-type="float" office:value="1130">
                <text:p>1130</text:p>
              </table:table-cell>
              <table:table-cell office:value-type="float" office:value="1330">
                <text:p>1330</text:p>
              </table:table-cell>
              <table:table-cell office:value-type="float" office:value="971">
                <text:p>971</text:p>
              </table:table-cell>
              <table:table-cell office:value-type="float" office:value="1450">
                <text:p>1450</text:p>
              </table:table-cell>
              <table:table-cell office:value-type="float" office:value="1460">
                <text:p>1460</text:p>
              </table:table-cell>
              <table:table-cell office:value-type="float" office:value="1240">
                <text:p>1240</text:p>
              </table:table-cell>
              <table:table-cell office:value-type="float" office:value="1510">
                <text:p>151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52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06cm" svg:y="0.316cm" chart:style-name="ch2">
          <text:p>Atraso crítico nominal</text:p>
        </chart:title>
        <chart:legend chart:legend-position="end" svg:x="11.952cm" svg:y="4.211cm" style:legend-expansion="high" chart:style-name="ch3"/>
        <chart:plot-area chart:style-name="ch4" table:cell-range-address="data_nominal.D32:data_nominal.L32 data_nominal.C35:data_nominal.L35" chart:data-source-has-labels="both" svg:x="1.306cm" svg:y="1.305cm" svg:width="10.326cm" svg:height="6.559cm">
          <chartooo:coordinate-region svg:x="1.933cm" svg:y="1.305cm" svg:width="9.699cm" svg:height="4.967cm"/>
          <chart:axis chart:dimension="x" chart:name="primary-x" chart:style-name="ch5" chartooo:axis-type="auto">
            <chartooo:date-scale/>
            <chart:title svg:x="5.22cm" svg:y="8.045cm" chart:style-name="ch6">
              <text:p>Implementações</text:p>
            </chart:title>
            <chart:categories table:cell-range-address="data_nominal.D32:data_nominal.L32"/>
            <chart:grid chart:style-name="ch7" chart:class="major"/>
          </chart:axis>
          <chart:axis chart:dimension="y" chart:name="primary-y" chart:style-name="ch8">
            <chart:title svg:x="0.451cm" svg:y="5.143cm" chart:style-name="ch9">
              <text:p>ps(-12)</text:p>
            </chart:title>
            <chart:grid chart:style-name="ch7" chart:class="major"/>
          </chart:axis>
          <chart:series chart:style-name="ch10" chart:values-cell-range-address="data_nominal.D35:data_nominal.L35" chart:label-cell-address="data_nominal.C35:data_nominal.C35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Atraso crítico nominal</text:p>
                <draw:g>
                  <svg:desc>data_nominal.C35:data_nominal.C35</svg:desc>
                </draw:g>
              </table:table-cell>
              <table:table-cell office:value-type="float" office:value="25.63">
                <text:p>25.63</text:p>
                <draw:g>
                  <svg:desc>data_nominal.D35:data_nominal.L35</svg:desc>
                </draw:g>
              </table:table-cell>
              <table:table-cell office:value-type="float" office:value="25.93">
                <text:p>25.93</text:p>
              </table:table-cell>
              <table:table-cell office:value-type="float" office:value="24.17">
                <text:p>24.17</text:p>
              </table:table-cell>
              <table:table-cell office:value-type="float" office:value="40.03">
                <text:p>40.03</text:p>
              </table:table-cell>
              <table:table-cell office:value-type="float" office:value="17.8">
                <text:p>17.8</text:p>
              </table:table-cell>
              <table:table-cell office:value-type="float" office:value="22.07">
                <text:p>22.07</text:p>
              </table:table-cell>
              <table:table-cell office:value-type="float" office:value="22.27">
                <text:p>22.27</text:p>
              </table:table-cell>
              <table:table-cell office:value-type="float" office:value="21.87">
                <text:p>21.87</text:p>
              </table:table-cell>
              <table:table-cell office:value-type="float" office:value="23.11">
                <text:p>23.11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5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52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95cm" svg:y="0.316cm" chart:style-name="ch2">
          <text:p>Atraso crítico nearthreshold</text:p>
        </chart:title>
        <chart:legend chart:legend-position="end" svg:x="10.541cm" svg:y="4.211cm" style:legend-expansion="high" chart:style-name="ch3"/>
        <chart:plot-area chart:style-name="ch4" table:cell-range-address="data_nominal.D32:data_nominal.L32 data_near.C35:data_near.L35" chart:data-source-has-labels="both" svg:x="1.306cm" svg:y="1.305cm" svg:width="8.915cm" svg:height="6.559cm">
          <chartooo:coordinate-region svg:x="2.78cm" svg:y="1.305cm" svg:width="7.441cm" svg:height="4.967cm"/>
          <chart:axis chart:dimension="x" chart:name="primary-x" chart:style-name="ch5" chartooo:axis-type="auto">
            <chartooo:date-scale/>
            <chart:title svg:x="4.514cm" svg:y="8.045cm" chart:style-name="ch6">
              <text:p>Implementações</text:p>
            </chart:title>
            <chart:categories table:cell-range-address="data_nominal.D32:data_nominal.L32"/>
            <chart:grid chart:style-name="ch7" chart:class="major"/>
          </chart:axis>
          <chart:axis chart:dimension="y" chart:name="primary-y" chart:style-name="ch8">
            <chart:title svg:x="0.451cm" svg:y="5.143cm" chart:style-name="ch9">
              <text:p>ps(-12)</text:p>
            </chart:title>
            <chart:grid chart:style-name="ch7" chart:class="major"/>
          </chart:axis>
          <chart:series chart:style-name="ch10" chart:values-cell-range-address="data_near.D35:data_near.L35" chart:label-cell-address="data_near.C35:data_near.C35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Atraso crítico(Near-Threshold)</text:p>
                <draw:g>
                  <svg:desc>data_near.C35:data_near.C35</svg:desc>
                </draw:g>
              </table:table-cell>
              <table:table-cell office:value-type="float" office:value="1300">
                <text:p>1300</text:p>
                <draw:g>
                  <svg:desc>data_near.D35:data_near.L35</svg:desc>
                </draw:g>
              </table:table-cell>
              <table:table-cell office:value-type="float" office:value="1730">
                <text:p>1730</text:p>
              </table:table-cell>
              <table:table-cell office:value-type="float" office:value="1130">
                <text:p>1130</text:p>
              </table:table-cell>
              <table:table-cell office:value-type="float" office:value="1330">
                <text:p>1330</text:p>
              </table:table-cell>
              <table:table-cell office:value-type="float" office:value="971">
                <text:p>971</text:p>
              </table:table-cell>
              <table:table-cell office:value-type="float" office:value="1450">
                <text:p>1450</text:p>
              </table:table-cell>
              <table:table-cell office:value-type="float" office:value="1460">
                <text:p>1460</text:p>
              </table:table-cell>
              <table:table-cell office:value-type="float" office:value="1240">
                <text:p>1240</text:p>
              </table:table-cell>
              <table:table-cell office:value-type="float" office:value="1510">
                <text:p>1510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89cm" svg:y="0.316cm" chart:style-name="ch2">
          <text:p>Comparação entre atrasos</text:p>
        </chart:title>
        <chart:legend chart:legend-position="end" svg:x="10.541cm" svg:y="3.972cm" style:legend-expansion="high" chart:style-name="ch3"/>
        <chart:plot-area chart:style-name="ch4" table:cell-range-address="data_nominal.D32:data_nominal.L32 data_nominal.C35:data_nominal.L35 data_near.C35:data_near.L35" chart:data-source-has-labels="both" svg:x="1.306cm" svg:y="1.305cm" svg:width="8.915cm" svg:height="6.559cm">
          <chartooo:coordinate-region svg:x="2.121cm" svg:y="1.305cm" svg:width="7.76cm" svg:height="4.967cm"/>
          <chart:axis chart:dimension="x" chart:name="primary-x" chart:style-name="ch5" chartooo:axis-type="auto">
            <chartooo:date-scale/>
            <chart:title svg:x="4.514cm" svg:y="8.045cm" chart:style-name="ch6">
              <text:p>Implementações</text:p>
            </chart:title>
            <chart:categories table:cell-range-address="data_nominal.D32:data_nominal.L32"/>
          </chart:axis>
          <chart:axis chart:dimension="y" chart:name="primary-y" chart:style-name="ch5">
            <chart:title svg:x="0.451cm" svg:y="5.143cm" chart:style-name="ch7">
              <text:p>ps(-12)</text:p>
            </chart:title>
            <chart:grid chart:style-name="ch8" chart:class="major"/>
          </chart:axis>
          <chart:series chart:style-name="ch9" chart:values-cell-range-address="data_nominal.D35:data_nominal.L35" chart:label-cell-address="data_nominal.C35:data_nominal.C35" chart:class="chart:line">
            <chart:data-point chart:repeated="9"/>
          </chart:series>
          <chart:series chart:style-name="ch10" chart:values-cell-range-address="data_near.D35:data_near.L35" chart:label-cell-address="data_near.C35:data_near.C35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Atraso crítico nominal</text:p>
                <draw:g>
                  <svg:desc>data_nominal.C35:data_nominal.C35</svg:desc>
                </draw:g>
              </table:table-cell>
              <table:table-cell office:value-type="float" office:value="25.63">
                <text:p>25.63</text:p>
                <draw:g>
                  <svg:desc>data_nominal.D35:data_nominal.L35</svg:desc>
                </draw:g>
              </table:table-cell>
              <table:table-cell office:value-type="float" office:value="25.93">
                <text:p>25.93</text:p>
              </table:table-cell>
              <table:table-cell office:value-type="float" office:value="24.17">
                <text:p>24.17</text:p>
              </table:table-cell>
              <table:table-cell office:value-type="float" office:value="40.03">
                <text:p>40.03</text:p>
              </table:table-cell>
              <table:table-cell office:value-type="float" office:value="17.8">
                <text:p>17.8</text:p>
              </table:table-cell>
              <table:table-cell office:value-type="float" office:value="22.07">
                <text:p>22.07</text:p>
              </table:table-cell>
              <table:table-cell office:value-type="float" office:value="22.27">
                <text:p>22.27</text:p>
              </table:table-cell>
              <table:table-cell office:value-type="float" office:value="21.87">
                <text:p>21.87</text:p>
              </table:table-cell>
              <table:table-cell office:value-type="float" office:value="23.11">
                <text:p>23.11</text:p>
              </table:table-cell>
            </table:table-row>
            <table:table-row>
              <table:table-cell office:value-type="string">
                <text:p>Atraso crítico(Near-Threshold)</text:p>
                <draw:g>
                  <svg:desc>data_near.C35:data_near.C35</svg:desc>
                </draw:g>
              </table:table-cell>
              <table:table-cell office:value-type="float" office:value="1300">
                <text:p>1300</text:p>
                <draw:g>
                  <svg:desc>data_near.D35:data_near.L35</svg:desc>
                </draw:g>
              </table:table-cell>
              <table:table-cell office:value-type="float" office:value="1730">
                <text:p>1730</text:p>
              </table:table-cell>
              <table:table-cell office:value-type="float" office:value="1130">
                <text:p>1130</text:p>
              </table:table-cell>
              <table:table-cell office:value-type="float" office:value="1330">
                <text:p>1330</text:p>
              </table:table-cell>
              <table:table-cell office:value-type="float" office:value="971">
                <text:p>971</text:p>
              </table:table-cell>
              <table:table-cell office:value-type="float" office:value="1450">
                <text:p>1450</text:p>
              </table:table-cell>
              <table:table-cell office:value-type="float" office:value="1460">
                <text:p>1460</text:p>
              </table:table-cell>
              <table:table-cell office:value-type="float" office:value="1240">
                <text:p>1240</text:p>
              </table:table-cell>
              <table:table-cell office:value-type="float" office:value="1510">
                <text:p>1510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6.459cm" svg:y="0.316cm" chart:style-name="ch2">
          <text:p>Média nominal</text:p>
        </chart:title>
        <chart:legend chart:legend-position="end" svg:x="13.081cm" svg:y="4.211cm" style:legend-expansion="high" chart:style-name="ch3"/>
        <chart:plot-area chart:style-name="ch4" table:cell-range-address="data_nominal.D32:data_nominal.L32 data_nominal.C36:data_nominal.L36" chart:data-source-has-labels="both" svg:x="1.306cm" svg:y="1.305cm" svg:width="11.455cm" svg:height="6.559cm">
          <chartooo:coordinate-region svg:x="4.479cm" svg:y="2.12cm" svg:width="5.108cm" svg:height="5.108cm"/>
          <chart:axis chart:dimension="x" chart:name="primary-x" chart:style-name="ch5" chartooo:axis-type="auto">
            <chartooo:date-scale/>
            <chart:title svg:x="5.784cm" svg:y="8.045cm" chart:style-name="ch6">
              <text:p>Implementações</text:p>
            </chart:title>
            <chart:categories table:cell-range-address="data_nominal.D32:data_nominal.L32"/>
            <chart:grid chart:style-name="ch7" chart:class="major"/>
          </chart:axis>
          <chart:axis chart:dimension="y" chart:name="primary-y" chart:style-name="ch8">
            <chart:title svg:x="0.451cm" svg:y="5.692cm" chart:style-name="ch9">
              <text:p>tempo(ps(-12))</text:p>
            </chart:title>
            <chart:grid chart:style-name="ch7" chart:class="major"/>
          </chart:axis>
          <chart:series chart:style-name="ch10" chart:values-cell-range-address="data_nominal.D36:data_nominal.L36" chart:label-cell-address="data_nominal.C36:data_nominal.C36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media nominal</text:p>
                <draw:g>
                  <svg:desc>data_nominal.C36:data_nominal.C36</svg:desc>
                </draw:g>
              </table:table-cell>
              <table:table-cell office:value-type="float" office:value="21.3125">
                <text:p>21.3125</text:p>
                <draw:g>
                  <svg:desc>data_nominal.D36:data_nominal.L36</svg:desc>
                </draw:g>
              </table:table-cell>
              <table:table-cell office:value-type="float" office:value="22.90125">
                <text:p>22.90125</text:p>
              </table:table-cell>
              <table:table-cell office:value-type="float" office:value="17.16375">
                <text:p>17.16375</text:p>
              </table:table-cell>
              <table:table-cell office:value-type="float" office:value="22.6325">
                <text:p>22.6325</text:p>
              </table:table-cell>
              <table:table-cell office:value-type="float" office:value="15.17125">
                <text:p>15.17125</text:p>
              </table:table-cell>
              <table:table-cell office:value-type="float" office:value="18.8925">
                <text:p>18.8925</text:p>
              </table:table-cell>
              <table:table-cell office:value-type="float" office:value="18.46625">
                <text:p>18.46625</text:p>
              </table:table-cell>
              <table:table-cell office:value-type="float" office:value="14.9475">
                <text:p>14.9475</text:p>
              </table:table-cell>
              <table:table-cell office:value-type="float" office:value="18.35125">
                <text:p>18.35125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784cm" svg:y="0.316cm" chart:style-name="ch2">
          <text:p>Média nearthreshold </text:p>
        </chart:title>
        <chart:legend chart:legend-position="end" svg:x="11.67cm" svg:y="4.211cm" style:legend-expansion="high" chart:style-name="ch3"/>
        <chart:plot-area chart:style-name="ch4" table:cell-range-address="data_nominal.D32:data_nominal.L32 data_near.C36:data_near.L36" chart:data-source-has-labels="both" svg:x="1.306cm" svg:y="1.305cm" svg:width="10.044cm" svg:height="6.559cm">
          <chartooo:coordinate-region svg:x="3.774cm" svg:y="2.12cm" svg:width="5.108cm" svg:height="5.108cm"/>
          <chart:axis chart:dimension="x" chart:name="primary-x" chart:style-name="ch5" chartooo:axis-type="auto">
            <chartooo:date-scale/>
            <chart:title svg:x="5.079cm" svg:y="8.045cm" chart:style-name="ch6">
              <text:p>Implementações</text:p>
            </chart:title>
            <chart:categories table:cell-range-address="data_nominal.D32:data_nominal.L32"/>
            <chart:grid chart:style-name="ch7" chart:class="major"/>
          </chart:axis>
          <chart:axis chart:dimension="y" chart:name="primary-y" chart:style-name="ch8">
            <chart:title svg:x="0.451cm" svg:y="5.143cm" chart:style-name="ch9">
              <text:p>ps(-12)</text:p>
            </chart:title>
            <chart:grid chart:style-name="ch7" chart:class="major"/>
          </chart:axis>
          <chart:series chart:style-name="ch10" chart:values-cell-range-address="data_near.D36:data_near.L36" chart:label-cell-address="data_near.C36:data_near.C36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media(Near-Threshold)</text:p>
                <draw:g>
                  <svg:desc>data_near.C36:data_near.C36</svg:desc>
                </draw:g>
              </table:table-cell>
              <table:table-cell office:value-type="float" office:value="969.625">
                <text:p>969.625</text:p>
                <draw:g>
                  <svg:desc>data_near.D36:data_near.L36</svg:desc>
                </draw:g>
              </table:table-cell>
              <table:table-cell office:value-type="float" office:value="1476.25">
                <text:p>1476.25</text:p>
              </table:table-cell>
              <table:table-cell office:value-type="float" office:value="889.625">
                <text:p>889.625</text:p>
              </table:table-cell>
              <table:table-cell office:value-type="float" office:value="1040.375">
                <text:p>1040.375</text:p>
              </table:table-cell>
              <table:table-cell office:value-type="float" office:value="814.25">
                <text:p>814.25</text:p>
              </table:table-cell>
              <table:table-cell office:value-type="float" office:value="1282.5">
                <text:p>1282.5</text:p>
              </table:table-cell>
              <table:table-cell office:value-type="float" office:value="1273.75">
                <text:p>1273.75</text:p>
              </table:table-cell>
              <table:table-cell office:value-type="float" office:value="773.25">
                <text:p>773.25</text:p>
              </table:table-cell>
              <table:table-cell office:value-type="float" office:value="1260">
                <text:p>1260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59cm" svg:y="0.316cm" chart:style-name="ch2">
          <text:p>Média nominal</text:p>
        </chart:title>
        <chart:legend chart:legend-position="end" svg:x="13.081cm" svg:y="4.211cm" style:legend-expansion="high" chart:style-name="ch3"/>
        <chart:plot-area chart:style-name="ch4" table:cell-range-address="data_nominal.D32:data_nominal.L32 data_nominal.C36:data_nominal.L36" chart:data-source-has-labels="both" svg:x="1.306cm" svg:y="1.305cm" svg:width="11.455cm" svg:height="6.559cm">
          <chartooo:coordinate-region svg:x="2.404cm" svg:y="1.305cm" svg:width="10.357cm" svg:height="4.967cm"/>
          <chart:axis chart:dimension="x" chart:name="primary-x" chart:style-name="ch5" chartooo:axis-type="auto">
            <chartooo:date-scale/>
            <chart:title svg:x="5.784cm" svg:y="8.045cm" chart:style-name="ch6">
              <text:p>Implementações</text:p>
            </chart:title>
            <chart:categories table:cell-range-address="data_nominal.D32:data_nominal.L32"/>
            <chart:grid chart:style-name="ch7" chart:class="major"/>
          </chart:axis>
          <chart:axis chart:dimension="y" chart:name="primary-y" chart:style-name="ch8">
            <chart:title svg:x="0.451cm" svg:y="5.143cm" chart:style-name="ch9">
              <text:p>ps(-12)</text:p>
            </chart:title>
            <chart:grid chart:style-name="ch7" chart:class="major"/>
          </chart:axis>
          <chart:series chart:style-name="ch10" chart:values-cell-range-address="data_nominal.D36:data_nominal.L36" chart:label-cell-address="data_nominal.C36:data_nominal.C36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media nominal</text:p>
                <draw:g>
                  <svg:desc>data_nominal.C36:data_nominal.C36</svg:desc>
                </draw:g>
              </table:table-cell>
              <table:table-cell office:value-type="float" office:value="21.3125">
                <text:p>21.3125</text:p>
                <draw:g>
                  <svg:desc>data_nominal.D36:data_nominal.L36</svg:desc>
                </draw:g>
              </table:table-cell>
              <table:table-cell office:value-type="float" office:value="22.90125">
                <text:p>22.90125</text:p>
              </table:table-cell>
              <table:table-cell office:value-type="float" office:value="17.16375">
                <text:p>17.16375</text:p>
              </table:table-cell>
              <table:table-cell office:value-type="float" office:value="22.6325">
                <text:p>22.6325</text:p>
              </table:table-cell>
              <table:table-cell office:value-type="float" office:value="15.17125">
                <text:p>15.17125</text:p>
              </table:table-cell>
              <table:table-cell office:value-type="float" office:value="18.8925">
                <text:p>18.8925</text:p>
              </table:table-cell>
              <table:table-cell office:value-type="float" office:value="18.46625">
                <text:p>18.46625</text:p>
              </table:table-cell>
              <table:table-cell office:value-type="float" office:value="14.9475">
                <text:p>14.9475</text:p>
              </table:table-cell>
              <table:table-cell office:value-type="float" office:value="18.35125">
                <text:p>18.35125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84cm" svg:y="0.316cm" chart:style-name="ch2">
          <text:p>Média nearthreshold </text:p>
        </chart:title>
        <chart:legend chart:legend-position="end" svg:x="11.67cm" svg:y="4.211cm" style:legend-expansion="high" chart:style-name="ch3"/>
        <chart:plot-area chart:style-name="ch4" table:cell-range-address="data_nominal.D32:data_nominal.L32 data_near.C36:data_near.L36" chart:data-source-has-labels="both" svg:x="1.306cm" svg:y="1.305cm" svg:width="10.044cm" svg:height="6.559cm">
          <chartooo:coordinate-region svg:x="2.78cm" svg:y="1.305cm" svg:width="8.57cm" svg:height="4.967cm"/>
          <chart:axis chart:dimension="x" chart:name="primary-x" chart:style-name="ch5" chartooo:axis-type="auto">
            <chartooo:date-scale/>
            <chart:title svg:x="5.079cm" svg:y="8.045cm" chart:style-name="ch6">
              <text:p>Implementações</text:p>
            </chart:title>
            <chart:categories table:cell-range-address="data_nominal.D32:data_nominal.L32"/>
            <chart:grid chart:style-name="ch7" chart:class="major"/>
          </chart:axis>
          <chart:axis chart:dimension="y" chart:name="primary-y" chart:style-name="ch8">
            <chart:title svg:x="0.451cm" svg:y="5.143cm" chart:style-name="ch9">
              <text:p>ps(-12)</text:p>
            </chart:title>
            <chart:grid chart:style-name="ch7" chart:class="major"/>
          </chart:axis>
          <chart:series chart:style-name="ch10" chart:values-cell-range-address="data_near.D36:data_near.L36" chart:label-cell-address="data_near.C36:data_near.C36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media(Near-Threshold)</text:p>
                <draw:g>
                  <svg:desc>data_near.C36:data_near.C36</svg:desc>
                </draw:g>
              </table:table-cell>
              <table:table-cell office:value-type="float" office:value="969.625">
                <text:p>969.625</text:p>
                <draw:g>
                  <svg:desc>data_near.D36:data_near.L36</svg:desc>
                </draw:g>
              </table:table-cell>
              <table:table-cell office:value-type="float" office:value="1476.25">
                <text:p>1476.25</text:p>
              </table:table-cell>
              <table:table-cell office:value-type="float" office:value="889.625">
                <text:p>889.625</text:p>
              </table:table-cell>
              <table:table-cell office:value-type="float" office:value="1040.375">
                <text:p>1040.375</text:p>
              </table:table-cell>
              <table:table-cell office:value-type="float" office:value="814.25">
                <text:p>814.25</text:p>
              </table:table-cell>
              <table:table-cell office:value-type="float" office:value="1282.5">
                <text:p>1282.5</text:p>
              </table:table-cell>
              <table:table-cell office:value-type="float" office:value="1273.75">
                <text:p>1273.75</text:p>
              </table:table-cell>
              <table:table-cell office:value-type="float" office:value="773.25">
                <text:p>773.25</text:p>
              </table:table-cell>
              <table:table-cell office:value-type="float" office:value="1260">
                <text:p>1260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5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52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22cm" svg:y="0.316cm" chart:style-name="ch2">
          <text:p>Atraso crítico neartreshold</text:p>
        </chart:title>
        <chart:legend chart:legend-position="end" svg:x="10.541cm" svg:y="4.211cm" style:legend-expansion="high" chart:style-name="ch3"/>
        <chart:plot-area chart:style-name="ch4" table:cell-range-address="data_nominal.D32:data_nominal.L32 data_near.C35:data_near.L35" chart:data-source-has-labels="both" svg:x="1.306cm" svg:y="1.305cm" svg:width="8.915cm" svg:height="6.559cm">
          <chartooo:coordinate-region svg:x="3.209cm" svg:y="2.12cm" svg:width="5.108cm" svg:height="5.108cm"/>
          <chart:axis chart:dimension="x" chart:name="primary-x" chart:style-name="ch5" chartooo:axis-type="auto">
            <chartooo:date-scale/>
            <chart:title svg:x="4.514cm" svg:y="8.045cm" chart:style-name="ch6">
              <text:p>Implementações</text:p>
            </chart:title>
            <chart:categories table:cell-range-address="data_nominal.D32:data_nominal.L32"/>
            <chart:grid chart:style-name="ch7" chart:class="major"/>
          </chart:axis>
          <chart:axis chart:dimension="y" chart:name="primary-y" chart:style-name="ch8">
            <chart:title svg:x="0.451cm" svg:y="5.143cm" chart:style-name="ch9">
              <text:p>ps(-12)</text:p>
            </chart:title>
            <chart:grid chart:style-name="ch7" chart:class="major"/>
          </chart:axis>
          <chart:series chart:style-name="ch10" chart:values-cell-range-address="data_near.D35:data_near.L35" chart:label-cell-address="data_near.C35:data_near.C35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Atraso crítico(Near-Threshold)</text:p>
                <draw:g>
                  <svg:desc>data_near.C35:data_near.C35</svg:desc>
                </draw:g>
              </table:table-cell>
              <table:table-cell office:value-type="float" office:value="1300">
                <text:p>1300</text:p>
                <draw:g>
                  <svg:desc>data_near.D35:data_near.L35</svg:desc>
                </draw:g>
              </table:table-cell>
              <table:table-cell office:value-type="float" office:value="1730">
                <text:p>1730</text:p>
              </table:table-cell>
              <table:table-cell office:value-type="float" office:value="1130">
                <text:p>1130</text:p>
              </table:table-cell>
              <table:table-cell office:value-type="float" office:value="1330">
                <text:p>1330</text:p>
              </table:table-cell>
              <table:table-cell office:value-type="float" office:value="971">
                <text:p>971</text:p>
              </table:table-cell>
              <table:table-cell office:value-type="float" office:value="1450">
                <text:p>1450</text:p>
              </table:table-cell>
              <table:table-cell office:value-type="float" office:value="1460">
                <text:p>1460</text:p>
              </table:table-cell>
              <table:table-cell office:value-type="float" office:value="1240">
                <text:p>1240</text:p>
              </table:table-cell>
              <table:table-cell office:value-type="float" office:value="1510">
                <text:p>15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2cm" svg:y="0.316cm" chart:style-name="ch2">
          <text:p>Comparação entre médias</text:p>
        </chart:title>
        <chart:legend chart:legend-position="end" svg:x="11.67cm" svg:y="3.972cm" style:legend-expansion="high" chart:style-name="ch3"/>
        <chart:plot-area chart:style-name="ch4" table:cell-range-address="data_nominal.D32:data_nominal.L32 data_nominal.C36:data_nominal.L36 data_near.C36:data_near.L36" chart:data-source-has-labels="both" svg:x="1.306cm" svg:y="1.305cm" svg:width="10.044cm" svg:height="6.559cm">
          <chartooo:coordinate-region svg:x="2.592cm" svg:y="1.305cm" svg:width="8.436cm" svg:height="4.967cm"/>
          <chart:axis chart:dimension="x" chart:name="primary-x" chart:style-name="ch5" chartooo:axis-type="auto">
            <chartooo:date-scale/>
            <chart:title svg:x="5.079cm" svg:y="8.045cm" chart:style-name="ch6">
              <text:p>Implementações</text:p>
            </chart:title>
            <chart:categories table:cell-range-address="data_nominal.D32:data_nominal.L32"/>
          </chart:axis>
          <chart:axis chart:dimension="y" chart:name="primary-y" chart:style-name="ch7">
            <chart:title svg:x="0.451cm" svg:y="5.143cm" chart:style-name="ch8">
              <text:p>ps(-12)</text:p>
            </chart:title>
            <chart:grid chart:style-name="ch9" chart:class="major"/>
          </chart:axis>
          <chart:series chart:style-name="ch10" chart:values-cell-range-address="data_nominal.D36:data_nominal.L36" chart:label-cell-address="data_nominal.C36:data_nominal.C36" chart:class="chart:line">
            <chart:data-point chart:repeated="9"/>
          </chart:series>
          <chart:series chart:style-name="ch11" chart:values-cell-range-address="data_near.D36:data_near.L36" chart:label-cell-address="data_near.C36:data_near.C36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media nominal</text:p>
                <draw:g>
                  <svg:desc>data_nominal.C36:data_nominal.C36</svg:desc>
                </draw:g>
              </table:table-cell>
              <table:table-cell office:value-type="float" office:value="21.3125">
                <text:p>21.3125</text:p>
                <draw:g>
                  <svg:desc>data_nominal.D36:data_nominal.L36</svg:desc>
                </draw:g>
              </table:table-cell>
              <table:table-cell office:value-type="float" office:value="22.90125">
                <text:p>22.90125</text:p>
              </table:table-cell>
              <table:table-cell office:value-type="float" office:value="17.16375">
                <text:p>17.16375</text:p>
              </table:table-cell>
              <table:table-cell office:value-type="float" office:value="22.6325">
                <text:p>22.6325</text:p>
              </table:table-cell>
              <table:table-cell office:value-type="float" office:value="15.17125">
                <text:p>15.17125</text:p>
              </table:table-cell>
              <table:table-cell office:value-type="float" office:value="18.8925">
                <text:p>18.8925</text:p>
              </table:table-cell>
              <table:table-cell office:value-type="float" office:value="18.46625">
                <text:p>18.46625</text:p>
              </table:table-cell>
              <table:table-cell office:value-type="float" office:value="14.9475">
                <text:p>14.9475</text:p>
              </table:table-cell>
              <table:table-cell office:value-type="float" office:value="18.35125">
                <text:p>18.35125</text:p>
              </table:table-cell>
            </table:table-row>
            <table:table-row>
              <table:table-cell office:value-type="string">
                <text:p>media(Near-Threshold)</text:p>
                <draw:g>
                  <svg:desc>data_near.C36:data_near.C36</svg:desc>
                </draw:g>
              </table:table-cell>
              <table:table-cell office:value-type="float" office:value="969.625">
                <text:p>969.625</text:p>
                <draw:g>
                  <svg:desc>data_near.D36:data_near.L36</svg:desc>
                </draw:g>
              </table:table-cell>
              <table:table-cell office:value-type="float" office:value="1476.25">
                <text:p>1476.25</text:p>
              </table:table-cell>
              <table:table-cell office:value-type="float" office:value="889.625">
                <text:p>889.625</text:p>
              </table:table-cell>
              <table:table-cell office:value-type="float" office:value="1040.375">
                <text:p>1040.375</text:p>
              </table:table-cell>
              <table:table-cell office:value-type="float" office:value="814.25">
                <text:p>814.25</text:p>
              </table:table-cell>
              <table:table-cell office:value-type="float" office:value="1282.5">
                <text:p>1282.5</text:p>
              </table:table-cell>
              <table:table-cell office:value-type="float" office:value="1273.75">
                <text:p>1273.75</text:p>
              </table:table-cell>
              <table:table-cell office:value-type="float" office:value="773.25">
                <text:p>773.25</text:p>
              </table:table-cell>
              <table:table-cell office:value-type="float" office:value="1260">
                <text:p>1260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title svg:x="3.166cm" svg:y="0.316cm" chart:style-name="ch2">
          <text:p>Comparação consumo de energia normalizada</text:p>
        </chart:title>
        <chart:legend chart:legend-position="end" svg:x="11.175cm" svg:y="3.972cm" style:legend-expansion="high" chart:style-name="ch3"/>
        <chart:plot-area chart:style-name="ch4" table:cell-range-address="data_nominal_normalizada.D32:data_nominal_normalizada.K33 data_nominal_normalizada.C33:data_nominal_normalizada.C33 data_near_normalizada.C33:data_near_normalizada.K33" chart:data-source-has-labels="both" svg:x="1.306cm" svg:y="1.305cm" svg:width="9.549cm" svg:height="6.559cm">
          <chartooo:coordinate-region svg:x="3.615cm" svg:y="2.12cm" svg:width="4.93cm" svg:height="4.93cm"/>
          <chart:axis chart:dimension="x" chart:name="primary-x" chart:style-name="ch5" chartooo:axis-type="auto">
            <chartooo:date-scale/>
            <chart:title svg:x="4.831cm" svg:y="8.045cm" chart:style-name="ch6">
              <text:p>Implementações</text:p>
            </chart:title>
            <chart:categories table:cell-range-address="data_nominal_normalizada.D32:data_nominal_normalizada.K32"/>
            <chart:grid chart:style-name="ch7" chart:class="major"/>
          </chart:axis>
          <chart:axis chart:dimension="y" chart:name="primary-y" chart:style-name="ch8">
            <chart:title svg:x="0.451cm" svg:y="5.096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_normalizada.D33:data_nominal_normalizada.K33" chart:label-cell-address="data_nominal_normalizada.C33:data_nominal_normalizada.C33" chart:class="chart:radar">
            <chart:data-point chart:repeated="8"/>
          </chart:series>
          <chart:series chart:style-name="ch11" chart:values-cell-range-address="data_near_normalizada.D33:data_near_normalizada.K33" chart:label-cell-address="data_near_normalizada.C33:data_near_normalizada.C33" chart:class="chart:rad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2</text:p>
                <draw:g>
                  <svg:desc>data_nominal_normalizada.D32:data_nominal_normalizada.K32</svg:desc>
                </draw:g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nergia nominal</text:p>
                <draw:g>
                  <svg:desc>data_nominal_normalizada.C33:data_nominal_normalizada.C33</svg:desc>
                </draw:g>
              </table:table-cell>
              <table:table-cell office:value-type="float" office:value="1.70038910505837">
                <text:p>1.70038910505837</text:p>
                <draw:g>
                  <svg:desc>data_nominal_normalizada.D33:data_nominal_normalizada.K33</svg:desc>
                </draw:g>
              </table:table-cell>
              <table:table-cell office:value-type="float" office:value="1.5875486381323">
                <text:p>1.5875486381323</text:p>
              </table:table-cell>
              <table:table-cell office:value-type="float" office:value="1.28793774319066">
                <text:p>1.28793774319066</text:p>
              </table:table-cell>
              <table:table-cell office:value-type="float" office:value="2.62639494163424">
                <text:p>2.62639494163424</text:p>
              </table:table-cell>
              <table:table-cell office:value-type="float" office:value="3.04280155642023">
                <text:p>3.04280155642023</text:p>
              </table:table-cell>
              <table:table-cell office:value-type="float" office:value="3.0272373540856">
                <text:p>3.0272373540856</text:p>
              </table:table-cell>
              <table:table-cell office:value-type="float" office:value="2.37937743190661">
                <text:p>2.37937743190661</text:p>
              </table:table-cell>
              <table:table-cell office:value-type="float" office:value="2.7431906614786">
                <text:p>2.7431906614786</text:p>
              </table:table-cell>
            </table:table-row>
            <table:table-row>
              <table:table-cell office:value-type="string">
                <text:p>Energia near-threshold</text:p>
                <draw:g>
                  <svg:desc>data_near_normalizada.C33:data_near_normalizada.C33</svg:desc>
                </draw:g>
              </table:table-cell>
              <table:table-cell office:value-type="float" office:value="2.11397058823529">
                <text:p>2.11397058823529</text:p>
                <draw:g>
                  <svg:desc>data_near_normalizada.D33:data_near_normalizada.K33</svg:desc>
                </draw:g>
              </table:table-cell>
              <table:table-cell office:value-type="float" office:value="1.53492647058823">
                <text:p>1.53492647058823</text:p>
              </table:table-cell>
              <table:table-cell office:value-type="float" office:value="1.29044117647059">
                <text:p>1.29044117647059</text:p>
              </table:table-cell>
              <table:table-cell office:value-type="float" office:value="2.35564338235294">
                <text:p>2.35564338235294</text:p>
              </table:table-cell>
              <table:table-cell office:value-type="float" office:value="3.23161764705882">
                <text:p>3.23161764705882</text:p>
              </table:table-cell>
              <table:table-cell office:value-type="float" office:value="3.25367647058823">
                <text:p>3.25367647058823</text:p>
              </table:table-cell>
              <table:table-cell office:value-type="float" office:value="2.17095588235294">
                <text:p>2.17095588235294</text:p>
              </table:table-cell>
              <table:table-cell office:value-type="float" office:value="3.20772058823529">
                <text:p>3.20772058823529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title svg:x="4.75cm" svg:y="0.316cm" chart:style-name="ch2">
          <text:p>Comparação EDP normalizada</text:p>
        </chart:title>
        <chart:legend chart:legend-position="end" svg:x="11.646cm" svg:y="3.972cm" style:legend-expansion="high" chart:style-name="ch3"/>
        <chart:plot-area chart:style-name="ch4" table:cell-range-address="data_nominal_normalizada.D32:data_nominal_normalizada.K32 data_nominal_normalizada.C34:data_nominal_normalizada.K34 data_near_normalizada.C34:data_near_normalizada.K34" chart:data-source-has-labels="both" svg:x="1.306cm" svg:y="1.305cm" svg:width="10.02cm" svg:height="6.559cm">
          <chartooo:coordinate-region svg:x="3.85cm" svg:y="2.12cm" svg:width="4.93cm" svg:height="4.93cm"/>
          <chart:axis chart:dimension="x" chart:name="primary-x" chart:style-name="ch5" chartooo:axis-type="auto">
            <chartooo:date-scale/>
            <chart:title svg:x="5.067cm" svg:y="8.045cm" chart:style-name="ch6">
              <text:p>Implementações</text:p>
            </chart:title>
            <chart:categories table:cell-range-address="data_nominal_normalizada.D32:data_nominal_normalizada.K32"/>
            <chart:grid chart:style-name="ch7" chart:class="major"/>
          </chart:axis>
          <chart:axis chart:dimension="y" chart:name="primary-y" chart:style-name="ch8">
            <chart:title svg:x="0.451cm" svg:y="5.049cm" chart:style-name="ch9">
              <text:p>y(-24)</text:p>
            </chart:title>
            <chart:grid chart:style-name="ch7" chart:class="major"/>
          </chart:axis>
          <chart:series chart:style-name="ch10" chart:values-cell-range-address="data_nominal_normalizada.D34:data_nominal_normalizada.K34" chart:label-cell-address="data_nominal_normalizada.C34:data_nominal_normalizada.C34" chart:class="chart:radar">
            <chart:data-point chart:repeated="8"/>
          </chart:series>
          <chart:series chart:style-name="ch11" chart:values-cell-range-address="data_near_normalizada.D34:data_near_normalizada.K34" chart:label-cell-address="data_near_normalizada.C34:data_near_normalizada.C34" chart:class="chart:rad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2</text:p>
                <draw:g>
                  <svg:desc>data_nominal_normalizada.D32:data_nominal_normalizada.K32</svg:desc>
                </draw:g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DP nominal</text:p>
                <draw:g>
                  <svg:desc>data_nominal_normalizada.C34:data_nominal_normalizada.C34</svg:desc>
                </draw:g>
              </table:table-cell>
              <table:table-cell office:value-type="float" office:value="1.72029221592522">
                <text:p>1.72029221592522</text:p>
                <draw:g>
                  <svg:desc>data_nominal_normalizada.D34:data_nominal_normalizada.K34</svg:desc>
                </draw:g>
              </table:table-cell>
              <table:table-cell office:value-type="float" office:value="1.49711473209745">
                <text:p>1.49711473209745</text:p>
              </table:table-cell>
              <table:table-cell office:value-type="float" office:value="2.01155473507305">
                <text:p>2.01155473507305</text:p>
              </table:table-cell>
              <table:table-cell office:value-type="float" office:value="1.82402770039366">
                <text:p>1.82402770039366</text:p>
              </table:table-cell>
              <table:table-cell office:value-type="float" office:value="2.62015725127564">
                <text:p>2.62015725127564</text:p>
              </table:table-cell>
              <table:table-cell office:value-type="float" office:value="2.6303775214782">
                <text:p>2.6303775214782</text:p>
              </table:table-cell>
              <table:table-cell office:value-type="float" office:value="2.03031542863042">
                <text:p>2.03031542863042</text:p>
              </table:table-cell>
              <table:table-cell office:value-type="float" office:value="2.47347390506322">
                <text:p>2.47347390506322</text:p>
              </table:table-cell>
            </table:table-row>
            <table:table-row>
              <table:table-cell office:value-type="string">
                <text:p>EDP near-threshold</text:p>
                <draw:g>
                  <svg:desc>data_near_normalizada.C34:data_near_normalizada.C34</svg:desc>
                </draw:g>
              </table:table-cell>
              <table:table-cell office:value-type="float" office:value="2.81320701357466">
                <text:p>2.81320701357466</text:p>
                <draw:g>
                  <svg:desc>data_near_normalizada.D34:data_near_normalizada.K34</svg:desc>
                </draw:g>
              </table:table-cell>
              <table:table-cell office:value-type="float" office:value="1.33420531674208">
                <text:p>1.33420531674208</text:p>
              </table:table-cell>
              <table:table-cell office:value-type="float" office:value="1.32022058823529">
                <text:p>1.32022058823529</text:p>
              </table:table-cell>
              <table:table-cell office:value-type="float" office:value="1.75948440328054">
                <text:p>1.75948440328054</text:p>
              </table:table-cell>
              <table:table-cell office:value-type="float" office:value="3.60449660633484">
                <text:p>3.60449660633484</text:p>
              </table:table-cell>
              <table:table-cell office:value-type="float" office:value="3.65412895927602">
                <text:p>3.65412895927602</text:p>
              </table:table-cell>
              <table:table-cell office:value-type="float" office:value="2.07075791855204">
                <text:p>2.07075791855204</text:p>
              </table:table-cell>
              <table:table-cell office:value-type="float" office:value="3.72589083710407">
                <text:p>3.72589083710407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09cm" svg:y="0.315cm" chart:style-name="ch2">
          <text:p>Energia nominal consumida normalizada
</text:p>
        </chart:title>
        <chart:legend chart:legend-position="end" svg:x="11.764cm" svg:y="3.972cm" style:legend-expansion="high" chart:style-name="ch3"/>
        <chart:plot-area chart:style-name="ch4" table:cell-range-address="data_nominal.D32:data_nominal.L32 data_nominal_normalizada.C33:data_nominal_normalizada.K33 data_near_normalizada.C33:data_near_normalizada.K33" chart:data-source-has-labels="both" svg:x="1.306cm" svg:y="1.838cm" svg:width="10.138cm" svg:height="6.026cm">
          <chartooo:coordinate-region svg:x="2.216cm" svg:y="1.838cm" svg:width="9.228cm" svg:height="4.434cm"/>
          <chart:axis chart:dimension="x" chart:name="primary-x" chart:style-name="ch5" chartooo:axis-type="auto">
            <chartooo:date-scale/>
            <chart:title svg:x="5.126cm" svg:y="8.045cm" chart:style-name="ch6">
              <text:p>Implementações</text:p>
            </chart:title>
            <chart:categories table:cell-range-address="data_nominal.D32:data_nominal.L32"/>
            <chart:grid chart:style-name="ch7" chart:class="major"/>
          </chart:axis>
          <chart:axis chart:dimension="y" chart:name="primary-y" chart:style-name="ch8">
            <chart:title svg:x="0.451cm" svg:y="5.363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_normalizada.D33:data_nominal_normalizada.K33" chart:label-cell-address="data_nominal_normalizada.C33:data_nominal_normalizada.C33" chart:class="chart:bar">
            <chart:data-point chart:repeated="8"/>
          </chart:series>
          <chart:series chart:style-name="ch11" chart:values-cell-range-address="data_near_normalizada.D33:data_near_normalizada.K33" chart:label-cell-address="data_near_normalizada.C33:data_near_normalizada.C33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</table:table-row>
          </table:table-header-rows>
          <table:table-rows>
            <table:table-row>
              <table:table-cell office:value-type="string">
                <text:p>Energia nominal</text:p>
                <draw:g>
                  <svg:desc>data_nominal_normalizada.C33:data_nominal_normalizada.C33</svg:desc>
                </draw:g>
              </table:table-cell>
              <table:table-cell office:value-type="float" office:value="1.70038910505837">
                <text:p>1.70038910505837</text:p>
                <draw:g>
                  <svg:desc>data_nominal_normalizada.D33:data_nominal_normalizada.K33</svg:desc>
                </draw:g>
              </table:table-cell>
              <table:table-cell office:value-type="float" office:value="1.5875486381323">
                <text:p>1.5875486381323</text:p>
              </table:table-cell>
              <table:table-cell office:value-type="float" office:value="1.28793774319066">
                <text:p>1.28793774319066</text:p>
              </table:table-cell>
              <table:table-cell office:value-type="float" office:value="2.62639494163424">
                <text:p>2.62639494163424</text:p>
              </table:table-cell>
              <table:table-cell office:value-type="float" office:value="3.04280155642023">
                <text:p>3.04280155642023</text:p>
              </table:table-cell>
              <table:table-cell office:value-type="float" office:value="3.0272373540856">
                <text:p>3.0272373540856</text:p>
              </table:table-cell>
              <table:table-cell office:value-type="float" office:value="2.37937743190661">
                <text:p>2.37937743190661</text:p>
              </table:table-cell>
              <table:table-cell office:value-type="float" office:value="2.7431906614786">
                <text:p>2.7431906614786</text:p>
              </table:table-cell>
            </table:table-row>
            <table:table-row>
              <table:table-cell office:value-type="string">
                <text:p>Energia near-threshold</text:p>
                <draw:g>
                  <svg:desc>data_near_normalizada.C33:data_near_normalizada.C33</svg:desc>
                </draw:g>
              </table:table-cell>
              <table:table-cell office:value-type="float" office:value="2.11397058823529">
                <text:p>2.11397058823529</text:p>
                <draw:g>
                  <svg:desc>data_near_normalizada.D33:data_near_normalizada.K33</svg:desc>
                </draw:g>
              </table:table-cell>
              <table:table-cell office:value-type="float" office:value="1.53492647058823">
                <text:p>1.53492647058823</text:p>
              </table:table-cell>
              <table:table-cell office:value-type="float" office:value="1.29044117647059">
                <text:p>1.29044117647059</text:p>
              </table:table-cell>
              <table:table-cell office:value-type="float" office:value="2.35564338235294">
                <text:p>2.35564338235294</text:p>
              </table:table-cell>
              <table:table-cell office:value-type="float" office:value="3.23161764705882">
                <text:p>3.23161764705882</text:p>
              </table:table-cell>
              <table:table-cell office:value-type="float" office:value="3.25367647058823">
                <text:p>3.25367647058823</text:p>
              </table:table-cell>
              <table:table-cell office:value-type="float" office:value="2.17095588235294">
                <text:p>2.17095588235294</text:p>
              </table:table-cell>
              <table:table-cell office:value-type="float" office:value="3.20772058823529">
                <text:p>3.2077205882352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5cm" svg:y="0.315cm" chart:style-name="ch2">
          <text:p>Comparação EDP normalizada
</text:p>
        </chart:title>
        <chart:legend chart:legend-position="end" svg:x="11.764cm" svg:y="3.972cm" style:legend-expansion="high" chart:style-name="ch3"/>
        <chart:plot-area chart:style-name="ch4" table:cell-range-address="data_nominal.D32:data_nominal.L32 data_nominal_normalizada.C33:data_nominal_normalizada.K33 data_near_normalizada.C33:data_near_normalizada.K33" chart:data-source-has-labels="both" svg:x="1.306cm" svg:y="1.838cm" svg:width="10.138cm" svg:height="6.026cm">
          <chartooo:coordinate-region svg:x="2.216cm" svg:y="1.838cm" svg:width="9.228cm" svg:height="4.434cm"/>
          <chart:axis chart:dimension="x" chart:name="primary-x" chart:style-name="ch5" chartooo:axis-type="auto">
            <chartooo:date-scale/>
            <chart:title svg:x="5.126cm" svg:y="8.045cm" chart:style-name="ch6">
              <text:p>Implementações</text:p>
            </chart:title>
            <chart:categories table:cell-range-address="data_nominal.D32:data_nominal.L32"/>
            <chart:grid chart:style-name="ch7" chart:class="major"/>
          </chart:axis>
          <chart:axis chart:dimension="y" chart:name="primary-y" chart:style-name="ch8">
            <chart:title svg:x="0.451cm" svg:y="5.363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_normalizada.D33:data_nominal_normalizada.K33" chart:label-cell-address="data_nominal_normalizada.C33:data_nominal_normalizada.C33" chart:class="chart:bar">
            <chart:data-point chart:repeated="8"/>
          </chart:series>
          <chart:series chart:style-name="ch11" chart:values-cell-range-address="data_near_normalizada.D33:data_near_normalizada.K33" chart:label-cell-address="data_near_normalizada.C33:data_near_normalizada.C33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</table:table-row>
          </table:table-header-rows>
          <table:table-rows>
            <table:table-row>
              <table:table-cell office:value-type="string">
                <text:p>Energia nominal</text:p>
                <draw:g>
                  <svg:desc>data_nominal_normalizada.C33:data_nominal_normalizada.C33</svg:desc>
                </draw:g>
              </table:table-cell>
              <table:table-cell office:value-type="float" office:value="1.70038910505837">
                <text:p>1.70038910505837</text:p>
                <draw:g>
                  <svg:desc>data_nominal_normalizada.D33:data_nominal_normalizada.K33</svg:desc>
                </draw:g>
              </table:table-cell>
              <table:table-cell office:value-type="float" office:value="1.5875486381323">
                <text:p>1.5875486381323</text:p>
              </table:table-cell>
              <table:table-cell office:value-type="float" office:value="1.28793774319066">
                <text:p>1.28793774319066</text:p>
              </table:table-cell>
              <table:table-cell office:value-type="float" office:value="2.62639494163424">
                <text:p>2.62639494163424</text:p>
              </table:table-cell>
              <table:table-cell office:value-type="float" office:value="3.04280155642023">
                <text:p>3.04280155642023</text:p>
              </table:table-cell>
              <table:table-cell office:value-type="float" office:value="3.0272373540856">
                <text:p>3.0272373540856</text:p>
              </table:table-cell>
              <table:table-cell office:value-type="float" office:value="2.37937743190661">
                <text:p>2.37937743190661</text:p>
              </table:table-cell>
              <table:table-cell office:value-type="float" office:value="2.7431906614786">
                <text:p>2.7431906614786</text:p>
              </table:table-cell>
            </table:table-row>
            <table:table-row>
              <table:table-cell office:value-type="string">
                <text:p>Energia near-threshold</text:p>
                <draw:g>
                  <svg:desc>data_near_normalizada.C33:data_near_normalizada.C33</svg:desc>
                </draw:g>
              </table:table-cell>
              <table:table-cell office:value-type="float" office:value="2.11397058823529">
                <text:p>2.11397058823529</text:p>
                <draw:g>
                  <svg:desc>data_near_normalizada.D33:data_near_normalizada.K33</svg:desc>
                </draw:g>
              </table:table-cell>
              <table:table-cell office:value-type="float" office:value="1.53492647058823">
                <text:p>1.53492647058823</text:p>
              </table:table-cell>
              <table:table-cell office:value-type="float" office:value="1.29044117647059">
                <text:p>1.29044117647059</text:p>
              </table:table-cell>
              <table:table-cell office:value-type="float" office:value="2.35564338235294">
                <text:p>2.35564338235294</text:p>
              </table:table-cell>
              <table:table-cell office:value-type="float" office:value="3.23161764705882">
                <text:p>3.23161764705882</text:p>
              </table:table-cell>
              <table:table-cell office:value-type="float" office:value="3.25367647058823">
                <text:p>3.25367647058823</text:p>
              </table:table-cell>
              <table:table-cell office:value-type="float" office:value="2.17095588235294">
                <text:p>2.17095588235294</text:p>
              </table:table-cell>
              <table:table-cell office:value-type="float" office:value="3.20772058823529">
                <text:p>3.20772058823529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79cm" svg:y="0.316cm" chart:style-name="ch2">
          <text:p>Comparação entre energias</text:p>
        </chart:title>
        <chart:legend chart:legend-position="end" svg:x="11.764cm" svg:y="3.972cm" style:legend-expansion="high" chart:style-name="ch3"/>
        <chart:plot-area chart:style-name="ch4" table:cell-range-address="data_near_normalizada.C33:data_near_normalizada.K33 data_nominal_normalizada.C33:data_nominal_normalizada.K33" chart:data-source-has-labels="both" svg:x="1.306cm" svg:y="1.305cm" svg:width="10.138cm" svg:height="6.559cm">
          <chartooo:coordinate-region svg:x="3.047cm" svg:y="1.494cm" svg:width="8.397cm" svg:height="5.743cm"/>
          <chart:axis chart:dimension="x" chart:name="primary-x" chart:style-name="ch5" chartooo:axis-type="auto">
            <chartooo:date-scale/>
            <chart:title svg:x="5.126cm" svg:y="8.045cm" chart:style-name="ch6">
              <text:p>Implementações</text:p>
            </chart:title>
            <chart:categories table:cell-range-address="data_near_normalizada.C33:data_near_normalizada.C33"/>
            <chart:grid chart:style-name="ch7" chart:class="major"/>
          </chart:axis>
          <chart:axis chart:dimension="y" chart:name="primary-y" chart:style-name="ch8">
            <chart:title svg:x="0.451cm" svg:y="5.096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_normalizada.D33:data_nominal_normalizada.K33" chart:label-cell-address="data_nominal_normalizada.C33:data_nominal_normalizada.C33" chart:class="chart:line">
            <chart:data-point chart:repeated="8"/>
          </chart:series>
          <chart:series chart:style-name="ch11" chart:values-cell-range-address="data_near_normalizada.D33:data_near_normalizada.K33" chart:label-cell-address="data_near_normalizada.C33:data_near_normalizada.C33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ia near-threshold</text:p>
                <draw:g>
                  <svg:desc>data_near_normalizada.C33:data_near_normalizada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rgia nominal</text:p>
                <draw:g>
                  <svg:desc>data_nominal_normalizada.C33:data_nominal_normalizada.C33</svg:desc>
                </draw:g>
              </table:table-cell>
              <table:table-cell office:value-type="float" office:value="1.70038910505837">
                <text:p>1.70038910505837</text:p>
                <draw:g>
                  <svg:desc>data_nominal_normalizada.D33:data_nominal_normalizada.K33</svg:desc>
                </draw:g>
              </table:table-cell>
              <table:table-cell office:value-type="float" office:value="1.5875486381323">
                <text:p>1.5875486381323</text:p>
              </table:table-cell>
              <table:table-cell office:value-type="float" office:value="1.28793774319066">
                <text:p>1.28793774319066</text:p>
              </table:table-cell>
              <table:table-cell office:value-type="float" office:value="2.62639494163424">
                <text:p>2.62639494163424</text:p>
              </table:table-cell>
              <table:table-cell office:value-type="float" office:value="3.04280155642023">
                <text:p>3.04280155642023</text:p>
              </table:table-cell>
              <table:table-cell office:value-type="float" office:value="3.0272373540856">
                <text:p>3.0272373540856</text:p>
              </table:table-cell>
              <table:table-cell office:value-type="float" office:value="2.37937743190661">
                <text:p>2.37937743190661</text:p>
              </table:table-cell>
              <table:table-cell office:value-type="float" office:value="2.7431906614786">
                <text:p>2.7431906614786</text:p>
              </table:table-cell>
            </table:table-row>
            <table:table-row>
              <table:table-cell office:value-type="string">
                <text:p>Energia near-threshold</text:p>
                <draw:g>
                  <svg:desc>data_near_normalizada.C33:data_near_normalizada.C33</svg:desc>
                </draw:g>
              </table:table-cell>
              <table:table-cell office:value-type="float" office:value="2.11397058823529">
                <text:p>2.11397058823529</text:p>
                <draw:g>
                  <svg:desc>data_near_normalizada.D33:data_near_normalizada.K33</svg:desc>
                </draw:g>
              </table:table-cell>
              <table:table-cell office:value-type="float" office:value="1.53492647058823">
                <text:p>1.53492647058823</text:p>
              </table:table-cell>
              <table:table-cell office:value-type="float" office:value="1.29044117647059">
                <text:p>1.29044117647059</text:p>
              </table:table-cell>
              <table:table-cell office:value-type="float" office:value="2.35564338235294">
                <text:p>2.35564338235294</text:p>
              </table:table-cell>
              <table:table-cell office:value-type="float" office:value="3.23161764705882">
                <text:p>3.23161764705882</text:p>
              </table:table-cell>
              <table:table-cell office:value-type="float" office:value="3.25367647058823">
                <text:p>3.25367647058823</text:p>
              </table:table-cell>
              <table:table-cell office:value-type="float" office:value="2.17095588235294">
                <text:p>2.17095588235294</text:p>
              </table:table-cell>
              <table:table-cell office:value-type="float" office:value="3.20772058823529">
                <text:p>3.20772058823529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71cm" svg:y="0.316cm" chart:style-name="ch2">
          <text:p>Comparação entre EDP</text:p>
        </chart:title>
        <chart:legend chart:legend-position="end" svg:x="12.235cm" svg:y="3.972cm" style:legend-expansion="high" chart:style-name="ch3"/>
        <chart:plot-area chart:style-name="ch4" table:cell-range-address="data_near_normalizada.C33:data_near_normalizada.C34 data_nominal_normalizada.C34:data_nominal_normalizada.K34 data_near_normalizada.D34:data_near_normalizada.K34" chart:data-source-has-labels="both" svg:x="1.306cm" svg:y="1.305cm" svg:width="10.609cm" svg:height="6.559cm">
          <chartooo:coordinate-region svg:x="3.047cm" svg:y="1.494cm" svg:width="8.868cm" svg:height="5.743cm"/>
          <chart:axis chart:dimension="x" chart:name="primary-x" chart:style-name="ch5" chartooo:axis-type="auto">
            <chartooo:date-scale/>
            <chart:title svg:x="5.361cm" svg:y="8.045cm" chart:style-name="ch6">
              <text:p>Implementações</text:p>
            </chart:title>
            <chart:categories table:cell-range-address="data_near_normalizada.C33:data_near_normalizada.C33"/>
            <chart:grid chart:style-name="ch7" chart:class="major"/>
          </chart:axis>
          <chart:axis chart:dimension="y" chart:name="primary-y" chart:style-name="ch8">
            <chart:title svg:x="0.451cm" svg:y="5.049cm" chart:style-name="ch9">
              <text:p>y(-24)</text:p>
            </chart:title>
            <chart:grid chart:style-name="ch7" chart:class="major"/>
          </chart:axis>
          <chart:series chart:style-name="ch10" chart:values-cell-range-address="data_nominal_normalizada.D34:data_nominal_normalizada.K34" chart:label-cell-address="data_nominal_normalizada.C34:data_nominal_normalizada.C34" chart:class="chart:line">
            <chart:data-point chart:repeated="8"/>
          </chart:series>
          <chart:series chart:style-name="ch11" chart:values-cell-range-address="data_near_normalizada.D34:data_near_normalizada.K34" chart:label-cell-address="data_near_normalizada.C34:data_near_normalizada.C34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ia near-threshold</text:p>
                <draw:g>
                  <svg:desc>data_near_normalizada.C33:data_near_normalizada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DP nominal</text:p>
                <draw:g>
                  <svg:desc>data_nominal_normalizada.C34:data_nominal_normalizada.C34</svg:desc>
                </draw:g>
              </table:table-cell>
              <table:table-cell office:value-type="float" office:value="1.72029221592522">
                <text:p>1.72029221592522</text:p>
                <draw:g>
                  <svg:desc>data_nominal_normalizada.D34:data_nominal_normalizada.K34</svg:desc>
                </draw:g>
              </table:table-cell>
              <table:table-cell office:value-type="float" office:value="1.49711473209745">
                <text:p>1.49711473209745</text:p>
              </table:table-cell>
              <table:table-cell office:value-type="float" office:value="2.01155473507305">
                <text:p>2.01155473507305</text:p>
              </table:table-cell>
              <table:table-cell office:value-type="float" office:value="1.82402770039366">
                <text:p>1.82402770039366</text:p>
              </table:table-cell>
              <table:table-cell office:value-type="float" office:value="2.62015725127564">
                <text:p>2.62015725127564</text:p>
              </table:table-cell>
              <table:table-cell office:value-type="float" office:value="2.6303775214782">
                <text:p>2.6303775214782</text:p>
              </table:table-cell>
              <table:table-cell office:value-type="float" office:value="2.03031542863042">
                <text:p>2.03031542863042</text:p>
              </table:table-cell>
              <table:table-cell office:value-type="float" office:value="2.47347390506322">
                <text:p>2.47347390506322</text:p>
              </table:table-cell>
            </table:table-row>
            <table:table-row>
              <table:table-cell office:value-type="string">
                <text:p>EDP near-threshold</text:p>
                <draw:g>
                  <svg:desc>data_near_normalizada.C34:data_near_normalizada.C34</svg:desc>
                </draw:g>
              </table:table-cell>
              <table:table-cell office:value-type="float" office:value="2.81320701357466">
                <text:p>2.81320701357466</text:p>
                <draw:g>
                  <svg:desc>data_near_normalizada.D34:data_near_normalizada.K34</svg:desc>
                </draw:g>
              </table:table-cell>
              <table:table-cell office:value-type="float" office:value="1.33420531674208">
                <text:p>1.33420531674208</text:p>
              </table:table-cell>
              <table:table-cell office:value-type="float" office:value="1.32022058823529">
                <text:p>1.32022058823529</text:p>
              </table:table-cell>
              <table:table-cell office:value-type="float" office:value="1.75948440328054">
                <text:p>1.75948440328054</text:p>
              </table:table-cell>
              <table:table-cell office:value-type="float" office:value="3.60449660633484">
                <text:p>3.60449660633484</text:p>
              </table:table-cell>
              <table:table-cell office:value-type="float" office:value="3.65412895927602">
                <text:p>3.65412895927602</text:p>
              </table:table-cell>
              <table:table-cell office:value-type="float" office:value="2.07075791855204">
                <text:p>2.07075791855204</text:p>
              </table:table-cell>
              <table:table-cell office:value-type="float" office:value="3.72589083710407">
                <text:p>3.72589083710407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title svg:x="3.213cm" svg:y="0.316cm" chart:style-name="ch2">
          <text:p>Comparação de atrasos críticos normalizados</text:p>
        </chart:title>
        <chart:legend chart:legend-position="end" svg:x="10.297cm" svg:y="3.972cm" style:legend-expansion="high" chart:style-name="ch3"/>
        <chart:plot-area chart:style-name="ch4" table:cell-range-address="data_nominal_normalizada.D32:data_nominal_normalizada.K32 data_nominal_normalizada.C35:data_nominal_normalizada.K35 data_near_normalizada.C35:data_near_normalizada.K35" chart:data-source-has-labels="both" svg:x="1.306cm" svg:y="1.305cm" svg:width="8.671cm" svg:height="6.559cm">
          <chartooo:coordinate-region svg:x="3.176cm" svg:y="2.12cm" svg:width="4.93cm" svg:height="4.93cm"/>
          <chart:axis chart:dimension="x" chart:name="primary-x" chart:style-name="ch5" chartooo:axis-type="auto">
            <chartooo:date-scale/>
            <chart:title svg:x="4.392cm" svg:y="8.045cm" chart:style-name="ch6">
              <text:p>Implementações</text:p>
            </chart:title>
            <chart:categories table:cell-range-address="data_nominal_normalizada.D32:data_nominal_normalizada.K32"/>
            <chart:grid chart:style-name="ch7" chart:class="major"/>
          </chart:axis>
          <chart:axis chart:dimension="y" chart:name="primary-y" chart:style-name="ch8">
            <chart:title svg:x="0.451cm" svg:y="5.143cm" chart:style-name="ch9">
              <text:p>ps(-12)</text:p>
            </chart:title>
            <chart:grid chart:style-name="ch7" chart:class="major"/>
          </chart:axis>
          <chart:series chart:style-name="ch10" chart:values-cell-range-address="data_nominal_normalizada.D35:data_nominal_normalizada.K35" chart:label-cell-address="data_nominal_normalizada.C35:data_nominal_normalizada.C35" chart:class="chart:radar">
            <chart:data-point chart:repeated="8"/>
          </chart:series>
          <chart:series chart:style-name="ch11" chart:values-cell-range-address="data_near_normalizada.D35:data_near_normalizada.K35" chart:label-cell-address="data_near_normalizada.C35:data_near_normalizada.C35" chart:class="chart:rad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2</text:p>
                <draw:g>
                  <svg:desc>data_nominal_normalizada.D32:data_nominal_normalizada.K32</svg:desc>
                </draw:g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Atraso crítico nominal</text:p>
                <draw:g>
                  <svg:desc>data_nominal_normalizada.C35:data_nominal_normalizada.C35</svg:desc>
                </draw:g>
              </table:table-cell>
              <table:table-cell office:value-type="float" office:value="1.01170503316426">
                <text:p>1.01170503316426</text:p>
                <draw:g>
                  <svg:desc>data_nominal_normalizada.D35:data_nominal_normalizada.K35</svg:desc>
                </draw:g>
              </table:table-cell>
              <table:table-cell office:value-type="float" office:value="0.943035505267265">
                <text:p>0.943035505267265</text:p>
              </table:table-cell>
              <table:table-cell office:value-type="float" office:value="1.56184159188451">
                <text:p>1.56184159188451</text:p>
              </table:table-cell>
              <table:table-cell office:value-type="float" office:value="0.694498634412798">
                <text:p>0.694498634412798</text:p>
              </table:table-cell>
              <table:table-cell office:value-type="float" office:value="0.861100273117441">
                <text:p>0.861100273117441</text:p>
              </table:table-cell>
              <table:table-cell office:value-type="float" office:value="0.868903628560281">
                <text:p>0.868903628560281</text:p>
              </table:table-cell>
              <table:table-cell office:value-type="float" office:value="0.8532969176746">
                <text:p>0.8532969176746</text:p>
              </table:table-cell>
              <table:table-cell office:value-type="float" office:value="0.901677721420211">
                <text:p>0.901677721420211</text:p>
              </table:table-cell>
            </table:table-row>
            <table:table-row>
              <table:table-cell office:value-type="string">
                <text:p>Atraso crítico near-threshold</text:p>
                <draw:g>
                  <svg:desc>data_near_normalizada.C35:data_near_normalizada.C35</svg:desc>
                </draw:g>
              </table:table-cell>
              <table:table-cell office:value-type="float" office:value="1.33076923076923">
                <text:p>1.33076923076923</text:p>
                <draw:g>
                  <svg:desc>data_near_normalizada.D35:data_near_normalizada.K35</svg:desc>
                </draw:g>
              </table:table-cell>
              <table:table-cell office:value-type="float" office:value="0.869230769230769">
                <text:p>0.869230769230769</text:p>
              </table:table-cell>
              <table:table-cell office:value-type="float" office:value="1.02307692307692">
                <text:p>1.02307692307692</text:p>
              </table:table-cell>
              <table:table-cell office:value-type="float" office:value="0.746923076923077">
                <text:p>0.746923076923077</text:p>
              </table:table-cell>
              <table:table-cell office:value-type="float" office:value="1.11538461538462">
                <text:p>1.11538461538462</text:p>
              </table:table-cell>
              <table:table-cell office:value-type="float" office:value="1.12307692307692">
                <text:p>1.12307692307692</text:p>
              </table:table-cell>
              <table:table-cell office:value-type="float" office:value="0.953846153846154">
                <text:p>0.953846153846154</text:p>
              </table:table-cell>
              <table:table-cell office:value-type="float" office:value="1.16153846153846">
                <text:p>1.16153846153846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13cm" svg:y="0.316cm" chart:style-name="ch2">
          <text:p>Comparação de atrasos críticos normalizados</text:p>
        </chart:title>
        <chart:legend chart:legend-position="end" svg:x="10.886cm" svg:y="3.972cm" style:legend-expansion="high" chart:style-name="ch3"/>
        <chart:plot-area chart:style-name="ch4" table:cell-range-address="data_nominal_normalizada.D32:data_nominal_normalizada.K32 data_nominal_normalizada.C35:data_nominal_normalizada.K35 data_near_normalizada.C35:data_near_normalizada.K35" chart:data-source-has-labels="both" svg:x="1.306cm" svg:y="1.305cm" svg:width="9.26cm" svg:height="6.559cm">
          <chartooo:coordinate-region svg:x="2.216cm" svg:y="1.305cm" svg:width="8.35cm" svg:height="4.967cm"/>
          <chart:axis chart:dimension="x" chart:name="primary-x" chart:style-name="ch5" chartooo:axis-type="auto">
            <chartooo:date-scale/>
            <chart:title svg:x="4.687cm" svg:y="8.045cm" chart:style-name="ch6">
              <text:p>Implementações</text:p>
            </chart:title>
            <chart:categories table:cell-range-address="data_nominal_normalizada.D32:data_nominal_normalizada.K32"/>
            <chart:grid chart:style-name="ch7" chart:class="major"/>
          </chart:axis>
          <chart:axis chart:dimension="y" chart:name="primary-y" chart:style-name="ch8">
            <chart:title svg:x="0.451cm" svg:y="5.143cm" chart:style-name="ch9">
              <text:p>ps(-12)</text:p>
            </chart:title>
            <chart:grid chart:style-name="ch7" chart:class="major"/>
          </chart:axis>
          <chart:series chart:style-name="ch10" chart:values-cell-range-address="data_nominal_normalizada.D35:data_nominal_normalizada.K35" chart:label-cell-address="data_nominal_normalizada.C35:data_nominal_normalizada.C35" chart:class="chart:bar">
            <chart:data-point chart:repeated="8"/>
          </chart:series>
          <chart:series chart:style-name="ch11" chart:values-cell-range-address="data_near_normalizada.D35:data_near_normalizada.K35" chart:label-cell-address="data_near_normalizada.C35:data_near_normalizada.C35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2</text:p>
                <draw:g>
                  <svg:desc>data_nominal_normalizada.D32:data_nominal_normalizada.K32</svg:desc>
                </draw:g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Atraso crítico nominal</text:p>
                <draw:g>
                  <svg:desc>data_nominal_normalizada.C35:data_nominal_normalizada.C35</svg:desc>
                </draw:g>
              </table:table-cell>
              <table:table-cell office:value-type="float" office:value="1.01170503316426">
                <text:p>1.01170503316426</text:p>
                <draw:g>
                  <svg:desc>data_nominal_normalizada.D35:data_nominal_normalizada.K35</svg:desc>
                </draw:g>
              </table:table-cell>
              <table:table-cell office:value-type="float" office:value="0.943035505267265">
                <text:p>0.943035505267265</text:p>
              </table:table-cell>
              <table:table-cell office:value-type="float" office:value="1.56184159188451">
                <text:p>1.56184159188451</text:p>
              </table:table-cell>
              <table:table-cell office:value-type="float" office:value="0.694498634412798">
                <text:p>0.694498634412798</text:p>
              </table:table-cell>
              <table:table-cell office:value-type="float" office:value="0.861100273117441">
                <text:p>0.861100273117441</text:p>
              </table:table-cell>
              <table:table-cell office:value-type="float" office:value="0.868903628560281">
                <text:p>0.868903628560281</text:p>
              </table:table-cell>
              <table:table-cell office:value-type="float" office:value="0.8532969176746">
                <text:p>0.8532969176746</text:p>
              </table:table-cell>
              <table:table-cell office:value-type="float" office:value="0.901677721420211">
                <text:p>0.901677721420211</text:p>
              </table:table-cell>
            </table:table-row>
            <table:table-row>
              <table:table-cell office:value-type="string">
                <text:p>Atraso crítico near-threshold</text:p>
                <draw:g>
                  <svg:desc>data_near_normalizada.C35:data_near_normalizada.C35</svg:desc>
                </draw:g>
              </table:table-cell>
              <table:table-cell office:value-type="float" office:value="1.33076923076923">
                <text:p>1.33076923076923</text:p>
                <draw:g>
                  <svg:desc>data_near_normalizada.D35:data_near_normalizada.K35</svg:desc>
                </draw:g>
              </table:table-cell>
              <table:table-cell office:value-type="float" office:value="0.869230769230769">
                <text:p>0.869230769230769</text:p>
              </table:table-cell>
              <table:table-cell office:value-type="float" office:value="1.02307692307692">
                <text:p>1.02307692307692</text:p>
              </table:table-cell>
              <table:table-cell office:value-type="float" office:value="0.746923076923077">
                <text:p>0.746923076923077</text:p>
              </table:table-cell>
              <table:table-cell office:value-type="float" office:value="1.11538461538462">
                <text:p>1.11538461538462</text:p>
              </table:table-cell>
              <table:table-cell office:value-type="float" office:value="1.12307692307692">
                <text:p>1.12307692307692</text:p>
              </table:table-cell>
              <table:table-cell office:value-type="float" office:value="0.953846153846154">
                <text:p>0.953846153846154</text:p>
              </table:table-cell>
              <table:table-cell office:value-type="float" office:value="1.16153846153846">
                <text:p>1.16153846153846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947cm" svg:y="0.316cm" chart:style-name="ch2">
          <text:p>Comparação entre atrasos críticos normalizados</text:p>
        </chart:title>
        <chart:legend chart:legend-position="end" svg:x="10.886cm" svg:y="3.972cm" style:legend-expansion="high" chart:style-name="ch3"/>
        <chart:plot-area chart:style-name="ch4" table:cell-range-address="data_near_normalizada.C33:data_near_normalizada.C33 data_nominal_normalizada.C35:data_nominal_normalizada.K35 data_near_normalizada.C35:data_near_normalizada.K35" chart:data-source-has-labels="both" svg:x="1.306cm" svg:y="1.305cm" svg:width="9.26cm" svg:height="6.559cm">
          <chartooo:coordinate-region svg:x="3.047cm" svg:y="1.494cm" svg:width="7.519cm" svg:height="5.743cm"/>
          <chart:axis chart:dimension="x" chart:name="primary-x" chart:style-name="ch5" chartooo:axis-type="auto">
            <chartooo:date-scale/>
            <chart:title svg:x="4.687cm" svg:y="8.045cm" chart:style-name="ch6">
              <text:p>Implementações</text:p>
            </chart:title>
            <chart:categories table:cell-range-address="data_near_normalizada.C33:data_near_normalizada.C33"/>
            <chart:grid chart:style-name="ch7" chart:class="major"/>
          </chart:axis>
          <chart:axis chart:dimension="y" chart:name="primary-y" chart:style-name="ch8">
            <chart:title svg:x="0.451cm" svg:y="5.049cm" chart:style-name="ch9">
              <text:p>y(-24)</text:p>
            </chart:title>
            <chart:grid chart:style-name="ch7" chart:class="major"/>
          </chart:axis>
          <chart:series chart:style-name="ch10" chart:values-cell-range-address="data_nominal_normalizada.D35:data_nominal_normalizada.K35" chart:label-cell-address="data_nominal_normalizada.C35:data_nominal_normalizada.C35" chart:class="chart:line">
            <chart:data-point chart:repeated="8"/>
          </chart:series>
          <chart:series chart:style-name="ch11" chart:values-cell-range-address="data_near_normalizada.D35:data_near_normalizada.K35" chart:label-cell-address="data_near_normalizada.C35:data_near_normalizada.C35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ia near-threshold</text:p>
                <draw:g>
                  <svg:desc>data_near_normalizada.C33:data_near_normalizada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raso crítico nominal</text:p>
                <draw:g>
                  <svg:desc>data_nominal_normalizada.C35:data_nominal_normalizada.C35</svg:desc>
                </draw:g>
              </table:table-cell>
              <table:table-cell office:value-type="float" office:value="1.01170503316426">
                <text:p>1.01170503316426</text:p>
                <draw:g>
                  <svg:desc>data_nominal_normalizada.D35:data_nominal_normalizada.K35</svg:desc>
                </draw:g>
              </table:table-cell>
              <table:table-cell office:value-type="float" office:value="0.943035505267265">
                <text:p>0.943035505267265</text:p>
              </table:table-cell>
              <table:table-cell office:value-type="float" office:value="1.56184159188451">
                <text:p>1.56184159188451</text:p>
              </table:table-cell>
              <table:table-cell office:value-type="float" office:value="0.694498634412798">
                <text:p>0.694498634412798</text:p>
              </table:table-cell>
              <table:table-cell office:value-type="float" office:value="0.861100273117441">
                <text:p>0.861100273117441</text:p>
              </table:table-cell>
              <table:table-cell office:value-type="float" office:value="0.868903628560281">
                <text:p>0.868903628560281</text:p>
              </table:table-cell>
              <table:table-cell office:value-type="float" office:value="0.8532969176746">
                <text:p>0.8532969176746</text:p>
              </table:table-cell>
              <table:table-cell office:value-type="float" office:value="0.901677721420211">
                <text:p>0.901677721420211</text:p>
              </table:table-cell>
            </table:table-row>
            <table:table-row>
              <table:table-cell office:value-type="string">
                <text:p>Atraso crítico near-threshold</text:p>
                <draw:g>
                  <svg:desc>data_near_normalizada.C35:data_near_normalizada.C35</svg:desc>
                </draw:g>
              </table:table-cell>
              <table:table-cell office:value-type="float" office:value="1.33076923076923">
                <text:p>1.33076923076923</text:p>
                <draw:g>
                  <svg:desc>data_near_normalizada.D35:data_near_normalizada.K35</svg:desc>
                </draw:g>
              </table:table-cell>
              <table:table-cell office:value-type="float" office:value="0.869230769230769">
                <text:p>0.869230769230769</text:p>
              </table:table-cell>
              <table:table-cell office:value-type="float" office:value="1.02307692307692">
                <text:p>1.02307692307692</text:p>
              </table:table-cell>
              <table:table-cell office:value-type="float" office:value="0.746923076923077">
                <text:p>0.746923076923077</text:p>
              </table:table-cell>
              <table:table-cell office:value-type="float" office:value="1.11538461538462">
                <text:p>1.11538461538462</text:p>
              </table:table-cell>
              <table:table-cell office:value-type="float" office:value="1.12307692307692">
                <text:p>1.12307692307692</text:p>
              </table:table-cell>
              <table:table-cell office:value-type="float" office:value="0.953846153846154">
                <text:p>0.953846153846154</text:p>
              </table:table-cell>
              <table:table-cell office:value-type="float" office:value="1.16153846153846">
                <text:p>1.16153846153846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52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706cm" svg:y="0.316cm" chart:style-name="ch2">
          <text:p>Atraso crítico nominal</text:p>
        </chart:title>
        <chart:legend chart:legend-position="end" svg:x="11.952cm" svg:y="4.211cm" style:legend-expansion="high" chart:style-name="ch3"/>
        <chart:plot-area chart:style-name="ch4" table:cell-range-address="data_nominal.D32:data_nominal.L32 data_nominal.C35:data_nominal.L35" chart:data-source-has-labels="both" svg:x="1.306cm" svg:y="1.305cm" svg:width="10.326cm" svg:height="6.559cm">
          <chartooo:coordinate-region svg:x="3.915cm" svg:y="2.12cm" svg:width="5.108cm" svg:height="5.108cm"/>
          <chart:axis chart:dimension="x" chart:name="primary-x" chart:style-name="ch5" chartooo:axis-type="auto">
            <chartooo:date-scale/>
            <chart:title svg:x="5.22cm" svg:y="8.045cm" chart:style-name="ch6">
              <text:p>Implementações</text:p>
            </chart:title>
            <chart:categories table:cell-range-address="data_nominal.D32:data_nominal.L32"/>
            <chart:grid chart:style-name="ch7" chart:class="major"/>
          </chart:axis>
          <chart:axis chart:dimension="y" chart:name="primary-y" chart:style-name="ch5">
            <chart:title svg:x="0.451cm" svg:y="5.049cm" chart:style-name="ch8">
              <text:p>y(-24)</text:p>
            </chart:title>
            <chart:grid chart:style-name="ch7" chart:class="major"/>
          </chart:axis>
          <chart:series chart:style-name="ch9" chart:values-cell-range-address="data_nominal.D35:data_nominal.L35" chart:label-cell-address="data_nominal.C35:data_nominal.C35" chart:class="chart:filled-rad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Atraso crítico nominal</text:p>
                <draw:g>
                  <svg:desc>data_nominal.C35:data_nominal.C35</svg:desc>
                </draw:g>
              </table:table-cell>
              <table:table-cell office:value-type="float" office:value="25.63">
                <text:p>25.63</text:p>
                <draw:g>
                  <svg:desc>data_nominal.D35:data_nominal.L35</svg:desc>
                </draw:g>
              </table:table-cell>
              <table:table-cell office:value-type="float" office:value="25.93">
                <text:p>25.93</text:p>
              </table:table-cell>
              <table:table-cell office:value-type="float" office:value="24.17">
                <text:p>24.17</text:p>
              </table:table-cell>
              <table:table-cell office:value-type="float" office:value="40.03">
                <text:p>40.03</text:p>
              </table:table-cell>
              <table:table-cell office:value-type="float" office:value="17.8">
                <text:p>17.8</text:p>
              </table:table-cell>
              <table:table-cell office:value-type="float" office:value="22.07">
                <text:p>22.07</text:p>
              </table:table-cell>
              <table:table-cell office:value-type="float" office:value="22.27">
                <text:p>22.27</text:p>
              </table:table-cell>
              <table:table-cell office:value-type="float" office:value="21.87">
                <text:p>21.87</text:p>
              </table:table-cell>
              <table:table-cell office:value-type="float" office:value="23.11">
                <text:p>23.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title svg:x="2.413cm" svg:y="0.316cm" chart:style-name="ch2">
          <text:p>Comparação de atrasos críticos médios normalizados</text:p>
        </chart:title>
        <chart:legend chart:legend-position="end" svg:x="10.297cm" svg:y="3.972cm" style:legend-expansion="high" chart:style-name="ch3"/>
        <chart:plot-area chart:style-name="ch4" table:cell-range-address="data_nominal_normalizada.D32:data_nominal_normalizada.K32 data_nominal_normalizada.C35:data_nominal_normalizada.K35 data_near_normalizada.C35:data_near_normalizada.K35" chart:data-source-has-labels="both" svg:x="1.306cm" svg:y="1.305cm" svg:width="8.671cm" svg:height="6.559cm">
          <chartooo:coordinate-region svg:x="3.176cm" svg:y="2.12cm" svg:width="4.93cm" svg:height="4.93cm"/>
          <chart:axis chart:dimension="x" chart:name="primary-x" chart:style-name="ch5" chartooo:axis-type="auto">
            <chartooo:date-scale/>
            <chart:title svg:x="4.392cm" svg:y="8.045cm" chart:style-name="ch6">
              <text:p>Implementações</text:p>
            </chart:title>
            <chart:categories table:cell-range-address="data_nominal_normalizada.D32:data_nominal_normalizada.K32"/>
            <chart:grid chart:style-name="ch7" chart:class="major"/>
          </chart:axis>
          <chart:axis chart:dimension="y" chart:name="primary-y" chart:style-name="ch8">
            <chart:title svg:x="0.451cm" svg:y="5.143cm" chart:style-name="ch9">
              <text:p>ps(-12)</text:p>
            </chart:title>
            <chart:grid chart:style-name="ch7" chart:class="major"/>
          </chart:axis>
          <chart:series chart:style-name="ch10" chart:values-cell-range-address="data_nominal_normalizada.D35:data_nominal_normalizada.K35" chart:label-cell-address="data_nominal_normalizada.C35:data_nominal_normalizada.C35" chart:class="chart:radar">
            <chart:data-point chart:repeated="8"/>
          </chart:series>
          <chart:series chart:style-name="ch11" chart:values-cell-range-address="data_near_normalizada.D35:data_near_normalizada.K35" chart:label-cell-address="data_near_normalizada.C35:data_near_normalizada.C35" chart:class="chart:rad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2</text:p>
                <draw:g>
                  <svg:desc>data_nominal_normalizada.D32:data_nominal_normalizada.K32</svg:desc>
                </draw:g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Atraso crítico nominal</text:p>
                <draw:g>
                  <svg:desc>data_nominal_normalizada.C35:data_nominal_normalizada.C35</svg:desc>
                </draw:g>
              </table:table-cell>
              <table:table-cell office:value-type="float" office:value="1.01170503316426">
                <text:p>1.01170503316426</text:p>
                <draw:g>
                  <svg:desc>data_nominal_normalizada.D35:data_nominal_normalizada.K35</svg:desc>
                </draw:g>
              </table:table-cell>
              <table:table-cell office:value-type="float" office:value="0.943035505267265">
                <text:p>0.943035505267265</text:p>
              </table:table-cell>
              <table:table-cell office:value-type="float" office:value="1.56184159188451">
                <text:p>1.56184159188451</text:p>
              </table:table-cell>
              <table:table-cell office:value-type="float" office:value="0.694498634412798">
                <text:p>0.694498634412798</text:p>
              </table:table-cell>
              <table:table-cell office:value-type="float" office:value="0.861100273117441">
                <text:p>0.861100273117441</text:p>
              </table:table-cell>
              <table:table-cell office:value-type="float" office:value="0.868903628560281">
                <text:p>0.868903628560281</text:p>
              </table:table-cell>
              <table:table-cell office:value-type="float" office:value="0.8532969176746">
                <text:p>0.8532969176746</text:p>
              </table:table-cell>
              <table:table-cell office:value-type="float" office:value="0.901677721420211">
                <text:p>0.901677721420211</text:p>
              </table:table-cell>
            </table:table-row>
            <table:table-row>
              <table:table-cell office:value-type="string">
                <text:p>Atraso crítico near-threshold</text:p>
                <draw:g>
                  <svg:desc>data_near_normalizada.C35:data_near_normalizada.C35</svg:desc>
                </draw:g>
              </table:table-cell>
              <table:table-cell office:value-type="float" office:value="1.33076923076923">
                <text:p>1.33076923076923</text:p>
                <draw:g>
                  <svg:desc>data_near_normalizada.D35:data_near_normalizada.K35</svg:desc>
                </draw:g>
              </table:table-cell>
              <table:table-cell office:value-type="float" office:value="0.869230769230769">
                <text:p>0.869230769230769</text:p>
              </table:table-cell>
              <table:table-cell office:value-type="float" office:value="1.02307692307692">
                <text:p>1.02307692307692</text:p>
              </table:table-cell>
              <table:table-cell office:value-type="float" office:value="0.746923076923077">
                <text:p>0.746923076923077</text:p>
              </table:table-cell>
              <table:table-cell office:value-type="float" office:value="1.11538461538462">
                <text:p>1.11538461538462</text:p>
              </table:table-cell>
              <table:table-cell office:value-type="float" office:value="1.12307692307692">
                <text:p>1.12307692307692</text:p>
              </table:table-cell>
              <table:table-cell office:value-type="float" office:value="0.953846153846154">
                <text:p>0.953846153846154</text:p>
              </table:table-cell>
              <table:table-cell office:value-type="float" office:value="1.16153846153846">
                <text:p>1.16153846153846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13cm" svg:y="0.316cm" chart:style-name="ch2">
          <text:p>Comparação de atrasos críticos médios normalizados</text:p>
        </chart:title>
        <chart:legend chart:legend-position="end" svg:x="12.015cm" svg:y="3.972cm" style:legend-expansion="high" chart:style-name="ch3"/>
        <chart:plot-area chart:style-name="ch4" table:cell-range-address="data_nominal_normalizada.D32:data_nominal_normalizada.K32 data_nominal_normalizada.C36:data_nominal_normalizada.K36 data_near_normalizada.C36:data_near_normalizada.K36" chart:data-source-has-labels="both" svg:x="1.306cm" svg:y="1.305cm" svg:width="10.389cm" svg:height="6.559cm">
          <chartooo:coordinate-region svg:x="2.216cm" svg:y="1.494cm" svg:width="8.85cm" svg:height="5.743cm"/>
          <chart:axis chart:dimension="x" chart:name="primary-x" chart:style-name="ch5" chartooo:axis-type="auto">
            <chartooo:date-scale/>
            <chart:title svg:x="5.251cm" svg:y="8.045cm" chart:style-name="ch6">
              <text:p>Implementações</text:p>
            </chart:title>
            <chart:categories table:cell-range-address="data_nominal_normalizada.D32:data_nominal_normalizada.K32"/>
            <chart:grid chart:style-name="ch7" chart:class="major"/>
          </chart:axis>
          <chart:axis chart:dimension="y" chart:name="primary-y" chart:style-name="ch8">
            <chart:title svg:x="0.451cm" svg:y="5.143cm" chart:style-name="ch9">
              <text:p>ps(-12)</text:p>
            </chart:title>
            <chart:grid chart:style-name="ch7" chart:class="major"/>
          </chart:axis>
          <chart:series chart:style-name="ch10" chart:values-cell-range-address="data_nominal_normalizada.D36:data_nominal_normalizada.K36" chart:label-cell-address="data_nominal_normalizada.C36:data_nominal_normalizada.C36" chart:class="chart:line">
            <chart:data-point chart:repeated="8"/>
          </chart:series>
          <chart:series chart:style-name="ch11" chart:values-cell-range-address="data_near_normalizada.D36:data_near_normalizada.K36" chart:label-cell-address="data_near_normalizada.C36:data_near_normalizada.C36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2</text:p>
                <draw:g>
                  <svg:desc>data_nominal_normalizada.D32:data_nominal_normalizada.K32</svg:desc>
                </draw:g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media nominal</text:p>
                <draw:g>
                  <svg:desc>data_nominal_normalizada.C36:data_nominal_normalizada.C36</svg:desc>
                </draw:g>
              </table:table-cell>
              <table:table-cell office:value-type="float" office:value="1.07454545454545">
                <text:p>1.07454545454545</text:p>
                <draw:g>
                  <svg:desc>data_nominal_normalizada.D36:data_nominal_normalizada.K36</svg:desc>
                </draw:g>
              </table:table-cell>
              <table:table-cell office:value-type="float" office:value="0.80533724340176">
                <text:p>0.80533724340176</text:p>
              </table:table-cell>
              <table:table-cell office:value-type="float" office:value="1.06193548387097">
                <text:p>1.06193548387097</text:p>
              </table:table-cell>
              <table:table-cell office:value-type="float" office:value="0.711847507331378">
                <text:p>0.711847507331378</text:p>
              </table:table-cell>
              <table:table-cell office:value-type="float" office:value="0.886451612903226">
                <text:p>0.886451612903226</text:p>
              </table:table-cell>
              <table:table-cell office:value-type="float" office:value="0.866451612903226">
                <text:p>0.866451612903226</text:p>
              </table:table-cell>
              <table:table-cell office:value-type="float" office:value="0.701348973607038">
                <text:p>0.701348973607038</text:p>
              </table:table-cell>
              <table:table-cell office:value-type="float" office:value="0.861055718475073">
                <text:p>0.861055718475073</text:p>
              </table:table-cell>
            </table:table-row>
            <table:table-row>
              <table:table-cell office:value-type="string">
                <text:p>Media near-threshold</text:p>
                <draw:g>
                  <svg:desc>data_near_normalizada.C36:data_near_normalizada.C36</svg:desc>
                </draw:g>
              </table:table-cell>
              <table:table-cell office:value-type="float" office:value="1.52249581023592">
                <text:p>1.52249581023592</text:p>
                <draw:g>
                  <svg:desc>data_near_normalizada.D36:data_near_normalizada.K36</svg:desc>
                </draw:g>
              </table:table-cell>
              <table:table-cell office:value-type="float" office:value="0.917493876498646">
                <text:p>0.917493876498646</text:p>
              </table:table-cell>
              <table:table-cell office:value-type="float" office:value="1.07296635297151">
                <text:p>1.07296635297151</text:p>
              </table:table-cell>
              <table:table-cell office:value-type="float" office:value="0.839757638262215">
                <text:p>0.839757638262215</text:p>
              </table:table-cell>
              <table:table-cell office:value-type="float" office:value="1.32267629238107">
                <text:p>1.32267629238107</text:p>
              </table:table-cell>
              <table:table-cell office:value-type="float" office:value="1.31365218512311">
                <text:p>1.31365218512311</text:p>
              </table:table-cell>
              <table:table-cell office:value-type="float" office:value="0.797473249967771">
                <text:p>0.797473249967771</text:p>
              </table:table-cell>
              <table:table-cell office:value-type="float" office:value="1.29947144514632">
                <text:p>1.29947144514632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13cm" svg:y="0.316cm" chart:style-name="ch2">
          <text:p>Comparação de atrasos críticos médios normalizados</text:p>
        </chart:title>
        <chart:legend chart:legend-position="end" svg:x="10.886cm" svg:y="3.972cm" style:legend-expansion="high" chart:style-name="ch3"/>
        <chart:plot-area chart:style-name="ch4" table:cell-range-address="data_nominal_normalizada.D32:data_nominal_normalizada.K32 data_nominal_normalizada.C35:data_nominal_normalizada.K35 data_near_normalizada.C35:data_near_normalizada.K35" chart:data-source-has-labels="both" svg:x="1.306cm" svg:y="1.305cm" svg:width="9.26cm" svg:height="6.559cm">
          <chartooo:coordinate-region svg:x="2.216cm" svg:y="1.305cm" svg:width="8.35cm" svg:height="4.967cm"/>
          <chart:axis chart:dimension="x" chart:name="primary-x" chart:style-name="ch5" chartooo:axis-type="auto">
            <chartooo:date-scale/>
            <chart:title svg:x="4.687cm" svg:y="8.045cm" chart:style-name="ch6">
              <text:p>Implementações</text:p>
            </chart:title>
            <chart:categories table:cell-range-address="data_nominal_normalizada.D32:data_nominal_normalizada.K32"/>
            <chart:grid chart:style-name="ch7" chart:class="major"/>
          </chart:axis>
          <chart:axis chart:dimension="y" chart:name="primary-y" chart:style-name="ch8">
            <chart:title svg:x="0.451cm" svg:y="5.143cm" chart:style-name="ch9">
              <text:p>ps(-12)</text:p>
            </chart:title>
            <chart:grid chart:style-name="ch7" chart:class="major"/>
          </chart:axis>
          <chart:series chart:style-name="ch10" chart:values-cell-range-address="data_nominal_normalizada.D35:data_nominal_normalizada.K35" chart:label-cell-address="data_nominal_normalizada.C35:data_nominal_normalizada.C35" chart:class="chart:bar">
            <chart:data-point chart:repeated="8"/>
          </chart:series>
          <chart:series chart:style-name="ch11" chart:values-cell-range-address="data_near_normalizada.D35:data_near_normalizada.K35" chart:label-cell-address="data_near_normalizada.C35:data_near_normalizada.C35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2</text:p>
                <draw:g>
                  <svg:desc>data_nominal_normalizada.D32:data_nominal_normalizada.K32</svg:desc>
                </draw:g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Atraso crítico nominal</text:p>
                <draw:g>
                  <svg:desc>data_nominal_normalizada.C35:data_nominal_normalizada.C35</svg:desc>
                </draw:g>
              </table:table-cell>
              <table:table-cell office:value-type="float" office:value="1.01170503316426">
                <text:p>1.01170503316426</text:p>
                <draw:g>
                  <svg:desc>data_nominal_normalizada.D35:data_nominal_normalizada.K35</svg:desc>
                </draw:g>
              </table:table-cell>
              <table:table-cell office:value-type="float" office:value="0.943035505267265">
                <text:p>0.943035505267265</text:p>
              </table:table-cell>
              <table:table-cell office:value-type="float" office:value="1.56184159188451">
                <text:p>1.56184159188451</text:p>
              </table:table-cell>
              <table:table-cell office:value-type="float" office:value="0.694498634412798">
                <text:p>0.694498634412798</text:p>
              </table:table-cell>
              <table:table-cell office:value-type="float" office:value="0.861100273117441">
                <text:p>0.861100273117441</text:p>
              </table:table-cell>
              <table:table-cell office:value-type="float" office:value="0.868903628560281">
                <text:p>0.868903628560281</text:p>
              </table:table-cell>
              <table:table-cell office:value-type="float" office:value="0.8532969176746">
                <text:p>0.8532969176746</text:p>
              </table:table-cell>
              <table:table-cell office:value-type="float" office:value="0.901677721420211">
                <text:p>0.901677721420211</text:p>
              </table:table-cell>
            </table:table-row>
            <table:table-row>
              <table:table-cell office:value-type="string">
                <text:p>Atraso crítico near-threshold</text:p>
                <draw:g>
                  <svg:desc>data_near_normalizada.C35:data_near_normalizada.C35</svg:desc>
                </draw:g>
              </table:table-cell>
              <table:table-cell office:value-type="float" office:value="1.33076923076923">
                <text:p>1.33076923076923</text:p>
                <draw:g>
                  <svg:desc>data_near_normalizada.D35:data_near_normalizada.K35</svg:desc>
                </draw:g>
              </table:table-cell>
              <table:table-cell office:value-type="float" office:value="0.869230769230769">
                <text:p>0.869230769230769</text:p>
              </table:table-cell>
              <table:table-cell office:value-type="float" office:value="1.02307692307692">
                <text:p>1.02307692307692</text:p>
              </table:table-cell>
              <table:table-cell office:value-type="float" office:value="0.746923076923077">
                <text:p>0.746923076923077</text:p>
              </table:table-cell>
              <table:table-cell office:value-type="float" office:value="1.11538461538462">
                <text:p>1.11538461538462</text:p>
              </table:table-cell>
              <table:table-cell office:value-type="float" office:value="1.12307692307692">
                <text:p>1.12307692307692</text:p>
              </table:table-cell>
              <table:table-cell office:value-type="float" office:value="0.953846153846154">
                <text:p>0.953846153846154</text:p>
              </table:table-cell>
              <table:table-cell office:value-type="float" office:value="1.16153846153846">
                <text:p>1.16153846153846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6.459cm" svg:y="0.316cm" chart:style-name="ch2">
          <text:p>Média nominal</text:p>
        </chart:title>
        <chart:legend chart:legend-position="end" svg:x="13.081cm" svg:y="4.211cm" style:legend-expansion="high" chart:style-name="ch3"/>
        <chart:plot-area chart:style-name="ch4" table:cell-range-address="data_nominal.D32:data_nominal.L32 data_nominal.C36:data_nominal.L36" chart:data-source-has-labels="both" svg:x="1.306cm" svg:y="1.305cm" svg:width="11.455cm" svg:height="6.559cm">
          <chartooo:coordinate-region svg:x="4.479cm" svg:y="2.12cm" svg:width="5.108cm" svg:height="5.108cm"/>
          <chart:axis chart:dimension="x" chart:name="primary-x" chart:style-name="ch5" chartooo:axis-type="auto">
            <chartooo:date-scale/>
            <chart:title svg:x="5.784cm" svg:y="8.045cm" chart:style-name="ch6">
              <text:p>Implementações</text:p>
            </chart:title>
            <chart:categories table:cell-range-address="data_nominal.D32:data_nominal.L32"/>
            <chart:grid chart:style-name="ch7" chart:class="major"/>
          </chart:axis>
          <chart:axis chart:dimension="y" chart:name="primary-y" chart:style-name="ch8">
            <chart:title svg:x="0.451cm" svg:y="5.692cm" chart:style-name="ch9">
              <text:p>tempo(ps(-12))</text:p>
            </chart:title>
            <chart:grid chart:style-name="ch7" chart:class="major"/>
          </chart:axis>
          <chart:series chart:style-name="ch10" chart:values-cell-range-address="data_nominal.D36:data_nominal.L36" chart:label-cell-address="data_nominal.C36:data_nominal.C36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media nominal</text:p>
                <draw:g>
                  <svg:desc>data_nominal.C36:data_nominal.C36</svg:desc>
                </draw:g>
              </table:table-cell>
              <table:table-cell office:value-type="float" office:value="21.3125">
                <text:p>21.3125</text:p>
                <draw:g>
                  <svg:desc>data_nominal.D36:data_nominal.L36</svg:desc>
                </draw:g>
              </table:table-cell>
              <table:table-cell office:value-type="float" office:value="22.90125">
                <text:p>22.90125</text:p>
              </table:table-cell>
              <table:table-cell office:value-type="float" office:value="17.16375">
                <text:p>17.16375</text:p>
              </table:table-cell>
              <table:table-cell office:value-type="float" office:value="22.6325">
                <text:p>22.6325</text:p>
              </table:table-cell>
              <table:table-cell office:value-type="float" office:value="15.17125">
                <text:p>15.17125</text:p>
              </table:table-cell>
              <table:table-cell office:value-type="float" office:value="18.8925">
                <text:p>18.8925</text:p>
              </table:table-cell>
              <table:table-cell office:value-type="float" office:value="18.46625">
                <text:p>18.46625</text:p>
              </table:table-cell>
              <table:table-cell office:value-type="float" office:value="14.9475">
                <text:p>14.9475</text:p>
              </table:table-cell>
              <table:table-cell office:value-type="float" office:value="18.35125">
                <text:p>18.351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11cm" svg:y="0.316cm" chart:style-name="ch2">
          <text:p>Energia nominal consumida</text:p>
        </chart:title>
        <chart:legend chart:legend-position="end" svg:x="12.83cm" svg:y="4.211cm" style:legend-expansion="high" chart:style-name="ch3"/>
        <chart:plot-area chart:style-name="ch4" table:cell-range-address="data_nominal.C32:data_nominal.L33" chart:data-source-has-labels="both" svg:x="1.306cm" svg:y="1.305cm" svg:width="11.204cm" svg:height="6.559cm">
          <chartooo:coordinate-region svg:x="4.354cm" svg:y="2.12cm" svg:width="5.108cm" svg:height="5.108cm"/>
          <chart:axis chart:dimension="x" chart:name="primary-x" chart:style-name="ch5" chartooo:axis-type="auto">
            <chartooo:date-scale/>
            <chart:title svg:x="5.659cm" svg:y="8.045cm" chart:style-name="ch6">
              <text:p>Implementações</text:p>
            </chart:title>
            <chart:categories table:cell-range-address="data_nominal.D32:data_nominal.L32"/>
            <chart:grid chart:style-name="ch7" chart:class="major"/>
          </chart:axis>
          <chart:axis chart:dimension="y" chart:name="primary-y" chart:style-name="ch5">
            <chart:title svg:x="0.451cm" svg:y="5.096cm" chart:style-name="ch8">
              <text:p>fJ(-15)</text:p>
            </chart:title>
            <chart:grid chart:style-name="ch7" chart:class="major"/>
          </chart:axis>
          <chart:series chart:style-name="ch9" chart:values-cell-range-address="data_nominal.D33:data_nominal.L33" chart:label-cell-address="data_nominal.C33:data_nominal.C33" chart:class="chart:filled-rad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nergia nominal</text:p>
                <draw:g>
                  <svg:desc>data_nominal.C33:data_nominal.C33</svg:desc>
                </draw:g>
              </table:table-cell>
              <table:table-cell office:value-type="float" office:value="-2.57">
                <text:p>-2.57</text:p>
                <draw:g>
                  <svg:desc>data_nominal.D33:data_nominal.L33</svg:desc>
                </draw:g>
              </table:table-cell>
              <table:table-cell office:value-type="float" office:value="-4.37">
                <text:p>-4.37</text:p>
              </table:table-cell>
              <table:table-cell office:value-type="float" office:value="-4.08">
                <text:p>-4.08</text:p>
              </table:table-cell>
              <table:table-cell office:value-type="float" office:value="-3.31">
                <text:p>-3.31</text:p>
              </table:table-cell>
              <table:table-cell office:value-type="float" office:value="-6.749835">
                <text:p>-6.749835</text:p>
              </table:table-cell>
              <table:table-cell office:value-type="float" office:value="-7.82">
                <text:p>-7.82</text:p>
              </table:table-cell>
              <table:table-cell office:value-type="float" office:value="-7.78">
                <text:p>-7.78</text:p>
              </table:table-cell>
              <table:table-cell office:value-type="float" office:value="-6.115">
                <text:p>-6.115</text:p>
              </table:table-cell>
              <table:table-cell office:value-type="float" office:value="-7.05">
                <text:p>-7.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1cm" svg:y="0.316cm" chart:style-name="ch2">
          <text:p>Energia nominal consumida</text:p>
        </chart:title>
        <chart:legend chart:legend-position="end" svg:x="11.419cm" svg:y="4.211cm" style:legend-expansion="high" chart:style-name="ch3"/>
        <chart:plot-area chart:style-name="ch4" table:cell-range-address="data_near.C32:data_near.L33" chart:data-source-has-labels="both" svg:x="1.306cm" svg:y="1.305cm" svg:width="9.793cm" svg:height="6.559cm">
          <chartooo:coordinate-region svg:x="2.153cm" svg:y="1.494cm" svg:width="8.946cm" svg:height="6.181cm"/>
          <chart:axis chart:dimension="x" chart:name="primary-x" chart:style-name="ch5" chartooo:axis-type="auto">
            <chartooo:date-scale/>
            <chart:title svg:x="4.953cm" svg:y="8.045cm" chart:style-name="ch6">
              <text:p>Implementações</text:p>
            </chart:title>
            <chart:categories table:cell-range-address="data_near.D32:data_near.L32"/>
            <chart:grid chart:style-name="ch7" chart:class="major"/>
          </chart:axis>
          <chart:axis chart:dimension="y" chart:name="primary-y" chart:style-name="ch8">
            <chart:title svg:x="0.451cm" svg:y="5.096cm" chart:style-name="ch9">
              <text:p>fJ(-15)</text:p>
            </chart:title>
            <chart:grid chart:style-name="ch7" chart:class="major"/>
          </chart:axis>
          <chart:series chart:style-name="ch10" chart:values-cell-range-address="data_near.D33:data_near.L33" chart:label-cell-address="data_near.C33:data_near.C33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ear.D32:data_near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nergia(Near-Threshold)</text:p>
                <draw:g>
                  <svg:desc>data_near.C33:data_near.C33</svg:desc>
                </draw:g>
              </table:table-cell>
              <table:table-cell office:value-type="float" office:value="-0.544">
                <text:p>-0.544</text:p>
                <draw:g>
                  <svg:desc>data_near.D33:data_near.L33</svg:desc>
                </draw:g>
              </table:table-cell>
              <table:table-cell office:value-type="float" office:value="-1.15">
                <text:p>-1.15</text:p>
              </table:table-cell>
              <table:table-cell office:value-type="float" office:value="-0.835">
                <text:p>-0.835</text:p>
              </table:table-cell>
              <table:table-cell office:value-type="float" office:value="-0.702">
                <text:p>-0.702</text:p>
              </table:table-cell>
              <table:table-cell office:value-type="float" office:value="-1.28147">
                <text:p>-1.28147</text:p>
              </table:table-cell>
              <table:table-cell office:value-type="float" office:value="-1.758">
                <text:p>-1.758</text:p>
              </table:table-cell>
              <table:table-cell office:value-type="float" office:value="-1.77">
                <text:p>-1.77</text:p>
              </table:table-cell>
              <table:table-cell office:value-type="float" office:value="-1.181">
                <text:p>-1.181</text:p>
              </table:table-cell>
              <table:table-cell office:value-type="float" office:value="-1.745">
                <text:p>-1.74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6.584cm" svg:y="0.316cm" chart:style-name="ch2">
          <text:p>EDP nominal</text:p>
        </chart:title>
        <chart:legend chart:legend-position="end" svg:x="13.301cm" svg:y="4.211cm" style:legend-expansion="high" chart:style-name="ch3"/>
        <chart:plot-area chart:style-name="ch4" table:cell-range-address="data_nominal.D32:data_nominal.L32 data_nominal.C34:data_nominal.L34" chart:data-source-has-labels="both" svg:x="1.306cm" svg:y="1.305cm" svg:width="11.675cm" svg:height="6.559cm">
          <chartooo:coordinate-region svg:x="4.589cm" svg:y="2.12cm" svg:width="5.108cm" svg:height="5.108cm"/>
          <chart:axis chart:dimension="x" chart:name="primary-x" chart:style-name="ch5" chartooo:axis-type="auto">
            <chartooo:date-scale/>
            <chart:title svg:x="5.894cm" svg:y="8.045cm" chart:style-name="ch6">
              <text:p>Implementações</text:p>
            </chart:title>
            <chart:categories table:cell-range-address="data_nominal.D32:data_nominal.L32"/>
            <chart:grid chart:style-name="ch7" chart:class="major"/>
          </chart:axis>
          <chart:axis chart:dimension="y" chart:name="primary-y" chart:style-name="ch8">
            <chart:title svg:x="0.451cm" svg:y="5.096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4:data_nominal.L34" chart:label-cell-address="data_nominal.C34:data_nominal.C34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data_nominal.D32:data_nominal.L32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DP nominal</text:p>
                <draw:g>
                  <svg:desc>data_nominal.C34:data_nominal.C34</svg:desc>
                </draw:g>
              </table:table-cell>
              <table:table-cell office:value-type="float" office:value="0.0658691">
                <text:p>0.0658691</text:p>
                <draw:g>
                  <svg:desc>data_nominal.D34:data_nominal.L34</svg:desc>
                </draw:g>
              </table:table-cell>
              <table:table-cell office:value-type="float" office:value="0.1133141">
                <text:p>0.1133141</text:p>
              </table:table-cell>
              <table:table-cell office:value-type="float" office:value="0.0986136">
                <text:p>0.0986136</text:p>
              </table:table-cell>
              <table:table-cell office:value-type="float" office:value="0.1324993">
                <text:p>0.1324993</text:p>
              </table:table-cell>
              <table:table-cell office:value-type="float" office:value="0.120147063">
                <text:p>0.120147063</text:p>
              </table:table-cell>
              <table:table-cell office:value-type="float" office:value="0.1725874">
                <text:p>0.1725874</text:p>
              </table:table-cell>
              <table:table-cell office:value-type="float" office:value="0.1732606">
                <text:p>0.1732606</text:p>
              </table:table-cell>
              <table:table-cell office:value-type="float" office:value="0.13373505">
                <text:p>0.13373505</text:p>
              </table:table-cell>
              <table:table-cell office:value-type="float" office:value="0.1629255">
                <text:p>0.162925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